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meta.xml" manifest:media-type="text/xml"/>
  <manifest:file-entry manifest:full-path="Object 78/settings.xml" manifest:media-type="text/xml"/>
  <manifest:file-entry manifest:full-path="Object 78/content.xml" manifest:media-type="text/xml"/>
  <manifest:file-entry manifest:full-path="Object 78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94/settings.xml" manifest:media-type="text/xml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styles.xml" manifest:media-type="text/xml"/>
  <manifest:file-entry manifest:full-path="Object 108/settings.xml" manifest:media-type="text/xml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70/content.xml" manifest:media-type="text/xml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107/content.xml" manifest:media-type="text/xml"/>
  <manifest:file-entry manifest:full-path="Object 107/settings.xml" manifest:media-type="text/xml"/>
  <manifest:file-entry manifest:full-path="Object 107/Configurations2/" manifest:media-type="application/vnd.sun.xml.ui.configuration"/>
  <manifest:file-entry manifest:full-path="Object 107/" manifest:version="1.2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2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settings.xml" manifest:media-type="text/xml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3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135/settings.xml" manifest:media-type="text/xml"/>
  <manifest:file-entry manifest:full-path="Object 135/Configurations2/" manifest:media-type="application/vnd.sun.xml.ui.configuration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settings.xml" manifest:media-type="text/xml"/>
  <manifest:file-entry manifest:full-path="Object 93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3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134/settings.xml" manifest:media-type="text/xml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" manifest:version="1.3" manifest:media-type="application/vnd.oasis.opendocument.formula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3" manifest:media-type="application/vnd.oasis.opendocument.formula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3" manifest:media-type="application/vnd.oasis.opendocument.formula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43/Configurations2/" manifest:media-type="application/vnd.sun.xml.ui.configuration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3" manifest:media-type="application/vnd.oasis.opendocument.formula"/>
  <manifest:file-entry manifest:full-path="Object 145/Configurations2/" manifest:media-type="application/vnd.sun.xml.ui.configuration"/>
  <manifest:file-entry manifest:full-path="Object 145/settings.xml" manifest:media-type="text/xml"/>
  <manifest:file-entry manifest:full-path="Object 145/content.xml" manifest:media-type="text/xml"/>
  <manifest:file-entry manifest:full-path="Object 145/" manifest:version="1.3" manifest:media-type="application/vnd.oasis.opendocument.formula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Thumbnails/thumbnail.png" manifest:media-type="image/png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3" manifest:media-type="application/vnd.oasis.opendocument.formula"/>
  <manifest:file-entry manifest:full-path="Object 139/settings.xml" manifest:media-type="text/xml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" manifest:version="1.3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3" manifest:media-type="application/vnd.oasis.opendocument.formula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3" manifest:media-type="application/vnd.oasis.opendocument.formula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3" manifest:media-type="application/vnd.oasis.opendocument.formula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content.xml" manifest:media-type="text/xml"/>
  <manifest:file-entry manifest:full-path="Object 88/" manifest:version="1.3" manifest:media-type="application/vnd.oasis.opendocument.formula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content.xml" manifest:media-type="text/xml"/>
  <manifest:file-entry manifest:full-path="Object 89/" manifest:version="1.3" manifest:media-type="application/vnd.oasis.opendocument.formula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manifest.rdf" manifest:media-type="application/rdf+xml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3" manifest:media-type="application/vnd.oasis.opendocument.formula"/>
  <manifest:file-entry manifest:full-path="Object 129/Configurations2/" manifest:media-type="application/vnd.sun.xml.ui.configuration"/>
  <manifest:file-entry manifest:full-path="Object 129/settings.xml" manifest:media-type="text/xml"/>
  <manifest:file-entry manifest:full-path="Object 129/content.xml" manifest:media-type="text/xml"/>
  <manifest:file-entry manifest:full-path="Object 129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92/settings.xml" manifest:media-type="text/xml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99/content.xml" manifest:media-type="text/xml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Configurations2/" manifest:media-type="application/vnd.sun.xml.ui.configuration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3" manifest:media-type="application/vnd.oasis.opendocument.formula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03/Configurations2/" manifest:media-type="application/vnd.sun.xml.ui.configuration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153/Configurations2/" manifest:media-type="application/vnd.sun.xml.ui.configuration"/>
  <manifest:file-entry manifest:full-path="Object 153/settings.xml" manifest:media-type="text/xml"/>
  <manifest:file-entry manifest:full-path="Object 153/content.xml" manifest:media-type="text/xml"/>
  <manifest:file-entry manifest:full-path="Object 153/" manifest:version="1.3" manifest:media-type="application/vnd.oasis.opendocument.formula"/>
  <manifest:file-entry manifest:full-path="content.xml" manifest:media-type="text/xml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2" manifest:media-type="application/vnd.oasis.opendocument.formula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3" manifest:media-type="application/vnd.oasis.opendocument.formula"/>
  <manifest:file-entry manifest:full-path="Object 132/Configurations2/" manifest:media-type="application/vnd.sun.xml.ui.configuration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146/Configurations2/" manifest:media-type="application/vnd.sun.xml.ui.configuration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3" manifest:media-type="application/vnd.oasis.opendocument.formula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3" manifest:media-type="application/vnd.oasis.opendocument.formula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content.xml" manifest:media-type="text/xml"/>
  <manifest:file-entry manifest:full-path="Object 65/" manifest:version="1.3" manifest:media-type="application/vnd.oasis.opendocument.formula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2" manifest:media-type="application/vnd.oasis.opendocument.formula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130/settings.xml" manifest:media-type="text/xml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" manifest:version="1.3" manifest:media-type="application/vnd.oasis.opendocument.formula"/>
  <manifest:file-entry manifest:full-path="ObjectReplacements/Object 8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25" manifest:media-type=""/>
  <manifest:file-entry manifest:full-path="ObjectReplacements/Object 57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"/>
  <manifest:file-entry manifest:full-path="ObjectReplacements/Object 142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layout-cache" manifest:media-type="application/binary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156/content.xml" manifest:media-type="text/xml"/>
  <manifest:file-entry manifest:full-path="Object 156/Configurations2/" manifest:media-type="application/vnd.sun.xml.ui.configuration"/>
  <manifest:file-entry manifest:full-path="Object 156/settings.xml" manifest:media-type="text/xml"/>
  <manifest:file-entry manifest:full-path="Object 156/" manifest:version="1.3" manifest:media-type="application/vnd.oasis.opendocument.formula"/>
  <manifest:file-entry manifest:full-path="Object 53/settings.xml" manifest:media-type="text/xml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3" manifest:media-type="application/vnd.oasis.opendocument.formula"/>
  <manifest:file-entry manifest:full-path="Object 64/settings.xml" manifest:media-type="text/xml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151/content.xml" manifest:media-type="text/xml"/>
  <manifest:file-entry manifest:full-path="Object 151/Configurations2/" manifest:media-type="application/vnd.sun.xml.ui.configuration"/>
  <manifest:file-entry manifest:full-path="Object 151/settings.xml" manifest:media-type="text/xml"/>
  <manifest:file-entry manifest:full-path="Object 151/" manifest:version="1.2" manifest:media-type="application/vnd.oasis.opendocument.formula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109/settings.xml" manifest:media-type="text/xml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Configurations2/" manifest:media-type="application/vnd.sun.xml.ui.configuration"/>
  <manifest:file-entry manifest:full-path="Object 91/" manifest:version="1.2" manifest:media-type="application/vnd.oasis.opendocument.formula"/>
  <manifest:file-entry manifest:full-path="Object 128/settings.xml" manifest:media-type="text/xml"/>
  <manifest:file-entry manifest:full-path="Object 128/content.xml" manifest:media-type="text/xml"/>
  <manifest:file-entry manifest:full-path="Object 128/Configurations2/" manifest:media-type="application/vnd.sun.xml.ui.configuration"/>
  <manifest:file-entry manifest:full-path="Object 128/" manifest:version="1.3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Configurations2/" manifest:media-type="application/vnd.sun.xml.ui.configuration"/>
  <manifest:file-entry manifest:full-path="Object 81/" manifest:version="1.3" manifest:media-type="application/vnd.oasis.opendocument.formula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126/content.xml" manifest:media-type="text/xml"/>
  <manifest:file-entry manifest:full-path="Object 126/Configurations2/" manifest:media-type="application/vnd.sun.xml.ui.configuration"/>
  <manifest:file-entry manifest:full-path="Object 126/settings.xml" manifest:media-type="text/xml"/>
  <manifest:file-entry manifest:full-path="Object 126/" manifest:version="1.3" manifest:media-type="application/vnd.oasis.opendocument.formula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24/settings.xml" manifest:media-type="text/xml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142/Configurations2/" manifest:media-type="application/vnd.sun.xml.ui.configuration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3" manifest:media-type="application/vnd.oasis.opendocument.formula"/>
  <manifest:file-entry manifest:full-path="Object 119/settings.xml" manifest:media-type="text/xml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" manifest:version="1.3" manifest:media-type="application/vnd.oasis.opendocument.formula"/>
  <manifest:file-entry manifest:full-path="Object 82/content.xml" manifest:media-type="text/xml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40/content.xml" manifest:media-type="text/xml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" manifest:version="1.3" manifest:media-type="application/vnd.oasis.opendocument.formula"/>
  <manifest:file-entry manifest:full-path="Object 49/content.xml" manifest:media-type="text/xml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paragraph-rsid="000ffb35"/>
    </style:style>
    <style:style style:name="P2" style:family="paragraph" style:parent-style-name="Standard">
      <style:text-properties officeooo:paragraph-rsid="00106c0a"/>
    </style:style>
    <style:style style:name="P3" style:family="paragraph" style:parent-style-name="Standard">
      <style:text-properties officeooo:rsid="0011604b" officeooo:paragraph-rsid="0011604b"/>
    </style:style>
    <style:style style:name="P4" style:family="paragraph" style:parent-style-name="Standard">
      <style:text-properties officeooo:rsid="0011604b" officeooo:paragraph-rsid="00eb4db4"/>
    </style:style>
    <style:style style:name="P5" style:family="paragraph" style:parent-style-name="Standard">
      <style:text-properties officeooo:rsid="0013ba7a" officeooo:paragraph-rsid="0013cd02"/>
    </style:style>
    <style:style style:name="P6" style:family="paragraph" style:parent-style-name="Standard">
      <style:text-properties officeooo:rsid="0013ba7a" officeooo:paragraph-rsid="00eb4db4"/>
    </style:style>
    <style:style style:name="P7" style:family="paragraph" style:parent-style-name="Standard">
      <style:text-properties officeooo:paragraph-rsid="001b4754"/>
    </style:style>
    <style:style style:name="P8" style:family="paragraph" style:parent-style-name="Standard">
      <style:text-properties officeooo:paragraph-rsid="001ce192"/>
    </style:style>
    <style:style style:name="P9" style:family="paragraph" style:parent-style-name="Standard">
      <style:text-properties officeooo:paragraph-rsid="001fa100"/>
    </style:style>
    <style:style style:name="P10" style:family="paragraph" style:parent-style-name="Standard">
      <style:text-properties officeooo:rsid="0023ea92" officeooo:paragraph-rsid="0023ea92"/>
    </style:style>
    <style:style style:name="P11" style:family="paragraph" style:parent-style-name="Standard">
      <style:text-properties officeooo:rsid="00298ab7" officeooo:paragraph-rsid="00298ab7"/>
    </style:style>
    <style:style style:name="P12" style:family="paragraph" style:parent-style-name="Standard">
      <style:text-properties officeooo:rsid="00298ab7" officeooo:paragraph-rsid="002e3703"/>
    </style:style>
    <style:style style:name="P13" style:family="paragraph" style:parent-style-name="Standard">
      <style:text-properties officeooo:rsid="002b8f69" officeooo:paragraph-rsid="002b8f69"/>
    </style:style>
    <style:style style:name="P14" style:family="paragraph" style:parent-style-name="Standard">
      <style:text-properties officeooo:rsid="002b8f69" officeooo:paragraph-rsid="00c87004"/>
    </style:style>
    <style:style style:name="P15" style:family="paragraph" style:parent-style-name="Standard">
      <style:text-properties officeooo:rsid="002f7dbb" officeooo:paragraph-rsid="0062162e"/>
    </style:style>
    <style:style style:name="P16" style:family="paragraph" style:parent-style-name="Standard">
      <style:text-properties officeooo:rsid="002f7dbb" officeooo:paragraph-rsid="006aa50f"/>
    </style:style>
    <style:style style:name="P17" style:family="paragraph" style:parent-style-name="Standard">
      <style:text-properties officeooo:rsid="002f7dbb" officeooo:paragraph-rsid="006c26ad"/>
    </style:style>
    <style:style style:name="P18" style:family="paragraph" style:parent-style-name="Standard">
      <style:text-properties officeooo:rsid="002f7dbb" officeooo:paragraph-rsid="006c96a8"/>
    </style:style>
    <style:style style:name="P19" style:family="paragraph" style:parent-style-name="Standard">
      <style:text-properties officeooo:rsid="002f7dbb" officeooo:paragraph-rsid="006ce159"/>
    </style:style>
    <style:style style:name="P20" style:family="paragraph" style:parent-style-name="Standard">
      <style:text-properties officeooo:rsid="002f7dbb" officeooo:paragraph-rsid="00c7af19"/>
    </style:style>
    <style:style style:name="P21" style:family="paragraph" style:parent-style-name="Standard">
      <style:text-properties officeooo:rsid="002f7dbb" officeooo:paragraph-rsid="00e75396"/>
    </style:style>
    <style:style style:name="P22" style:family="paragraph" style:parent-style-name="Standard">
      <style:text-properties officeooo:rsid="0030255c" officeooo:paragraph-rsid="0030255c"/>
    </style:style>
    <style:style style:name="P23" style:family="paragraph" style:parent-style-name="Standard">
      <style:text-properties officeooo:rsid="0030255c" officeooo:paragraph-rsid="006aa50f"/>
    </style:style>
    <style:style style:name="P24" style:family="paragraph" style:parent-style-name="Standard">
      <style:text-properties officeooo:rsid="0030255c" officeooo:paragraph-rsid="006b5bc9"/>
    </style:style>
    <style:style style:name="P25" style:family="paragraph" style:parent-style-name="Standard">
      <style:text-properties officeooo:rsid="0030255c" officeooo:paragraph-rsid="006e904c"/>
    </style:style>
    <style:style style:name="P26" style:family="paragraph" style:parent-style-name="Standard">
      <style:text-properties officeooo:rsid="0030255c" officeooo:paragraph-rsid="009eb43a"/>
    </style:style>
    <style:style style:name="P27" style:family="paragraph" style:parent-style-name="Standard">
      <style:text-properties officeooo:rsid="0030255c" officeooo:paragraph-rsid="00c67e96"/>
    </style:style>
    <style:style style:name="P28" style:family="paragraph" style:parent-style-name="Standard">
      <style:text-properties officeooo:rsid="0030d99f" officeooo:paragraph-rsid="0093a2a6"/>
    </style:style>
    <style:style style:name="P29" style:family="paragraph" style:parent-style-name="Standard">
      <style:text-properties officeooo:rsid="0030d99f" officeooo:paragraph-rsid="006aa50f"/>
    </style:style>
    <style:style style:name="P30" style:family="paragraph" style:parent-style-name="Standard">
      <style:text-properties officeooo:paragraph-rsid="0030d99f"/>
    </style:style>
    <style:style style:name="P31" style:family="paragraph" style:parent-style-name="Standard">
      <style:text-properties officeooo:paragraph-rsid="00333b02"/>
    </style:style>
    <style:style style:name="P32" style:family="paragraph" style:parent-style-name="Standard">
      <style:text-properties officeooo:rsid="00333b02" officeooo:paragraph-rsid="00433466"/>
    </style:style>
    <style:style style:name="P33" style:family="paragraph" style:parent-style-name="Standard">
      <style:text-properties officeooo:rsid="003c13b4" officeooo:paragraph-rsid="003c13b4"/>
    </style:style>
    <style:style style:name="P34" style:family="paragraph" style:parent-style-name="Standard">
      <style:text-properties officeooo:rsid="0041f697" officeooo:paragraph-rsid="00740e47"/>
    </style:style>
    <style:style style:name="P35" style:family="paragraph" style:parent-style-name="Standard">
      <style:text-properties officeooo:rsid="0041f697" officeooo:paragraph-rsid="0093a2a6"/>
    </style:style>
    <style:style style:name="P36" style:family="paragraph" style:parent-style-name="Standard">
      <style:text-properties officeooo:rsid="0041f697" officeooo:paragraph-rsid="00e75396"/>
    </style:style>
    <style:style style:name="P37" style:family="paragraph" style:parent-style-name="Standard">
      <style:text-properties officeooo:rsid="0041f697" officeooo:paragraph-rsid="006aa50f"/>
    </style:style>
    <style:style style:name="P38" style:family="paragraph" style:parent-style-name="Standard">
      <style:text-properties officeooo:rsid="0041f697" officeooo:paragraph-rsid="00e9c8cf"/>
    </style:style>
    <style:style style:name="P39" style:family="paragraph" style:parent-style-name="Standard">
      <style:text-properties officeooo:rsid="0047032a" officeooo:paragraph-rsid="0062162e"/>
    </style:style>
    <style:style style:name="P40" style:family="paragraph" style:parent-style-name="Standard">
      <style:text-properties officeooo:rsid="0047032a" officeooo:paragraph-rsid="00792785"/>
    </style:style>
    <style:style style:name="P41" style:family="paragraph" style:parent-style-name="Standard">
      <style:text-properties officeooo:rsid="0047032a" officeooo:paragraph-rsid="00abff4e"/>
    </style:style>
    <style:style style:name="P42" style:family="paragraph" style:parent-style-name="Standard">
      <style:text-properties officeooo:rsid="0047032a" officeooo:paragraph-rsid="00c87004"/>
    </style:style>
    <style:style style:name="P43" style:family="paragraph" style:parent-style-name="Standard">
      <style:text-properties officeooo:rsid="0047032a" officeooo:paragraph-rsid="006380e0"/>
    </style:style>
    <style:style style:name="P44" style:family="paragraph" style:parent-style-name="Standard">
      <style:text-properties officeooo:rsid="0047032a" officeooo:paragraph-rsid="00ca450b"/>
    </style:style>
    <style:style style:name="P45" style:family="paragraph" style:parent-style-name="Standard">
      <style:text-properties officeooo:rsid="0062162e" officeooo:paragraph-rsid="0062162e"/>
    </style:style>
    <style:style style:name="P46" style:family="paragraph" style:parent-style-name="Standard">
      <style:text-properties officeooo:rsid="0062162e" officeooo:paragraph-rsid="006b5bc9"/>
    </style:style>
    <style:style style:name="P47" style:family="paragraph" style:parent-style-name="Standard">
      <style:text-properties officeooo:paragraph-rsid="0062162e"/>
    </style:style>
    <style:style style:name="P48" style:family="paragraph" style:parent-style-name="Standard">
      <style:text-properties officeooo:paragraph-rsid="006380e0"/>
    </style:style>
    <style:style style:name="P49" style:family="paragraph" style:parent-style-name="Standard">
      <style:text-properties officeooo:paragraph-rsid="0047032a"/>
    </style:style>
    <style:style style:name="P50" style:family="paragraph" style:parent-style-name="Standard">
      <style:text-properties officeooo:rsid="005d3d16" officeooo:paragraph-rsid="006b5bc9"/>
    </style:style>
    <style:style style:name="P51" style:family="paragraph" style:parent-style-name="Standard">
      <style:text-properties officeooo:rsid="005d3d16" officeooo:paragraph-rsid="007025f2"/>
    </style:style>
    <style:style style:name="P52" style:family="paragraph" style:parent-style-name="Standard">
      <style:text-properties officeooo:rsid="006aa50f" officeooo:paragraph-rsid="006aa50f"/>
    </style:style>
    <style:style style:name="P53" style:family="paragraph" style:parent-style-name="Standard">
      <style:text-properties officeooo:paragraph-rsid="006b5bc9"/>
    </style:style>
    <style:style style:name="P54" style:family="paragraph" style:parent-style-name="Standard">
      <style:text-properties officeooo:rsid="002f0427" officeooo:paragraph-rsid="006b5bc9"/>
    </style:style>
    <style:style style:name="P55" style:family="paragraph" style:parent-style-name="Standard">
      <style:text-properties officeooo:rsid="006b5bc9" officeooo:paragraph-rsid="006b5bc9"/>
    </style:style>
    <style:style style:name="P56" style:family="paragraph" style:parent-style-name="Standard">
      <style:text-properties officeooo:rsid="006b5bc9" officeooo:paragraph-rsid="00eb4db4"/>
    </style:style>
    <style:style style:name="P57" style:family="paragraph" style:parent-style-name="Standard">
      <style:text-properties officeooo:rsid="007025f2" officeooo:paragraph-rsid="007025f2"/>
    </style:style>
    <style:style style:name="P58" style:family="paragraph" style:parent-style-name="Standard">
      <style:text-properties style:font-name="Liberation Serif" fo:font-size="12pt" fo:font-style="normal" fo:font-weight="normal" officeooo:rsid="006380e0" officeooo:paragraph-rsid="006c26ad" style:font-size-asian="12pt" style:font-style-asian="normal" style:font-weight-asian="normal" style:font-size-complex="12pt"/>
    </style:style>
    <style:style style:name="P59" style:family="paragraph" style:parent-style-name="Standard">
      <style:text-properties fo:font-style="normal" officeooo:rsid="006e904c" officeooo:paragraph-rsid="005c510d" style:font-style-asian="normal" style:font-style-complex="normal"/>
    </style:style>
    <style:style style:name="P60" style:family="paragraph" style:parent-style-name="Standard">
      <style:text-properties officeooo:rsid="001a560d" officeooo:paragraph-rsid="001a560d"/>
    </style:style>
    <style:style style:name="P61" style:family="paragraph" style:parent-style-name="Standard">
      <style:text-properties officeooo:rsid="006ce159" officeooo:paragraph-rsid="006c26ad"/>
    </style:style>
    <style:style style:name="P62" style:family="paragraph" style:parent-style-name="Standard">
      <style:text-properties officeooo:paragraph-rsid="00953d61"/>
    </style:style>
    <style:style style:name="P63" style:family="paragraph" style:parent-style-name="Standard">
      <style:text-properties officeooo:paragraph-rsid="00983ce0"/>
    </style:style>
    <style:style style:name="P64" style:family="paragraph" style:parent-style-name="Standard">
      <style:text-properties officeooo:paragraph-rsid="006c96a8"/>
    </style:style>
    <style:style style:name="P65" style:family="paragraph" style:parent-style-name="Standard">
      <style:text-properties officeooo:rsid="00aa3ca6" officeooo:paragraph-rsid="00aa3ca6"/>
    </style:style>
    <style:style style:name="P66" style:family="paragraph" style:parent-style-name="Standard">
      <style:text-properties officeooo:paragraph-rsid="00b2e5f8"/>
    </style:style>
    <style:style style:name="P67" style:family="paragraph" style:parent-style-name="Standard">
      <style:text-properties officeooo:rsid="0047dae3" officeooo:paragraph-rsid="0047dae3"/>
    </style:style>
    <style:style style:name="P68" style:family="paragraph" style:parent-style-name="Standard">
      <style:text-properties officeooo:rsid="001ce192" officeooo:paragraph-rsid="000ffb35"/>
    </style:style>
    <style:style style:name="P69" style:family="paragraph" style:parent-style-name="Standard">
      <style:text-properties officeooo:rsid="00b8f63d" officeooo:paragraph-rsid="00b8f63d"/>
    </style:style>
    <style:style style:name="P70" style:family="paragraph" style:parent-style-name="Standard">
      <style:text-properties officeooo:rsid="00b9b6a8" officeooo:paragraph-rsid="00b9b6a8"/>
    </style:style>
    <style:style style:name="P71" style:family="paragraph" style:parent-style-name="Standard">
      <style:text-properties style:font-name="Liberation Mono1" fo:font-size="11pt" fo:font-style="normal" fo:font-weight="normal" officeooo:paragraph-rsid="00953d61" style:font-size-asian="11pt" style:font-style-asian="normal" style:font-weight-asian="normal"/>
    </style:style>
    <style:style style:name="P72" style:family="paragraph" style:parent-style-name="Standard">
      <style:text-properties officeooo:rsid="007227ab" officeooo:paragraph-rsid="0062162e"/>
    </style:style>
    <style:style style:name="P73" style:family="paragraph" style:parent-style-name="Standard">
      <style:text-properties officeooo:rsid="00c67e96" officeooo:paragraph-rsid="00c67e96"/>
    </style:style>
    <style:style style:name="P74" style:family="paragraph" style:parent-style-name="Standard">
      <style:text-properties officeooo:rsid="00c7bf39" officeooo:paragraph-rsid="001b4754"/>
    </style:style>
    <style:style style:name="P75" style:family="paragraph" style:parent-style-name="Standard">
      <style:text-properties officeooo:rsid="00c7bf39" officeooo:paragraph-rsid="010b2171"/>
    </style:style>
    <style:style style:name="P76" style:family="paragraph" style:parent-style-name="Standard">
      <style:text-properties officeooo:paragraph-rsid="00c87004"/>
    </style:style>
    <style:style style:name="P77" style:family="paragraph" style:parent-style-name="Standard">
      <style:text-properties officeooo:rsid="00ca450b" officeooo:paragraph-rsid="00ca450b"/>
    </style:style>
    <style:style style:name="P78" style:family="paragraph" style:parent-style-name="Standard">
      <style:text-properties officeooo:rsid="00d30adb" officeooo:paragraph-rsid="00d30adb"/>
    </style:style>
    <style:style style:name="P79" style:family="paragraph" style:parent-style-name="Standard">
      <style:text-properties officeooo:rsid="00d30adb" officeooo:paragraph-rsid="00d417fa"/>
    </style:style>
    <style:style style:name="P80" style:family="paragraph" style:parent-style-name="Standard">
      <style:text-properties officeooo:rsid="00d3667a" officeooo:paragraph-rsid="00d3667a"/>
    </style:style>
    <style:style style:name="P81" style:family="paragraph" style:parent-style-name="Standard">
      <style:text-properties officeooo:paragraph-rsid="00d30adb"/>
    </style:style>
    <style:style style:name="P82" style:family="paragraph" style:parent-style-name="Standard">
      <style:text-properties officeooo:rsid="00db0418" officeooo:paragraph-rsid="00db0418"/>
    </style:style>
    <style:style style:name="P83" style:family="paragraph" style:parent-style-name="Standard">
      <style:text-properties officeooo:rsid="00db0418" officeooo:paragraph-rsid="00d911df"/>
    </style:style>
    <style:style style:name="P84" style:family="paragraph" style:parent-style-name="Standard">
      <style:text-properties officeooo:rsid="00e75396" officeooo:paragraph-rsid="00e75396"/>
    </style:style>
    <style:style style:name="P85" style:family="paragraph" style:parent-style-name="Standard">
      <style:text-properties officeooo:paragraph-rsid="00e75396"/>
    </style:style>
    <style:style style:name="P86" style:family="paragraph" style:parent-style-name="Standard">
      <style:text-properties officeooo:rsid="00dc6155" officeooo:paragraph-rsid="00e75396"/>
    </style:style>
    <style:style style:name="P87" style:family="paragraph" style:parent-style-name="Standard">
      <style:text-properties officeooo:rsid="00e95667" officeooo:paragraph-rsid="00e95667"/>
    </style:style>
    <style:style style:name="P88" style:family="paragraph" style:parent-style-name="Standard">
      <style:text-properties officeooo:rsid="00e95667" officeooo:paragraph-rsid="00e96ba8"/>
    </style:style>
    <style:style style:name="P89" style:family="paragraph" style:parent-style-name="Standard">
      <style:text-properties officeooo:rsid="00e95667" officeooo:paragraph-rsid="0103dac1"/>
    </style:style>
    <style:style style:name="P90" style:family="paragraph" style:parent-style-name="Standard">
      <style:text-properties officeooo:rsid="00e96ba8" officeooo:paragraph-rsid="00e96ba8"/>
    </style:style>
    <style:style style:name="P91" style:family="paragraph" style:parent-style-name="Standard">
      <style:text-properties officeooo:rsid="00e96ba8" officeooo:paragraph-rsid="00f11bf0"/>
    </style:style>
    <style:style style:name="P92" style:family="paragraph" style:parent-style-name="Standard">
      <style:text-properties officeooo:rsid="00e982a6" officeooo:paragraph-rsid="00e982a6"/>
    </style:style>
    <style:style style:name="P93" style:family="paragraph" style:parent-style-name="Standard">
      <style:text-properties officeooo:rsid="00e982a6" officeooo:paragraph-rsid="00e96ba8"/>
    </style:style>
    <style:style style:name="P94" style:family="paragraph" style:parent-style-name="Standard">
      <style:text-properties officeooo:rsid="002e70e1" officeooo:paragraph-rsid="00e9c8cf"/>
    </style:style>
    <style:style style:name="P95" style:family="paragraph" style:parent-style-name="Standard">
      <style:text-properties officeooo:rsid="002e70e1" officeooo:paragraph-rsid="00eb4db4"/>
    </style:style>
    <style:style style:name="P96" style:family="paragraph" style:parent-style-name="Standard">
      <style:text-properties officeooo:rsid="00eb4db4" officeooo:paragraph-rsid="00eb4db4"/>
    </style:style>
    <style:style style:name="P97" style:family="paragraph" style:parent-style-name="Standard">
      <style:text-properties officeooo:paragraph-rsid="00eb4db4"/>
    </style:style>
    <style:style style:name="P98" style:family="paragraph" style:parent-style-name="Standard">
      <style:text-properties officeooo:rsid="00dff138" officeooo:paragraph-rsid="006b5bc9"/>
    </style:style>
    <style:style style:name="P99" style:family="paragraph" style:parent-style-name="Standard">
      <style:text-properties officeooo:rsid="00dff138" officeooo:paragraph-rsid="00eb4db4"/>
    </style:style>
    <style:style style:name="P100" style:family="paragraph" style:parent-style-name="Standard">
      <style:text-properties officeooo:rsid="0017bfa1" officeooo:paragraph-rsid="00eb4db4"/>
    </style:style>
    <style:style style:name="P101" style:family="paragraph" style:parent-style-name="Standard">
      <style:text-properties officeooo:rsid="005822aa" officeooo:paragraph-rsid="00eb4db4"/>
    </style:style>
    <style:style style:name="P102" style:family="paragraph" style:parent-style-name="Standard">
      <style:text-properties officeooo:rsid="009d7745" officeooo:paragraph-rsid="00eb4db4"/>
    </style:style>
    <style:style style:name="P103" style:family="paragraph" style:parent-style-name="Standard">
      <style:text-properties officeooo:rsid="007c7c90" officeooo:paragraph-rsid="00eb4db4"/>
    </style:style>
    <style:style style:name="P104" style:family="paragraph" style:parent-style-name="Standard">
      <style:text-properties officeooo:rsid="009f4918" officeooo:paragraph-rsid="00eb4db4"/>
    </style:style>
    <style:style style:name="P105" style:family="paragraph" style:parent-style-name="Standard">
      <style:text-properties officeooo:rsid="00e9c8cf" officeooo:paragraph-rsid="00eb4db4"/>
    </style:style>
    <style:style style:name="P106" style:family="paragraph" style:parent-style-name="Standard">
      <style:text-properties officeooo:rsid="00f36b4e" officeooo:paragraph-rsid="00f36b4e"/>
    </style:style>
    <style:style style:name="P107" style:family="paragraph" style:parent-style-name="Standard">
      <style:text-properties officeooo:rsid="00f36b4e" officeooo:paragraph-rsid="0108ecd0"/>
    </style:style>
    <style:style style:name="P108" style:family="paragraph" style:parent-style-name="Standard">
      <style:text-properties officeooo:rsid="00f6c0e9" officeooo:paragraph-rsid="00f6c0e9"/>
    </style:style>
    <style:style style:name="P109" style:family="paragraph" style:parent-style-name="Standard">
      <style:text-properties officeooo:rsid="00f6c0e9" officeooo:paragraph-rsid="01075ad4"/>
    </style:style>
    <style:style style:name="P110" style:family="paragraph" style:parent-style-name="Standard">
      <style:text-properties officeooo:rsid="01046086" officeooo:paragraph-rsid="0105c8fb"/>
    </style:style>
    <style:style style:name="P111" style:family="paragraph" style:parent-style-name="Standard">
      <style:text-properties officeooo:rsid="0105c8fb" officeooo:paragraph-rsid="0105c8fb"/>
    </style:style>
    <style:style style:name="P112" style:family="paragraph" style:parent-style-name="Standard">
      <style:text-properties officeooo:rsid="009d7745" officeooo:paragraph-rsid="00eb4db4"/>
    </style:style>
    <style:style style:name="P113" style:family="paragraph" style:parent-style-name="Standard">
      <style:text-properties officeooo:rsid="010cd7bc" officeooo:paragraph-rsid="010e417c"/>
    </style:style>
    <style:style style:name="P114" style:family="paragraph" style:parent-style-name="Standard">
      <style:text-properties officeooo:rsid="010e417c" officeooo:paragraph-rsid="010e417c"/>
    </style:style>
    <style:style style:name="P115" style:family="paragraph" style:parent-style-name="Standard">
      <style:text-properties officeooo:rsid="006b5bc9" officeooo:paragraph-rsid="0111db8e"/>
    </style:style>
    <style:style style:name="P116" style:family="paragraph" style:parent-style-name="Standard">
      <style:text-properties officeooo:rsid="0011604b" officeooo:paragraph-rsid="010fc4d2"/>
    </style:style>
    <style:style style:name="P117" style:family="paragraph" style:parent-style-name="Standard">
      <style:text-properties officeooo:rsid="002f7dbb" officeooo:paragraph-rsid="010fc4d2"/>
    </style:style>
    <style:style style:name="P118" style:family="paragraph" style:parent-style-name="Standard">
      <style:text-properties officeooo:rsid="0030255c" officeooo:paragraph-rsid="010fc4d2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983ce0"/>
    </style:style>
    <style:style style:name="T3" style:family="text">
      <style:text-properties officeooo:rsid="0017bfa1"/>
    </style:style>
    <style:style style:name="T4" style:family="text">
      <style:text-properties officeooo:rsid="001a560d"/>
    </style:style>
    <style:style style:name="T5" style:family="text">
      <style:text-properties officeooo:rsid="001b4754"/>
    </style:style>
    <style:style style:name="T6" style:family="text">
      <style:text-properties officeooo:rsid="001ce192"/>
    </style:style>
    <style:style style:name="T7" style:family="text">
      <style:text-properties officeooo:rsid="001fa100"/>
    </style:style>
    <style:style style:name="T8" style:family="text">
      <style:text-properties officeooo:rsid="0021fe1b"/>
    </style:style>
    <style:style style:name="T9" style:family="text">
      <style:text-properties officeooo:rsid="002b8f69"/>
    </style:style>
    <style:style style:name="T10" style:family="text">
      <style:text-properties officeooo:rsid="002c0355"/>
    </style:style>
    <style:style style:name="T11" style:family="text">
      <style:text-properties officeooo:rsid="002cc0d5"/>
    </style:style>
    <style:style style:name="T12" style:family="text">
      <style:text-properties officeooo:rsid="002e70e1"/>
    </style:style>
    <style:style style:name="T13" style:family="text">
      <style:text-properties officeooo:rsid="002f0427"/>
    </style:style>
    <style:style style:name="T14" style:family="text">
      <style:text-properties officeooo:rsid="0030255c"/>
    </style:style>
    <style:style style:name="T15" style:family="text">
      <style:text-properties officeooo:rsid="0030d99f"/>
    </style:style>
    <style:style style:name="T16" style:family="text">
      <style:text-properties officeooo:rsid="003be024"/>
    </style:style>
    <style:style style:name="T17" style:family="text">
      <style:text-properties officeooo:rsid="00433466"/>
    </style:style>
    <style:style style:name="T18" style:family="text">
      <style:text-properties officeooo:rsid="00452d45"/>
    </style:style>
    <style:style style:name="T19" style:family="text">
      <style:text-properties officeooo:rsid="0047dbc5"/>
    </style:style>
    <style:style style:name="T20" style:family="text">
      <style:text-properties fo:font-style="italic" officeooo:rsid="004d63dc" style:font-style-asian="italic" style:font-style-complex="italic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4a799c" style:font-style-asian="normal" style:font-style-complex="normal"/>
    </style:style>
    <style:style style:name="T23" style:family="text">
      <style:text-properties fo:font-style="normal" officeooo:rsid="004d63dc" style:font-style-asian="normal" style:font-style-complex="normal"/>
    </style:style>
    <style:style style:name="T24" style:family="text">
      <style:text-properties fo:font-style="normal" officeooo:rsid="005995f1" style:font-style-asian="normal" style:font-style-complex="normal"/>
    </style:style>
    <style:style style:name="T25" style:family="text">
      <style:text-properties fo:font-style="normal" officeooo:rsid="005c510d" style:font-style-asian="normal" style:font-style-complex="normal"/>
    </style:style>
    <style:style style:name="T26" style:family="text">
      <style:text-properties fo:font-style="normal" officeooo:rsid="0062162e" style:font-style-asian="normal" style:font-style-complex="normal"/>
    </style:style>
    <style:style style:name="T27" style:family="text">
      <style:text-properties fo:font-style="normal" officeooo:rsid="006b5bc9" style:font-style-asian="normal" style:font-style-complex="normal"/>
    </style:style>
    <style:style style:name="T28" style:family="text">
      <style:text-properties fo:font-style="normal" officeooo:rsid="006e904c" style:font-style-asian="normal" style:font-style-complex="normal"/>
    </style:style>
    <style:style style:name="T29" style:family="text">
      <style:text-properties officeooo:rsid="0056281f"/>
    </style:style>
    <style:style style:name="T30" style:family="text">
      <style:text-properties style:font-name="Liberation Mono1" fo:font-size="11pt" fo:font-style="normal" fo:font-weight="normal" style:font-size-asian="11pt" style:font-style-asian="normal" style:font-weight-asian="normal"/>
    </style:style>
    <style:style style:name="T31" style:family="text">
      <style:text-properties style:font-name="Liberation Mono1" fo:font-size="11pt" fo:font-style="normal" fo:font-weight="normal" officeooo:rsid="006380e0" style:font-size-asian="11pt" style:font-style-asian="normal" style:font-weight-asian="normal"/>
    </style:style>
    <style:style style:name="T32" style:family="text">
      <style:text-properties officeooo:rsid="005822aa"/>
    </style:style>
    <style:style style:name="T33" style:family="text">
      <style:text-properties officeooo:rsid="00605f5e"/>
    </style:style>
    <style:style style:name="T34" style:family="text">
      <style:text-properties officeooo:rsid="006380e0"/>
    </style:style>
    <style:style style:name="T35" style:family="text">
      <style:text-properties style:font-name="Liberation Serif" fo:font-size="12pt" fo:font-style="normal" fo:font-weight="normal" style:font-size-asian="12pt" style:font-style-asian="normal" style:font-weight-asian="normal" style:font-size-complex="12pt"/>
    </style:style>
    <style:style style:name="T36" style:family="text">
      <style:text-properties style:font-name="Liberation Serif" fo:font-size="12pt" fo:font-style="normal" fo:font-weight="normal" officeooo:rsid="006380e0" style:font-size-asian="12pt" style:font-style-asian="normal" style:font-weight-asian="normal" style:font-size-complex="12pt"/>
    </style:style>
    <style:style style:name="T37" style:family="text">
      <style:text-properties style:font-name="Liberation Serif" fo:font-size="12pt" fo:font-style="normal" fo:font-weight="normal" officeooo:rsid="006c96a8" style:font-size-asian="12pt" style:font-style-asian="normal" style:font-weight-asian="normal" style:font-size-complex="12pt"/>
    </style:style>
    <style:style style:name="T38" style:family="text">
      <style:text-properties style:font-name="Liberation Serif" fo:font-size="12pt" fo:font-style="normal" fo:font-weight="normal" officeooo:rsid="0030255c" style:font-size-asian="12pt" style:font-style-asian="normal" style:font-weight-asian="normal" style:font-size-complex="12pt"/>
    </style:style>
    <style:style style:name="T39" style:family="text">
      <style:text-properties style:font-name="Liberation Serif" fo:font-size="12pt" fo:font-style="normal" fo:font-weight="normal" officeooo:rsid="00911339" style:font-size-asian="12pt" style:font-style-asian="normal" style:font-weight-asian="normal" style:font-size-complex="12pt"/>
    </style:style>
    <style:style style:name="T40" style:family="text">
      <style:text-properties style:font-name="Liberation Serif" fo:font-size="12pt" fo:font-style="normal" fo:font-weight="normal" officeooo:rsid="009eb43a" style:font-size-asian="12pt" style:font-style-asian="normal" style:font-weight-asian="normal" style:font-size-complex="12pt"/>
    </style:style>
    <style:style style:name="T41" style:family="text">
      <style:text-properties style:font-name="Liberation Serif" fo:font-size="12pt" fo:font-style="normal" fo:font-weight="normal" officeooo:rsid="00d1fdc3" style:font-size-asian="12pt" style:font-style-asian="normal" style:font-weight-asian="normal" style:font-size-complex="12pt"/>
    </style:style>
    <style:style style:name="T42" style:family="text">
      <style:text-properties style:font-name="Liberation Serif" fo:font-size="12pt" fo:font-style="normal" fo:font-weight="normal" officeooo:rsid="00e75396" style:font-size-asian="12pt" style:font-style-asian="normal" style:font-weight-asian="normal" style:font-size-complex="12pt"/>
    </style:style>
    <style:style style:name="T43" style:family="text">
      <style:text-properties officeooo:rsid="0062162e"/>
    </style:style>
    <style:style style:name="T44" style:family="text">
      <style:text-properties officeooo:rsid="006b5bc9"/>
    </style:style>
    <style:style style:name="T45" style:family="text">
      <style:text-properties officeooo:rsid="006c96a8"/>
    </style:style>
    <style:style style:name="T46" style:family="text">
      <style:text-properties officeooo:rsid="006ce159"/>
    </style:style>
    <style:style style:name="T47" style:family="text">
      <style:text-properties officeooo:rsid="006e904c"/>
    </style:style>
    <style:style style:name="T48" style:family="text">
      <style:text-properties officeooo:rsid="007025f2"/>
    </style:style>
    <style:style style:name="T49" style:family="text">
      <style:text-properties officeooo:rsid="00760b4d"/>
    </style:style>
    <style:style style:name="T50" style:family="text">
      <style:text-properties officeooo:rsid="00838c62"/>
    </style:style>
    <style:style style:name="T51" style:family="text">
      <style:text-properties officeooo:rsid="00953d61"/>
    </style:style>
    <style:style style:name="T52" style:family="text">
      <style:text-properties officeooo:rsid="00983ce0"/>
    </style:style>
    <style:style style:name="T53" style:family="text">
      <style:text-properties officeooo:rsid="009eb43a"/>
    </style:style>
    <style:style style:name="T54" style:family="text">
      <style:text-properties officeooo:rsid="00a00e39"/>
    </style:style>
    <style:style style:name="T55" style:family="text">
      <style:text-properties officeooo:rsid="00a4e2f3"/>
    </style:style>
    <style:style style:name="T56" style:family="text">
      <style:text-properties officeooo:rsid="00b153a3"/>
    </style:style>
    <style:style style:name="T57" style:family="text">
      <style:text-properties officeooo:rsid="00b2e5f8"/>
    </style:style>
    <style:style style:name="T58" style:family="text">
      <style:text-properties officeooo:rsid="00b3ceac"/>
    </style:style>
    <style:style style:name="T59" style:family="text">
      <style:text-properties officeooo:rsid="00bfa910"/>
    </style:style>
    <style:style style:name="T60" style:family="text">
      <style:text-properties officeooo:rsid="00c5aa9d"/>
    </style:style>
    <style:style style:name="T61" style:family="text">
      <style:text-properties officeooo:rsid="00c67e96"/>
    </style:style>
    <style:style style:name="T62" style:family="text">
      <style:text-properties officeooo:rsid="00c7af19"/>
    </style:style>
    <style:style style:name="T63" style:family="text">
      <style:text-properties officeooo:rsid="00ca450b"/>
    </style:style>
    <style:style style:name="T64" style:family="text">
      <style:text-properties officeooo:rsid="00d417fa"/>
    </style:style>
    <style:style style:name="T65" style:family="text">
      <style:text-properties officeooo:rsid="00e01356"/>
    </style:style>
    <style:style style:name="T66" style:family="text">
      <style:text-properties officeooo:rsid="00e535c3"/>
    </style:style>
    <style:style style:name="T67" style:family="text">
      <style:text-properties officeooo:rsid="00e75396"/>
    </style:style>
    <style:style style:name="T68" style:family="text">
      <style:text-properties officeooo:rsid="0041f697"/>
    </style:style>
    <style:style style:name="T69" style:family="text">
      <style:text-properties officeooo:rsid="00e9c8cf"/>
    </style:style>
    <style:style style:name="T70" style:family="text">
      <style:text-properties officeooo:rsid="00eb4db4"/>
    </style:style>
    <style:style style:name="T71" style:family="text">
      <style:text-properties officeooo:rsid="00eb8bb3"/>
    </style:style>
    <style:style style:name="T72" style:family="text">
      <style:text-properties officeooo:rsid="00ebe251"/>
    </style:style>
    <style:style style:name="T73" style:family="text">
      <style:text-properties officeooo:rsid="00ef35ab"/>
    </style:style>
    <style:style style:name="T74" style:family="text">
      <style:text-properties officeooo:rsid="00f11bf0"/>
    </style:style>
    <style:style style:name="T75" style:family="text">
      <style:text-properties officeooo:rsid="00f14580"/>
    </style:style>
    <style:style style:name="T76" style:family="text">
      <style:text-properties officeooo:rsid="00f4c75f"/>
    </style:style>
    <style:style style:name="T77" style:family="text">
      <style:text-properties officeooo:rsid="00f55486"/>
    </style:style>
    <style:style style:name="T78" style:family="text">
      <style:text-properties officeooo:rsid="00f58d49"/>
    </style:style>
    <style:style style:name="T79" style:family="text">
      <style:text-properties officeooo:rsid="00f77bd6"/>
    </style:style>
    <style:style style:name="T80" style:family="text">
      <style:text-properties officeooo:rsid="00f95f7f"/>
    </style:style>
    <style:style style:name="T81" style:family="text">
      <style:text-properties officeooo:rsid="00fac8cc"/>
    </style:style>
    <style:style style:name="T82" style:family="text">
      <style:text-properties officeooo:rsid="00ff4374"/>
    </style:style>
    <style:style style:name="T83" style:family="text">
      <style:text-properties officeooo:rsid="0103dac1"/>
    </style:style>
    <style:style style:name="T84" style:family="text">
      <style:text-properties officeooo:rsid="0105c8fb"/>
    </style:style>
    <style:style style:name="T85" style:family="text">
      <style:text-properties officeooo:rsid="010699f9"/>
    </style:style>
    <style:style style:name="T86" style:family="text">
      <style:text-properties officeooo:rsid="0108ecd0"/>
    </style:style>
    <style:style style:name="T87" style:family="text">
      <style:text-properties officeooo:rsid="010b2171"/>
    </style:style>
    <style:style style:name="T88" style:family="text">
      <style:text-properties officeooo:rsid="010cd7bc"/>
    </style:style>
    <style:style style:name="T89" style:family="text">
      <style:text-properties officeooo:rsid="010e417c"/>
    </style:style>
    <style:style style:name="T90" style:family="text">
      <style:text-properties officeooo:rsid="010fc4d2"/>
    </style:style>
    <style:style style:name="T91" style:family="text">
      <style:text-properties officeooo:rsid="0011604b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style:style style:name="fr3" style:family="graphic" style:parent-style-name="OLE">
      <style:graphic-properties fo:margin-left="0in" fo:margin-right="0in" fo:margin-top="0in" fo:margin-bottom="0in" style:vertical-pos="from-top" fo:padding="0in" fo:border="none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5"><text:span text:style-name="T87">An a</text:span>lgorithm <text:span text:style-name="T87">based on the </text:span>Llewellyn Thomas <text:span text:style-name="T87">algorithm for tridiagonal matrices </text:span>for solving banded cyclic/periodic matrices: </text:p>
      <text:p text:style-name="P3"/>
      <text:p text:style-name="P3"><text:span text:style-name="T4">Banded matrices</text:span> <text:span text:style-name="T4">can </text:span>aris<text:span text:style-name="T4">e</text:span> from finite difference methods, <text:span text:style-name="T44">eg.</text:span> :</text:p>
      <text:p text:style-name="P3"><draw:frame draw:style-name="fr1" draw:name="Object1" text:anchor-type="as-char" svg:y="-0.1484in" svg:width="1.6689in" svg:height="0.2091in" draw:z-index="5"><draw:object xlink:href="./Object 7" xlink:type="simple" xlink:show="embed" xlink:actuate="onLoad"/><draw:image xlink:href="./ObjectReplacements/Object 7" xlink:type="simple" xlink:show="embed" xlink:actuate="onLoad"/></draw:frame></text:p>
      <text:p text:style-name="P3">for a 3-point difference equation or</text:p>
      <text:p text:style-name="P3"><draw:frame draw:style-name="fr1" draw:name="Object2" text:anchor-type="as-char" svg:y="-0.1484in" svg:width="2.6902in" svg:height="0.2091in" draw:z-index="6"><draw:object xlink:href="./Object 8" xlink:type="simple" xlink:show="embed" xlink:actuate="onLoad"/><draw:image xlink:href="./ObjectReplacements/Object 8" xlink:type="simple" xlink:show="embed" xlink:actuate="onLoad"/></draw:frame></text:p>
      <text:p text:style-name="P3">for a 5-point formula.</text:p>
      <text:p text:style-name="P3"/>
      <text:p text:style-name="P60">A periodic version of a banded matrix can come from periodic boundary conditions. In these cases, none of the coefficients above are zero, whereas in a “regular” banded matrix, the boundary conditions make the off diagonal terms 0. </text:p>
      <text:p text:style-name="P5"/>
      <text:p text:style-name="P7"><text:span text:style-name="T6">For the first example, the three (m=3) point equation </text:span><draw:frame draw:style-name="fr1" draw:name="Object7" text:anchor-type="as-char" svg:y="-0.1484in" svg:width="1.6689in" svg:height="0.2091in" draw:z-index="7"><draw:object xlink:href="./Object 13" xlink:type="simple" xlink:show="embed" xlink:actuate="onLoad"/><draw:image xlink:href="./ObjectReplacements/Object 13" xlink:type="simple" xlink:show="embed" xlink:actuate="onLoad"/><svg:desc>formula</svg:desc></draw:frame><text:span text:style-name="T5">can be written as a cyclic or periodic version of the tridiagonal matrix with </text:span>non-zero <text:span text:style-name="T5">out of band </text:span>elements:</text:p>
      <text:p text:style-name="P7"/>
      <text:p text:style-name="P7"><draw:frame draw:style-name="fr3" draw:name="Object17" text:anchor-type="as-char" svg:y="-0.5134in" svg:width="3.3547in" svg:height="0.9799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text:s/>i.e. tridiagonal except for two off-diagonal terms. <text:s/></text:p>
      <text:p text:style-name="P74"/>
      <text:p text:style-name="P7"/>
      <text:p text:style-name="P97"><text:span text:style-name="T70">We will develop three versions of an inherently serial iterative algorithm for solving these systems. First, the</text:span> system can be solved in O[n] with <text:span text:style-name="T70">what we shall call the forward </text:span>algorithm. </text:p>
      <text:p text:style-name="P97"/>
      <text:p text:style-name="P96">Forward algorithm:</text:p>
      <text:p text:style-name="P97"/>
      <text:p text:style-name="P97">Starting with the 1st and nth equations and working inwards to the 2nd and n-1st an so on, for the jth pair of equations <text:s/>we can write, <text:span text:style-name="T72">for the three point equations</text:span>:</text:p>
      <text:p text:style-name="P31">for <text:s/><text:span text:style-name="T12">j:{2,3,4…} 1 &lt; j &lt; n/2 <text:s/></text:span></text:p>
      <text:p text:style-name="P2"/>
      <text:p text:style-name="P2"/>
      <text:p text:style-name="P2"><draw:frame draw:style-name="fr3" draw:name="Object23" text:anchor-type="as-char" svg:y="-0.2744in" svg:width="5.0811in" svg:height="0.5016in" draw:z-index="11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2"/>
      <text:p text:style-name="P22">which we rewrite as</text:p>
      <text:p text:style-name="P2"/>
      <text:p text:style-name="P2"><draw:frame draw:style-name="fr3" draw:name="Object18" text:anchor-type="as-char" svg:y="-0.2992in" svg:width="5.9484in" svg:height="0.552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66">for <text:s/><text:span text:style-name="T12">j:{1,2,3,4…} 0 &lt; j &lt; n/2 </text:span></text:p>
      <text:p text:style-name="P31"><text:span text:style-name="T57">defining</text:span> <draw:frame draw:style-name="fr3" draw:name="Object19" text:anchor-type="as-char" svg:y="-0.2992in" svg:width="2.1575in" svg:height="0.552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text:s/>for <text:s/><text:span text:style-name="T12">j:{2,3,4…} 1 &lt; j &lt; n/2 </text:span></text:p>
      <text:p text:style-name="P31"/>
      <text:p text:style-name="P70">then we have</text:p>
      <text:p text:style-name="P31"><text:soft-page-break/><draw:frame draw:style-name="fr3" draw:name="Object69" text:anchor-type="as-char" svg:y="-0.2992in" svg:width="5.9484in" svg:height="0.552in" draw:z-index="15"><draw:object xlink:href="./Object 69" xlink:type="simple" xlink:show="embed" xlink:actuate="onLoad"/><draw:image xlink:href="./ObjectReplacements/Object 69" xlink:type="simple" xlink:show="embed" xlink:actuate="onLoad"/><svg:desc>formula</svg:desc></draw:frame></text:p>
      <text:p text:style-name="P31"/>
      <text:p text:style-name="P31">and <draw:frame draw:style-name="fr3" draw:name="Object20" text:anchor-type="as-char" svg:y="-0.252in" svg:width="1.472in" svg:height="0.4201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text:s/>for j=1 <text:s/><text:span text:style-name="T58">because at j=1:</text:span></text:p>
      <text:p text:style-name="P31"/>
      <text:p text:style-name="P31"><draw:frame draw:style-name="fr3" draw:name="Object53" text:anchor-type="as-char" svg:y="-0.2744in" svg:width="3.4902in" svg:height="0.5016in" draw:z-index="20"><draw:object xlink:href="./Object 53" xlink:type="simple" xlink:show="embed" xlink:actuate="onLoad"/><draw:image xlink:href="./ObjectReplacements/Object 53" xlink:type="simple" xlink:show="embed" xlink:actuate="onLoad"/><svg:desc>formula</svg:desc></draw:frame></text:p>
      <text:p text:style-name="P2"/>
      <text:p text:style-name="P63">Each pair is solved for in terms of the inner next pair of values. <text:s/>Using the first equation with j=1 yields the result for the second equation for j=2 by solving a 2x2 system of equations. <text:s/>Using the matrix<draw:frame draw:style-name="fr1" draw:name="Object62" text:anchor-type="as-char" svg:y="-0.1634in" svg:width="0.2571in" svg:height="0.2236in" draw:z-index="21"><draw:object xlink:href="./Object 82" xlink:type="simple" xlink:show="embed" xlink:actuate="onLoad"/><draw:image xlink:href="./ObjectReplacements/Object 82" xlink:type="simple" xlink:show="embed" xlink:actuate="onLoad"/><svg:desc>formula</svg:desc></draw:frame>and vector <draw:frame draw:style-name="fr1" draw:name="Object85" text:anchor-type="as-char" svg:y="-0.1484in" svg:width="0.2165in" svg:height="0.2091in" draw:z-index="22"><draw:object xlink:href="./Object 87" xlink:type="simple" xlink:show="embed" xlink:actuate="onLoad"/><draw:image xlink:href="./ObjectReplacements/Object 87" xlink:type="simple" xlink:show="embed" xlink:actuate="onLoad"/><svg:desc>formula</svg:desc></draw:frame><text:s text:c="2"/>the process is iterated repeatedly almost n/2 times, <text:span text:style-name="T52">solving for all the</text:span><text:span text:style-name="T2"> </text:span><text:span text:style-name="T2"><draw:frame draw:style-name="fr1" draw:name="Object83" text:anchor-type="as-char" svg:y="-0.1634in" svg:width="0.252in" svg:height="0.2236in" draw:z-index="23"><draw:object xlink:href="./Object 85" xlink:type="simple" xlink:show="embed" xlink:actuate="onLoad"/><draw:image xlink:href="./ObjectReplacements/Object 85" xlink:type="simple" xlink:show="embed" xlink:actuate="onLoad"/><svg:desc>formula</svg:desc></draw:frame></text:span><text:span text:style-name="T52">and</text:span><draw:frame draw:style-name="fr1" draw:name="Object84" text:anchor-type="as-char" svg:y="-0.1484in" svg:width="0.2126in" svg:height="0.2091in" draw:z-index="24"><draw:object xlink:href="./Object 86" xlink:type="simple" xlink:show="embed" xlink:actuate="onLoad"/><draw:image xlink:href="./ObjectReplacements/Object 86" xlink:type="simple" xlink:show="embed" xlink:actuate="onLoad"/><svg:desc>formula</svg:desc></draw:frame></text:p>
      <text:p text:style-name="P63"/>
      <text:p text:style-name="P63">At the center of the matrix we have to solve either a 2x2 system of equations if n is even or a 3x3 system if n is odd. <text:s/>If n is even the final equation becomes, with j=n/2:</text:p>
      <text:p text:style-name="P2"/>
      <text:p text:style-name="P62"><draw:frame draw:style-name="fr3" draw:name="Object21" text:anchor-type="as-char" svg:y="-0.2992in" svg:width="6.3717in" svg:height="0.552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62"/>
      <text:p text:style-name="P79">which is <text:span text:style-name="T51">a </text:span>2x2 system solvable for the middle two <text:span text:style-name="T64">values:</text:span></text:p>
      <text:p text:style-name="P78"/>
      <text:p text:style-name="P80"><draw:frame draw:style-name="fr3" draw:name="Object5" text:anchor-type="as-char" svg:y="-0.3071in" svg:width="5.628in" svg:height="0.5598in" draw:z-index="25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81"/>
      <text:p text:style-name="P62"><text:s text:c="2"/></text:p>
      <text:p text:style-name="P71"/>
      <text:p text:style-name="P30">If n is odd, <text:span text:style-name="T16">the middle term is included</text:span>:</text:p>
      <text:p text:style-name="P2"/>
      <text:p text:style-name="P68"><draw:frame draw:style-name="fr3" draw:name="Object32" text:anchor-type="as-char" svg:y="-0.6354in" svg:width="3.8138in" svg:height="1.2701in" draw:z-index="26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68"/>
      <text:p text:style-name="P67">With</text:p>
      <text:p text:style-name="P32"/>
      <text:p text:style-name="P33"><draw:frame draw:style-name="fr1" draw:name="Object44" text:anchor-type="as-char" svg:y="-0.3937in" svg:width="3.8854in" svg:height="0.7307in" draw:z-index="27"><draw:object xlink:href="./Object 44" xlink:type="simple" xlink:show="embed" xlink:actuate="onLoad"/><draw:image xlink:href="./ObjectReplacements/Object 44" xlink:type="simple" xlink:show="embed" xlink:actuate="onLoad"/><svg:desc>formula</svg:desc></draw:frame><text:span text:style-name="T18">then</text:span></text:p>
      <text:p text:style-name="P33"/>
      <text:p text:style-name="P33"><text:soft-page-break/><draw:frame draw:style-name="fr3" draw:name="Object45" text:anchor-type="as-char" svg:y="-0.4035in" svg:width="5.6437in" svg:height="0.7602in" draw:z-index="28"><draw:object xlink:href="./Object 45" xlink:type="simple" xlink:show="embed" xlink:actuate="onLoad"/><draw:image xlink:href="./ObjectReplacements/Object 45" xlink:type="simple" xlink:show="embed" xlink:actuate="onLoad"/><svg:desc>formula</svg:desc></draw:frame></text:p>
      <text:p text:style-name="P69"/>
      <text:p text:style-name="P69">or, <text:span text:style-name="T59">writing the components of </text:span><text:span text:style-name="T59"><draw:frame draw:style-name="fr1" draw:name="Object74" text:anchor-type="as-char" svg:y="-0.1634in" svg:width="0.3862in" svg:height="0.2236in" draw:z-index="29"><draw:object xlink:href="./Object 74" xlink:type="simple" xlink:show="embed" xlink:actuate="onLoad"/><draw:image xlink:href="./ObjectReplacements/Object 74" xlink:type="simple" xlink:show="embed" xlink:actuate="onLoad"/></draw:frame></text:span><text:span text:style-name="T59">explicitly:</text:span></text:p>
      <text:p text:style-name="P33"/>
      <text:p text:style-name="P33"><draw:frame draw:style-name="fr3" draw:name="Object68" text:anchor-type="as-char" svg:y="-0.4417in" svg:width="4.0929in" svg:height="0.8134in" draw:z-index="30"><draw:object xlink:href="./Object 68" xlink:type="simple" xlink:show="embed" xlink:actuate="onLoad"/><draw:image xlink:href="./ObjectReplacements/Object 68" xlink:type="simple" xlink:show="embed" xlink:actuate="onLoad"/><svg:desc>formula</svg:desc></draw:frame></text:p>
      <text:p text:style-name="P49"/>
      <text:p text:style-name="P52">We can then solve for all of the <draw:frame draw:style-name="fr1" draw:name="Object34" text:anchor-type="as-char" svg:y="-0.1484in" svg:width="0.2063in" svg:height="0.2091in" draw:z-index="31"><draw:object xlink:href="./Object 34" xlink:type="simple" xlink:show="embed" xlink:actuate="onLoad"/><draw:image xlink:href="./ObjectReplacements/Object 34" xlink:type="simple" xlink:show="embed" xlink:actuate="onLoad"/></draw:frame><text:span text:style-name="T56">by back substitution using </text:span><text:span text:style-name="T56"><draw:frame draw:style-name="fr3" draw:name="Object31" text:anchor-type="as-char" svg:y="-0.2992in" svg:width="2.1575in" svg:height="0.552in" draw:z-index="32"><draw:object xlink:href="./Object 31" xlink:type="simple" xlink:show="embed" xlink:actuate="onLoad"/><draw:image xlink:href="./ObjectReplacements/Object 31" xlink:type="simple" xlink:show="embed" xlink:actuate="onLoad"/><svg:desc>formula</svg:desc></draw:frame></text:span></text:p>
      <text:p text:style-name="P49"/>
      <text:p text:style-name="P49"/>
      <text:p text:style-name="P9"><text:span text:style-name="T13">Similarly, the m=5 point scheme </text:span><draw:frame draw:style-name="fr1" draw:name="Object8" text:anchor-type="as-char" svg:y="-0.1484in" svg:width="2.6902in" svg:height="0.2091in" draw:z-index="8"><draw:object xlink:href="./Object 14" xlink:type="simple" xlink:show="embed" xlink:actuate="onLoad"/><draw:image xlink:href="./ObjectReplacements/Object 14" xlink:type="simple" xlink:show="embed" xlink:actuate="onLoad"/><svg:desc>formula</svg:desc></draw:frame><text:span text:style-name="T7">results in</text:span></text:p>
      <text:p text:style-name="P9"/>
      <text:p text:style-name="P1"><draw:frame draw:style-name="fr3" draw:name="Object9" text:anchor-type="as-char" svg:y="-0.6425in" svg:width="3.8492in" svg:height="1.239in" draw:z-index="9"><draw:object xlink:href="./Object 15" xlink:type="simple" xlink:show="embed" xlink:actuate="onLoad"/><draw:image xlink:href="./ObjectReplacements/Object 15" xlink:type="simple" xlink:show="embed" xlink:actuate="onLoad"/><svg:desc>formula</svg:desc></draw:frame><text:s text:c="2"/><text:span text:style-name="T8">with 6 off-diagonal non-zero elements.</text:span></text:p>
      <text:p text:style-name="P1"/>
      <text:p text:style-name="P10">We can then write, <text:span text:style-name="T10">for any set of 4 equations j</text:span>:</text:p>
      <text:p text:style-name="P10"/>
      <text:p text:style-name="P10"><draw:frame draw:style-name="fr3" draw:name="Object10" text:anchor-type="as-char" svg:y="-0.478in" svg:width="7.5528in" svg:height="0.939in" draw:z-index="10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8"/>
      <text:p text:style-name="P11">where we can <text:span text:style-name="T9">define</text:span> </text:p>
      <text:p text:style-name="P11"/>
      <text:p text:style-name="P12"><draw:frame draw:style-name="fr3" draw:name="Object14" text:anchor-type="as-char" svg:y="-0.5335in" svg:width="1.9937in" svg:height="1.0193in" draw:z-index="12"><draw:object xlink:href="./Object 20" xlink:type="simple" xlink:show="embed" xlink:actuate="onLoad"/><draw:image xlink:href="./ObjectReplacements/Object 20" xlink:type="simple" xlink:show="embed" xlink:actuate="onLoad"/><svg:desc>formula</svg:desc></draw:frame><text:s text:c="2"/><text:span text:style-name="T11">as before for j:{3,5,7…} <text:s/>j&gt;1 and </text:span><text:span text:style-name="T11"><draw:frame draw:style-name="fr3" draw:name="Object15" text:anchor-type="as-char" svg:y="-0.4701in" svg:width="1.978in" svg:height="0.8571in" draw:z-index="33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11"><text:s/>for j=1. </text:span></text:p>
      <text:p text:style-name="P11"/>
      <text:p text:style-name="P13">and then</text:p>
      <text:p text:style-name="P13"/>
      <text:p text:style-name="P14"><text:soft-page-break/><draw:frame draw:style-name="fr3" draw:name="Object11" text:anchor-type="as-char" svg:y="-1.0638in" svg:width="5.5016in" svg:height="2.1508in" draw:z-index="13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76"><text:span text:style-name="T27">W</text:span><text:span text:style-name="T22">e </text:span><text:span text:style-name="T27">then </text:span><text:span text:style-name="T22">have either 5,6 or 7 rows left after iterating the recurrence relations: <text:s/></text:span><text:span text:style-name="T26">for example with </text:span><text:span text:style-name="T24">6 rows, </text:span><text:span text:style-name="T25">w</text:span><text:span text:style-name="T24">e have:</text:span></text:p>
      <text:p text:style-name="P76"><draw:frame draw:style-name="fr1" draw:name="Object42" text:anchor-type="as-char" svg:y="-0.7925in" svg:width="7.2256in" svg:height="1.5374in" draw:z-index="34"><draw:object xlink:href="./Object 37" xlink:type="simple" xlink:show="embed" xlink:actuate="onLoad"/><draw:image xlink:href="./ObjectReplacements/Object 37" xlink:type="simple" xlink:show="embed" xlink:actuate="onLoad"/><svg:desc>formula</svg:desc></draw:frame><text:s/></text:p>
      <text:p text:style-name="P53"/>
      <text:p text:style-name="P53"/>
      <text:p text:style-name="P50">but </text:p>
      <text:p text:style-name="P50"/>
      <text:p text:style-name="P50"><draw:frame draw:style-name="fr1" draw:name="Object37" text:anchor-type="as-char" svg:y="-0.7516in" svg:width="4.6398in" svg:height="1.4571in" draw:z-index="35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P53"/>
      <text:p text:style-name="P50">and <text:span text:style-name="T33">so</text:span></text:p>
      <text:p text:style-name="P23"><text:soft-page-break/><draw:frame draw:style-name="fr1" draw:name="Object49" text:anchor-type="as-char" svg:y="-1.5189in" svg:width="5.1516in" svg:height="3.0839in" draw:z-index="36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P23"/>
      <text:p text:style-name="P23"/>
      <text:p text:style-name="P65">and <text:span text:style-name="T14"><draw:frame draw:style-name="fr1" draw:name="Object41" text:anchor-type="as-char" svg:y="-0.7516in" svg:width="6.4319in" svg:height="1.4571in" draw:z-index="37"><draw:object xlink:href="./Object 41" xlink:type="simple" xlink:show="embed" xlink:actuate="onLoad"/><draw:image xlink:href="./ObjectReplacements/Object 41" xlink:type="simple" xlink:show="embed" xlink:actuate="onLoad"/><svg:desc>formula</svg:desc></draw:frame></text:span></text:p>
      <text:p text:style-name="P23"/>
      <text:p text:style-name="P23"/>
      <text:p text:style-name="P55">We can workout similar formulae for <text:span text:style-name="T43">5 and 7 </text:span>rows left, with:<text:span text:style-name="T43"> </text:span></text:p>
      <text:p text:style-name="P54"/>
      <text:p text:style-name="P53"><text:span text:style-name="T30"><draw:frame draw:style-name="fr1" draw:name="Object36" text:anchor-type="as-char" svg:y="-0.6681in" svg:width="3.0854in" svg:height="1.2898in" draw:z-index="38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30"><text:s/></text:span><text:span text:style-name="T29">with 5 rows</text:span></text:p>
      <text:p text:style-name="P53"/>
      <text:p text:style-name="P53"/>
      <text:p text:style-name="P46">and</text:p>
      <text:p text:style-name="P53"><draw:frame draw:style-name="fr1" draw:name="Object43" text:anchor-type="as-char" svg:y="-0.928in" svg:width="4.0874in" svg:height="1.8098in" draw:z-index="39"><draw:object xlink:href="./Object 42" xlink:type="simple" xlink:show="embed" xlink:actuate="onLoad"/><draw:image xlink:href="./ObjectReplacements/Object 42" xlink:type="simple" xlink:show="embed" xlink:actuate="onLoad"/><svg:desc>formula</svg:desc></draw:frame><text:s/><text:span text:style-name="T32">with 7 rows</text:span></text:p>
      <text:p text:style-name="P24"><text:soft-page-break/></text:p>
      <text:p text:style-name="P23"/>
      <text:p text:style-name="P27">Writing more generally, <text:span text:style-name="T15">if we write </text:span>the first equation <text:span text:style-name="T61">corresponding to the 3 point formula</text:span></text:p>
      <text:p text:style-name="P27"/>
      <text:p text:style-name="P27"><draw:frame draw:style-name="fr3" draw:name="Object75" text:anchor-type="as-char" svg:y="-0.2744in" svg:width="5.0811in" svg:height="0.5016in" draw:z-index="40"><draw:object xlink:href="./Object 75" xlink:type="simple" xlink:show="embed" xlink:actuate="onLoad"/><draw:image xlink:href="./ObjectReplacements/Object 75" xlink:type="simple" xlink:show="embed" xlink:actuate="onLoad"/><svg:desc>formula</svg:desc></draw:frame></text:p>
      <text:p text:style-name="P27"/>
      <text:p text:style-name="P73">as</text:p>
      <text:p text:style-name="P16"/>
      <text:p text:style-name="P17"><draw:frame draw:style-name="fr1" draw:name="Object16" text:anchor-type="as-char" svg:y="-0.1744in" svg:width="1.952in" svg:height="0.2346in" draw:z-index="41"><draw:object xlink:href="./Object 6" xlink:type="simple" xlink:show="embed" xlink:actuate="onLoad"/><draw:image xlink:href="./ObjectReplacements/Object 6" xlink:type="simple" xlink:show="embed" xlink:actuate="onLoad"/><svg:desc>formula</svg:desc></draw:frame><text:s/><text:span text:style-name="T60">and defining </text:span><text:span text:style-name="T60"><draw:frame draw:style-name="fr1" draw:name="Object58" text:anchor-type="as-char" svg:y="-0.2598in" svg:width="0.972in" svg:height="0.4083in" draw:z-index="42"><draw:object xlink:href="./Object 56" xlink:type="simple" xlink:show="embed" xlink:actuate="onLoad"/><draw:image xlink:href="./ObjectReplacements/Object 56" xlink:type="simple" xlink:show="embed" xlink:actuate="onLoad"/><svg:desc>formula</svg:desc></draw:frame></text:span></text:p>
      <text:p text:style-name="P17"/>
      <text:p text:style-name="P19"><text:span text:style-name="T14">where</text:span><text:span text:style-name="T14"><draw:frame draw:style-name="fr1" draw:name="Object22" text:anchor-type="as-char" svg:y="-0.1484in" svg:width="0.2339in" svg:height="0.2091in" draw:z-index="43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14">is understood to be the corresponding vector with length 2 KU (or m-1) <text:s/>defined as</text:span></text:p>
      <text:p text:style-name="P19"/>
      <text:p text:style-name="P26"><draw:frame draw:style-name="fr1" draw:name="Object33" text:anchor-type="as-char" svg:y="-0.152in" svg:width="6.1752in" svg:height="0.222in" draw:z-index="44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26"><text:s/></text:p>
      <text:p text:style-name="P20"><text:span text:style-name="T53">with <text:s text:c="2"/></text:span><text:span text:style-name="T53"><draw:frame draw:style-name="fr1" draw:name="Object73" text:anchor-type="as-char" svg:y="-0.1744in" svg:width="0.2409in" svg:height="0.2346in" draw:z-index="45"><draw:object xlink:href="./Object 73" xlink:type="simple" xlink:show="embed" xlink:actuate="onLoad"/><draw:image xlink:href="./ObjectReplacements/Object 73" xlink:type="simple" xlink:show="embed" xlink:actuate="onLoad"/><svg:desc>formula</svg:desc></draw:frame></text:span><text:span text:style-name="T53">defined similarly so that </text:span><text:span text:style-name="T53"><draw:frame draw:style-name="fr1" draw:name="Object72" text:anchor-type="as-char" svg:y="-0.1744in" svg:width="1.1972in" svg:height="0.2346in" draw:z-index="46"><draw:object xlink:href="./Object 72" xlink:type="simple" xlink:show="embed" xlink:actuate="onLoad"/><draw:image xlink:href="./ObjectReplacements/Object 72" xlink:type="simple" xlink:show="embed" xlink:actuate="onLoad"/><svg:desc>formula</svg:desc></draw:frame></text:span><text:span text:style-name="T53">are defined (see Appendix) for jj every j KU apart.</text:span></text:p>
      <text:p text:style-name="P17"/>
      <text:p text:style-name="P19"><text:span text:style-name="T46">Substituting</text:span><draw:frame draw:style-name="fr1" draw:name="Object59" text:anchor-type="as-char" svg:y="-0.1634in" svg:width="0.2807in" svg:height="0.2236in" draw:z-index="47"><draw:object xlink:href="./Object 59" xlink:type="simple" xlink:show="embed" xlink:actuate="onLoad"/><draw:image xlink:href="./ObjectReplacements/Object 59" xlink:type="simple" xlink:show="embed" xlink:actuate="onLoad"/><svg:desc>formula</svg:desc></draw:frame><text:span text:style-name="T45">and <text:s/></text:span><text:span text:style-name="T45"><draw:frame draw:style-name="fr1" draw:name="Object60" text:anchor-type="as-char" svg:y="-0.1484in" svg:width="0.2402in" svg:height="0.2091in" draw:z-index="48"><draw:object xlink:href="./Object 60" xlink:type="simple" xlink:show="embed" xlink:actuate="onLoad"/><draw:image xlink:href="./ObjectReplacements/Object 60" xlink:type="simple" xlink:show="embed" xlink:actuate="onLoad"/><svg:desc>formula</svg:desc></draw:frame></text:span><text:span text:style-name="T45">defined as:</text:span></text:p>
      <text:p text:style-name="P19"/>
      <text:p text:style-name="P19"><draw:frame draw:style-name="fr1" draw:name="Object61" text:anchor-type="as-char" svg:y="-0.1634in" svg:width="1.4909in" svg:height="0.2362in" draw:z-index="49"><draw:object xlink:href="./Object 61" xlink:type="simple" xlink:show="embed" xlink:actuate="onLoad"/><draw:image xlink:href="./ObjectReplacements/Object 61" xlink:type="simple" xlink:show="embed" xlink:actuate="onLoad"/><svg:desc>formula</svg:desc></draw:frame><text:span text:style-name="T40"><text:s/></text:span></text:p>
      <text:p text:style-name="P61">results in the second equation as</text:p>
      <text:p text:style-name="P17"/>
      <text:p text:style-name="P17"><text:span text:style-name="T14"><text:s/></text:span><text:span text:style-name="T14"><draw:frame draw:style-name="fr1" draw:name="Object24" text:anchor-type="as-char" svg:y="-0.1752in" svg:width="2.6839in" svg:height="0.2472in" draw:z-index="50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p>
      <text:p text:style-name="P58"/>
      <text:p text:style-name="P18"><text:span text:style-name="T37">Using the </text:span><text:span text:style-name="T38">definition of </text:span><text:span text:style-name="T35"><draw:frame draw:style-name="fr1" draw:name="Object39" text:anchor-type="as-char" svg:y="-0.1634in" svg:width="0.2807in" svg:height="0.2236in" draw:z-index="51"><draw:object xlink:href="./Object 57" xlink:type="simple" xlink:show="embed" xlink:actuate="onLoad"/><draw:image xlink:href="./ObjectReplacements/Object 57" xlink:type="simple" xlink:show="embed" xlink:actuate="onLoad"/><svg:desc>formula</svg:desc></draw:frame></text:span><text:span text:style-name="T37">and <text:s/></text:span><text:span text:style-name="T37"><draw:frame draw:style-name="fr1" draw:name="Object46" text:anchor-type="as-char" svg:y="-0.1484in" svg:width="0.2402in" svg:height="0.2091in" draw:z-index="52"><draw:object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T37"><text:s/>and the second equation we can recognize </text:span><text:span text:style-name="T38">the recurrence relatio</text:span><text:span text:style-name="T37">ns:</text:span></text:p>
      <text:p text:style-name="P18"/>
      <text:p text:style-name="P18"><draw:frame draw:style-name="fr1" draw:name="Object25" text:anchor-type="as-char" svg:y="-0.2008in" svg:width="1.7965in" svg:height="0.2728in" draw:z-index="53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18"/>
      <text:p text:style-name="P64"><draw:frame draw:style-name="fr1" draw:name="Object26" text:anchor-type="as-char" svg:y="-0.2008in" svg:width="2.322in" svg:height="0.2736in" draw:z-index="54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64"/>
      <text:p text:style-name="P29">which are solved every j<text:span text:style-name="T62">j</text:span>, reducing the number of equations by <text:span text:style-name="T44">(m-1)</text:span> <text:span text:style-name="T46">each iteration with <text:s/></text:span><text:span text:style-name="T30"><draw:frame draw:style-name="fr1" draw:name="Object56" text:anchor-type="as-char" svg:y="-0.2937in" svg:width="1.5654in" svg:height="0.5256in" draw:z-index="55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T30"><text:s/></text:span><text:span text:style-name="T36">an </text:span><text:span text:style-name="T31">(</text:span><text:span text:style-name="T36">m-1)x(m-1) </text:span><text:span text:style-name="T41">orthogonal </text:span><text:span text:style-name="T36">matrix and </text:span><text:span text:style-name="T36"><draw:frame draw:style-name="fr1" draw:name="Object57" text:anchor-type="as-char" svg:y="-0.1626in" svg:width="0.528in" svg:height="0.2319in" draw:z-index="56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36">the </text:span><text:span text:style-name="T39">(m-1)/2x(m-1)/2</text:span><text:span text:style-name="T36"> identity matrix. </text:span></text:p>
      <text:p text:style-name="P37"/>
      <text:p text:style-name="P35">At the center of the <text:span text:style-name="T62">system </text:span>matrix, if <text:span text:style-name="T69">p=</text:span>modulo(n,m-<text:span text:style-name="T17">1</text:span>) <text:span text:style-name="T55">=0</text:span>, then <text:span text:style-name="T15"><draw:frame draw:style-name="fr1" draw:name="Object40" text:anchor-type="as-char" svg:y="-0.1634in" svg:width="0.8429in" svg:height="0.2236in" draw:z-index="14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15">(recognizing that the final </text:span><text:span text:style-name="T15"><draw:frame draw:style-name="fr1" draw:name="Object47" text:anchor-type="as-char" svg:y="-0.172in" svg:width="0.9465in" svg:height="0.2327in" draw:z-index="57"><draw:object xlink:href="./Object 47" xlink:type="simple" xlink:show="embed" xlink:actuate="onLoad"/><draw:image xlink:href="./ObjectReplacements/Object 47" xlink:type="simple" xlink:show="embed" xlink:actuate="onLoad"/></draw:frame></text:span><text:span text:style-name="T15">)</text:span></text:p>
      <text:p text:style-name="P35"/>
      <text:p text:style-name="P28">so that the final inner values are given by</text:p>
      <text:p text:style-name="P34"/>
      <text:p text:style-name="P38"><draw:frame draw:style-name="fr1" draw:name="Object38" text:anchor-type="as-char" svg:y="-0.2008in" svg:width="2.7866in" svg:height="0.2736in" draw:z-index="58"><draw:object xlink:href="./Object 43" xlink:type="simple" xlink:show="embed" xlink:actuate="onLoad"/><draw:image xlink:href="./ObjectReplacements/Object 43" xlink:type="simple" xlink:show="embed" xlink:actuate="onLoad"/><svg:desc>formula</svg:desc></draw:frame><text:span text:style-name="T49">for the last 2*(m-1) values at jj=n/2</text:span></text:p>
      <text:p text:style-name="P38"><text:soft-page-break/><text:span text:style-name="T49">More generally, i</text:span>f <text:span text:style-name="T69">p= </text:span>modulo(n,m-<text:span text:style-name="T47">1</text:span>) <text:span text:style-name="T69">and </text:span><text:span text:style-name="T69"><draw:frame draw:style-name="fr1" draw:name="Object110" text:anchor-type="as-char" svg:y="-0.1484in" svg:width="0.4102in" svg:height="0.1839in" draw:z-index="59"><draw:object xlink:href="./Object 110" xlink:type="simple" xlink:show="embed" xlink:actuate="onLoad"/><draw:image xlink:href="./ObjectReplacements/Object 110" xlink:type="simple" xlink:show="embed" xlink:actuate="onLoad"/><svg:desc>formula</svg:desc></draw:frame></text:span><text:span text:style-name="T21">,</text:span><text:span text:style-name="T20"> </text:span><text:span text:style-name="T22">we have </text:span><text:span text:style-name="T28"><text:s/></text:span><text:span text:style-name="T22">m-</text:span><text:span text:style-name="T28">1</text:span><text:span text:style-name="T22">+p rows lef</text:span><text:span text:style-name="T23">t. <text:s/></text:span><text:span text:style-name="T28">The central rows can be written</text:span></text:p>
      <text:p text:style-name="P59"/>
      <text:p text:style-name="P41"><draw:frame draw:style-name="fr1" draw:name="Object28" text:anchor-type="as-char" svg:y="-0.1484in" svg:width="1.7256in" svg:height="0.2091in" draw:z-index="60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25"/>
      <text:p text:style-name="P57">We can then state that these central values are given by:</text:p>
      <text:p text:style-name="P39"/>
      <text:p text:style-name="P44"><draw:frame draw:style-name="fr1" draw:name="Object51" text:anchor-type="as-char" svg:y="-0.211in" svg:width="3.302in" svg:height="0.2846in" draw:z-index="16"><draw:object xlink:href="./Object 51" xlink:type="simple" xlink:show="embed" xlink:actuate="onLoad"/><draw:image xlink:href="./ObjectReplacements/Object 51" xlink:type="simple" xlink:show="embed" xlink:actuate="onLoad"/><svg:desc>formula</svg:desc></draw:frame><text:span text:style-name="T63">or </text:span></text:p>
      <text:p text:style-name="P77"/>
      <text:p text:style-name="P77"><draw:frame draw:style-name="fr1" draw:name="Object81" text:anchor-type="as-char" svg:y="-0.211in" svg:width="2.8799in" svg:height="0.2846in" draw:z-index="61"><draw:object xlink:href="./Object 81" xlink:type="simple" xlink:show="embed" xlink:actuate="onLoad"/><draw:image xlink:href="./ObjectReplacements/Object 81" xlink:type="simple" xlink:show="embed" xlink:actuate="onLoad"/><svg:desc>formula</svg:desc></draw:frame></text:p>
      <text:p text:style-name="P77"/>
      <text:p text:style-name="P77">where <draw:frame draw:style-name="fr1" draw:name="Object79" text:anchor-type="as-char" svg:y="-0.1634in" svg:width="1.1362in" svg:height="0.2244in" draw:z-index="62"><draw:object xlink:href="./Object 79" xlink:type="simple" xlink:show="embed" xlink:actuate="onLoad"/><draw:image xlink:href="./ObjectReplacements/Object 79" xlink:type="simple" xlink:show="embed" xlink:actuate="onLoad"/><svg:desc>formula</svg:desc></draw:frame>and <draw:frame draw:style-name="fr1" draw:name="Object80" text:anchor-type="as-char" svg:y="-0.1744in" svg:width="0.2291in" svg:height="0.2346in" draw:z-index="63"><draw:object xlink:href="./Object 80" xlink:type="simple" xlink:show="embed" xlink:actuate="onLoad"/><draw:image xlink:href="./ObjectReplacements/Object 80" xlink:type="simple" xlink:show="embed" xlink:actuate="onLoad"/><svg:desc>formula</svg:desc></draw:frame>consists of the last 2*KU+p inner values.</text:p>
      <text:p text:style-name="P44"><text:s/></text:p>
      <text:p text:style-name="P42"><text:span text:style-name="T19"><draw:frame draw:style-name="fr1" draw:name="Object48" text:anchor-type="as-char" svg:y="-0.198in" svg:width="0.211in" svg:height="0.2583in" draw:z-index="64"><draw:object xlink:href="./Object 48" xlink:type="simple" xlink:show="embed" xlink:actuate="onLoad"/><draw:image xlink:href="./ObjectReplacements/Object 48" xlink:type="simple" xlink:show="embed" xlink:actuate="onLoad"/><svg:desc>formula</svg:desc></draw:frame></text:span><text:span text:style-name="T19">is an (m-1) x (m-1+p) orthonormal matrix composed of the (m-1) x (m-1) identity matrix with p=modulo(n,m-1) extra zero rows . Note we use the fact that <text:s/></text:span><text:span text:style-name="T19"><draw:frame draw:style-name="fr1" draw:name="Object27" text:anchor-type="as-char" svg:y="-0.198in" svg:width="0.9839in" svg:height="0.2583in" draw:z-index="65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19"><text:s/>that for the central rows where :</text:span><text:span text:style-name="T19"><draw:frame draw:style-name="fr1" draw:name="Object30" text:anchor-type="as-char" svg:y="-0.2807in" svg:width="4.0299in" svg:height="0.5346in" draw:z-index="66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p>
      <text:p text:style-name="P72"/>
      <text:p text:style-name="P39"/>
      <text:p text:style-name="P45">In summary, the forward algorithm consists of computing the matrix and vector every (m-1) sets of rows with</text:p>
      <text:p text:style-name="P15"/>
      <text:p text:style-name="P15"><draw:frame draw:style-name="fr1" draw:name="Object50" text:anchor-type="as-char" svg:y="-0.2008in" svg:width="1.7965in" svg:height="0.2728in" draw:z-index="17"><draw:object xlink:href="./Object 50" xlink:type="simple" xlink:show="embed" xlink:actuate="onLoad"/><draw:image xlink:href="./ObjectReplacements/Object 50" xlink:type="simple" xlink:show="embed" xlink:actuate="onLoad"/><svg:desc>formula</svg:desc></draw:frame></text:p>
      <text:p text:style-name="P15"/>
      <text:p text:style-name="P47"><draw:frame draw:style-name="fr1" draw:name="Object52" text:anchor-type="as-char" svg:y="-0.2008in" svg:width="2.322in" svg:height="0.2736in" draw:z-index="18"><draw:object xlink:href="./Object 52" xlink:type="simple" xlink:show="embed" xlink:actuate="onLoad"/><draw:image xlink:href="./ObjectReplacements/Object 52" xlink:type="simple" xlink:show="embed" xlink:actuate="onLoad"/><svg:desc>formula</svg:desc></draw:frame></text:p>
      <text:p text:style-name="P45"/>
      <text:p text:style-name="P45"><text:span text:style-name="T48">for</text:span> <text:span text:style-name="T34">n/(m-1) number of times. (integer division)</text:span></text:p>
      <text:p text:style-name="P45"/>
      <text:p text:style-name="P48"><text:span text:style-name="T43">then computing the m-1+p central values needing only </text:span><text:span text:style-name="T36"><draw:frame draw:style-name="fr1" draw:name="Object70" text:anchor-type="as-char" svg:y="-0.1634in" svg:width="0.4138in" svg:height="0.2236in" draw:z-index="67"><draw:object xlink:href="./Object 70" xlink:type="simple" xlink:show="embed" xlink:actuate="onLoad"/><draw:image xlink:href="./ObjectReplacements/Object 70" xlink:type="simple" xlink:show="embed" xlink:actuate="onLoad"/><svg:desc>formula</svg:desc></draw:frame></text:span><text:span text:style-name="T37">and <text:s/></text:span><text:span text:style-name="T37"><draw:frame draw:style-name="fr1" draw:name="Object71" text:anchor-type="as-char" svg:y="-0.1484in" svg:width="0.3744in" svg:height="0.2091in" draw:z-index="82"><draw:object xlink:href="./Object 71" xlink:type="simple" xlink:show="embed" xlink:actuate="onLoad"/><draw:image xlink:href="./ObjectReplacements/Object 71" xlink:type="simple" xlink:show="embed" xlink:actuate="onLoad"/><svg:desc>formula</svg:desc></draw:frame></text:span><text:span text:style-name="T37"><text:s/></text:span></text:p>
      <text:p text:style-name="P39"/>
      <text:p text:style-name="P43"><draw:frame draw:style-name="fr1" draw:name="Object29" text:anchor-type="as-char" svg:y="-0.211in" svg:width="3.302in" svg:height="0.2846in" draw:z-index="88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43"/>
      <text:p text:style-name="P77">or </text:p>
      <text:p text:style-name="P77"/>
      <text:p text:style-name="P77"><draw:frame draw:style-name="fr1" draw:name="Object76" text:anchor-type="as-char" svg:y="-0.211in" svg:width="2.8799in" svg:height="0.2846in" draw:z-index="94"><draw:object xlink:href="./Object 76" xlink:type="simple" xlink:show="embed" xlink:actuate="onLoad"/><draw:image xlink:href="./ObjectReplacements/Object 76" xlink:type="simple" xlink:show="embed" xlink:actuate="onLoad"/><svg:desc>formula</svg:desc></draw:frame></text:p>
      <text:p text:style-name="P77"/>
      <text:p text:style-name="P77">where <draw:frame draw:style-name="fr1" draw:name="Object77" text:anchor-type="as-char" svg:y="-0.1634in" svg:width="1.1362in" svg:height="0.2244in" draw:z-index="96"><draw:object xlink:href="./Object 77" xlink:type="simple" xlink:show="embed" xlink:actuate="onLoad"/><draw:image xlink:href="./ObjectReplacements/Object 77" xlink:type="simple" xlink:show="embed" xlink:actuate="onLoad"/><svg:desc>formula</svg:desc></draw:frame>and <draw:frame draw:style-name="fr1" draw:name="Object78" text:anchor-type="as-char" svg:y="-0.1744in" svg:width="0.2291in" svg:height="0.2346in" draw:z-index="97"><draw:object xlink:href="./Object 78" xlink:type="simple" xlink:show="embed" xlink:actuate="onLoad"/><draw:image xlink:href="./ObjectReplacements/Object 78" xlink:type="simple" xlink:show="embed" xlink:actuate="onLoad"/></draw:frame>consists of the last 2*KU+p inner values.</text:p>
      <text:p text:style-name="P40"/>
      <text:p text:style-name="P48"><text:span text:style-name="T19">where</text:span><text:span text:style-name="T19"><draw:frame draw:style-name="fr1" draw:name="Object54" text:anchor-type="as-char" svg:y="-0.198in" svg:width="0.211in" svg:height="0.2583in" draw:z-index="19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19">is an (m-1) x (m-1+p) matrix composed of the (m-1) x (m-1) identity matrix with p=modulo(n,m-1) extra central zero rows , and </text:span><text:span text:style-name="T19"><draw:frame draw:style-name="fr1" draw:name="Object66" text:anchor-type="as-char" svg:y="-0.1634in" svg:width="0.2591in" svg:height="0.2236in" draw:z-index="68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19">is the (m-1) x (m-1) <text:s/>circular permutation matrix composed of the identity matrix from above.</text:span></text:p>
      <text:p text:style-name="P45"/>
      <text:p text:style-name="P51"><text:soft-page-break/>Once the center values are known the stored matrices<text:span text:style-name="T1"><draw:frame draw:style-name="fr1" draw:name="Object12" text:anchor-type="as-char" svg:y="-0.1634in" svg:width="0.2807in" svg:height="0.2236in" draw:z-index="69"><draw:object xlink:href="./Object 18" xlink:type="simple" xlink:show="embed" xlink:actuate="onLoad"/><draw:image xlink:href="./ObjectReplacements/Object 18" xlink:type="simple" xlink:show="embed" xlink:actuate="onLoad"/><svg:desc>formula</svg:desc></draw:frame></text:span> and vectors <draw:frame draw:style-name="fr1" draw:name="Object13" text:anchor-type="as-char" svg:y="-0.1484in" svg:width="0.2402in" svg:height="0.2091in" draw:z-index="70"><draw:object xlink:href="./Object 19" xlink:type="simple" xlink:show="embed" xlink:actuate="onLoad"/><draw:image xlink:href="./ObjectReplacements/Object 19" xlink:type="simple" xlink:show="embed" xlink:actuate="onLoad"/><svg:desc>formula</svg:desc></draw:frame>are used for back substitution <text:span text:style-name="T50">using </text:span><text:span text:style-name="T50"><draw:frame draw:style-name="fr1" draw:name="Object67" text:anchor-type="as-char" svg:y="-0.1634in" svg:width="1.4909in" svg:height="0.2362in" draw:z-index="71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50">.</text:span></text:p>
      <text:p text:style-name="P45"/>
      <text:p text:style-name="P98"/>
      <text:p text:style-name="P92">Reverse algorithm:</text:p>
      <text:p text:style-name="P84"/>
      <text:p text:style-name="P84">We can also solve the equations in reverse. Defining <draw:frame draw:style-name="fr1" draw:name="Object89" text:anchor-type="as-char" svg:y="-0.1484in" svg:width="1.4374in" svg:height="0.2217in" draw:z-index="72"><draw:object xlink:href="./Object 89" xlink:type="simple" xlink:show="embed" xlink:actuate="onLoad"/><draw:image xlink:href="./ObjectReplacements/Object 89" xlink:type="simple" xlink:show="embed" xlink:actuate="onLoad"/><svg:desc>formula</svg:desc></draw:frame>then <text:span text:style-name="T72">our equations are</text:span></text:p>
      <text:p text:style-name="P84"/>
      <text:p text:style-name="P8"><draw:frame draw:style-name="fr1" draw:name="Object90" text:anchor-type="as-char" svg:y="-0.1752in" svg:width="2.689in" svg:height="0.2472in" draw:z-index="73"><draw:object xlink:href="./Object 90" xlink:type="simple" xlink:show="embed" xlink:actuate="onLoad"/><draw:image xlink:href="./ObjectReplacements/Object 90" xlink:type="simple" xlink:show="embed" xlink:actuate="onLoad"/><svg:desc>formula</svg:desc></draw:frame><text:s/><text:span text:style-name="T67">leading to</text:span></text:p>
      <text:p text:style-name="P8"/>
      <text:p text:style-name="P21"/>
      <text:p text:style-name="P21"><draw:frame draw:style-name="fr1" draw:name="Object91" text:anchor-type="as-char" svg:y="-0.2008in" svg:width="1.7811in" svg:height="0.2728in" draw:z-index="74"><draw:object xlink:href="./Object 91" xlink:type="simple" xlink:show="embed" xlink:actuate="onLoad"/><draw:image xlink:href="./ObjectReplacements/Object 91" xlink:type="simple" xlink:show="embed" xlink:actuate="onLoad"/><svg:desc>formula</svg:desc></draw:frame></text:p>
      <text:p text:style-name="P21"/>
      <text:p text:style-name="P85"><draw:frame draw:style-name="fr1" draw:name="Object92" text:anchor-type="as-char" svg:y="-0.2008in" svg:width="2.3307in" svg:height="0.2736in" draw:z-index="75"><draw:object xlink:href="./Object 92" xlink:type="simple" xlink:show="embed" xlink:actuate="onLoad"/><draw:image xlink:href="./ObjectReplacements/Object 92" xlink:type="simple" xlink:show="embed" xlink:actuate="onLoad"/><svg:desc>formula</svg:desc></draw:frame></text:p>
      <text:p text:style-name="P85"/>
      <text:p text:style-name="P85"><text:span text:style-name="T67">Instead of starting at jj=0, we start at jj=(n-p)/2, and calculate each decreasing jj starting with</text:span><text:span text:style-name="T38"> </text:span><text:span text:style-name="T42"><draw:frame draw:style-name="fr1" draw:name="Object93" text:anchor-type="as-char" svg:y="-0.1484in" svg:width="0.6846in" svg:height="0.2181in" draw:z-index="76"><draw:object xlink:href="./Object 93" xlink:type="simple" xlink:show="embed" xlink:actuate="onLoad"/><draw:image xlink:href="./ObjectReplacements/Object 93" xlink:type="simple" xlink:show="embed" xlink:actuate="onLoad"/><svg:desc>formula</svg:desc></draw:frame></text:span><text:span text:style-name="T37">and</text:span><draw:frame draw:style-name="fr1" draw:name="Object94" text:anchor-type="as-char" svg:y="-0.1484in" svg:width="0.6453in" svg:height="0.2181in" draw:z-index="77"><draw:object xlink:href="./Object 94" xlink:type="simple" xlink:show="embed" xlink:actuate="onLoad"/><draw:image xlink:href="./ObjectReplacements/Object 94" xlink:type="simple" xlink:show="embed" xlink:actuate="onLoad"/><svg:desc>formula</svg:desc></draw:frame>, <text:span text:style-name="T67">which we will define shortly.</text:span></text:p>
      <text:p text:style-name="P85"/>
      <text:p text:style-name="P36">At the <text:span text:style-name="T67">beginning and end, or edges,</text:span> of the <text:span text:style-name="T62">system </text:span>matrix, <text:span text:style-name="T15"><draw:frame draw:style-name="fr1" draw:name="Object95" text:anchor-type="as-char" svg:y="-0.1484in" svg:width="0.8583in" svg:height="0.2091in" draw:z-index="78"><draw:object xlink:href="./Object 95" xlink:type="simple" xlink:show="embed" xlink:actuate="onLoad"/><draw:image xlink:href="./ObjectReplacements/Object 95" xlink:type="simple" xlink:show="embed" xlink:actuate="onLoad"/><svg:desc>formula</svg:desc></draw:frame></text:span><text:span text:style-name="T15">(recognizing that the final </text:span><text:span text:style-name="T15"><draw:frame draw:style-name="fr1" draw:name="Object96" text:anchor-type="as-char" svg:y="-0.172in" svg:width="0.8134in" svg:height="0.2327in" draw:z-index="79"><draw:object xlink:href="./Object 96" xlink:type="simple" xlink:show="embed" xlink:actuate="onLoad"/><draw:image xlink:href="./ObjectReplacements/Object 96" xlink:type="simple" xlink:show="embed" xlink:actuate="onLoad"/><svg:desc>formula</svg:desc></draw:frame></text:span><text:span text:style-name="T15">) so that the last 2*(m-1) values at jj=1 are solved for in terms of jj=2 by</text:span></text:p>
      <text:p text:style-name="P36"/>
      <text:p text:style-name="P36"><draw:frame draw:style-name="fr1" draw:name="Object97" text:anchor-type="as-char" svg:y="-0.2008in" svg:width="2.3799in" svg:height="0.2736in" draw:z-index="80"><draw:object xlink:href="./Object 97" xlink:type="simple" xlink:show="embed" xlink:actuate="onLoad"/><draw:image xlink:href="./ObjectReplacements/Object 97" xlink:type="simple" xlink:show="embed" xlink:actuate="onLoad"/><svg:desc>formula</svg:desc></draw:frame></text:p>
      <text:p text:style-name="P36"/>
      <text:p text:style-name="P84">The 2 x 2 version is given below as an example:</text:p>
      <text:p text:style-name="P86"/>
      <text:p text:style-name="P86"><draw:frame draw:style-name="fr3" draw:name="Object3" text:anchor-type="as-char" svg:y="-0.2992in" svg:width="2.772in" svg:height="0.552in" draw:z-index="98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86"/>
      <text:p text:style-name="P90">The rest of the values are then solved by back substitution <text:span text:style-name="T73">with</text:span><draw:frame draw:style-name="fr1" draw:name="Object88" text:anchor-type="as-char" svg:y="-0.1484in" svg:width="1.4374in" svg:height="0.2217in" draw:z-index="99"><draw:object xlink:href="./Object 88" xlink:type="simple" xlink:show="embed" xlink:actuate="onLoad"/><draw:image xlink:href="./ObjectReplacements/Object 88" xlink:type="simple" xlink:show="embed" xlink:actuate="onLoad"/><svg:desc>formula</svg:desc></draw:frame>.</text:p>
      <text:p text:style-name="P36"/>
      <text:p text:style-name="P84">Here we have implicitly decided to start the iterative solution at <text:s/>jj=(n-p)/2. <text:s/>If p=<text:span text:style-name="T68">modulo(n,m-1) =0, </text:span>then <text:span text:style-name="T78">we have the 2KU x 2KU matrix:</text:span></text:p>
      <text:p text:style-name="P84"/>
      <text:p text:style-name="P84"><draw:frame draw:style-name="fr3" draw:name="Object98" text:anchor-type="as-char" svg:y="-0.289in" svg:width="2.2291in" svg:height="0.5063in" draw:z-index="81"><draw:object xlink:href="./Object 98" xlink:type="simple" xlink:show="embed" xlink:actuate="onLoad"/><draw:image xlink:href="./ObjectReplacements/Object 98" xlink:type="simple" xlink:show="embed" xlink:actuate="onLoad"/><svg:desc>formula</svg:desc></draw:frame><text:s text:c="2"/><text:span text:style-name="T82">because </text:span><text:span text:style-name="T82"><draw:frame draw:style-name="fr1" draw:name="Object127" text:anchor-type="as-char" svg:y="-0.1634in" svg:width="0.9874in" svg:height="0.2236in" draw:z-index="100"><draw:object xlink:href="./Object 127" xlink:type="simple" xlink:show="embed" xlink:actuate="onLoad"/><draw:image xlink:href="./ObjectReplacements/Object 127" xlink:type="simple" xlink:show="embed" xlink:actuate="onLoad"/><svg:desc>formula</svg:desc></draw:frame></text:span></text:p>
      <text:p text:style-name="P84"/>
      <text:p text:style-name="P84">If<draw:frame draw:style-name="fr1" draw:name="Object99" text:anchor-type="as-char" svg:y="-0.1484in" svg:width="0.4102in" svg:height="0.1839in" draw:z-index="83"><draw:object xlink:href="./Object 99" xlink:type="simple" xlink:show="embed" xlink:actuate="onLoad"/><draw:image xlink:href="./ObjectReplacements/Object 99" xlink:type="simple" xlink:show="embed" xlink:actuate="onLoad"/><svg:desc>formula</svg:desc></draw:frame>, <text:span text:style-name="T73">we have p additional values of </text:span><text:span text:style-name="T73"><draw:frame draw:style-name="fr1" draw:name="Object111" text:anchor-type="as-char" svg:y="-0.1484in" svg:width="0.2339in" svg:height="0.2091in" draw:z-index="101"><draw:object xlink:href="./Object 111" xlink:type="simple" xlink:show="embed" xlink:actuate="onLoad"/><draw:image xlink:href="./ObjectReplacements/Object 111" xlink:type="simple" xlink:show="embed" xlink:actuate="onLoad"/><svg:desc>formula</svg:desc></draw:frame></text:span><text:span text:style-name="T73">to solve for, and </text:span>the definitions of<text:span text:style-name="T35"><draw:frame draw:style-name="fr1" draw:name="Object100" text:anchor-type="as-char" svg:y="-0.1484in" svg:width="0.6846in" svg:height="0.2181in" draw:z-index="84"><draw:object xlink:href="./Object 100" xlink:type="simple" xlink:show="embed" xlink:actuate="onLoad"/><draw:image xlink:href="./ObjectReplacements/Object 100" xlink:type="simple" xlink:show="embed" xlink:actuate="onLoad"/><svg:desc>formula</svg:desc></draw:frame></text:span><text:span text:style-name="T37">and</text:span><draw:frame draw:style-name="fr1" draw:name="Object101" text:anchor-type="as-char" svg:y="-0.1484in" svg:width="0.6453in" svg:height="0.2181in" draw:z-index="85"><draw:object xlink:href="./Object 101" xlink:type="simple" xlink:show="embed" xlink:actuate="onLoad"/><draw:image xlink:href="./ObjectReplacements/Object 101" xlink:type="simple" xlink:show="embed" xlink:actuate="onLoad"/><svg:desc>formula</svg:desc></draw:frame><text:span text:style-name="T73">are more complex. <text:s/>There are two cases, p &gt; KU or p &lt; KU, with both reducing to the same solution at p=KU. <text:s/>Consider the central rows:</text:span></text:p>
      <text:p text:style-name="P87"/>
      <text:p text:style-name="P92"><draw:frame draw:style-name="fr1" draw:name="Object113" text:anchor-type="as-char" svg:y="-0.1484in" svg:width="2.6272in" svg:height="0.2181in" draw:z-index="102"><draw:object xlink:href="./Object 113" xlink:type="simple" xlink:show="embed" xlink:actuate="onLoad"/><draw:image xlink:href="./ObjectReplacements/Object 113" xlink:type="simple" xlink:show="embed" xlink:actuate="onLoad"/><svg:desc>formula</svg:desc></draw:frame><text:span text:style-name="T75">a vector p in length vs the definition of </text:span><text:span text:style-name="T75"><draw:frame draw:style-name="fr1" draw:name="Object114" text:anchor-type="as-char" svg:y="-0.1484in" svg:width="0.2063in" svg:height="0.2091in" draw:z-index="111"><draw:object xlink:href="./Object 114" xlink:type="simple" xlink:show="embed" xlink:actuate="onLoad"/><draw:image xlink:href="./ObjectReplacements/Object 114" xlink:type="simple" xlink:show="embed" xlink:actuate="onLoad"/></draw:frame></text:span><text:span text:style-name="T75">at j=(n-p)/2+1:</text:span></text:p>
      <text:p text:style-name="P92"/>
      <text:p text:style-name="P92"/>
      <text:p text:style-name="P92"><text:soft-page-break/><draw:frame draw:style-name="fr1" draw:name="Object115" text:anchor-type="as-char" svg:y="-0.152in" svg:width="5.1465in" svg:height="0.222in" draw:z-index="112"><draw:object xlink:href="./Object 115" xlink:type="simple" xlink:show="embed" xlink:actuate="onLoad"/><draw:image xlink:href="./ObjectReplacements/Object 115" xlink:type="simple" xlink:show="embed" xlink:actuate="onLoad"/><svg:desc>formula</svg:desc></draw:frame></text:p>
      <text:p text:style-name="P92"/>
      <text:p text:style-name="P106"/>
      <text:p text:style-name="P107">If p &gt; KU, then vecto<text:span text:style-name="T76">r</text:span><draw:frame draw:style-name="fr1" draw:name="Object116" text:anchor-type="as-char" svg:y="-0.1484in" svg:width="0.2228in" svg:height="0.2091in" draw:z-index="113"><draw:object xlink:href="./Object 116" xlink:type="simple" xlink:show="embed" xlink:actuate="onLoad"/><draw:image xlink:href="./ObjectReplacements/Object 116" xlink:type="simple" xlink:show="embed" xlink:actuate="onLoad"/></draw:frame> is longer than each half of vector<draw:frame draw:style-name="fr1" draw:name="Object118" text:anchor-type="as-char" svg:y="-0.1484in" svg:width="0.639in" svg:height="0.2181in" draw:z-index="114"><draw:object xlink:href="./Object 118" xlink:type="simple" xlink:show="embed" xlink:actuate="onLoad"/><draw:image xlink:href="./ObjectReplacements/Object 118" xlink:type="simple" xlink:show="embed" xlink:actuate="onLoad"/><svg:desc>formula</svg:desc></draw:frame><text:span text:style-name="T79">so that there is a duplication of the middle 2KU-p rows.</text:span> </text:p>
      <text:p text:style-name="P107"/>
      <text:p text:style-name="P107"><text:span text:style-name="T86">I</text:span>f p &lt; KU, vector<draw:frame draw:style-name="fr1" draw:name="Object119" text:anchor-type="as-char" svg:y="-0.1484in" svg:width="0.2228in" svg:height="0.2091in" draw:z-index="115"><draw:object xlink:href="./Object 119" xlink:type="simple" xlink:show="embed" xlink:actuate="onLoad"/><draw:image xlink:href="./ObjectReplacements/Object 119" xlink:type="simple" xlink:show="embed" xlink:actuate="onLoad"/><svg:desc>formula</svg:desc></draw:frame> is contained within each half of vector<draw:frame draw:style-name="fr1" draw:name="Object117" text:anchor-type="as-char" svg:y="-0.1484in" svg:width="0.639in" svg:height="0.2181in" draw:z-index="116"><draw:object xlink:href="./Object 117" xlink:type="simple" xlink:show="embed" xlink:actuate="onLoad"/><draw:image xlink:href="./ObjectReplacements/Object 117" xlink:type="simple" xlink:show="embed" xlink:actuate="onLoad"/></draw:frame><text:span text:style-name="T77">and an additional 2KU-2p rows are required. <text:s/></text:span></text:p>
      <text:p text:style-name="P107"/>
      <text:p text:style-name="P107"><text:span text:style-name="T77">If p=0, the 2KU rows (and columns) are generated by </text:span><text:span text:style-name="T77"><draw:frame draw:style-name="fr1" draw:name="Object120" text:anchor-type="as-char" svg:y="-0.1484in" svg:width="0.8583in" svg:height="0.2181in" draw:z-index="117"><draw:object xlink:href="./Object 120" xlink:type="simple" xlink:show="embed" xlink:actuate="onLoad"/><draw:image xlink:href="./ObjectReplacements/Object 120" xlink:type="simple" xlink:show="embed" xlink:actuate="onLoad"/><svg:desc>formula</svg:desc></draw:frame></text:span><text:span text:style-name="T77">given above.</text:span></text:p>
      <text:p text:style-name="P106"/>
      <text:p text:style-name="P108">The p rows are generated by the central p equations <text:span text:style-name="T80">given by</text:span><draw:frame draw:style-name="fr1" draw:name="Object121" text:anchor-type="as-char" svg:y="-0.1744in" svg:width="1.4437in" svg:height="0.2437in" draw:z-index="118"><draw:object xlink:href="./Object 121" xlink:type="simple" xlink:show="embed" xlink:actuate="onLoad"/><draw:image xlink:href="./ObjectReplacements/Object 121" xlink:type="simple" xlink:show="embed" xlink:actuate="onLoad"/><svg:desc>formula</svg:desc></draw:frame><text:span text:style-name="T79">where</text:span><text:span text:style-name="T79"><draw:frame draw:style-name="fr1" draw:name="Object124" text:anchor-type="as-char" svg:y="-0.1744in" svg:width="0.4516in" svg:height="0.2346in" draw:z-index="119"><draw:object xlink:href="./Object 124" xlink:type="simple" xlink:show="embed" xlink:actuate="onLoad"/><draw:image xlink:href="./ObjectReplacements/Object 124" xlink:type="simple" xlink:show="embed" xlink:actuate="onLoad"/><svg:desc>formula</svg:desc></draw:frame></text:span><text:span text:style-name="T79">consists of the middle p inner values and </text:span><text:span text:style-name="T79"><draw:frame draw:style-name="fr1" draw:name="Object122" text:anchor-type="as-char" svg:y="-0.1634in" svg:width="0.498in" svg:height="0.2244in" draw:z-index="120"><draw:object xlink:href="./Object 122" xlink:type="simple" xlink:show="embed" xlink:actuate="onLoad"/><draw:image xlink:href="./ObjectReplacements/Object 122" xlink:type="simple" xlink:show="embed" xlink:actuate="onLoad"/></draw:frame></text:span><text:span text:style-name="T79">are p x p <text:s/>and p x 2KU matrices. <text:s/></text:span></text:p>
      <text:p text:style-name="P109"/>
      <text:p text:style-name="P109"><text:span text:style-name="T81">Using the relationship between vector</text:span><text:span text:style-name="T81"><draw:frame draw:style-name="fr1" draw:name="Object123" text:anchor-type="as-char" svg:y="-0.1484in" svg:width="0.2228in" svg:height="0.2091in" draw:z-index="121"><draw:object xlink:href="./Object 123" xlink:type="simple" xlink:show="embed" xlink:actuate="onLoad"/><draw:image xlink:href="./ObjectReplacements/Object 123" xlink:type="simple" xlink:show="embed" xlink:actuate="onLoad"/><svg:desc>formula</svg:desc></draw:frame></text:span><text:span text:style-name="T81"> and vector</text:span><text:span text:style-name="T81"><draw:frame draw:style-name="fr1" draw:name="Object125" text:anchor-type="as-char" svg:y="-0.1484in" svg:width="0.639in" svg:height="0.2181in" draw:z-index="122"><draw:object xlink:href="./Object 125" xlink:type="simple" xlink:show="embed" xlink:actuate="onLoad"/><draw:image xlink:href="./ObjectReplacements/Object 125" xlink:type="simple" xlink:show="embed" xlink:actuate="onLoad"/><svg:desc>formula</svg:desc></draw:frame></text:span><text:span text:style-name="T81">, and</text:span><draw:frame draw:style-name="fr1" draw:name="Object126" text:anchor-type="as-char" svg:y="-0.1484in" svg:width="2.6516in" svg:height="0.2319in" draw:z-index="123"><draw:object xlink:href="./Object 126" xlink:type="simple" xlink:show="embed" xlink:actuate="onLoad"/><draw:image xlink:href="./ObjectReplacements/Object 126" xlink:type="simple" xlink:show="embed" xlink:actuate="onLoad"/><svg:desc>formula</svg:desc></draw:frame>, <text:span text:style-name="T85">we can define </text:span><text:span text:style-name="T42"><draw:frame draw:style-name="fr1" draw:name="Object133" text:anchor-type="as-char" svg:y="-0.1484in" svg:width="0.6846in" svg:height="0.2181in" draw:z-index="124"><draw:object xlink:href="./Object 133" xlink:type="simple" xlink:show="embed" xlink:actuate="onLoad"/><draw:image xlink:href="./ObjectReplacements/Object 133" xlink:type="simple" xlink:show="embed" xlink:actuate="onLoad"/><svg:desc>formula</svg:desc></draw:frame></text:span><text:span text:style-name="T37">and</text:span><text:span text:style-name="T67"><draw:frame draw:style-name="fr1" draw:name="Object134" text:anchor-type="as-char" svg:y="-0.1484in" svg:width="0.6453in" svg:height="0.2181in" draw:z-index="125"><draw:object xlink:href="./Object 134" xlink:type="simple" xlink:show="embed" xlink:actuate="onLoad"/><draw:image xlink:href="./ObjectReplacements/Object 134" xlink:type="simple" xlink:show="embed" xlink:actuate="onLoad"/><svg:desc>formula</svg:desc></draw:frame></text:span><text:span text:style-name="T67">. <text:s text:c="2"/></text:span></text:p>
      <text:p text:style-name="P109"/>
      <text:p text:style-name="P109"><text:span text:style-name="T85">If p &lt; KU, the first p rows of</text:span><text:span text:style-name="T85"><draw:frame draw:style-name="fr1" draw:name="Object135" text:anchor-type="as-char" svg:y="-0.1484in" svg:width="0.6846in" svg:height="0.2181in" draw:z-index="128"><draw:object xlink:href="./Object 135" xlink:type="simple" xlink:show="embed" xlink:actuate="onLoad"/><draw:image xlink:href="./ObjectReplacements/Object 135" xlink:type="simple" xlink:show="embed" xlink:actuate="onLoad"/><svg:desc>formula</svg:desc></draw:frame></text:span><text:span text:style-name="T85">are given by the first p rows of</text:span><text:span text:style-name="T85"><draw:frame draw:style-name="fr1" draw:name="Object136" text:anchor-type="as-char" svg:y="-0.172in" svg:width="0.6354in" svg:height="0.2327in" draw:z-index="129"><draw:object xlink:href="./Object 136" xlink:type="simple" xlink:show="embed" xlink:actuate="onLoad"/><draw:image xlink:href="./ObjectReplacements/Object 136" xlink:type="simple" xlink:show="embed" xlink:actuate="onLoad"/></draw:frame></text:span><text:span text:style-name="T85">and the last p rows of</text:span><text:span text:style-name="T85"><draw:frame draw:style-name="fr1" draw:name="Object137" text:anchor-type="as-char" svg:y="-0.1484in" svg:width="0.6846in" svg:height="0.2181in" draw:z-index="130"><draw:object xlink:href="./Object 137" xlink:type="simple" xlink:show="embed" xlink:actuate="onLoad"/><draw:image xlink:href="./ObjectReplacements/Object 137" xlink:type="simple" xlink:show="embed" xlink:actuate="onLoad"/><svg:desc>formula</svg:desc></draw:frame></text:span><text:span text:style-name="T85">are given by the last p rows of</text:span><text:span text:style-name="T85"><draw:frame draw:style-name="fr1" draw:name="Object138" text:anchor-type="as-char" svg:y="-0.172in" svg:width="0.6354in" svg:height="0.2327in" draw:z-index="131"><draw:object xlink:href="./Object 138" xlink:type="simple" xlink:show="embed" xlink:actuate="onLoad"/><draw:image xlink:href="./ObjectReplacements/Object 138" xlink:type="simple" xlink:show="embed" xlink:actuate="onLoad"/><svg:desc>formula</svg:desc></draw:frame></text:span><text:span text:style-name="T85">. <text:s/>The center of the matrix is a 2KU-2p version of</text:span><text:span text:style-name="T85"><draw:frame draw:style-name="fr1" draw:name="Object139" text:anchor-type="as-char" svg:y="-0.1484in" svg:width="0.2591in" svg:height="0.2091in" draw:z-index="132"><draw:object xlink:href="./Object 139" xlink:type="simple" xlink:show="embed" xlink:actuate="onLoad"/><draw:image xlink:href="./ObjectReplacements/Object 139" xlink:type="simple" xlink:show="embed" xlink:actuate="onLoad"/><svg:desc>formula</svg:desc></draw:frame></text:span><text:span text:style-name="T85">. </text:span></text:p>
      <text:p text:style-name="P109"/>
      <text:p text:style-name="P109"><text:span text:style-name="T85">If p &gt; KU, then first KU rows of</text:span><text:span text:style-name="T85"><draw:frame draw:style-name="fr1" draw:name="Object140" text:anchor-type="as-char" svg:y="-0.1484in" svg:width="0.6846in" svg:height="0.2181in" draw:z-index="133"><draw:object xlink:href="./Object 140" xlink:type="simple" xlink:show="embed" xlink:actuate="onLoad"/><draw:image xlink:href="./ObjectReplacements/Object 140" xlink:type="simple" xlink:show="embed" xlink:actuate="onLoad"/><svg:desc>formula</svg:desc></draw:frame></text:span><text:span text:style-name="T85">are given by the first KU rows of</text:span><text:span text:style-name="T85"><draw:frame draw:style-name="fr1" draw:name="Object141" text:anchor-type="as-char" svg:y="-0.172in" svg:width="0.6354in" svg:height="0.2327in" draw:z-index="134"><draw:object xlink:href="./Object 141" xlink:type="simple" xlink:show="embed" xlink:actuate="onLoad"/><draw:image xlink:href="./ObjectReplacements/Object 141" xlink:type="simple" xlink:show="embed" xlink:actuate="onLoad"/><svg:desc>formula</svg:desc></draw:frame></text:span><text:span text:style-name="T85">and the last KU rows of</text:span><text:span text:style-name="T85"><draw:frame draw:style-name="fr1" draw:name="Object142" text:anchor-type="as-char" svg:y="-0.1484in" svg:width="0.6846in" svg:height="0.2181in" draw:z-index="135"><draw:object xlink:href="./Object 142" xlink:type="simple" xlink:show="embed" xlink:actuate="onLoad"/><draw:image xlink:href="./ObjectReplacements/Object 142" xlink:type="simple" xlink:show="embed" xlink:actuate="onLoad"/><svg:desc>formula</svg:desc></draw:frame></text:span><text:span text:style-name="T85">are given by the last KU rows of</text:span><text:span text:style-name="T85"><draw:frame draw:style-name="fr1" draw:name="Object143" text:anchor-type="as-char" svg:y="-0.172in" svg:width="0.6354in" svg:height="0.2327in" draw:z-index="139"><draw:object xlink:href="./Object 143" xlink:type="simple" xlink:show="embed" xlink:actuate="onLoad"/><draw:image xlink:href="./ObjectReplacements/Object 143" xlink:type="simple" xlink:show="embed" xlink:actuate="onLoad"/><svg:desc>formula</svg:desc></draw:frame></text:span><text:span text:style-name="T85">, resulting in a duplication of the middle 2KU-p rows. <text:s/></text:span><text:span text:style-name="T85"><draw:frame draw:style-name="fr1" draw:name="Object144" text:anchor-type="as-char" svg:y="-0.1484in" svg:width="0.6453in" svg:height="0.2181in" draw:z-index="140"><draw:object xlink:href="./Object 144" xlink:type="simple" xlink:show="embed" xlink:actuate="onLoad"/><draw:image xlink:href="./ObjectReplacements/Object 144" xlink:type="simple" xlink:show="embed" xlink:actuate="onLoad"/><svg:desc>formula</svg:desc></draw:frame></text:span><text:span text:style-name="T85">is similarly defined, using</text:span><text:span text:style-name="T85"><draw:frame draw:style-name="fr1" draw:name="Object145" text:anchor-type="as-char" svg:y="-0.172in" svg:width="0.4929in" svg:height="0.2327in" draw:z-index="141"><draw:object xlink:href="./Object 145" xlink:type="simple" xlink:show="embed" xlink:actuate="onLoad"/><draw:image xlink:href="./ObjectReplacements/Object 145" xlink:type="simple" xlink:show="embed" xlink:actuate="onLoad"/><svg:desc>formula</svg:desc></draw:frame></text:span><text:span text:style-name="T85">and </text:span><text:span text:style-name="T85"><draw:frame draw:style-name="fr1" draw:name="Object146" text:anchor-type="as-char" svg:y="-0.1484in" svg:width="0.3811in" svg:height="0.2181in" draw:z-index="142"><draw:object xlink:href="./Object 146" xlink:type="simple" xlink:show="embed" xlink:actuate="onLoad"/><draw:image xlink:href="./ObjectReplacements/Object 146" xlink:type="simple" xlink:show="embed" xlink:actuate="onLoad"/><svg:desc>formula</svg:desc></draw:frame></text:span><text:span text:style-name="T85">.</text:span></text:p>
      <text:p text:style-name="P92"/>
      <text:p text:style-name="P92">Parallel <text:span text:style-name="T70">algorithm</text:span>:</text:p>
      <text:p text:style-name="P84"/>
      <text:p text:style-name="P96">Although the algorithms developed are iterative and inherently serial, we can solve both <text:span text:style-name="T72">forward and back algorithms </text:span>in parallel, <text:span text:style-name="T72">theoretically cutting down the computation time.</text:span></text:p>
      <text:p text:style-name="P96"/>
      <text:p text:style-name="P89">Note that by definition<draw:frame draw:style-name="fr1" draw:name="Object102" text:anchor-type="as-char" svg:y="-0.1484in" svg:width="1.4374in" svg:height="0.2217in" draw:z-index="86"><draw:object xlink:href="./Object 102" xlink:type="simple" xlink:show="embed" xlink:actuate="onLoad"/><draw:image xlink:href="./ObjectReplacements/Object 102" xlink:type="simple" xlink:show="embed" xlink:actuate="onLoad"/><svg:desc>formula</svg:desc></draw:frame></text:p>
      <text:p text:style-name="P89"/>
      <text:p text:style-name="P89"><text:span text:style-name="T83">Now, recalling that</text:span><draw:frame draw:style-name="fr1" draw:name="Object104" text:anchor-type="as-char" svg:y="-0.1634in" svg:width="1.4909in" svg:height="0.2362in" draw:z-index="143"><draw:object xlink:href="./Object 104" xlink:type="simple" xlink:show="embed" xlink:actuate="onLoad"/><draw:image xlink:href="./ObjectReplacements/Object 104" xlink:type="simple" xlink:show="embed" xlink:actuate="onLoad"/><svg:desc>formula</svg:desc></draw:frame><text:span text:style-name="T83">which is also</text:span> <draw:frame draw:style-name="fr1" draw:name="Object103" text:anchor-type="as-char" svg:y="-0.1634in" svg:width="1.1783in" svg:height="0.2362in" draw:z-index="87"><draw:object xlink:href="./Object 103" xlink:type="simple" xlink:show="embed" xlink:actuate="onLoad"/><draw:image xlink:href="./ObjectReplacements/Object 103" xlink:type="simple" xlink:show="embed" xlink:actuate="onLoad"/><svg:desc>formula</svg:desc></draw:frame>, <text:span text:style-name="T83">then inverting leads to</text:span> <draw:frame draw:style-name="fr1" draw:name="Object105" text:anchor-type="as-char" svg:y="-0.1984in" svg:width="1.5173in" svg:height="0.2717in" draw:z-index="89"><draw:object xlink:href="./Object 105" xlink:type="simple" xlink:show="embed" xlink:actuate="onLoad"/><draw:image xlink:href="./ObjectReplacements/Object 105" xlink:type="simple" xlink:show="embed" xlink:actuate="onLoad"/><svg:desc>formula</svg:desc></draw:frame></text:p>
      <text:p text:style-name="P89"/>
      <text:p text:style-name="P89"><text:span text:style-name="T83">Note however despite that</text:span>:</text:p>
      <text:p text:style-name="P88"><draw:frame draw:style-name="fr1" draw:name="Object106" text:anchor-type="as-char" svg:y="-0.1984in" svg:width="0.7917in" svg:height="0.2717in" draw:z-index="90"><draw:object xlink:href="./Object 106" xlink:type="simple" xlink:show="embed" xlink:actuate="onLoad"/><draw:image xlink:href="./ObjectReplacements/Object 106" xlink:type="simple" xlink:show="embed" xlink:actuate="onLoad"/><svg:desc>formula</svg:desc></draw:frame>and <draw:frame draw:style-name="fr1" draw:name="Object107" text:anchor-type="as-char" svg:y="-0.1984in" svg:width="0.939in" svg:height="0.2717in" draw:z-index="91"><draw:object xlink:href="./Object 107" xlink:type="simple" xlink:show="embed" xlink:actuate="onLoad"/><draw:image xlink:href="./ObjectReplacements/Object 107" xlink:type="simple" xlink:show="embed" xlink:actuate="onLoad"/><svg:desc>formula</svg:desc></draw:frame>. <text:s/></text:p>
      <text:p text:style-name="P88"/>
      <text:p text:style-name="P93">We can use this lack of equality to solve the iteration equations simultaneously forward and backward, starting from the first and last set of z at the edges, jj=1 and also starting from the middle of the matrix at kk=(n-p)/2. <text:s/>Proceeding iteratively from either direction eventually we will be at some value jj=kk+1, and we can solve for the values of z there, then back substitute simultaneously in both directions to solve for the all the values. <text:s/>It is straightforward to show that at some value jj:</text:p>
      <text:p text:style-name="P88"><draw:frame draw:style-name="fr1" draw:name="Object108" text:anchor-type="as-char" svg:y="-0.1992in" svg:width="2.2929in" svg:height="0.272in" draw:z-index="92"><draw:object xlink:href="./Object 108" xlink:type="simple" xlink:show="embed" xlink:actuate="onLoad"/><draw:image xlink:href="./ObjectReplacements/Object 108" xlink:type="simple" xlink:show="embed" xlink:actuate="onLoad"/><svg:desc>formula</svg:desc></draw:frame></text:p>
      <text:p text:style-name="P90"><text:soft-page-break/>and</text:p>
      <text:p text:style-name="P90"><draw:frame draw:style-name="fr1" draw:name="Object109" text:anchor-type="as-char" svg:y="-0.1992in" svg:width="2.5638in" svg:height="0.272in" draw:z-index="93"><draw:object xlink:href="./Object 109" xlink:type="simple" xlink:show="embed" xlink:actuate="onLoad"/><draw:image xlink:href="./ObjectReplacements/Object 109" xlink:type="simple" xlink:show="embed" xlink:actuate="onLoad"/><svg:desc>formula</svg:desc></draw:frame></text:p>
      <text:p text:style-name="P90"/>
      <text:p text:style-name="P91">at the common point <text:span text:style-name="T74">if</text:span><text:span text:style-name="T74"><draw:frame draw:style-name="fr1" draw:name="Object112" text:anchor-type="as-char" svg:y="-0.1984in" svg:width="0.7783in" svg:height="0.2717in" draw:z-index="144"><draw:object xlink:href="./Object 112" xlink:type="simple" xlink:show="embed" xlink:actuate="onLoad"/><draw:image xlink:href="./ObjectReplacements/Object 112" xlink:type="simple" xlink:show="embed" xlink:actuate="onLoad"/><svg:desc>formula</svg:desc></draw:frame></text:span><text:span text:style-name="T74">. <text:s/>We can pick jj=(n/4) so that each iterative series takes half as many steps as either the usual forward or backward algorithm. <text:s text:c="2"/>Since each iterative series is independent, the computation can be done in parallel.</text:span></text:p>
      <text:p text:style-name="P87"/>
      <text:p text:style-name="P87"/>
      <text:p text:style-name="P96"/>
      <text:p text:style-name="P96"><text:span text:style-name="T72">Appendix: </text:span>Definition of matrices</text:p>
      <text:p text:style-name="P87"/>
      <text:p text:style-name="P87"/>
      <text:p text:style-name="P4">In general, an m-point equation, <text:span text:style-name="T3">with m-odd</text:span>, can be written:</text:p>
      <text:p text:style-name="P4"/>
      <text:p text:style-name="P116"><text:s/><text:span text:style-name="T3">in contrast with </text:span><text:span text:style-name="T3"><draw:frame draw:style-name="fr1" draw:name="Object4" text:anchor-type="as-char" svg:y="-0.2807in" svg:width="0.8661in" svg:height="0.4484in" draw:z-index="103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90">l</text:span><text:span text:style-name="T88">etting </text:span><text:span text:style-name="T88"><draw:frame draw:style-name="fr2" draw:name="Object150" text:anchor-type="as-char" svg:y="-0.1484in" svg:width="0.2835in" svg:height="0.1839in" draw:z-index="149"><draw:object xlink:href="./Object 150" xlink:type="simple" xlink:show="embed" xlink:actuate="onLoad"/><draw:image xlink:href="./ObjectReplacements/Object 150" xlink:type="simple" xlink:show="embed" xlink:actuate="onLoad"/><svg:desc>formula</svg:desc></draw:frame></text:span><text:span text:style-name="T89">run from 1 t</text:span><text:span text:style-name="T90">o n</text:span></text:p>
      <text:p text:style-name="P100"/>
      <text:p text:style-name="P4"/>
      <text:p text:style-name="P4"><text:s/><draw:frame draw:style-name="fr1" draw:name="Object82" text:anchor-type="as-char" svg:y="-0.2807in" svg:width="3.2728in" svg:height="0.4484in" draw:z-index="104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4"/>
      <text:p text:style-name="P6">where the AB matrix is m x n, with n the number of points, <text:span text:style-name="T62">similar to </text:span>the general LAPACK band matrix <text:s/><text:span text:style-name="T88">(which we shall call CD)</text:span> (https://www.netlib.org/lapack/lug/node124.html) notation:</text:p>
      <text:p text:style-name="P97"/>
      <text:p text:style-name="P101"><draw:frame draw:style-name="fr1" draw:name="Object6" text:anchor-type="as-char" svg:y="-0.152in" svg:width="3.0661in" svg:height="0.2134in" draw:z-index="105"><draw:object xlink:href="./Object 55" xlink:type="simple" xlink:show="embed" xlink:actuate="onLoad"/><draw:image xlink:href="./ObjectReplacements/Object 55" xlink:type="simple" xlink:show="embed" xlink:actuate="onLoad"/><svg:desc>formula</svg:desc></draw:frame><text:span text:style-name="T69">where the </text:span><text:span text:style-name="Strong_20_Emphasis"><text:span text:style-name="T69">columns</text:span></text:span><text:span text:style-name="T69"> of A are the columns of </text:span><text:span text:style-name="T88">CD</text:span><text:span text:style-name="T69"> and the diagonals of A are the rows of </text:span><text:span text:style-name="T88">CD</text:span><text:span text:style-name="T69">,</text:span></text:p>
      <text:p text:style-name="P101"/>
      <text:p text:style-name="P105">except that we allow wrapping the periodic coefficients and have the <text:span text:style-name="Strong_20_Emphasis">rows</text:span> of A as the columns of AB and the diagonals of A are the rows of AB:</text:p>
      <text:p text:style-name="P102"/>
      <text:p text:style-name="P102"><draw:frame draw:style-name="fr1" draw:name="Object55" text:anchor-type="as-char" svg:y="-0.152in" svg:width="4.4047in" svg:height="0.2134in" draw:z-index="145"><draw:object xlink:href="./Object 62" xlink:type="simple" xlink:show="embed" xlink:actuate="onLoad"/><draw:image xlink:href="./ObjectReplacements/Object 62" xlink:type="simple" xlink:show="embed" xlink:actuate="onLoad"/><svg:desc>formula</svg:desc></draw:frame></text:p>
      <text:p text:style-name="P102"/>
      <text:p text:style-name="P113">Letting <draw:frame draw:style-name="fr2" draw:name="Object147" text:anchor-type="as-char" svg:y="-0.1484in" svg:width="0.1283in" svg:height="0.1839in" draw:z-index="146"><draw:object xlink:href="./Object 147" xlink:type="simple" xlink:show="embed" xlink:actuate="onLoad"/><draw:image xlink:href="./ObjectReplacements/Object 147" xlink:type="simple" xlink:show="embed" xlink:actuate="onLoad"/></draw:frame><text:span text:style-name="T89">run from 1 to 1+2*KU (or 1 to m), with j from 1 to N, AB can efficiently be generated by</text:span></text:p>
      <text:p text:style-name="P113"/>
      <text:p text:style-name="P113"><text:span text:style-name="T89"><text:s/></text:span><text:span text:style-name="T89"><draw:frame draw:style-name="fr2" draw:name="Object148" text:anchor-type="as-char" svg:y="-0.152in" svg:width="3.2098in" svg:height="0.2in" draw:z-index="147"><draw:object xlink:href="./Object 148" xlink:type="simple" xlink:show="embed" xlink:actuate="onLoad"/><draw:image xlink:href="./ObjectReplacements/Object 148" xlink:type="simple" xlink:show="embed" xlink:actuate="onLoad"/></draw:frame></text:span></text:p>
      <text:p text:style-name="P113"/>
      <text:p text:style-name="P114">contrasted with the LAPACK “CD” form:</text:p>
      <text:p text:style-name="P114"/>
      <text:p text:style-name="P114"><draw:frame draw:style-name="fr2" draw:name="Object149" text:anchor-type="as-char" svg:y="-0.152in" svg:width="3.5492in" svg:height="0.2in" draw:z-index="148"><draw:object xlink:href="./Object 149" xlink:type="simple" xlink:show="embed" xlink:actuate="onLoad"/><draw:image xlink:href="./ObjectReplacements/Object 149" xlink:type="simple" xlink:show="embed" xlink:actuate="onLoad"/><svg:desc>formula</svg:desc></draw:frame></text:p>
      <text:p text:style-name="P101"/>
      <text:p text:style-name="P115"><text:span text:style-name="T90">Note that i</text:span>n the non-periodic banded matrix, the coefficients <text:span text:style-name="T90">CD</text:span>(i,j)=0 when i+j-(m+1)/2 is &lt; 1 or &gt; n.</text:p>
      <text:p text:style-name="P115"/>
      <text:p text:style-name="P115"><text:span text:style-name="T90">Then the </text:span><text:span text:style-name="T91">m-point equation, </text:span><text:span text:style-name="T3">with m-odd</text:span><text:span text:style-name="T91">, can be written:</text:span></text:p>
      <text:p text:style-name="P117"/>
      <text:p text:style-name="P117"><draw:frame draw:style-name="fr1" draw:name="Object153" text:anchor-type="as-char" svg:y="-0.1744in" svg:width="1.952in" svg:height="0.2346in" draw:z-index="152"><draw:object xlink:href="./Object 153" xlink:type="simple" xlink:show="embed" xlink:actuate="onLoad"/><draw:image xlink:href="./ObjectReplacements/Object 153" xlink:type="simple" xlink:show="embed" xlink:actuate="onLoad"/><svg:desc>formula</svg:desc></draw:frame><text:s/><text:span text:style-name="T60">and defining </text:span><text:span text:style-name="T60"><draw:frame draw:style-name="fr1" draw:name="Object154" text:anchor-type="as-char" svg:y="-0.2598in" svg:width="0.972in" svg:height="0.4083in" draw:z-index="153"><draw:object xlink:href="./Object 154" xlink:type="simple" xlink:show="embed" xlink:actuate="onLoad"/><draw:image xlink:href="./ObjectReplacements/Object 154" xlink:type="simple" xlink:show="embed" xlink:actuate="onLoad"/><svg:desc>formula</svg:desc></draw:frame></text:span></text:p>
      <text:p text:style-name="P117"/>
      <text:p text:style-name="P117"><text:soft-page-break/><text:span text:style-name="T14">where</text:span><text:span text:style-name="T14"><draw:frame draw:style-name="fr1" draw:name="Object155" text:anchor-type="as-char" svg:y="-0.1484in" svg:width="0.2339in" svg:height="0.2091in" draw:z-index="154"><draw:object xlink:href="./Object 155" xlink:type="simple" xlink:show="embed" xlink:actuate="onLoad"/><draw:image xlink:href="./ObjectReplacements/Object 155" xlink:type="simple" xlink:show="embed" xlink:actuate="onLoad"/><svg:desc>formula</svg:desc></draw:frame></text:span><text:span text:style-name="T14">is understood to be the corresponding vector with length 2 KU (or m-1) <text:s/>defined as</text:span></text:p>
      <text:p text:style-name="P117"/>
      <text:p text:style-name="P118"><draw:frame draw:style-name="fr1" draw:name="Object156" text:anchor-type="as-char" svg:y="-0.152in" svg:width="6.1752in" svg:height="0.222in" draw:z-index="155"><draw:object xlink:href="./Object 156" xlink:type="simple" xlink:show="embed" xlink:actuate="onLoad"/><draw:image xlink:href="./ObjectReplacements/Object 156" xlink:type="simple" xlink:show="embed" xlink:actuate="onLoad"/><svg:desc>formula</svg:desc></draw:frame></text:p>
      <text:p text:style-name="P118"><text:s/></text:p>
      <text:p text:style-name="P117"><text:span text:style-name="T53">with <text:s text:c="2"/></text:span><text:span text:style-name="T53"><draw:frame draw:style-name="fr1" draw:name="Object151" text:anchor-type="as-char" svg:y="-0.1744in" svg:width="0.2409in" svg:height="0.2346in" draw:z-index="150"><draw:object xlink:href="./Object 151" xlink:type="simple" xlink:show="embed" xlink:actuate="onLoad"/><draw:image xlink:href="./ObjectReplacements/Object 151" xlink:type="simple" xlink:show="embed" xlink:actuate="onLoad"/><svg:desc>formula</svg:desc></draw:frame></text:span><text:span text:style-name="T53">defined similarly so that </text:span><text:span text:style-name="T53"><draw:frame draw:style-name="fr1" draw:name="Object152" text:anchor-type="as-char" svg:y="-0.1744in" svg:width="1.1972in" svg:height="0.2346in" draw:z-index="151"><draw:object xlink:href="./Object 152" xlink:type="simple" xlink:show="embed" xlink:actuate="onLoad"/><draw:image xlink:href="./ObjectReplacements/Object 152" xlink:type="simple" xlink:show="embed" xlink:actuate="onLoad"/><svg:desc>formula</svg:desc></draw:frame></text:span><text:span text:style-name="T53">are defined </text:span><text:span text:style-name="T90">below</text:span><text:span text:style-name="T53"> for jj every j KU apart.</text:span></text:p>
      <text:p text:style-name="P56"/>
      <text:p text:style-name="P103">With the above definition of AB[i,j] we have the square (i x k) for each j matrices:</text:p>
      <text:p text:style-name="P95"/>
      <text:p text:style-name="P95"><draw:frame draw:style-name="fr1" draw:name="Object63" text:anchor-type="as-char" svg:y="-0.3484in" svg:width="4.928in" svg:height="0.6366in" draw:z-index="106"><draw:object xlink:href="./Object 63" xlink:type="simple" xlink:show="embed" xlink:actuate="onLoad"/><draw:image xlink:href="./ObjectReplacements/Object 63" xlink:type="simple" xlink:show="embed" xlink:actuate="onLoad"/><svg:desc>formula</svg:desc></draw:frame></text:p>
      <text:p text:style-name="P95"/>
      <text:p text:style-name="P95"/>
      <text:p text:style-name="P95"><draw:frame draw:style-name="fr1" draw:name="Object64" text:anchor-type="as-char" svg:y="-0.3484in" svg:width="4.898in" svg:height="0.6366in" draw:z-index="107"><draw:object xlink:href="./Object 64" xlink:type="simple" xlink:show="embed" xlink:actuate="onLoad"/><draw:image xlink:href="./ObjectReplacements/Object 64" xlink:type="simple" xlink:show="embed" xlink:actuate="onLoad"/><svg:desc>formula</svg:desc></draw:frame></text:p>
      <text:p text:style-name="P95"/>
      <text:p text:style-name="P95"><draw:frame draw:style-name="fr1" draw:name="Object65" text:anchor-type="as-char" svg:y="-0.3484in" svg:width="4.3516in" svg:height="0.6366in" draw:z-index="108"><draw:object xlink:href="./Object 65" xlink:type="simple" xlink:show="embed" xlink:actuate="onLoad"/><draw:image xlink:href="./ObjectReplacements/Object 65" xlink:type="simple" xlink:show="embed" xlink:actuate="onLoad"/><svg:desc>formula</svg:desc></draw:frame></text:p>
      <text:p text:style-name="P95"/>
      <text:p text:style-name="P103"/>
      <text:p text:style-name="P104"><text:span text:style-name="T71">For the forward algorithm, t</text:span>he last Cj<text:span text:style-name="T62">j</text:span> and Pj<text:span text:style-name="T62">j</text:span> are (m-1+p<text:span text:style-name="T54">)</text:span> x (m-1<text:span text:style-name="T54">+</text:span>p<text:span text:style-name="T54">)</text:span>, <text:s/><text:span text:style-name="T71">in combination we define CjL generally even if</text:span><text:span text:style-name="T71"><draw:frame draw:style-name="fr1" draw:name="Object86" text:anchor-type="as-char" svg:y="-0.1484in" svg:width="0.4102in" svg:height="0.1839in" draw:z-index="109"><draw:object xlink:href="./Object 83" xlink:type="simple" xlink:show="embed" xlink:actuate="onLoad"/><draw:image xlink:href="./ObjectReplacements/Object 83" xlink:type="simple" xlink:show="embed" xlink:actuate="onLoad"/><svg:desc>formula</svg:desc></draw:frame></text:span></text:p>
      <text:p text:style-name="P104"/>
      <text:p text:style-name="P103"><draw:frame draw:style-name="fr1" draw:name="Object35" text:anchor-type="as-char" svg:y="-0.2402in" svg:width="5.2181in" svg:height="0.4209in" draw:z-index="110"><draw:object xlink:href="./Object 84" xlink:type="simple" xlink:show="embed" xlink:actuate="onLoad"/><draw:image xlink:href="./ObjectReplacements/Object 84" xlink:type="simple" xlink:show="embed" xlink:actuate="onLoad"/><svg:desc>formula</svg:desc></draw:frame></text:p>
      <text:p text:style-name="P103"/>
      <text:p text:style-name="P99">if p=0, <text:span text:style-name="T66">there are no extra rows:</text:span></text:p>
      <text:p text:style-name="P99"/>
      <text:p text:style-name="P99"><draw:frame draw:style-name="fr1" draw:name="Object87" text:anchor-type="as-char" svg:y="-0.1634in" svg:width="2.6398in" svg:height="0.2335in" draw:z-index="95"><draw:object xlink:href="./Object 9" xlink:type="simple" xlink:show="embed" xlink:actuate="onLoad"/><draw:image xlink:href="./ObjectReplacements/Object 9" xlink:type="simple" xlink:show="embed" xlink:actuate="onLoad"/><svg:desc>formula</svg:desc></draw:frame><text:span text:style-name="T65">using the above definitions at the last j=(n-m+2)/2=(n+1)/2-KU</text:span></text:p>
      <text:p text:style-name="P99"/>
      <text:p text:style-name="P110">For the reverse algorithm, <text:span text:style-name="T84">the middle p equations can be written in the following format:</text:span><text:span text:style-name="T84"><draw:frame draw:style-name="fr1" draw:name="Object130" text:anchor-type="as-char" svg:y="-0.1744in" svg:width="1.4437in" svg:height="0.2437in" draw:z-index="136"><draw:object xlink:href="./Object 130" xlink:type="simple" xlink:show="embed" xlink:actuate="onLoad"/><draw:image xlink:href="./ObjectReplacements/Object 130" xlink:type="simple" xlink:show="embed" xlink:actuate="onLoad"/><svg:desc>formula</svg:desc></draw:frame></text:span><text:span text:style-name="T84">where</text:span><text:span text:style-name="T84"><draw:frame draw:style-name="fr1" draw:name="Object131" text:anchor-type="as-char" svg:y="-0.1744in" svg:width="0.4516in" svg:height="0.2346in" draw:z-index="137"><draw:object xlink:href="./Object 131" xlink:type="simple" xlink:show="embed" xlink:actuate="onLoad"/><draw:image xlink:href="./ObjectReplacements/Object 131" xlink:type="simple" xlink:show="embed" xlink:actuate="onLoad"/><svg:desc>formula</svg:desc></draw:frame></text:span><text:span text:style-name="T84">consists of the last p inner values and </text:span><text:span text:style-name="T84"><draw:frame draw:style-name="fr1" draw:name="Object132" text:anchor-type="as-char" svg:y="-0.1634in" svg:width="0.498in" svg:height="0.2244in" draw:z-index="138"><draw:object xlink:href="./Object 132" xlink:type="simple" xlink:show="embed" xlink:actuate="onLoad"/><draw:image xlink:href="./ObjectReplacements/Object 132" xlink:type="simple" xlink:show="embed" xlink:actuate="onLoad"/><svg:desc>formula</svg:desc></draw:frame></text:span><text:span text:style-name="T84">are the matrices given below with dimensions <text:s/>p x p <text:s/>and p x 2KU. </text:span></text:p>
      <text:p text:style-name="P83"/>
      <text:p text:style-name="P83"><draw:frame draw:style-name="fr1" draw:name="Object128" text:anchor-type="as-char" svg:y="-0.2429in" svg:width="3.7957in" svg:height="0.4374in" draw:z-index="126"><draw:object xlink:href="./Object 128" xlink:type="simple" xlink:show="embed" xlink:actuate="onLoad"/><draw:image xlink:href="./ObjectReplacements/Object 128" xlink:type="simple" xlink:show="embed" xlink:actuate="onLoad"/><svg:desc>formula</svg:desc></draw:frame></text:p>
      <text:p text:style-name="P83"/>
      <text:p text:style-name="P111">and</text:p>
      <text:p text:style-name="P83"/>
      <text:p text:style-name="P83"><draw:frame draw:style-name="fr1" draw:name="Object129" text:anchor-type="as-char" svg:y="-0.3516in" svg:width="5.2673in" svg:height="0.6547in" draw:z-index="127"><draw:object xlink:href="./Object 129" xlink:type="simple" xlink:show="embed" xlink:actuate="onLoad"/><draw:image xlink:href="./ObjectReplacements/Object 129" xlink:type="simple" xlink:show="embed" xlink:actuate="onLoad"/><svg:desc>formula</svg:desc></draw:frame></text:p>
      <text:p text:style-name="P83"/>
      <text:p text:style-name="P83"/>
      <text:p text:style-name="P82"><text:soft-page-break/></text:p>
      <text:p text:style-name="P94">Copyright (c) 2021 <text:s text:c="2"/>Anthony M de Beu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5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27T11:48:36.150657319</meta:creation-date>
    <dc:date>2021-08-31T11:39:27.072355262</dc:date>
    <meta:editing-duration>P4DT20H52M33S</meta:editing-duration>
    <meta:editing-cycles>131</meta:editing-cycles>
    <meta:generator>LibreOffice/7.0.4.2$Linux_x86 LibreOffice_project/00$Build-2</meta:generator>
    <meta:print-date>2021-02-02T11:15:39.552609276</meta:print-date>
    <meta:document-statistic meta:table-count="0" meta:image-count="0" meta:object-count="156" meta:page-count="12" meta:paragraph-count="159" meta:word-count="1521" meta:character-count="8497" meta:non-whitespace-character-count="6976"/>
  </office:meta>
</office:document-meta>
</file>

<file path=Object 1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row>
                <mtable>
                  <mtr>
                    <mtd>
                      <mrow>
                        <msub>
                          <mi>b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a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  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c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</mtable>
                <mtable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i>n</mi>
                          </mstyle>
                        </msub>
                        <mrow/>
                      </mrow>
                    </mtd>
                  </mtr>
                </mtable>
              </mrow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n>1</mn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i>n</mi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o fence="true" stretchy="true">[</mo>
              <mrow>
                <mtable>
                  <mtr>
                    <mtd>
                      <mrow>
                        <msub>
                          <mi>d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sub>
                        <mi>d</mi>
                        <mstyle mathsize="8pt">
                          <mi>n</mi>
                        </mstyle>
                      </msub>
                    </mtd>
                  </mtr>
                </mtable>
              </mrow>
              <mo fence="true" stretchy="true">]</mo>
            </mrow>
          </mrow>
        </mrow>
      </mstyle>
      <mrow/>
    </mrow>
    <annotation encoding="StarMath 5.0"> size 12{ left [ matrix {
b rSub { size 8{1} }  {} # c rSub { size 8{1} }  {} #  "."  {} #  "."  {} ##
a rSub { size 8{2} }  {} # b rSub { size 8{2} }  {} # c rSub { size 8{2} }  {} #  "."  {} ##
 "  ."  {} #  "."  {} #  "."  {} #  "."  {} ##
c rSub { size 8{n} }  {} # 0 {} #  "."  {} #  "." {}
}  matrix {
 "."  {} #  "."  {} # 0 {} # a rSub { size 8{1} }  {} ##
 "."  {} #  "."  {} #  "."  {} # 0 {} ##
 "."  {} # a rSub { size 8{n-1} }  {} # b rSub { size 8{n-1} }  {} # c rSub { size 8{n-1} }  {} ##
 "."  {} # 0 {} # a rSub { size 8{n} }  {} # b rSub { size 8{n} } {}
}  right ] left [ matrix {
z rSub { size 8{1} }  rSup { size 8{""} }  {} ##
 "."  {} ##
 "."  {} ##
z rSub { size 8{n} }  rSup { size 8{""} } 
}  right ]= left [ matrix {
d rSub { size 8{1} }  {} ##
 "."  {} ##
 "."  {} ##
d rSub { size 8{n} } 
}  right ]} {}</annotation>
  </semantics>
</math>
</file>

<file path=Object 10/content.xml><?xml version="1.0" encoding="utf-8"?>
<math xmlns="http://www.w3.org/1998/Math/MathML" display="block">
  <semantics>
    <mstyle mathsize="12pt">
      <mrow>
        <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n>1</mn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i>n</mi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  <mo stretchy="false">=</mo>
          <msup>
            <mrow>
              <mo fence="true" form="prefix" stretchy="true">[</mo>
              <mrow>
                <mtable>
                  <mtr>
                    <mtd>
                      <mrow>
                        <msub>
                          <mi>b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sub>
                          <mi>c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i>n</mi>
                          </mstyle>
                        </msub>
                        <mrow/>
                      </mrow>
                    </mtd>
                  </mtr>
                </mtable>
              </mrow>
              <mo fence="true" form="postfix" stretchy="true">]</mo>
            </mrow>
            <mrow>
              <mo stretchy="false">−</mo>
              <mn>1</mn>
            </mrow>
          </msup>
        </mrow>
        <mrow>
          <mo fence="true" form="prefix" stretchy="true">{</mo>
          <mrow>
            <mrow>
              <mrow>
                <mrow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i>d</mi>
                                <mstyle mathsize="8pt">
                                  <mn>1</mn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sub>
                              <mi>d</mi>
                              <mstyle mathsize="8pt">
                                <mi>n</mi>
                              </mstyle>
                            </msub>
                          </mtd>
                        </mtr>
                      </mtable>
                    </mrow>
                    <mo fence="true" form="postfix" stretchy="true">]</mo>
                  </mrow>
                  <mo stretchy="false">−</mo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i>c</mi>
                                <mstyle mathsize="8pt">
                                  <mn>1</mn>
                                </mstyle>
                              </msub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sub>
                                <mi>a</mi>
                                <mstyle mathsize="8pt">
                                  <mi>n</mi>
                                </mstyle>
                              </msub>
                              <mrow/>
                            </mrow>
                          </mtd>
                        </mtr>
                      </mtable>
                    </mrow>
                    <mo fence="true" form="postfix" stretchy="true">]</mo>
                  </mrow>
                </mrow>
                <mrow>
                  <mo fence="true" form="prefix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n>2</mn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n</mi>
                                <mo stretchy="false">−</mo>
                                <mn>1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form="postfix" stretchy="true">]</mo>
                </mrow>
              </mrow>
              <mrow/>
            </mrow>
          </mrow>
          <mo fence="true" form="postfix" stretchy="true">}</mo>
        </mrow>
      </mrow>
    </mstyle>
    <annotation encoding="StarMath 5.0"> size 12{  left [ matrix {
z rSub { size 8{1} }  rSup { size 8{""} }  {} ##
z rSub { size 8{n} }  rSup { size 8{""} } 
}  right ] = left [ matrix {
b rSub { size 8{1} }  {} # a rSub { size 8{1} } {} ##
c rSub { size 8{n} } {} # b rSub { size 8{n} } {}
}  right ] sup -1 left lbrace { left [ matrix {
d rSub { size 8{1} }  {} ##
d rSub { size 8{n} } 
}  right ]- left [ matrix {
c rSub { size 8{1} }  {} # 0 {} ##
0 {} # a rSub { size 8{n} } {}
}  right ] left [ matrix {
z rSub { size 8{2} }  rSup { size 8{""} }  {} ##
z rSub { size 8{n-1} }  rSup { size 8{""} } 
}  right ]} {} right rbrace }</annotation>
  </semantics>
</math>
</file>

<file path=Object 100/content.xml><?xml version="1.0" encoding="utf-8"?>
<math xmlns="http://www.w3.org/1998/Math/MathML" display="block">
  <semantics>
    <mover accent="true">
      <msub>
        <mi>A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¯</mo>
    </mover>
    <annotation encoding="StarMath 5.0">bar A sub { (n-p)/2 +1}</annotation>
  </semantics>
</math>
</file>

<file path=Object 101/content.xml><?xml version="1.0" encoding="utf-8"?>
<math xmlns="http://www.w3.org/1998/Math/MathML" display="block">
  <semantics>
    <mover accent="true">
      <msub>
        <mi>v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¯</mo>
    </mover>
    <annotation encoding="StarMath 5.0">bar v sub { (n-p)/2 +1}</annotation>
  </semantics>
</math>
</file>

<file path=Object 102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i mathvariant="italic">jj</mi>
                  <mo stretchy="false">+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¯</mo>
            </mover>
          </mrow>
          <mstyle mathsize="8pt">
            <mrow>
              <mi mathvariant="italic">jj</mi>
              <mo stretchy="false">+</mo>
              <mn>1</mn>
            </mrow>
          </mstyle>
        </msub>
      </mstyle>
      <mrow>
        <mover accent="true">
          <msub>
            <mi>z</mi>
            <mi mathvariant="italic">jj</mi>
          </msub>
          <mo stretchy="false">⃗</mo>
        </mover>
        <mo stretchy="false">+</mo>
        <msub>
          <mover accent="true">
            <mi>v</mi>
            <mo stretchy="false">¯</mo>
          </mover>
          <mstyle mathsize="8pt">
            <mrow>
              <mi mathvariant="italic">jj</mi>
              <mo stretchy="false">+</mo>
              <mn>1</mn>
            </mrow>
          </mstyle>
        </msub>
      </mrow>
      <mrow/>
    </mrow>
    <annotation encoding="StarMath 5.0">size 12{ vec z sub {jj+1}=    bar  {A}} rSub { size 8{jj+1} } vec z sub jj + { bar  {v}} rSub { size 8{jj+1} }   {}
</annotation>
  </semantics>
</math>
</file>

<file path=Object 103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i mathvariant="italic">jj</mi>
              </msub>
              <mo stretchy="false">⃗</mo>
            </mover>
            <mo stretchy="false">=</mo>
            <mover accent="true">
              <mi>A</mi>
              <mo stretchy="false">~</mo>
            </mover>
          </mrow>
          <mstyle mathsize="8pt">
            <mi mathvariant="italic">jj</mi>
          </mstyle>
        </msub>
      </mstyle>
      <mrow>
        <mover accent="true">
          <msub>
            <mi>z</mi>
            <mrow>
              <mi mathvariant="italic">jj</mi>
              <mo stretchy="false">+</mo>
              <mn>1</mn>
            </mrow>
          </msub>
          <mo stretchy="false">⃗</mo>
        </mover>
        <mo stretchy="false">+</mo>
        <msub>
          <mover accent="true">
            <mi>v</mi>
            <mo stretchy="false">⃗</mo>
          </mover>
          <mstyle mathsize="8pt">
            <mi mathvariant="italic">jj</mi>
          </mstyle>
        </msub>
      </mrow>
      <mrow/>
    </mrow>
    <annotation encoding="StarMath 5.0">size 12{ vec z sub {jj}=    tilde  {A}} rSub { size 8{jj} } vec z sub {jj+1} + { vec  {v}} rSub { size 8{jj} }   {}
</annotation>
  </semantics>
</math>
</file>

<file path=Object 104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i mathvariant="italic">jj</mi>
                  <mo stretchy="false">−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~</mo>
            </mover>
          </mrow>
          <mstyle mathsize="8pt">
            <mrow>
              <mi mathvariant="italic">jj</mi>
              <mo stretchy="false">−</mo>
              <mn>1</mn>
            </mrow>
          </mstyle>
        </msub>
      </mstyle>
      <mrow>
        <mover accent="true">
          <msub>
            <mi>z</mi>
            <mi mathvariant="italic">jj</mi>
          </msub>
          <mo stretchy="false">⃗</mo>
        </mover>
        <mo stretchy="false">+</mo>
        <msub>
          <mover accent="true">
            <mi>v</mi>
            <mo stretchy="false">⃗</mo>
          </mover>
          <mstyle mathsize="8pt">
            <mrow>
              <mi mathvariant="italic">jj</mi>
              <mo stretchy="false">−</mo>
              <mn>1</mn>
            </mrow>
          </mstyle>
        </msub>
      </mrow>
      <mrow/>
    </mrow>
    <annotation encoding="StarMath 5.0">size 12{ vec z sub {jj-1}=    tilde  {A}} rSub { size 8{jj-1} } vec z sub jj + { vec  {v}} rSub { size 8{jj-1} }   {}
</annotation>
  </semantics>
</math>
</file>

<file path=Object 105/content.xml><?xml version="1.0" encoding="utf-8"?>
<math xmlns="http://www.w3.org/1998/Math/MathML" display="block">
  <semantics>
    <mstyle mathsize="12pt">
      <mrow>
        <mrow>
          <mover accent="true">
            <msub>
              <mi>z</mi>
              <mrow>
                <mi mathvariant="italic">jj</mi>
                <mo stretchy="false">+</mo>
                <mn>1</mn>
              </mrow>
            </msub>
            <mo stretchy="false">⃗</mo>
          </mover>
          <mo stretchy="false">=</mo>
          <mover accent="true">
            <msubsup>
              <mi>A</mi>
              <mstyle mathsize="8pt">
                <mi mathvariant="italic">jj</mi>
              </mstyle>
              <mrow>
                <mo stretchy="false">−</mo>
                <mn>1</mn>
              </mrow>
            </msubsup>
            <mo stretchy="false">~</mo>
          </mover>
        </mrow>
        <mrow>
          <mover accent="true">
            <msub>
              <mi>z</mi>
              <mi mathvariant="italic">jj</mi>
            </msub>
            <mo stretchy="false">⃗</mo>
          </mover>
          <mo stretchy="false">−</mo>
          <msub>
            <mrow>
              <mover accent="true">
                <msubsup>
                  <mi>A</mi>
                  <mi mathvariant="italic">jj</mi>
                  <mrow>
                    <mo stretchy="false">−</mo>
                    <mn>1</mn>
                  </mrow>
                </msubsup>
                <mo stretchy="false">~</mo>
              </mover>
              <mover accent="true">
                <mi>v</mi>
                <mo stretchy="false">⃗</mo>
              </mover>
            </mrow>
            <mstyle mathsize="8pt">
              <mi mathvariant="italic">jj</mi>
            </mstyle>
          </msub>
        </mrow>
        <mrow/>
      </mrow>
    </mstyle>
    <annotation encoding="StarMath 5.0">size 12{ vec z sub {jj+1}=    tilde  {A} sup {-1} rSub { size 8{jj} } vec z sub {jj} - { tilde A sub {jj} sup -1 vec  {v}} rSub { size 8{jj} }   {}}
</annotation>
  </semantics>
</math>
</file>

<file path=Object 106/content.xml><?xml version="1.0" encoding="utf-8"?>
<math xmlns="http://www.w3.org/1998/Math/MathML" display="block">
  <semantics>
    <mrow>
      <mover accent="true">
        <msubsup>
          <mi>A</mi>
          <mstyle mathsize="8pt">
            <mi mathvariant="italic">jj</mi>
          </mstyle>
          <mrow>
            <mo stretchy="false">−</mo>
            <mn>1</mn>
          </mrow>
        </msubsup>
        <mo stretchy="false">~</mo>
      </mover>
      <mo stretchy="false">≠</mo>
      <mover accent="true">
        <msub>
          <mi>A</mi>
          <mrow>
            <mi mathvariant="italic">jj</mi>
            <mo stretchy="false">+</mo>
            <mn>1</mn>
          </mrow>
        </msub>
        <mo stretchy="false">¯</mo>
      </mover>
    </mrow>
    <annotation encoding="StarMath 5.0">tilde  {A} sup {-1} rSub { size 8{jj} } &lt;&gt; bar A sub { jj+1 } 
 </annotation>
  </semantics>
</math>
</file>

<file path=Object 107/content.xml><?xml version="1.0" encoding="utf-8"?>
<math xmlns="http://www.w3.org/1998/Math/MathML" display="block">
  <semantics>
    <mrow>
      <mover accent="true">
        <msubsup>
          <mi>A</mi>
          <mi mathvariant="italic">jj</mi>
          <mrow>
            <mo stretchy="false">−</mo>
            <mn>1</mn>
          </mrow>
        </msubsup>
        <mo stretchy="false">~</mo>
      </mover>
      <mrow>
        <mover accent="true">
          <msub>
            <mi>v</mi>
            <mstyle mathsize="8pt">
              <mi mathvariant="italic">jj</mi>
            </mstyle>
          </msub>
          <mo stretchy="false">⃗</mo>
        </mover>
        <mo stretchy="false">≠</mo>
        <mover accent="true">
          <msub>
            <mi>v</mi>
            <mrow>
              <mi mathvariant="italic">jj</mi>
              <mo stretchy="false">+</mo>
              <mn>1</mn>
            </mrow>
          </msub>
          <mo stretchy="false">¯</mo>
        </mover>
      </mrow>
    </mrow>
    <annotation encoding="StarMath 5.0">tilde A sub {jj} sup -1 vec  {v} rSub { size 8{jj} }   &lt;&gt;bar v sub  { jj+1 }
 </annotation>
  </semantics>
</math>
</file>

<file path=Object 108/content.xml><?xml version="1.0" encoding="utf-8"?>
<math xmlns="http://www.w3.org/1998/Math/MathML" display="block">
  <semantics>
    <mrow>
      <mrow>
        <mover accent="true">
          <msub>
            <mi>z</mi>
            <mi mathvariant="italic">jj</mi>
          </msub>
          <mo stretchy="false">⃗</mo>
        </mover>
        <mo stretchy="false">=</mo>
        <msup>
          <mrow>
            <mo fence="true" stretchy="true">{</mo>
            <mrow>
              <mrow>
                <mrow>
                  <mover accent="true">
                    <mi>I</mi>
                    <mo stretchy="false">~</mo>
                  </mover>
                  <mo stretchy="false">−</mo>
                  <mover accent="true">
                    <msub>
                      <mi>A</mi>
                      <mi mathvariant="italic">jj</mi>
                    </msub>
                    <mo stretchy="false">¯</mo>
                  </mover>
                </mrow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</mrow>
            </mrow>
            <mo fence="true" stretchy="true">}</mo>
          </mrow>
          <mrow>
            <mo stretchy="false">−</mo>
            <mn>1</mn>
          </mrow>
        </msup>
      </mrow>
      <mrow>
        <mo fence="true" stretchy="true">{</mo>
        <mrow>
          <mrow>
            <mover accent="true">
              <msub>
                <mi>A</mi>
                <mi mathvariant="italic">jj</mi>
              </msub>
              <mo stretchy="false">¯</mo>
            </mover>
            <mrow>
              <mover accent="true">
                <msub>
                  <mi>v</mi>
                  <mrow>
                    <mi mathvariant="italic">jj</mi>
                    <mo stretchy="false">−</mo>
                    <mn>1</mn>
                  </mrow>
                </msub>
                <mo stretchy="false">⃗</mo>
              </mover>
              <mo stretchy="false">+</mo>
              <mover accent="true">
                <msub>
                  <mi>v</mi>
                  <mi mathvariant="italic">jj</mi>
                </msub>
                <mo stretchy="false">¯</mo>
              </mover>
            </mrow>
          </mrow>
        </mrow>
        <mo fence="true" stretchy="true">}</mo>
      </mrow>
    </mrow>
    <annotation encoding="StarMath 5.0">vec z sub jj = left lbrace tilde I  - bar A  sub jj tilde A sub {jj-1} right rbrace sup {-1} left lbrace {bar A sub {jj} vec v sub {jj-1} + bar v sub {jj}}right rbrace</annotation>
  </semantics>
</math>
</file>

<file path=Object 109/content.xml><?xml version="1.0" encoding="utf-8"?>
<math xmlns="http://www.w3.org/1998/Math/MathML" display="block">
  <semantics>
    <mrow>
      <mrow>
        <mover accent="true">
          <msub>
            <mi>z</mi>
            <mrow>
              <mi mathvariant="italic">jj</mi>
              <mo stretchy="false">−</mo>
              <mn>1</mn>
            </mrow>
          </msub>
          <mo stretchy="false">⃗</mo>
        </mover>
        <mo stretchy="false">=</mo>
        <msup>
          <mrow>
            <mo fence="true" stretchy="true">{</mo>
            <mrow>
              <mrow>
                <mrow>
                  <mover accent="true">
                    <mi>I</mi>
                    <mo stretchy="false">~</mo>
                  </mover>
                  <mo stretchy="false">−</mo>
                  <mover accent="true">
                    <msub>
                      <mi>A</mi>
                      <mrow>
                        <mi mathvariant="italic">jj</mi>
                        <mo stretchy="false">−</mo>
                        <mn>1</mn>
                      </mrow>
                    </msub>
                    <mo stretchy="false">~</mo>
                  </mover>
                </mrow>
                <mover accent="true">
                  <msub>
                    <mi>A</mi>
                    <mi mathvariant="italic">jj</mi>
                  </msub>
                  <mo stretchy="false">¯</mo>
                </mover>
              </mrow>
            </mrow>
            <mo fence="true" stretchy="true">}</mo>
          </mrow>
          <mrow>
            <mo stretchy="false">−</mo>
            <mn>1</mn>
          </mrow>
        </msup>
      </mrow>
      <mrow>
        <mo fence="true" stretchy="true">{</mo>
        <mrow>
          <mrow>
            <mover accent="true">
              <msub>
                <mi>A</mi>
                <mrow>
                  <mi mathvariant="italic">jj</mi>
                  <mo stretchy="false">−</mo>
                  <mn>1</mn>
                </mrow>
              </msub>
              <mo stretchy="false">~</mo>
            </mover>
            <mrow>
              <mover accent="true">
                <msub>
                  <mi>v</mi>
                  <mi mathvariant="italic">jj</mi>
                </msub>
                <mo stretchy="false">¯</mo>
              </mover>
              <mo stretchy="false">+</mo>
              <mover accent="true">
                <msub>
                  <mi>v</mi>
                  <mrow>
                    <mi mathvariant="italic">jj</mi>
                    <mo stretchy="false">−</mo>
                    <mn>1</mn>
                  </mrow>
                </msub>
                <mo stretchy="false">⃗</mo>
              </mover>
            </mrow>
          </mrow>
        </mrow>
        <mo fence="true" stretchy="true">}</mo>
      </mrow>
    </mrow>
    <annotation encoding="StarMath 5.0">vec z sub {jj-1} = left lbrace tilde I  - tilde A  sub {jj-1} bar A sub {jj} right rbrace sup {-1} left lbrace {tilde A sub {jj-1} bar v sub {jj} + vec v sub {jj-1}}right rbrace</annotation>
  </semantics>
</math>
</file>

<file path=Object 11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row>
          <msub>
            <mi>a</mi>
            <mi mathvariant="italic">ij</mi>
          </msub>
          <msub>
            <mi>z</mi>
            <mi>j</mi>
          </msub>
        </mrow>
      </mrow>
      <mo stretchy="false">=</mo>
      <msub>
        <mi>b</mi>
        <mi>j</mi>
      </msub>
    </mrow>
    <annotation encoding="StarMath 5.0">sum from i=1 to n {a_{ij}z_{ j }}=b_{ j }</annotation>
  </semantics>
</math>
</file>

<file path=Object 110/content.xml><?xml version="1.0" encoding="utf-8"?>
<math xmlns="http://www.w3.org/1998/Math/MathML" display="block">
  <semantics>
    <mrow>
      <mi>p</mi>
      <mo stretchy="false">≠</mo>
      <mn>0</mn>
    </mrow>
    <annotation encoding="StarMath 5.0">p &lt;&gt; 0 </annotation>
  </semantics>
</math>
</file>

<file path=Object 111/content.xml><?xml version="1.0" encoding="utf-8"?>
<math xmlns="http://www.w3.org/1998/Math/MathML" display="block">
  <semantics>
    <mover accent="true">
      <msub>
        <mi>z</mi>
        <mi mathvariant="italic">jj</mi>
      </msub>
      <mo stretchy="false">⃗</mo>
    </mover>
    <annotation encoding="StarMath 5.0">vec z sub jj</annotation>
  </semantics>
</math>
</file>

<file path=Object 112/content.xml><?xml version="1.0" encoding="utf-8"?>
<math xmlns="http://www.w3.org/1998/Math/MathML" display="block">
  <semantics>
    <mrow>
      <mover accent="true">
        <msubsup>
          <mi>A</mi>
          <mstyle mathsize="8pt">
            <mrow>
              <mi mathvariant="italic">jj</mi>
              <mo stretchy="false">−</mo>
              <mn>1</mn>
            </mrow>
          </mstyle>
          <mrow>
            <mo stretchy="false">−</mo>
            <mn>1</mn>
          </mrow>
        </msubsup>
        <mo stretchy="false">~</mo>
      </mover>
      <mo stretchy="false">≠</mo>
      <mover accent="true">
        <msub>
          <mi>A</mi>
          <mi mathvariant="italic">jj</mi>
        </msub>
        <mo stretchy="false">¯</mo>
      </mover>
    </mrow>
    <annotation encoding="StarMath 5.0">tilde  {A} sup {-1} rSub { size 8{jj-1} } &lt;&gt; bar A sub { jj } 
 </annotation>
  </semantics>
</math>
</file>

<file path=Object 113/content.xml><?xml version="1.0" encoding="utf-8"?>
<math xmlns="http://www.w3.org/1998/Math/MathML" display="block">
  <semantics>
    <mrow>
      <mrow>
        <mover accent="true">
          <msub>
            <mi>z</mi>
            <mi>p</mi>
          </msub>
          <mo stretchy="false">⃗</mo>
        </mover>
        <mo stretchy="false">=</mo>
        <mtext>{ </mtext>
      </mrow>
      <msub>
        <mi>z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i>,</mi>
      <msub>
        <mi>z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2</mn>
        </mrow>
      </msub>
      <mi>,</mi>
      <mn>....</mn>
      <msub>
        <mi>z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i>p</mi>
        </mrow>
      </msub>
      <mtext>}</mtext>
    </mrow>
    <annotation encoding="StarMath 5.0">vec z sub {p} = "{ " z sub {(n-p)/2+1}, z sub { {(n-p)/2+2} },.... z sub {(n-p)/2+p} "}" </annotation>
  </semantics>
</math>
</file>

<file path=Object 114/content.xml><?xml version="1.0" encoding="utf-8"?>
<math xmlns="http://www.w3.org/1998/Math/MathML" display="block">
  <semantics>
    <mover accent="true">
      <msub>
        <mi>z</mi>
        <mi>j</mi>
      </msub>
      <mo stretchy="false">⃗</mo>
    </mover>
    <annotation encoding="StarMath 5.0">vec z sub j</annotation>
  </semantics>
</math>
</file>

<file path=Object 115/content.xml><?xml version="1.0" encoding="utf-8"?>
<math xmlns="http://www.w3.org/1998/Math/MathML" display="block">
  <semantics>
    <mrow>
      <mover accent="true">
        <msub>
          <mi>z</mi>
          <mrow>
            <mrow>
              <mrow>
                <mo fence="true" form="prefix" stretchy="false">(</mo>
                <mrow>
                  <mrow>
                    <mi>n</mi>
                    <mo stretchy="false">−</mo>
                    <mi>p</mi>
                  </mrow>
                </mrow>
                <mo fence="true" form="postfix" stretchy="false">)</mo>
              </mrow>
              <mo stretchy="false">/</mo>
              <mn>2</mn>
            </mrow>
            <mo stretchy="false">+</mo>
            <mn>1</mn>
          </mrow>
        </msub>
        <mo stretchy="false">⃗</mo>
      </mover>
      <mo stretchy="false">=</mo>
      <mrow>
        <mo fence="true" form="prefix" stretchy="false">(</mo>
        <mrow>
          <mrow>
            <msub>
              <mi>z</mi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−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n>1</mn>
              </mrow>
            </msub>
            <mi>,</mi>
            <msub>
              <mi>z</mi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−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n>2</mn>
              </mrow>
            </msub>
            <mn>....</mn>
            <msub>
              <mi>z</mi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−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i mathvariant="italic">KU</mi>
              </mrow>
            </msub>
            <mi>,</mi>
            <msub>
              <mi>z</mi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+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n>3</mn>
                <mo stretchy="false">−</mo>
                <mi mathvariant="italic">KU</mi>
              </mrow>
            </msub>
            <mn>...</mn>
            <msub>
              <mi>z</mi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+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n>1</mn>
              </mrow>
            </msub>
            <mi>,</mi>
            <msub>
              <mi>z</mi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+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n>2</mn>
              </mrow>
            </msub>
          </mrow>
        </mrow>
        <mo fence="true" form="postfix" stretchy="false">)</mo>
      </mrow>
    </mrow>
    <annotation encoding="StarMath 5.0">vec z sub {(n-p)/2+1} =

(z sub {(n-p)/2+1},z sub {(n-p)/2+2}....z sub {(n-p)/2+KU},z sub {(n+p)/2+3-KU}...z sub {(n+p)/2+1},z sub {(n+p)/2+2 })</annotation>
  </semantics>
</math>
</file>

<file path=Object 116/content.xml><?xml version="1.0" encoding="utf-8"?>
<math xmlns="http://www.w3.org/1998/Math/MathML" display="block">
  <semantics>
    <mover accent="true">
      <msub>
        <mi>z</mi>
        <mi>p</mi>
      </msub>
      <mo stretchy="false">⃗</mo>
    </mover>
    <annotation encoding="StarMath 5.0">vec z sub p
</annotation>
  </semantics>
</math>
</file>

<file path=Object 117/content.xml><?xml version="1.0" encoding="utf-8"?>
<math xmlns="http://www.w3.org/1998/Math/MathML" display="block">
  <semantics>
    <mover accent="true">
      <msub>
        <mi>z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⃗</mo>
    </mover>
    <annotation encoding="StarMath 5.0">vec z sub { (n-p)/2+1 }</annotation>
  </semantics>
</math>
</file>

<file path=Object 118/content.xml><?xml version="1.0" encoding="utf-8"?>
<math xmlns="http://www.w3.org/1998/Math/MathML" display="block">
  <semantics>
    <mover accent="true">
      <msub>
        <mi>z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⃗</mo>
    </mover>
    <annotation encoding="StarMath 5.0">vec z sub { (n-p)/2+1 }</annotation>
  </semantics>
</math>
</file>

<file path=Object 119/content.xml><?xml version="1.0" encoding="utf-8"?>
<math xmlns="http://www.w3.org/1998/Math/MathML" display="block">
  <semantics>
    <mover accent="true">
      <msub>
        <mi>z</mi>
        <mi>p</mi>
      </msub>
      <mo stretchy="false">⃗</mo>
    </mover>
    <annotation encoding="StarMath 5.0">vec z sub p
</annotation>
  </semantics>
</math>
</file>

<file path=Object 12/content.xml><?xml version="1.0" encoding="utf-8"?>
<math xmlns="http://www.w3.org/1998/Math/MathML" display="block">
  <semantics>
    <mrow>
      <mrow>
        <mrow>
          <mo fence="true" form="prefix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n</mi>
                          <mo stretchy="false">/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row>
                          <mi>n</mi>
                          <mo stretchy="false">/</mo>
                          <mn>2</mn>
                        </mrow>
                        <mo stretchy="false">+</mo>
                        <mn>1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form="postfix" stretchy="true">]</mo>
        </mrow>
        <mo stretchy="false">=</mo>
        <msup>
          <mrow>
            <mo fence="true" form="prefix" stretchy="true">{</mo>
            <mrow>
              <mstyle mathsize="12pt">
                <msub>
                  <mrow>
                    <mrow>
                      <mrow>
                        <mo fence="true" form="prefix" stretchy="true">[</mo>
                        <mrow>
                          <mtable>
                            <mtr>
                              <mtd>
                                <mrow>
                                  <msub>
                                    <mi>b</mi>
                                    <mstyle mathsize="8pt">
                                      <mrow>
                                        <mi>n</mi>
                                        <mo stretchy="false">/</mo>
                                        <mn>2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  <mtd>
                                <mrow>
                                  <msub>
                                    <mi>c</mi>
                                    <mstyle mathsize="8pt">
                                      <mrow>
                                        <mi>n</mi>
                                        <mo stretchy="false">/</mo>
                                        <mn>2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</mtr>
                            <mtr>
                              <mtd>
                                <mrow>
                                  <msub>
                                    <mi>a</mi>
                                    <mstyle mathsize="8pt">
                                      <mrow>
                                        <mrow>
                                          <mi>n</mi>
                                          <mo stretchy="false">/</mo>
                                          <mn>2</mn>
                                        </mrow>
                                        <mo stretchy="false">+</mo>
                                        <mn>1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  <mtd>
                                <mrow>
                                  <msub>
                                    <mi>b</mi>
                                    <mstyle mathsize="8pt">
                                      <mrow>
                                        <mrow>
                                          <mi>n</mi>
                                          <mo stretchy="false">/</mo>
                                          <mn>2</mn>
                                        </mrow>
                                        <mo stretchy="false">+</mo>
                                        <mn>1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</mtr>
                          </mtable>
                        </mrow>
                        <mo fence="true" form="postfix" stretchy="true">]</mo>
                      </mrow>
                      <mo stretchy="false">+</mo>
                      <mrow>
                        <mo fence="true" form="prefix" stretchy="true">[</mo>
                        <mrow>
                          <mtable>
                            <mtr>
                              <mtd>
                                <mrow>
                                  <msub>
                                    <mi>a</mi>
                                    <mstyle mathsize="8pt">
                                      <mrow>
                                        <mi>n</mi>
                                        <mo stretchy="false">/</mo>
                                        <mn>2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  <mtd>
                                <mrow>
                                  <mn>0</mn>
                                  <mrow/>
                                </mrow>
                              </mtd>
                            </mtr>
                            <mtr>
                              <mtd>
                                <mrow>
                                  <mn>0</mn>
                                  <mrow/>
                                </mrow>
                              </mtd>
                              <mtd>
                                <mrow>
                                  <msub>
                                    <mi>c</mi>
                                    <mstyle mathsize="8pt">
                                      <mrow>
                                        <mrow>
                                          <mi>n</mi>
                                          <mo stretchy="false">/</mo>
                                          <mn>2</mn>
                                        </mrow>
                                        <mo stretchy="false">+</mo>
                                        <mn>1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</mtr>
                          </mtable>
                        </mrow>
                        <mo fence="true" form="postfix" stretchy="true">]</mo>
                      </mrow>
                    </mrow>
                    <mover accent="true">
                      <mi>A</mi>
                      <mo stretchy="false">~</mo>
                    </mover>
                  </mrow>
                  <mstyle mathsize="8pt">
                    <mrow>
                      <mrow>
                        <mi>n</mi>
                        <mo stretchy="false">/</mo>
                        <mn>2</mn>
                      </mrow>
                      <mo stretchy="false">−</mo>
                      <mn>1</mn>
                    </mrow>
                  </mstyle>
                </msub>
              </mstyle>
            </mrow>
            <mo fence="true" form="postfix" stretchy="true">}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row>
                                <mi>n</mi>
                                <mo stretchy="false">/</mo>
                                <mn>2</mn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row>
                                <mi>n</mi>
                                <mo stretchy="false">/</mo>
                                <mn>2</mn>
                              </mrow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form="postfix" stretchy="true">]</mo>
              </mrow>
              <mo stretchy="false">−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/</mo>
                                <mn>2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c</mi>
                            <mstyle mathsize="8pt">
                              <mrow>
                                <mrow>
                                  <mi>n</mi>
                                  <mo stretchy="false">/</mo>
                                  <mn>2</mn>
                                </mrow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  <msub>
              <mover accent="true">
                <mi>v</mi>
                <mo stretchy="false">⃗</mo>
              </mover>
              <mstyle mathsize="8pt">
                <mrow>
                  <mrow>
                    <mi>n</mi>
                    <mo stretchy="false">/</mo>
                    <mn>2</mn>
                  </mrow>
                  <mo stretchy="false">−</mo>
                  <mn>1</mn>
                </mrow>
              </mstyle>
            </msub>
          </mrow>
        </mrow>
        <mo fence="true" form="postfix" stretchy="true">}</mo>
      </mrow>
    </mrow>
    <annotation encoding="StarMath 5.0"> left [ matrix {
z rSub { size 8{n/2} }  rSup { size 8{""} }  {} ##
z rSub { size 8{n/2+1} }  rSup { size 8{""} } 
}  right ] =left lbrace size 12{ left [ matrix {
b rSub { size 8{n/2} }  {} # c rSub { size 8{n/2} } {} ##
a rSub { size 8{n/2+1} } {} # b rSub { size 8{n/2+1} } {}
}  right ]+ left [ matrix {
a rSub { size 8{n/2} }  {} # 0 {} ##
0 {} # c rSub { size 8{n/2+1} } {}
}  right ]  tilde  {A}} rSub { size 8{n/2-1} }  right rbrace sup {-1} left lbrace left [ matrix {
d rSub { size 8{n/2} }  {} ##
d rSub { size 8{n/2+1} } 
}  right ]- 
 left [ matrix {
a rSub { size 8{n/2} }  {} # 0 {} ##
0 {} # c rSub { size 8{n/2+1} } {}
}  right ]{ vec  {v}} rSub { size 8{n/2-1}} right rbrace

</annotation>
  </semantics>
</math>
</file>

<file path=Object 120/content.xml><?xml version="1.0" encoding="utf-8"?>
<math xmlns="http://www.w3.org/1998/Math/MathML" display="block">
  <semantics>
    <mrow>
      <mover accent="true">
        <msub>
          <mi>A</mi>
          <mrow>
            <mrow>
              <mrow>
                <mo fence="true" form="prefix" stretchy="false">(</mo>
                <mrow>
                  <mi>n</mi>
                </mrow>
                <mo fence="true" form="postfix" stretchy="false">)</mo>
              </mrow>
              <mo stretchy="false">/</mo>
              <mn>2</mn>
            </mrow>
            <mo stretchy="false">+</mo>
            <mn>1</mn>
          </mrow>
        </msub>
        <mo stretchy="false">¯</mo>
      </mover>
      <mo stretchy="false">=</mo>
      <mover accent="true">
        <msub>
          <mi>A</mi>
          <mn>0</mn>
        </msub>
        <mo stretchy="false">¯</mo>
      </mover>
    </mrow>
    <annotation encoding="StarMath 5.0">bar A sub { (n)/2+1 } = bar A sub 0</annotation>
  </semantics>
</math>
</file>

<file path=Object 121/content.xml><?xml version="1.0" encoding="utf-8"?>
<math xmlns="http://www.w3.org/1998/Math/MathML" display="block">
  <semantics>
    <mrow>
      <mover accent="true">
        <msub>
          <mi>C</mi>
          <mi>p</mi>
        </msub>
        <mo stretchy="false">~</mo>
      </mover>
      <mrow>
        <mover accent="true">
          <msub>
            <mi>z</mi>
            <mi>p</mi>
          </msub>
          <mo stretchy="false">⃗</mo>
        </mover>
        <mo stretchy="false">+</mo>
        <mover accent="true">
          <msub>
            <mi>S</mi>
            <mi>p</mi>
          </msub>
          <mo stretchy="false">~</mo>
        </mover>
      </mrow>
      <mrow>
        <mover accent="true">
          <msub>
            <mi>z</mi>
            <mrow>
              <mrow>
                <mo fence="true" form="prefix" stretchy="false">(</mo>
                <mrow>
                  <mrow>
                    <mi>n</mi>
                    <mo stretchy="false">−</mo>
                    <mi>p</mi>
                  </mrow>
                </mrow>
                <mo fence="true" form="postfix" stretchy="false">)</mo>
              </mrow>
              <mo stretchy="false">/</mo>
              <mn>2</mn>
            </mrow>
          </msub>
          <mo stretchy="false">⃗</mo>
        </mover>
        <mo stretchy="false">=</mo>
        <mover accent="true">
          <msub>
            <mi>b</mi>
            <mi>p</mi>
          </msub>
          <mo stretchy="false">⃗</mo>
        </mover>
      </mrow>
    </mrow>
    <annotation encoding="StarMath 5.0"> tilde C sub p vec { z sub {p} } + tilde S sub {p} vec { z sub {(n-p)/2} } = vec b sub {p} </annotation>
  </semantics>
</math>
</file>

<file path=Object 122/content.xml><?xml version="1.0" encoding="utf-8"?>
<math xmlns="http://www.w3.org/1998/Math/MathML" display="block">
  <semantics>
    <mrow>
      <mover accent="true">
        <msub>
          <mi>C</mi>
          <mi>p</mi>
        </msub>
        <mo stretchy="false">~</mo>
      </mover>
      <mi>,</mi>
      <mover accent="true">
        <msub>
          <mi>S</mi>
          <mi>p</mi>
        </msub>
        <mo stretchy="false">~</mo>
      </mover>
    </mrow>
    <annotation encoding="StarMath 5.0">tilde C sub p,tilde S sub p</annotation>
  </semantics>
</math>
</file>

<file path=Object 123/content.xml><?xml version="1.0" encoding="utf-8"?>
<math xmlns="http://www.w3.org/1998/Math/MathML" display="block">
  <semantics>
    <mover accent="true">
      <msub>
        <mi>z</mi>
        <mi>p</mi>
      </msub>
      <mo stretchy="false">⃗</mo>
    </mover>
    <annotation encoding="StarMath 5.0">vec z sub p
</annotation>
  </semantics>
</math>
</file>

<file path=Object 124/content.xml><?xml version="1.0" encoding="utf-8"?>
<math xmlns="http://www.w3.org/1998/Math/MathML" display="block">
  <semantics>
    <mrow>
      <mover accent="true">
        <msub>
          <mi>z</mi>
          <mi>p</mi>
        </msub>
        <mo stretchy="false">⃗</mo>
      </mover>
      <mi>,</mi>
      <mover accent="true">
        <msub>
          <mi>b</mi>
          <mi>p</mi>
        </msub>
        <mo stretchy="false">⃗</mo>
      </mover>
    </mrow>
    <annotation encoding="StarMath 5.0">vec z sub p ,vec b sub p</annotation>
  </semantics>
</math>
</file>

<file path=Object 125/content.xml><?xml version="1.0" encoding="utf-8"?>
<math xmlns="http://www.w3.org/1998/Math/MathML" display="block">
  <semantics>
    <mover accent="true">
      <msub>
        <mi>z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⃗</mo>
    </mover>
    <annotation encoding="StarMath 5.0">vec z sub { (n-p)/2+1 }</annotation>
  </semantics>
</math>
</file>

<file path=Object 126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row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i>p</mi>
                        </mrow>
                      </mrow>
                      <mo fence="true" form="postfix" stretchy="false">)</mo>
                    </mrow>
                    <mo stretchy="false">/</mo>
                    <mn>2</mn>
                  </mrow>
                  <mo stretchy="false">+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¯</mo>
            </mover>
          </mrow>
          <mstyle mathsize="8pt">
            <mrow>
              <mrow>
                <mrow>
                  <mo fence="true" form="prefix" stretchy="false">(</mo>
                  <mrow>
                    <mrow>
                      <mi>n</mi>
                      <mo stretchy="false">−</mo>
                      <mi>p</mi>
                    </mrow>
                  </mrow>
                  <mo fence="true" form="postfix" stretchy="false">)</mo>
                </mrow>
                <mo stretchy="false">/</mo>
                <mn>2</mn>
              </mrow>
              <mo stretchy="false">+</mo>
              <mn>1</mn>
            </mrow>
          </mstyle>
        </msub>
      </mstyle>
      <mrow>
        <mover accent="true">
          <msub>
            <mi>z</mi>
            <mrow>
              <mrow>
                <mo fence="true" form="prefix" stretchy="false">(</mo>
                <mrow>
                  <mrow>
                    <mi>n</mi>
                    <mo stretchy="false">−</mo>
                    <mi>p</mi>
                  </mrow>
                </mrow>
                <mo fence="true" form="postfix" stretchy="false">)</mo>
              </mrow>
              <mo stretchy="false">/</mo>
              <mn>2</mn>
            </mrow>
          </msub>
          <mo stretchy="false">⃗</mo>
        </mover>
        <mo stretchy="false">+</mo>
        <msub>
          <mover accent="true">
            <mi>v</mi>
            <mo stretchy="false">¯</mo>
          </mover>
          <mstyle mathsize="8pt">
            <mrow>
              <mrow>
                <mrow>
                  <mo fence="true" form="prefix" stretchy="false">(</mo>
                  <mrow>
                    <mrow>
                      <mi>n</mi>
                      <mo stretchy="false">−</mo>
                      <mi>p</mi>
                    </mrow>
                  </mrow>
                  <mo fence="true" form="postfix" stretchy="false">)</mo>
                </mrow>
                <mo stretchy="false">/</mo>
                <mn>2</mn>
              </mrow>
              <mo stretchy="false">+</mo>
              <mn>1</mn>
            </mrow>
          </mstyle>
        </msub>
      </mrow>
      <mrow/>
    </mrow>
    <annotation encoding="StarMath 5.0">size 12{ vec z sub { (n-p)/2 +1}=    bar  {A}} rSub { size 8{ (n-p)/2 +1} } vec z sub {(n-p)/2} + { bar  {v}} rSub { size 8{ (n-p)/2 +1} }   {}
</annotation>
  </semantics>
</math>
</file>

<file path=Object 127/content.xml><?xml version="1.0" encoding="utf-8"?>
<math xmlns="http://www.w3.org/1998/Math/MathML" display="block">
  <semantics>
    <mstyle mathsize="12pt">
      <mrow>
        <mrow>
          <mover accent="true">
            <msub>
              <mi>z</mi>
              <mrow>
                <mrow>
                  <mi>n</mi>
                  <mo stretchy="false">/</mo>
                  <mn>2</mn>
                </mrow>
                <mo stretchy="false">+</mo>
                <mn>1</mn>
              </mrow>
            </msub>
            <mo stretchy="false">⃗</mo>
          </mover>
          <mo stretchy="false">=</mo>
          <mover accent="true">
            <msub>
              <mi>A</mi>
              <mn>0</mn>
            </msub>
            <mo stretchy="false">~</mo>
          </mover>
        </mrow>
        <mover accent="true">
          <msub>
            <mi>z</mi>
            <mrow>
              <mi>n</mi>
              <mo stretchy="false">/</mo>
              <mn>2</mn>
            </mrow>
          </msub>
          <mo stretchy="false">⃗</mo>
        </mover>
      </mrow>
    </mstyle>
    <annotation encoding="StarMath 5.0">size 12{ vec z sub {n/2+1}=    tilde A sub 0 vec z sub {n/2} }</annotation>
  </semantics>
</math>
</file>

<file path=Object 128/content.xml><?xml version="1.0" encoding="utf-8"?>
<math xmlns="http://www.w3.org/1998/Math/MathML" display="block">
  <semantics>
    <mrow>
      <mover accent="true">
        <msub>
          <mi>C</mi>
          <mi>p</mi>
        </msub>
        <mo stretchy="false">~</mo>
      </mover>
      <mo stretchy="false">=</mo>
      <mrow>
        <mo fence="true" form="prefix" stretchy="true">{</mo>
        <mrow>
          <mtable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i mathvariant="italic">KU</mi>
                          <mo stretchy="false">+</mo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      </mtext>
                  <mo stretchy="false">∀</mo>
                  <mi>i</mi>
                  <mi>,</mi>
                  <mi>k</mi>
                  <mtext>{</mtext>
                  <mn>1,2.</mn>
                  <mn>..</mn>
                  <mi>p</mi>
                  <mtext>}</mtext>
                </mrow>
              </mtd>
            </mtr>
            <mtr>
              <mtd>
                <mrow>
                  <mi mathvariant="italic">else</mi>
                  <mtext> 0</mtext>
                  <mtext>                                        </mtext>
                  <mrow>
                    <mi>j</mi>
                    <mo stretchy="false">=</mo>
                    <mrow>
                      <mrow>
                        <mrow>
                          <mo fence="true" form="prefix" stretchy="false">(</mo>
                          <mrow>
                            <mrow>
                              <mi>N</mi>
                              <mo stretchy="false">−</mo>
                              <mi>p</mi>
                            </mrow>
                          </mrow>
                          <mo fence="true" form="postfix" stretchy="false">)</mo>
                        </mrow>
                        <mo stretchy="false">/</mo>
                        <mn>2</mn>
                      </mrow>
                      <mo stretchy="false">+</mo>
                      <mn>1</mn>
                    </mrow>
                  </mrow>
                </mrow>
              </mtd>
            </mtr>
          </mtable>
        </mrow>
        <mo fence="true" form="postfix" stretchy="true">}</mo>
      </mrow>
    </mrow>
    <annotation encoding="StarMath 5.0">tilde C sub p  =
left lbrace alignl  {  stack {{AB[ KU+1+k-i,j+i-1 ]  "          " forall i,k "{"1,2...p "}"}  # else " 0" "                                        " j=(N-p)/2+1 } } right rbrace


  



 </annotation>
  </semantics>
</math>
</file>

<file path=Object 129/content.xml><?xml version="1.0" encoding="utf-8"?>
<math xmlns="http://www.w3.org/1998/Math/MathML" display="block">
  <semantics>
    <mrow>
      <mover accent="true">
        <msub>
          <mi>S</mi>
          <mi>p</mi>
        </msub>
        <mo stretchy="false">~</mo>
      </mover>
      <mo stretchy="false">=</mo>
      <mrow>
        <mo fence="true" form="prefix" stretchy="true">{</mo>
        <mrow>
          <mtable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      </mtext>
                  <mo stretchy="false">∀</mo>
                  <mrow>
                    <mi>k</mi>
                    <mo stretchy="false">≥</mo>
                    <mi>i</mi>
                  </mrow>
                  <mtext>  </mtext>
                  <mtext>k:{</mtext>
                  <mn>1,2.</mn>
                  <mn>..</mn>
                  <mi mathvariant="italic">KU</mi>
                  <mtext>}</mtext>
                  <mo stretchy="false">∀</mo>
                  <mi>i</mi>
                  <mi mathvariant="normal">:</mi>
                  <mtext>{</mtext>
                  <mn>1,2.</mn>
                  <mn>..</mn>
                  <mi>p</mi>
                  <mtext>}</mtext>
                </mrow>
              </mtd>
            </mtr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i>k</mi>
                          <mo stretchy="false">+</mo>
                          <mi>p</mi>
                          <mo stretchy="false">−</mo>
                          <mi>i</mi>
                          <mo stretchy="false">+</mo>
                          <mn>1</mn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</mtext>
                  <mo stretchy="false">∀</mo>
                  <mi>k</mi>
                  <mi mathvariant="normal">:</mi>
                  <mtext>{</mtext>
                  <mrow>
                    <mi mathvariant="italic">KU</mi>
                    <mo stretchy="false">+</mo>
                    <mn>1.</mn>
                  </mrow>
                  <mrow>
                    <mrow>
                      <mn>..2</mn>
                      <mo stretchy="false">∗</mo>
                      <mi mathvariant="italic">KU</mi>
                    </mrow>
                    <mo stretchy="false">−</mo>
                    <mi>p</mi>
                    <mo stretchy="false">+</mo>
                    <mi>i</mi>
                  </mrow>
                  <mtext>}</mtext>
                  <mo stretchy="false">∀</mo>
                  <mi>i</mi>
                  <mi mathvariant="normal">:</mi>
                  <mtext>{</mtext>
                  <mn>1,2.</mn>
                  <mn>..</mn>
                  <mi>p</mi>
                  <mtext>}</mtext>
                </mrow>
              </mtd>
            </mtr>
            <mtr>
              <mtd>
                <mrow>
                  <mi mathvariant="italic">else</mi>
                  <mtext> 0</mtext>
                  <mtext>                                  </mtext>
                  <mrow>
                    <mi>j</mi>
                    <mo stretchy="false">−</mo>
                    <mrow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i>p</mi>
                          </mrow>
                        </mrow>
                        <mo fence="true" form="postfix" stretchy="false">)</mo>
                      </mrow>
                      <mo stretchy="false">/</mo>
                      <mn>2</mn>
                    </mrow>
                    <mo stretchy="false">+</mo>
                    <mn>1</mn>
                  </mrow>
                </mrow>
              </mtd>
            </mtr>
          </mtable>
        </mrow>
        <mo fence="true" form="postfix" stretchy="true">}</mo>
      </mrow>
    </mrow>
    <annotation encoding="StarMath 5.0">tilde S sub p = left lbrace alignl  {  stack {{AB[ 1+k-i,j+i-1 ]  "          " forall k &gt;=i "  "  "k:{"1,2...KU "}"
 forall i: "{"1,2...p "}" } #  {AB[ k+p-i+1,j+i-1 ] "    "forall k: "{" KU+1...2*KU-p+i"}" forall i: "{"1,2...p "}" } # else " 0" "                                  " j-(N-p)/2+1} } right rbrace


  



 </annotation>
  </semantics>
</math>
</file>

<file path=Object 13/content.xml><?xml version="1.0" encoding="utf-8"?>
<math xmlns="http://www.w3.org/1998/Math/MathML" display="block">
  <semantics>
    <mrow>
      <msub>
        <mi>a</mi>
        <mi>j</mi>
      </msub>
      <mrow>
        <msub>
          <mi>z</mi>
          <mrow>
            <mi>j</mi>
            <mo stretchy="false">−</mo>
            <mn>1</mn>
          </mrow>
        </msub>
        <mo stretchy="false">+</mo>
        <msub>
          <mi>b</mi>
          <mi>j</mi>
        </msub>
      </mrow>
      <mrow>
        <msub>
          <mi>z</mi>
          <mi>j</mi>
        </msub>
        <mo stretchy="false">+</mo>
        <msub>
          <mi>c</mi>
          <mi>j</mi>
        </msub>
      </mrow>
      <mrow>
        <msub>
          <mi>z</mi>
          <mrow>
            <mi>j</mi>
            <mo stretchy="false">+</mo>
            <mn>1</mn>
          </mrow>
        </msub>
        <mo stretchy="false">=</mo>
        <msub>
          <mi>d</mi>
          <mi>j</mi>
        </msub>
      </mrow>
    </mrow>
    <annotation encoding="StarMath 5.0">a_{j}z_{ j-1 } +b_{j}z_{ j } + c_{j}z_{ j+1 } = d_{j}</annotation>
  </semantics>
</math>
</file>

<file path=Object 130/content.xml><?xml version="1.0" encoding="utf-8"?>
<math xmlns="http://www.w3.org/1998/Math/MathML" display="block">
  <semantics>
    <mrow>
      <mover accent="true">
        <msub>
          <mi>C</mi>
          <mi>p</mi>
        </msub>
        <mo stretchy="false">~</mo>
      </mover>
      <mrow>
        <mover accent="true">
          <msub>
            <mi>z</mi>
            <mi>p</mi>
          </msub>
          <mo stretchy="false">⃗</mo>
        </mover>
        <mo stretchy="false">+</mo>
        <mover accent="true">
          <msub>
            <mi>S</mi>
            <mi>p</mi>
          </msub>
          <mo stretchy="false">~</mo>
        </mover>
      </mrow>
      <mrow>
        <mover accent="true">
          <msub>
            <mi>z</mi>
            <mrow>
              <mrow>
                <mo fence="true" form="prefix" stretchy="false">(</mo>
                <mrow>
                  <mrow>
                    <mi>n</mi>
                    <mo stretchy="false">−</mo>
                    <mi>p</mi>
                  </mrow>
                </mrow>
                <mo fence="true" form="postfix" stretchy="false">)</mo>
              </mrow>
              <mo stretchy="false">/</mo>
              <mn>2</mn>
            </mrow>
          </msub>
          <mo stretchy="false">⃗</mo>
        </mover>
        <mo stretchy="false">=</mo>
        <mover accent="true">
          <msub>
            <mi>b</mi>
            <mi>p</mi>
          </msub>
          <mo stretchy="false">⃗</mo>
        </mover>
      </mrow>
    </mrow>
    <annotation encoding="StarMath 5.0"> tilde C sub p vec { z sub {p} } + tilde S sub {p} vec { z sub {(n-p)/2} } = vec b sub {p} </annotation>
  </semantics>
</math>
</file>

<file path=Object 131/content.xml><?xml version="1.0" encoding="utf-8"?>
<math xmlns="http://www.w3.org/1998/Math/MathML" display="block">
  <semantics>
    <mrow>
      <mover accent="true">
        <msub>
          <mi>z</mi>
          <mi>p</mi>
        </msub>
        <mo stretchy="false">⃗</mo>
      </mover>
      <mi>,</mi>
      <mover accent="true">
        <msub>
          <mi>b</mi>
          <mi>p</mi>
        </msub>
        <mo stretchy="false">⃗</mo>
      </mover>
    </mrow>
    <annotation encoding="StarMath 5.0">vec z sub p ,vec b sub p</annotation>
  </semantics>
</math>
</file>

<file path=Object 132/content.xml><?xml version="1.0" encoding="utf-8"?>
<math xmlns="http://www.w3.org/1998/Math/MathML" display="block">
  <semantics>
    <mrow>
      <mover accent="true">
        <msub>
          <mi>C</mi>
          <mi>p</mi>
        </msub>
        <mo stretchy="false">~</mo>
      </mover>
      <mi>,</mi>
      <mover accent="true">
        <msub>
          <mi>S</mi>
          <mi>p</mi>
        </msub>
        <mo stretchy="false">~</mo>
      </mover>
    </mrow>
    <annotation encoding="StarMath 5.0">tilde C sub p,tilde S sub p</annotation>
  </semantics>
</math>
</file>

<file path=Object 133/content.xml><?xml version="1.0" encoding="utf-8"?>
<math xmlns="http://www.w3.org/1998/Math/MathML" display="block">
  <semantics>
    <mover accent="true">
      <msub>
        <mi>A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¯</mo>
    </mover>
    <annotation encoding="StarMath 5.0">bar A sub { (n-p)/2 +1}</annotation>
  </semantics>
</math>
</file>

<file path=Object 134/content.xml><?xml version="1.0" encoding="utf-8"?>
<math xmlns="http://www.w3.org/1998/Math/MathML" display="block">
  <semantics>
    <mover accent="true">
      <msub>
        <mi>v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¯</mo>
    </mover>
    <annotation encoding="StarMath 5.0">bar v sub { (n-p)/2 +1}</annotation>
  </semantics>
</math>
</file>

<file path=Object 135/content.xml><?xml version="1.0" encoding="utf-8"?>
<math xmlns="http://www.w3.org/1998/Math/MathML" display="block">
  <semantics>
    <mover accent="true">
      <msub>
        <mi>A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¯</mo>
    </mover>
    <annotation encoding="StarMath 5.0">bar A sub { (n-p)/2 +1}</annotation>
  </semantics>
</math>
</file>

<file path=Object 136/content.xml><?xml version="1.0" encoding="utf-8"?>
<math xmlns="http://www.w3.org/1998/Math/MathML" display="block">
  <semantics>
    <mrow>
      <mrow>
        <mo stretchy="false">−</mo>
        <msubsup>
          <mi>C</mi>
          <mi>p</mi>
          <mrow>
            <mo stretchy="false">−</mo>
            <mn>1</mn>
          </mrow>
        </msubsup>
      </mrow>
      <msub>
        <mi>S</mi>
        <mi>p</mi>
      </msub>
    </mrow>
    <annotation encoding="StarMath 5.0">-C sub p sup { -1 }S sub p</annotation>
  </semantics>
</math>
</file>

<file path=Object 137/content.xml><?xml version="1.0" encoding="utf-8"?>
<math xmlns="http://www.w3.org/1998/Math/MathML" display="block">
  <semantics>
    <mover accent="true">
      <msub>
        <mi>A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¯</mo>
    </mover>
    <annotation encoding="StarMath 5.0">bar A sub { (n-p)/2 +1}</annotation>
  </semantics>
</math>
</file>

<file path=Object 138/content.xml><?xml version="1.0" encoding="utf-8"?>
<math xmlns="http://www.w3.org/1998/Math/MathML" display="block">
  <semantics>
    <mrow>
      <mrow>
        <mo stretchy="false">−</mo>
        <msubsup>
          <mi>C</mi>
          <mi>p</mi>
          <mrow>
            <mo stretchy="false">−</mo>
            <mn>1</mn>
          </mrow>
        </msubsup>
      </mrow>
      <msub>
        <mi>S</mi>
        <mi>p</mi>
      </msub>
    </mrow>
    <annotation encoding="StarMath 5.0">-C sub p sup { -1 }S sub p</annotation>
  </semantics>
</math>
</file>

<file path=Object 139/content.xml><?xml version="1.0" encoding="utf-8"?>
<math xmlns="http://www.w3.org/1998/Math/MathML" display="block">
  <semantics>
    <mover accent="true">
      <msub>
        <mi>A</mi>
        <mn>0</mn>
      </msub>
      <mo stretchy="false">¯</mo>
    </mover>
    <annotation encoding="StarMath 5.0">bar A sub { 0 }</annotation>
  </semantics>
</math>
</file>

<file path=Object 14/content.xml><?xml version="1.0" encoding="utf-8"?>
<math xmlns="http://www.w3.org/1998/Math/MathML" display="block">
  <semantics>
    <mrow>
      <msub>
        <mi>a</mi>
        <mi>j</mi>
      </msub>
      <mrow>
        <msub>
          <mi>z</mi>
          <mrow>
            <mi>j</mi>
            <mo stretchy="false">−</mo>
            <mn>2</mn>
          </mrow>
        </msub>
        <mo stretchy="false">+</mo>
        <msub>
          <mi>b</mi>
          <mi>j</mi>
        </msub>
      </mrow>
      <mrow>
        <msub>
          <mi>z</mi>
          <mrow>
            <mi>j</mi>
            <mo stretchy="false">−</mo>
            <mn>1</mn>
          </mrow>
        </msub>
        <mo stretchy="false">+</mo>
        <msub>
          <mi>c</mi>
          <mi>j</mi>
        </msub>
      </mrow>
      <mrow>
        <msub>
          <mi>z</mi>
          <mi>j</mi>
        </msub>
        <mo stretchy="false">+</mo>
        <msub>
          <mi>d</mi>
          <mi>j</mi>
        </msub>
      </mrow>
      <mrow>
        <msub>
          <mi>z</mi>
          <mrow>
            <mi>j</mi>
            <mo stretchy="false">+</mo>
            <mn>1</mn>
          </mrow>
        </msub>
        <mo stretchy="false">+</mo>
        <msub>
          <mi>e</mi>
          <mi>j</mi>
        </msub>
      </mrow>
      <mrow>
        <msub>
          <mi>z</mi>
          <mrow>
            <mi>j</mi>
            <mo stretchy="false">+</mo>
            <mn>2</mn>
          </mrow>
        </msub>
        <mo stretchy="false">=</mo>
        <msub>
          <mi>f</mi>
          <mi>j</mi>
        </msub>
      </mrow>
    </mrow>
    <annotation encoding="StarMath 5.0">a_{j}z_{ j-2 }+b_{j}z_{ j-1 }+c_{j}z_{ j }+d_{j}z_{ j+1 }+e_{j}z_{ j+2 } = f_{j}
</annotation>
  </semantics>
</math>
</file>

<file path=Object 140/content.xml><?xml version="1.0" encoding="utf-8"?>
<math xmlns="http://www.w3.org/1998/Math/MathML" display="block">
  <semantics>
    <mover accent="true">
      <msub>
        <mi>A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¯</mo>
    </mover>
    <annotation encoding="StarMath 5.0">bar A sub { (n-p)/2 +1}</annotation>
  </semantics>
</math>
</file>

<file path=Object 141/content.xml><?xml version="1.0" encoding="utf-8"?>
<math xmlns="http://www.w3.org/1998/Math/MathML" display="block">
  <semantics>
    <mrow>
      <mrow>
        <mo stretchy="false">−</mo>
        <msubsup>
          <mi>C</mi>
          <mi>p</mi>
          <mrow>
            <mo stretchy="false">−</mo>
            <mn>1</mn>
          </mrow>
        </msubsup>
      </mrow>
      <msub>
        <mi>S</mi>
        <mi>p</mi>
      </msub>
    </mrow>
    <annotation encoding="StarMath 5.0">-C sub p sup { -1 }S sub p</annotation>
  </semantics>
</math>
</file>

<file path=Object 142/content.xml><?xml version="1.0" encoding="utf-8"?>
<math xmlns="http://www.w3.org/1998/Math/MathML" display="block">
  <semantics>
    <mover accent="true">
      <msub>
        <mi>A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¯</mo>
    </mover>
    <annotation encoding="StarMath 5.0">bar A sub { (n-p)/2 +1}</annotation>
  </semantics>
</math>
</file>

<file path=Object 143/content.xml><?xml version="1.0" encoding="utf-8"?>
<math xmlns="http://www.w3.org/1998/Math/MathML" display="block">
  <semantics>
    <mrow>
      <mrow>
        <mo stretchy="false">−</mo>
        <msubsup>
          <mi>C</mi>
          <mi>p</mi>
          <mrow>
            <mo stretchy="false">−</mo>
            <mn>1</mn>
          </mrow>
        </msubsup>
      </mrow>
      <msub>
        <mi>S</mi>
        <mi>p</mi>
      </msub>
    </mrow>
    <annotation encoding="StarMath 5.0">-C sub p sup { -1 }S sub p</annotation>
  </semantics>
</math>
</file>

<file path=Object 144/content.xml><?xml version="1.0" encoding="utf-8"?>
<math xmlns="http://www.w3.org/1998/Math/MathML" display="block">
  <semantics>
    <mover accent="true">
      <msub>
        <mi>v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¯</mo>
    </mover>
    <annotation encoding="StarMath 5.0">bar v sub { (n-p)/2 +1}</annotation>
  </semantics>
</math>
</file>

<file path=Object 145/content.xml><?xml version="1.0" encoding="utf-8"?>
<math xmlns="http://www.w3.org/1998/Math/MathML" display="block">
  <semantics>
    <mrow>
      <msubsup>
        <mi>C</mi>
        <mi>p</mi>
        <mrow>
          <mo stretchy="false">−</mo>
          <mn>1</mn>
        </mrow>
      </msubsup>
      <msub>
        <mi>b</mi>
        <mi>p</mi>
      </msub>
    </mrow>
    <annotation encoding="StarMath 5.0">C sub p sup { -1 }b sub p</annotation>
  </semantics>
</math>
</file>

<file path=Object 146/content.xml><?xml version="1.0" encoding="utf-8"?>
<math xmlns="http://www.w3.org/1998/Math/MathML" display="block">
  <semantics>
    <mover accent="true">
      <msub>
        <mi>v</mi>
        <mrow>
          <mrow>
            <mo fence="true" form="prefix" stretchy="false">(</mo>
            <mrow>
              <mi>n</mi>
            </mrow>
            <mo fence="true" form="postfix" stretchy="false">)</mo>
          </mrow>
          <mo stretchy="false">/</mo>
          <mn>2</mn>
        </mrow>
      </msub>
      <mo stretchy="false">¯</mo>
    </mover>
    <annotation encoding="StarMath 5.0">bar v sub { (n)/2 }</annotation>
  </semantics>
</math>
</file>

<file path=Object 147/content.xml><?xml version="1.0" encoding="utf-8"?>
<math xmlns="http://www.w3.org/1998/Math/MathML" display="block">
  <semantics>
    <mi>i</mi>
    <annotation encoding="StarMath 5.0">i</annotation>
  </semantics>
</math>
</file>

<file path=Object 148/content.xml><?xml version="1.0" encoding="utf-8"?>
<math xmlns="http://www.w3.org/1998/Math/MathML" display="block">
  <semantics>
    <mrow>
      <mi mathvariant="italic">AB</mi>
      <mrow>
        <mrow>
          <mo fence="true" stretchy="false">(</mo>
          <mrow>
            <mrow>
              <mi>i</mi>
              <mi>,</mi>
              <mi>j</mi>
            </mrow>
          </mrow>
          <mo fence="true" stretchy="false">)</mo>
        </mrow>
        <mo stretchy="false">=</mo>
        <mi mathvariant="italic">aij</mi>
      </mrow>
      <mrow>
        <mo fence="true" stretchy="false">(</mo>
        <mrow>
          <mrow>
            <mi>j</mi>
            <mi>,</mi>
            <mrow>
              <mn>1</mn>
              <mo stretchy="false">+</mo>
              <mi mathvariant="italic">mod</mi>
            </mrow>
            <mrow>
              <mo fence="true" stretchy="false">(</mo>
              <mrow>
                <mrow>
                  <mrow>
                    <mi>N</mi>
                    <mo stretchy="false">+</mo>
                    <mi>i</mi>
                    <mo stretchy="false">+</mo>
                    <mi>j</mi>
                    <mo stretchy="false">−</mo>
                    <mn>2</mn>
                    <mo stretchy="false">−</mo>
                    <mi mathvariant="italic">KU</mi>
                  </mrow>
                  <mi>,</mi>
                  <mi>N</mi>
                </mrow>
              </mrow>
              <mo fence="true" stretchy="false">)</mo>
            </mrow>
          </mrow>
        </mrow>
        <mo fence="true" stretchy="false">)</mo>
      </mrow>
    </mrow>
    <annotation encoding="StarMath 5.0">AB(i,j)=aij(j,1+mod(N+i+j-2-KU,N))</annotation>
  </semantics>
</math>
</file>

<file path=Object 149/content.xml><?xml version="1.0" encoding="utf-8"?>
<math xmlns="http://www.w3.org/1998/Math/MathML" display="block">
  <semantics>
    <mrow>
      <mi mathvariant="italic">CD</mi>
      <mrow>
        <mrow>
          <mo fence="true" stretchy="false">(</mo>
          <mrow>
            <mrow>
              <mrow>
                <mi>i</mi>
                <mo stretchy="false">+</mo>
                <mi mathvariant="italic">KL</mi>
              </mrow>
              <mi>,</mi>
              <mi>j</mi>
            </mrow>
          </mrow>
          <mo fence="true" stretchy="false">)</mo>
        </mrow>
        <mo stretchy="false">=</mo>
        <mi mathvariant="italic">aij</mi>
      </mrow>
      <mrow>
        <mo fence="true" stretchy="false">(</mo>
        <mrow>
          <mrow>
            <mrow>
              <mn>1</mn>
              <mo stretchy="false">+</mo>
              <mi mathvariant="italic">mod</mi>
            </mrow>
            <mrow>
              <mo fence="true" stretchy="false">(</mo>
              <mrow>
                <mrow>
                  <mrow>
                    <mi>N</mi>
                    <mo stretchy="false">+</mo>
                    <mi>i</mi>
                    <mo stretchy="false">+</mo>
                    <mi>j</mi>
                    <mo stretchy="false">−</mo>
                    <mn>2</mn>
                    <mo stretchy="false">−</mo>
                    <mi mathvariant="italic">KU</mi>
                  </mrow>
                  <mi>,</mi>
                  <mi>N</mi>
                </mrow>
              </mrow>
              <mo fence="true" stretchy="false">)</mo>
            </mrow>
            <mi>,</mi>
            <mi>j</mi>
          </mrow>
        </mrow>
        <mo fence="true" stretchy="false">)</mo>
      </mrow>
    </mrow>
    <annotation encoding="StarMath 5.0">CD(i+KL,j)=aij(1+mod(N+i+j-2-KU,N),j)</annotation>
  </semantics>
</math>
</file>

<file path=Object 15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row>
                <mtable>
                  <mtr>
                    <mtd>
                      <mrow>
                        <msub>
                          <mi>c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d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e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b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d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e</mi>
                          <mstyle mathsize="8pt">
                            <mn>2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 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e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d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e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</mtable>
                <mtable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n>2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i>n</mi>
                          </mstyle>
                        </msub>
                        <mrow/>
                      </mrow>
                    </mtd>
                  </mtr>
                </mtable>
              </mrow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n>1</mn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i>n</mi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o fence="true" stretchy="true">[</mo>
              <mrow>
                <mtable>
                  <mtr>
                    <mtd>
                      <mrow>
                        <msub>
                          <mi>f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sub>
                        <mi>f</mi>
                        <mstyle mathsize="8pt">
                          <mi>n</mi>
                        </mstyle>
                      </msub>
                    </mtd>
                  </mtr>
                </mtable>
              </mrow>
              <mo fence="true" stretchy="true">]</mo>
            </mrow>
          </mrow>
        </mrow>
      </mstyle>
      <mrow/>
    </mrow>
    <annotation encoding="StarMath 5.0">size 12{ left [ 
 
matrix {
c rSub { size 8{1} }  {} # d rSub { size 8{1} }  {} #  e rSub { size 8{1} }  {} #  "."  {} ##

b rSub { size 8{2} }  {} # c rSub { size 8{2} }  {} # d rSub { size 8{2} }  {} #  e rSub { size 8{2} } {} ##
 
"."  {} # " ."  {} # "."  {} #  "." {} ##
 
e rSub { size 8{n-1} }  {} #  "."  {} #  "."  {} #  "."  {} ##
d rSub { size 8{n} }  {} # e rSub { size 8{n} } {} #  "."  {} #  "." {}
}  

matrix {
"."  {} #  "."  {} # a rSub { size 8{1} } {} # b rSub { size 8{1} }  {} ##
"."  {} #  "."  {} #  "."  {} # a rSub { size 8{2} } {} ##

"."  {} #  "."  {} #  "."  {} # "." {} ##

a rSub { size 8{n-1} }  {} # b rSub { size 8{n-1} }  {} # c rSub { size 8{n-1} }  {} # d rSub { size 8{n-1} }  {} ##
 "."  {} # a rSub { size 8{n} } {} # b rSub { size 8{n} }  {} # c rSub { size 8{n} } {}
}  

right ] 

left [ matrix {
z rSub { size 8{1} }  rSup { size 8{""} }  {} ##
 "."  {} ##
 "."  {} ##
 "."  {} ##
z rSub { size 8{n} }  rSup { size 8{""} } 
}  right ]

= left [ matrix {
f rSub { size 8{1} }  {} ##
 "."  {} ##
 "."  {} ##
 "."  {} ##
f rSub { size 8{n} } 
}  right ]} {}</annotation>
  </semantics>
</math>
</file>

<file path=Object 150/content.xml><?xml version="1.0" encoding="utf-8"?>
<math xmlns="http://www.w3.org/1998/Math/MathML" display="block">
  <semantics>
    <mrow>
      <mi>i</mi>
      <mi>,</mi>
      <mi>j</mi>
    </mrow>
    <annotation encoding="StarMath 5.0">i,j</annotation>
  </semantics>
</math>
</file>

<file path=Object 151/content.xml><?xml version="1.0" encoding="utf-8"?>
<math xmlns="http://www.w3.org/1998/Math/MathML" display="block">
  <semantics>
    <mover accent="true">
      <msub>
        <mi>b</mi>
        <mi mathvariant="italic">jj</mi>
      </msub>
      <mo stretchy="false">⃗</mo>
    </mover>
    <annotation encoding="StarMath 5.0">vec b sub jj</annotation>
  </semantics>
</math>
</file>

<file path=Object 152/content.xml><?xml version="1.0" encoding="utf-8"?>
<math xmlns="http://www.w3.org/1998/Math/MathML" display="block">
  <semantics>
    <mrow>
      <mover accent="true">
        <msub>
          <mi>C</mi>
          <mi mathvariant="italic">jj</mi>
        </msub>
        <mo stretchy="false">~</mo>
      </mover>
      <mi>,</mi>
      <mover accent="true">
        <msub>
          <mi>S</mi>
          <mi mathvariant="italic">jj</mi>
        </msub>
        <mo stretchy="false">~</mo>
      </mover>
      <mi>,</mi>
      <mover accent="true">
        <msub>
          <mi>P</mi>
          <mi mathvariant="italic">jj</mi>
        </msub>
        <mo stretchy="false">~</mo>
      </mover>
      <mi>,</mi>
      <mover accent="true">
        <msub>
          <mi>b</mi>
          <mi mathvariant="italic">jj</mi>
        </msub>
        <mo stretchy="false">⃗</mo>
      </mover>
      <mover accent="true">
        <msub>
          <mi>z</mi>
          <mi mathvariant="italic">jj</mi>
        </msub>
        <mo stretchy="false">⃗</mo>
      </mover>
    </mrow>
    <annotation encoding="StarMath 5.0">tilde C sub jj , tilde S sub jj  , tilde P sub jj ,vec b sub jj vec { z sub {jj} }</annotation>
  </semantics>
</math>
</file>

<file path=Object 153/content.xml><?xml version="1.0" encoding="utf-8"?>
<math xmlns="http://www.w3.org/1998/Math/MathML" display="block">
  <semantics>
    <mrow>
      <mover accent="true">
        <msub>
          <mi>C</mi>
          <mi mathvariant="italic">jj</mi>
        </msub>
        <mo stretchy="false">~</mo>
      </mover>
      <mrow>
        <mover accent="true">
          <msub>
            <mi>z</mi>
            <mi mathvariant="italic">jj</mi>
          </msub>
          <mo stretchy="false">⃗</mo>
        </mover>
        <mo stretchy="false">+</mo>
        <mover accent="true">
          <msub>
            <mi>S</mi>
            <mi mathvariant="italic">jj</mi>
          </msub>
          <mo stretchy="false">~</mo>
        </mover>
      </mrow>
      <mrow>
        <mover accent="true">
          <msub>
            <mi>z</mi>
            <mrow>
              <mi mathvariant="italic">jj</mi>
              <mo stretchy="false">−</mo>
              <mn>1</mn>
            </mrow>
          </msub>
          <mo stretchy="false">⃗</mo>
        </mover>
        <mo stretchy="false">=</mo>
        <mrow>
          <mover accent="true">
            <msub>
              <mi>b</mi>
              <mi mathvariant="italic">jj</mi>
            </msub>
            <mo stretchy="false">⃗</mo>
          </mover>
          <mo stretchy="false">−</mo>
          <mover accent="true">
            <msub>
              <mi>P</mi>
              <mi mathvariant="italic">jj</mi>
            </msub>
            <mo stretchy="false">~</mo>
          </mover>
        </mrow>
      </mrow>
      <mover accent="true">
        <msub>
          <mi>z</mi>
          <mrow>
            <mi mathvariant="italic">jj</mi>
            <mo stretchy="false">+</mo>
            <mn>1</mn>
          </mrow>
        </msub>
        <mo stretchy="false">⃗</mo>
      </mover>
    </mrow>
    <annotation encoding="StarMath 5.0">tilde C sub {jj} vec { z sub {jj} } + tilde S sub {jj} vec { z sub {jj-1} } = vec b sub {jj} -tilde P sub {jj} vec { z sub {jj+1} }</annotation>
  </semantics>
</math>
</file>

<file path=Object 154/content.xml><?xml version="1.0" encoding="utf-8"?>
<math xmlns="http://www.w3.org/1998/Math/MathML" display="block">
  <semantics>
    <mrow>
      <mi mathvariant="italic">KU</mi>
      <mo stretchy="false">=</mo>
      <mfrac>
        <mrow>
          <mo fence="true" stretchy="false">(</mo>
          <mrow>
            <mrow>
              <mi>m</mi>
              <mo stretchy="false">−</mo>
              <mn>1</mn>
            </mrow>
          </mrow>
          <mo fence="true" stretchy="false">)</mo>
        </mrow>
        <mn>2</mn>
      </mfrac>
    </mrow>
    <annotation encoding="StarMath 5.0">KU={(m-1)} over {2}</annotation>
  </semantics>
</math>
</file>

<file path=Object 155/content.xml><?xml version="1.0" encoding="utf-8"?>
<math xmlns="http://www.w3.org/1998/Math/MathML" display="block">
  <semantics>
    <mover accent="true">
      <msub>
        <mi>z</mi>
        <mi mathvariant="italic">jj</mi>
      </msub>
      <mo stretchy="false">⃗</mo>
    </mover>
    <annotation encoding="StarMath 5.0">vec z sub jj</annotation>
  </semantics>
</math>
</file>

<file path=Object 156/content.xml><?xml version="1.0" encoding="utf-8"?>
<math xmlns="http://www.w3.org/1998/Math/MathML" display="block">
  <semantics>
    <mrow>
      <mrow>
        <mo fence="true" form="prefix" stretchy="false">(</mo>
        <mrow>
          <mrow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row>
                  <mrow>
                    <mo fence="true" form="prefix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form="postfix" stretchy="false">)</mo>
                  </mrow>
                  <mo stretchy="false">/</mo>
                  <mn>2</mn>
                </mrow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  <mo stretchy="false">−</mo>
                <mrow>
                  <mrow>
                    <mo fence="true" form="prefix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form="postfix" stretchy="false">)</mo>
                  </mrow>
                  <mo stretchy="false">/</mo>
                  <mn>2</mn>
                </mrow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</mrow>
        </mrow>
        <mo fence="true" form="postfix" stretchy="false">)</mo>
      </mrow>
      <mo stretchy="false">=</mo>
      <mrow>
        <mo fence="true" form="prefix" stretchy="false">(</mo>
        <mrow>
          <mrow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i mathvariant="italic">KU</mi>
                <mo stretchy="false">−</mo>
                <mn>1</mn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2</mn>
                <mo stretchy="false">−</mo>
                <mi mathvariant="italic">KU</mi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</mrow>
        </mrow>
        <mo fence="true" form="postfix" stretchy="false">)</mo>
      </mrow>
    </mrow>
    <annotation encoding="StarMath 5.0">(z sub j,z sub {j+1}....z sub {j+(m-3)/2},z sub {n-j+1-(m-3)/2}...z sub {n-j},z sub {n-j+1 }) =

(z sub j,z sub {j+1}....z sub {j+KU-1},z sub {n-j+2-KU}...z sub {n-j},z sub {n-j+1 })</annotation>
  </semantics>
</math>
</file>

<file path=Object 16/content.xml><?xml version="1.0" encoding="utf-8"?>
<math xmlns="http://www.w3.org/1998/Math/MathML" display="block">
  <semantics>
    <mrow>
      <mstyle mathsize="10pt">
        <mrow>
          <mrow>
            <mo fence="true" form="prefix" stretchy="true">[</mo>
            <mrow>
              <mtable>
                <mtr>
                  <mtd>
                    <mrow>
                      <msub>
                        <mi>c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sub>
                      <mi>d</mi>
                      <mstyle mathsize="8pt">
                        <mi>j</mi>
                      </mstyle>
                    </msub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sub>
                        <mi>b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  <mtd>
                    <msub>
                      <mi>c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sub>
                      <mi>c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  <mtd>
                    <msub>
                      <mi>d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sub>
                      <mi>b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</msub>
                  </mtd>
                  <mtd>
                    <msub>
                      <mi>c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</msub>
                  </mtd>
                </mtr>
              </mtable>
            </mrow>
            <mo fence="true" form="postfix" stretchy="true">]</mo>
          </mrow>
          <mrow>
            <mrow>
              <mo fence="true" form="prefix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subsup>
                          <mi>z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form="postfix" stretchy="true">]</mo>
            </mrow>
            <mo stretchy="false">+</mo>
            <mrow>
              <mo fence="true" form="prefix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sub>
                        <mi>b</mi>
                        <mstyle mathsize="8pt">
                          <mi>j</mi>
                        </mstyle>
                      </msub>
                    </mtd>
                    <mtd>
                      <mn>0</mn>
                    </mtd>
                    <mtd>
                      <mn>0</mn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sub>
                        <mi>a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</msub>
                    </mtd>
                    <mtd>
                      <mn>0</mn>
                    </mtd>
                    <mtd>
                      <mn>0</mn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n>0</mn>
                    </mtd>
                    <mtd>
                      <msub>
                        <mi>e</mi>
                        <mstyle mathsize="8pt">
                          <mrow>
                            <mi>n</mi>
                            <mo stretchy="false">−</mo>
                            <mi>j</mi>
                          </mrow>
                        </mstyle>
                      </msub>
                    </mtd>
                    <mtd>
                      <mn>0</mn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n>0</mn>
                    </mtd>
                    <mtd>
                      <msub>
                        <mi>d</mi>
                        <mstyle mathsize="8pt">
                          <mrow>
                            <mi>n</mi>
                            <mo stretchy="false">−</mo>
                            <mi>j</mi>
                          </mrow>
                        </mstyle>
                      </msub>
                    </mtd>
                    <mtd>
                      <msub>
                        <mi>e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</mtd>
                  </mtr>
                </mtable>
              </mrow>
              <mo fence="true" form="postfix" stretchy="true">]</mo>
            </mrow>
          </mrow>
          <mrow>
            <mrow>
              <mo fence="true" form="prefix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2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subsup>
                          <mi>z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2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3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form="postfix" stretchy="true">]</mo>
            </mrow>
            <mo stretchy="false">=</mo>
            <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f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i>f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i>f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f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form="postfix" stretchy="true">]</mo>
              </mrow>
              <mo stretchy="false">−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e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row>
                          <msub>
                            <mi>d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  <mtd>
                        <msub>
                          <mi>e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form="postfix" stretchy="true">]</mo>
              </mrow>
            </mrow>
          </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3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−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</mrow>
      </mstyle>
      <mrow/>
    </mrow>
    <annotation encoding="StarMath 5.0">size 10{ 
 
left [ matrix {
c rSub { size 8{j} }  {} # d rSub { size 8{j} } # 0 # 0 ## 
b rSub { size 8{j+1} }  {} # c rSub { size 8{j+1} } # 0 # 0 ##
0  {} # 0 # c rSub { size 8{n-j} } # d rSub { size 8{n-j} } ##
0  {} # 0 # b rSub { size 8{n-j+1} } # c rSub { size 8{n-j+1} } 
}
right ]

left [ matrix {
z rSub { size 8{j} }  rSup { size 8{""} }  {} ##
z rSub { size 8{j+1} }  rSup { size 8{""} }  {} ##
z rSub { size 8{n-j} }  rSup { size 8{""} }  {} ##
z rSub { size 8{n-j+1} }  rSup { size 8{""} } 
}  right ]

+ left [ matrix {
a rSub { size 8{j} }  {} # b rSub { size 8{j} } # 0 # 0 ## 
0  {} # a rSub { size 8{j+1} } # 0 # 0 ##
0  {} # 0 # e rSub { size 8{n-j} } # 0 ##
0  {} # 0 # d rSub { size 8{n-j} } # e rSub { size 8{n-j+1} } 
}
right ]
 
left [ matrix {
z rSub { size 8{j-2} }  rSup { size 8{""} }  {} ##
z rSub { size 8{j-1} }  rSup { size 8{""} }  {} ##
z rSub { size 8{n-j+2} }  rSup { size 8{""} }  {} ##
z rSub { size 8{n-j+3} }  rSup { size 8{""} } 
}  right ]


= left [ matrix {
f rSub { size 8{j} }  {} ##
f rSub { size 8{j+1} }  {} ##
f rSub { size 8{n-j} }  {} ##
f rSub { size 8{n-j+1} } 
}  right ]

- left [ matrix {
e rSub { size 8{j} }  {} # 0 # 0 # 0 ## 
d rSub { size 8{j+1} }  {} # e rSub { size 8{j+1} } # 0 # 0 ##
0  {} # 0 # a rSub { size 8{n-j} } # b rSub { size 8{n-j} } ##
0  {} # 0 # 0 # a rSub { size 8{n-j+1} } 
}
right ] 

left [ matrix {
z rSub { size 8{j+2} }  rSup { size 8{""} }  {} ##
z rSub { size 8{j+3} }  rSup { size 8{""} }  {} ##
z rSub { size 8{n-j-2} }  rSup { size 8{""} }  {} ##
z rSub { size 8{n-j-1} }  rSup { size 8{""} } 
}  right ]} {}</annotation>
  </semantics>
</math>
</file>

<file path=Object 17/content.xml><?xml version="1.0" encoding="utf-8"?>
<math xmlns="http://www.w3.org/1998/Math/MathML" display="block">
  <semantics>
    <mrow>
      <mstyle mathsize="12pt">
        <mtable>
          <mtr>
            <mtd>
              <mrow>
                <mrow>
                  <mo fence="true" form="prefix" stretchy="true">[</mo>
                  <mrow>
                    <mtable>
                      <mtr>
                        <mtd>
                          <mrow>
                            <msub>
                              <mi>c</mi>
                              <mstyle mathsize="8pt">
                                <mi>j</mi>
                              </mstyle>
                            </msub>
                            <mrow/>
                          </mrow>
                        </mtd>
                        <mtd>
                          <msub>
                            <mi>d</mi>
                            <mstyle mathsize="8pt">
                              <mi>j</mi>
                            </mstyle>
                          </msub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sub>
                              <mi>b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  <mrow/>
                          </mrow>
                        </mtd>
                        <mtd>
                          <msub>
                            <mi>c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sub>
                            <mi>c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</mtd>
                        <mtd>
                          <msub>
                            <mi>d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sub>
                            <mi>b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  <mtd>
                          <msub>
                            <mi>c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</mtr>
                    </mtable>
                  </mrow>
                  <mo fence="true" form="postfix" stretchy="true">]</mo>
                </mrow>
                <mrow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sup>
                                <mi>z</mi>
                                <mstyle mathsize="8pt">
                                  <mi>j</mi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row>
                              <msubsup>
                                <mi>z</mi>
                                <mstyle mathsize="8pt">
                                  <mrow>
                                    <mi>j</mi>
                                    <mo stretchy="false">+</mo>
                                    <mn>1</mn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row>
                              <msubsup>
                                <mi>z</mi>
                                <mstyle mathsize="8pt">
                                  <mrow>
                                    <mi>n</mi>
                                    <mo stretchy="false">−</mo>
                                    <mi>j</mi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subsup>
                              <mi>z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</mtd>
                        </mtr>
                      </mtable>
                    </mrow>
                    <mo fence="true" form="postfix" stretchy="true">]</mo>
                  </mrow>
                  <mo stretchy="false">+</mo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i>a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  <mtd>
                            <msub>
                              <mi>b</mi>
                              <mstyle mathsize="8pt">
                                <mi>j</mi>
                              </mstyle>
                            </msub>
                          </mtd>
                          <mtd>
                            <mn>0</mn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sub>
                              <mi>a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  <mtd>
                            <mn>0</mn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n>0</mn>
                          </mtd>
                          <mtd>
                            <msub>
                              <mi>e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</mrow>
                              </mstyle>
                            </msub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n>0</mn>
                          </mtd>
                          <mtd>
                            <msub>
                              <mi>d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</mrow>
                              </mstyle>
                            </msub>
                          </mtd>
                          <mtd>
                            <msub>
                              <mi>e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</mtr>
                      </mtable>
                    </mrow>
                    <mo fence="true" form="postfix" stretchy="true">]</mo>
                  </mrow>
                </mrow>
                <mrow>
                  <mo fence="true" form="prefix" stretchy="true">{</mo>
                  <mrow>
                    <mrow>
                      <mover accent="true">
                        <msub>
                          <mi>A</mi>
                          <mi>j</mi>
                        </msub>
                        <mo stretchy="false">~</mo>
                      </mover>
                      <mrow>
                        <mrow>
                          <mo fence="true" form="prefix" stretchy="true">[</mo>
                          <mrow>
                            <mtable>
                              <mtr>
                                <mtd>
                                  <mrow>
                                    <msubsup>
                                      <mi>z</mi>
                                      <mstyle mathsize="8pt">
                                        <mi>j</mi>
                                      </mstyle>
                                      <mstyle mathsize="8pt">
                                        <mtext/>
                                      </mstyle>
                                    </msubsup>
                                    <mrow/>
                                  </mrow>
                                </mtd>
                              </mtr>
                              <mtr>
                                <mtd>
                                  <mrow>
                                    <msubsup>
                                      <mi>z</mi>
                                      <mstyle mathsize="8pt">
                                        <mrow>
                                          <mi>j</mi>
                                          <mo stretchy="false">+</mo>
                                          <mn>1</mn>
                                        </mrow>
                                      </mstyle>
                                      <mstyle mathsize="8pt">
                                        <mtext/>
                                      </mstyle>
                                    </msubsup>
                                    <mrow/>
                                  </mrow>
                                </mtd>
                              </mtr>
                              <mtr>
                                <mtd>
                                  <mrow>
                                    <msubsup>
                                      <mi>z</mi>
                                      <mstyle mathsize="8pt">
                                        <mrow>
                                          <mi>n</mi>
                                          <mo stretchy="false">−</mo>
                                          <mi>j</mi>
                                        </mrow>
                                      </mstyle>
                                      <mstyle mathsize="8pt">
                                        <mtext/>
                                      </mstyle>
                                    </msubsup>
                                    <mrow/>
                                  </mrow>
                                </mtd>
                              </mtr>
                              <mtr>
                                <mtd>
                                  <msubsup>
                                    <mi>z</mi>
                                    <mstyle mathsize="8pt">
                                      <mrow>
                                        <mi>n</mi>
                                        <mo stretchy="false">−</mo>
                                        <mi>j</mi>
                                        <mo stretchy="false">+</mo>
                                        <mn>1</mn>
                                      </mrow>
                                    </mstyle>
                                    <mstyle mathsize="8pt">
                                      <mtext/>
                                    </mstyle>
                                  </msubsup>
                                </mtd>
                              </mtr>
                            </mtable>
                          </mrow>
                          <mo fence="true" form="postfix" stretchy="true">]</mo>
                        </mrow>
                        <mo stretchy="false">+</mo>
                        <mover accent="true">
                          <msub>
                            <mi>v</mi>
                            <mi>j</mi>
                          </msub>
                          <mo stretchy="false">⃗</mo>
                        </mover>
                      </mrow>
                    </mrow>
                  </mrow>
                  <mo fence="true" form="postfix" stretchy="true">}</mo>
                </mrow>
              </mrow>
            </mtd>
          </mtr>
          <mtr>
            <mtd>
              <mrow>
                <mtext>=</mtext>
                <mrow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i>f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i>f</mi>
                                <mstyle mathsize="8pt">
                                  <mrow>
                                    <mi>j</mi>
                                    <mo stretchy="false">+</mo>
                                    <mn>1</mn>
                                  </mrow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i>f</mi>
                                <mstyle mathsize="8pt">
                                  <mrow>
                                    <mi>n</mi>
                                    <mo stretchy="false">−</mo>
                                    <mi>j</mi>
                                  </mrow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sub>
                              <mi>f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</mtr>
                      </mtable>
                    </mrow>
                    <mo fence="true" form="postfix" stretchy="true">]</mo>
                  </mrow>
                  <mo stretchy="false">−</mo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i>e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  <mtd>
                            <mn>0</mn>
                          </mtd>
                          <mtd>
                            <mn>0</mn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sub>
                                <mi>d</mi>
                                <mstyle mathsize="8pt">
                                  <mrow>
                                    <mi>j</mi>
                                    <mo stretchy="false">+</mo>
                                    <mn>1</mn>
                                  </mrow>
                                </mstyle>
                              </msub>
                              <mrow/>
                            </mrow>
                          </mtd>
                          <mtd>
                            <msub>
                              <mi>e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  <mtd>
                            <mn>0</mn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n>0</mn>
                          </mtd>
                          <mtd>
                            <msub>
                              <mi>a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</mrow>
                              </mstyle>
                            </msub>
                          </mtd>
                          <mtd>
                            <msub>
                              <mi>b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</mrow>
                              </mstyle>
                            </msub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n>0</mn>
                          </mtd>
                          <mtd>
                            <mn>0</mn>
                          </mtd>
                          <mtd>
                            <msub>
                              <mi>a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</mtr>
                      </mtable>
                    </mrow>
                    <mo fence="true" form="postfix" stretchy="true">]</mo>
                  </mrow>
                </mrow>
                <mrow>
                  <mo fence="true" form="prefix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row>
                                  <mi>j</mi>
                                  <mo stretchy="false">+</mo>
                                  <mn>2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z</mi>
                              <mstyle mathsize="8pt">
                                <mrow>
                                  <mi>j</mi>
                                  <mo stretchy="false">+</mo>
                                  <mn>3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z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−</mo>
                                  <mn>2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−</mo>
                                <mn>1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form="postfix" stretchy="true">]</mo>
                </mrow>
              </mrow>
            </mtd>
          </mtr>
        </mtable>
      </mstyle>
      <mrow/>
    </mrow>
    <annotation encoding="StarMath 5.0">size 12 binom { 
 
left [ matrix {
c rSub { size 8{j} }  {} # d rSub { size 8{j} } # 0 # 0 ## 
b rSub { size 8{j+1} }  {} # c rSub { size 8{j+1} } # 0 # 0 ##
0  {} # 0 # c rSub { size 8{n-j} } # d rSub { size 8{n-j} } ##
0  {} # 0 # b rSub { size 8{n-j+1} } # c rSub { size 8{n-j+1} } 
}
right ]

left [ matrix {
z rSub { size 8{j} }  rSup { size 8{""} }  {} ##
z rSub { size 8{j+1} }  rSup { size 8{""} }  {} ##
z rSub { size 8{n-j} }  rSup { size 8{""} }  {} ##
z rSub { size 8{n-j+1} }  rSup { size 8{""} } 
}  right ]

+ left [ matrix {
a rSub { size 8{j} }  {} # b rSub { size 8{j} } # 0 # 0 ## 
0  {} # a rSub { size 8{j+1} } # 0 # 0 ##
0  {} # 0 # e rSub { size 8{n-j} } # 0 ##
0  {} # 0 # d rSub { size 8{n-j} } # e rSub { size 8{n-j+1} } 
}
right ]
 
left lbrace { tilde A sub j
 
left [ matrix {
z rSub { size 8{j} }  rSup { size 8{""} }  {} ##
z rSub { size 8{j+1} }  rSup { size 8{""} }  {} ##
z rSub { size 8{n-j} }  rSup { size 8{""} }  {} ##
z rSub { size 8{n-j+1} }  rSup { size 8{""} } 
}  right ]
+ vec { v } sub j

} right rbrace } {  

"=" left [ matrix {
f rSub { size 8{j} }  {} ##
f rSub { size 8{j+1} }  {} ##
f rSub { size 8{n-j} }  {} ##
f rSub { size 8{n-j+1} } 
}  right ]

- left [ matrix {
e rSub { size 8{j} }  {} # 0 # 0 # 0 ## 
d rSub { size 8{j+1} }  {} # e rSub { size 8{j+1} } # 0 # 0 ##
0  {} # 0 # a rSub { size 8{n-j} } # b rSub { size 8{n-j} } ##
0  {} # 0 # 0 # a rSub { size 8{n-j+1} } 
}
right ] 

left [ matrix {
z rSub { size 8{j+2} }  rSup { size 8{""} }  {} ##
z rSub { size 8{j+3} }  rSup { size 8{""} }  {} ##
z rSub { size 8{n-j-2} }  rSup { size 8{""} }  {} ##
z rSub { size 8{n-j-1} }  rSup { size 8{""} } 
}  right ]} {}



 </annotation>
  </semantics>
</math>
</file>

<file path=Object 18/content.xml><?xml version="1.0" encoding="utf-8"?>
<math xmlns="http://www.w3.org/1998/Math/MathML" display="block">
  <semantics>
    <mover accent="true">
      <msub>
        <mi>A</mi>
        <mi mathvariant="italic">jj</mi>
      </msub>
      <mo stretchy="false">~</mo>
    </mover>
    <annotation encoding="StarMath 5.0">tilde A sub jj</annotation>
  </semantics>
</math>
</file>

<file path=Object 19/content.xml><?xml version="1.0" encoding="utf-8"?>
<math xmlns="http://www.w3.org/1998/Math/MathML" display="block">
  <semantics>
    <mover accent="true">
      <msub>
        <mi>v</mi>
        <mi mathvariant="italic">jj</mi>
      </msub>
      <mo stretchy="false">⃗</mo>
    </mover>
    <annotation encoding="StarMath 5.0">vec { v} sub jj</annotation>
  </semantics>
</math>
</file>

<file path=Object 2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{</mo>
              <mrow>
                <mrow>
                  <msub>
                    <mover accent="true">
                      <mi>A</mi>
                      <mo stretchy="false">~</mo>
                    </mover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  <mrow>
                    <mrow>
                      <mo fence="true" stretchy="true">[</mo>
                      <mrow>
                        <mtable>
                          <mtr>
                            <mtd>
                              <mrow>
                                <msubsup>
                                  <mi>z</mi>
                                  <mstyle mathsize="8pt">
                                    <mi>j</mi>
                                  </mstyle>
                                  <mstyle mathsize="8pt">
                                    <mtext/>
                                  </mstyle>
                                </msubsup>
                                <mrow/>
                              </mrow>
                            </mtd>
                          </mtr>
                          <mtr>
                            <mtd>
                              <msubsup>
                                <mi>z</mi>
                                <mstyle mathsize="8pt">
                                  <mrow>
                                    <mi>n</mi>
                                    <mo stretchy="false">−</mo>
                                    <mi>j</mi>
                                    <mo stretchy="false">+</mo>
                                    <mn>1</mn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</mtd>
                          </mtr>
                        </mtable>
                      </mrow>
                      <mo fence="true" stretchy="true">]</mo>
                    </mrow>
                    <mo stretchy="false">+</mo>
                    <msub>
                      <mover accent="true">
                        <mi>v</mi>
                        <mo stretchy="false">⃗</mo>
                      </mover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</msub>
                  </mrow>
                </mrow>
              </mrow>
              <mo fence="true" stretchy="true">}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j} }  {} # 0 {} ##
0 {} # b rSub { size 8{n-j+1} } {}
}  right ] left [ matrix {
z rSub { size 8{j} }  rSup { size 8{""} }  {} ##
z rSub { size 8{n-j+1} }  rSup { size 8{""} } 
}  right ]+ left [ matrix {
a rSub { size 8{j} }  {} # 0 {} ##
0 {} # c rSub { size 8{n-j+1} } {}
}  right ] left lbrace  { tilde  {A}} rSub { size 8{j-1} }  left [ matrix {
z rSub { size 8{j} }  rSup { size 8{""} }  {} ##
z rSub { size 8{n-j+1} }  rSup { size 8{""} } 
}  right ]+ { vec  {v}} rSub { size 8{j-1} }  right rbrace = left [ matrix {
d rSub { size 8{j} }  {} ##
d rSub { size 8{n-j+1} } 
}  right ]- left [ matrix {
c rSub { size 8{j} }  {} # 0 {} ##
0 {} # a rSub { size 8{n-j+1} } {}
}  right ] left [ matrix {
z rSub { size 8{j+1} }  rSup { size 8{""} }  {} ##
z rSub { size 8{n-j} }  rSup { size 8{""} } 
}  right ]} {}</annotation>
  </semantics>
</math>
</file>

<file path=Object 20/content.xml><?xml version="1.0" encoding="utf-8"?>
<math xmlns="http://www.w3.org/1998/Math/MathML" display="block">
  <semantics>
    <mstyle mathsize="12pt">
      <mrow>
        <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−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−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3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  <mo stretchy="false">=</mo>
          <mover accent="true">
            <msub>
              <mi>A</mi>
              <mrow>
                <mi>j</mi>
                <mo stretchy="false">−</mo>
                <mn>1</mn>
              </mrow>
            </msub>
            <mo stretchy="false">~</mo>
          </mover>
        </mrow>
        <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i>j</mi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  <mo stretchy="false">+</mo>
          <mover accent="true">
            <msub>
              <mi>v</mi>
              <mrow>
                <mi>j</mi>
                <mo stretchy="false">−</mo>
                <mn>1</mn>
              </mrow>
            </msub>
            <mo stretchy="false">⃗</mo>
          </mover>
        </mrow>
      </mrow>
    </mstyle>
    <annotation encoding="StarMath 5.0">size 12{ 
 


left [ matrix {
z rSub { size 8{j-2} }  rSup { size 8{""} }  {} ##
z rSub { size 8{j-1} }  rSup { size 8{""} }  {} ##
z rSub { size 8{n-j+2} }  rSup { size 8{""} }  {} ##
z rSub { size 8{n-j+3} }  rSup { size 8{""} } 
}  right ]

= tilde A sub {j-1}
 
left [ matrix {
z rSub { size 8{j} }  rSup { size 8{""} }  {} ##
z rSub { size 8{j+1} }  rSup { size 8{""} }  {} ##
z rSub { size 8{n-j} }  rSup { size 8{""} }  {} ##
z rSub { size 8{n-j+1} }  rSup { size 8{""} } 
}  right ]
+ vec { v } sub {j-1}

}

</annotation>
  </semantics>
</math>
</file>

<file path=Object 21/content.xml><?xml version="1.0" encoding="utf-8"?>
<math xmlns="http://www.w3.org/1998/Math/MathML" display="block">
  <semantics>
    <mrow>
      <mstyle mathsize="12pt">
        <mrow>
          <mrow>
            <msub>
              <mover accent="true">
                <mi>A</mi>
                <mo stretchy="false">~</mo>
              </mover>
              <mstyle mathsize="8pt">
                <mn>0</mn>
              </mstyle>
            </msub>
            <mo stretchy="false">=</mo>
            <mrow>
              <mo fence="true" form="prefix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</mtr>
                  <mtr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</mtable>
              </mrow>
              <mo fence="true" form="postfix" stretchy="true">]</mo>
            </mrow>
          </mrow>
          <mi>,</mi>
          <mrow>
            <msub>
              <mover accent="true">
                <mi>v</mi>
                <mo stretchy="false">⃗</mo>
              </mover>
              <mstyle mathsize="8pt">
                <mn>0</mn>
              </mstyle>
            </msub>
            <mo stretchy="false">=</mo>
            <mrow>
              <mo fence="true" form="prefix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n>0</mn>
                    </mtd>
                  </mtr>
                </mtable>
              </mrow>
              <mo fence="true" form="postfix" stretchy="true">]</mo>
            </mrow>
          </mrow>
        </mrow>
      </mstyle>
      <mrow/>
    </mrow>
    <annotation encoding="StarMath 5.0"> size 12{ { tilde  {A}} rSub { size 8{0} } = left [ matrix {
0 {} # 0 {} # 1 {} # 0 {} ##
0 {} # 0 {} # 0 {} # 1 {} ##
1 {} # 0 {} # 0 {} # 0 {} ##
0 {} # 1 {} #0 {} # 0 {}
}  right ], { vec  {v}} rSub { size 8{0} } = left [ matrix {
0 {} ##
0 {} ##
0 {} ##
0
}  right ]} {}</annotation>
  </semantics>
</math>
</file>

<file path=Object 22/content.xml><?xml version="1.0" encoding="utf-8"?>
<math xmlns="http://www.w3.org/1998/Math/MathML" display="block">
  <semantics>
    <mrow>
      <mrow>
        <mo fence="true" stretchy="true">{</mo>
        <mrow>
          <mrow>
            <mrow>
              <mover accent="true">
                <msub>
                  <mi>C</mi>
                  <mi mathvariant="italic">jj</mi>
                </msub>
                <mo stretchy="false">~</mo>
              </mover>
              <mo stretchy="false">+</mo>
              <mover accent="true">
                <msub>
                  <mi>S</mi>
                  <mi mathvariant="italic">jj</mi>
                </msub>
                <mo stretchy="false">~</mo>
              </mover>
            </mrow>
            <mover accent="true">
              <msub>
                <mi>A</mi>
                <mrow>
                  <mi mathvariant="italic">jj</mi>
                  <mo stretchy="false">−</mo>
                  <mn>1</mn>
                </mrow>
              </msub>
              <mo stretchy="false">~</mo>
            </mover>
          </mrow>
        </mrow>
        <mo fence="true" stretchy="true">}</mo>
      </mrow>
      <mrow>
        <mover accent="true">
          <msub>
            <mi>z</mi>
            <mi mathvariant="italic">jj</mi>
          </msub>
          <mo stretchy="false">⃗</mo>
        </mover>
        <mo stretchy="false">+</mo>
        <mover accent="true">
          <msub>
            <mi>S</mi>
            <mi mathvariant="italic">jj</mi>
          </msub>
          <mo stretchy="false">~</mo>
        </mover>
      </mrow>
      <mrow>
        <mover accent="true">
          <msub>
            <mi>v</mi>
            <mrow>
              <mi mathvariant="italic">jj</mi>
              <mo stretchy="false">−</mo>
              <mn>1</mn>
            </mrow>
          </msub>
          <mo stretchy="false">⃗</mo>
        </mover>
        <mo stretchy="false">=</mo>
        <mrow>
          <mover accent="true">
            <msub>
              <mi>b</mi>
              <mi mathvariant="italic">jj</mi>
            </msub>
            <mo stretchy="false">⃗</mo>
          </mover>
          <mo stretchy="false">−</mo>
          <mover accent="true">
            <msub>
              <mi>P</mi>
              <mi mathvariant="italic">jj</mi>
            </msub>
            <mo stretchy="false">~</mo>
          </mover>
        </mrow>
      </mrow>
      <mover accent="true">
        <msub>
          <mi>z</mi>
          <mrow>
            <mi mathvariant="italic">jj</mi>
            <mo stretchy="false">+</mo>
            <mn>1</mn>
          </mrow>
        </msub>
        <mo stretchy="false">⃗</mo>
      </mover>
    </mrow>
    <annotation encoding="StarMath 5.0">left lbrace tilde C sub jj + tilde S sub jj tilde A sub {jj-1} right rbrace vec { z sub jj } 
+ tilde S sub jj vec { v sub {jj-1} } = vec b sub jj -tilde P sub jj vec { z sub {jj+1} }</annotation>
  </semantics>
</math>
</file>

<file path=Object 23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j} }  {} # 0 {} ##
0 {} # b rSub { size 8{n-j+1} } {}
}  right ] left [ matrix {
z rSub { size 8{j} }  rSup { size 8{""} }  {} ##
z rSub { size 8{n-j+1} }  rSup { size 8{""} } 
}  right ]+ left [ matrix {
a rSub { size 8{j} }  {} # 0 {} ##
0 {} # c rSub { size 8{n-j+1} } {}
}  right ] 
  left [ matrix {
z rSub { size 8{j-1} }  rSup { size 8{""} }  {} ##
z rSub { size 8{n-j+2} }  rSup { size 8{""} } 
}  right ] = left [ matrix {
d rSub { size 8{j} }  {} ##
d rSub { size 8{n-j+1} } 
}  right ]- left [ matrix {
c rSub { size 8{j} }  {} # 0 {} ##
0 {} # a rSub { size 8{n-j+1} } {}
}  right ] left [ matrix {
z rSub { size 8{j+1} }  rSup { size 8{""} }  {} ##
z rSub { size 8{n-j} }  rSup { size 8{""} } 
}  right ]} {}</annotation>
  </semantics>
</math>
</file>

<file path=Object 24/content.xml><?xml version="1.0" encoding="utf-8"?>
<math xmlns="http://www.w3.org/1998/Math/MathML" display="block">
  <semantics>
    <mrow>
      <mrow>
        <mo fence="true" stretchy="false">(</mo>
        <mrow>
          <mrow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row>
                  <mrow>
                    <mo fence="true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stretchy="false">)</mo>
                  </mrow>
                  <mo stretchy="false">/</mo>
                  <mn>2</mn>
                </mrow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  <mo stretchy="false">−</mo>
                <mrow>
                  <mrow>
                    <mo fence="true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stretchy="false">)</mo>
                  </mrow>
                  <mo stretchy="false">/</mo>
                  <mn>2</mn>
                </mrow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</mrow>
        </mrow>
        <mo fence="true" stretchy="false">)</mo>
      </mrow>
      <mo stretchy="false">=</mo>
      <mrow>
        <mo fence="true" stretchy="false">(</mo>
        <mrow>
          <mrow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i mathvariant="italic">KU</mi>
                <mo stretchy="false">−</mo>
                <mn>1</mn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2</mn>
                <mo stretchy="false">−</mo>
                <mi mathvariant="italic">KU</mi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</mrow>
        </mrow>
        <mo fence="true" stretchy="false">)</mo>
      </mrow>
    </mrow>
    <annotation encoding="StarMath 5.0">(z sub j,z sub {j+1}....z sub {j+(m-3)/2},z sub {n-j+1-(m-3)/2}...z sub {n-j},z sub {n-j+1 }) =

(z sub j,z sub {j+1}....z sub {j+KU-1},z sub {n-j+2-KU}...z sub {n-j},z sub {n-j+1 })</annotation>
  </semantics>
</math>
</file>

<file path=Object 25/content.xml><?xml version="1.0" encoding="utf-8"?>
<math xmlns="http://www.w3.org/1998/Math/MathML" display="block">
  <semantics>
    <mover accent="true">
      <msub>
        <mi>z</mi>
        <mi mathvariant="italic">jj</mi>
      </msub>
      <mo stretchy="false">⃗</mo>
    </mover>
    <annotation encoding="StarMath 5.0">vec z sub jj</annotation>
  </semantics>
</math>
</file>

<file path=Object 26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text>{ </mtext>
      </mrow>
      <msub>
        <mi>z</mi>
        <mi>j</mi>
      </msub>
      <mi>,</mi>
      <msub>
        <mi>z</mi>
        <mrow>
          <mi>j</mi>
          <mo stretchy="false">+</mo>
          <mn>1</mn>
        </mrow>
      </msub>
      <mi>,</mi>
      <mn>....</mn>
      <msub>
        <mi>z</mi>
        <mrow>
          <mi>m</mi>
          <mo stretchy="false">−</mo>
          <mn>1</mn>
          <mo stretchy="false">+</mo>
          <mi>p</mi>
        </mrow>
      </msub>
      <mtext>}</mtext>
    </mrow>
    <annotation encoding="StarMath 5.0">vec z sub L = "{ " z sub j, z sub { j+1 },.... z sub {m-1+p}"}" </annotation>
  </semantics>
</math>
</file>

<file path=Object 27/content.xml><?xml version="1.0" encoding="utf-8"?>
<math xmlns="http://www.w3.org/1998/Math/MathML" display="block">
  <semantics>
    <mrow>
      <mrow>
        <mover accent="true">
          <msub>
            <mi>A</mi>
            <mi mathvariant="italic">jj</mi>
          </msub>
          <mo stretchy="false">~</mo>
        </mover>
        <mo stretchy="false">=</mo>
        <mrow>
          <mo stretchy="false">−</mo>
          <msup>
            <mrow>
              <mo fence="true" stretchy="true">{</mo>
              <mrow>
                <mrow>
                  <mrow>
                    <mover accent="true">
                      <msub>
                        <mi>C</mi>
                        <mi mathvariant="italic">jj</mi>
                      </msub>
                      <mo stretchy="false">~</mo>
                    </mover>
                    <mo stretchy="false">+</mo>
                    <mover accent="true">
                      <msub>
                        <mi>S</mi>
                        <mi mathvariant="italic">jj</mi>
                      </msub>
                      <mo stretchy="false">~</mo>
                    </mover>
                  </mrow>
                  <mover accent="true">
                    <msub>
                      <mi>A</mi>
                      <mrow>
                        <mi mathvariant="italic">jj</mi>
                        <mo stretchy="false">−</mo>
                        <mn>1</mn>
                      </mrow>
                    </msub>
                    <mo stretchy="false">~</mo>
                  </mover>
                </mrow>
              </mrow>
              <mo fence="true" stretchy="true">}</mo>
            </mrow>
            <mrow>
              <mo stretchy="false">−</mo>
              <mn>1</mn>
            </mrow>
          </msup>
        </mrow>
      </mrow>
      <mover accent="true">
        <msub>
          <mi>P</mi>
          <mi mathvariant="italic">jj</mi>
        </msub>
        <mo stretchy="false">~</mo>
      </mover>
    </mrow>
    <annotation encoding="StarMath 5.0">tilde A sub jj = -left lbrace tilde C sub jj + tilde S sub jj tilde A sub {jj-1} right rbrace sup {-1} tilde P sub jj</annotation>
  </semantics>
</math>
</file>

<file path=Object 28/content.xml><?xml version="1.0" encoding="utf-8"?>
<math xmlns="http://www.w3.org/1998/Math/MathML" display="block">
  <semantics>
    <mrow>
      <mover accent="true">
        <msubsup>
          <mi>I</mi>
          <mn>0</mn>
          <mtext>*</mtext>
        </msubsup>
        <mo stretchy="false">~</mo>
      </mover>
      <mrow>
        <msup>
          <mover accent="true">
            <msubsup>
              <mi>I</mi>
              <mn>0</mn>
              <mtext>*</mtext>
            </msubsup>
            <mo stretchy="false">~</mo>
          </mover>
          <mtext>T</mtext>
        </msup>
        <mo stretchy="false">=</mo>
        <mover accent="true">
          <msub>
            <mi>I</mi>
            <mrow>
              <mi>m</mi>
              <mo stretchy="false">−</mo>
              <mn>1</mn>
              <mo stretchy="false">+</mo>
              <mi>p</mi>
            </mrow>
          </msub>
          <mo stretchy="false">~</mo>
        </mover>
      </mrow>
    </mrow>
    <annotation encoding="StarMath 5.0">tilde I sub 0 sup "*" {tilde I sub 0 sup "*" } sup "T" = tilde I sub { m-1+p }</annotation>
  </semantics>
</math>
</file>

<file path=Object 29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sup>
          <mrow>
            <mo fence="true" stretchy="false">[</mo>
            <mrow>
              <mrow>
                <mrow>
                  <mover accent="true">
                    <msub>
                      <mi>C</mi>
                      <mi>L</mi>
                    </msub>
                    <mo stretchy="false">~</mo>
                  </mover>
                  <mo stretchy="false">+</mo>
                  <mover accent="true">
                    <msub>
                      <mi>P</mi>
                      <mi>L</mi>
                    </msub>
                    <mo stretchy="false">~</mo>
                  </mover>
                </mrow>
                <mrow>
                  <mover accent="true">
                    <msub>
                      <mi>A</mi>
                      <mn>0</mn>
                    </msub>
                    <mo stretchy="false">~</mo>
                  </mover>
                  <mo stretchy="false">+</mo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</mrow>
                <msub>
                  <mi>S</mi>
                  <mi mathvariant="italic">jj</mi>
                </msub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  <msup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  <mi>T</mi>
                </msup>
              </mrow>
            </mrow>
            <mo fence="true" stretchy="false">]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i>L</mi>
                </msub>
                <mo stretchy="false">⃗</mo>
              </mover>
              <mo stretchy="false">−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over accent="true">
              <msub>
                <mi>S</mi>
                <mi mathvariant="italic">jj</mi>
              </msub>
              <mo stretchy="false">~</mo>
            </mover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stretchy="true">}</mo>
      </mrow>
    </mrow>
    <annotation encoding="StarMath 5.0">vec z sub{ L } = [ tilde C sub L + tilde P sub L tilde A sub 0 + tilde I sub 0 sup "*" S sub jj tilde A sub {jj-1} {tilde I sub 0 sup "*"} sup T ] sup {-1}left lbrace vec b sub L - tilde I sub 0 sup "*"tilde S sub jj vec v sub {jj-1} right rbrace</annotation>
  </semantics>
</math>
</file>

<file path=Object 3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−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  <mo stretchy="false">=</mo>
          <mrow>
            <mo fence="true" stretchy="true">{</mo>
            <mrow>
              <mrow>
                <msub>
                  <mover accent="true">
                    <mi>A</mi>
                    <mo stretchy="false">~</mo>
                  </mover>
                  <mstyle mathsize="8pt">
                    <mrow>
                      <mi>j</mi>
                      <mo stretchy="false">−</mo>
                      <mn>1</mn>
                    </mrow>
                  </mstyle>
                </msub>
                <mrow>
                  <mrow>
                    <mo fence="true" stretchy="true">[</mo>
                    <mrow>
                      <mtable>
                        <mtr>
                          <mtd>
                            <mrow>
                              <msubsup>
                                <mi>z</mi>
                                <mstyle mathsize="8pt">
                                  <mi>j</mi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subsup>
                              <mi>z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</mtd>
                        </mtr>
                      </mtable>
                    </mrow>
                    <mo fence="true" stretchy="true">]</mo>
                  </mrow>
                  <mo stretchy="false">+</mo>
                  <msub>
                    <mover accent="true">
                      <mi>v</mi>
                      <mo stretchy="false">⃗</mo>
                    </mover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</mrow>
              </mrow>
            </mrow>
            <mo fence="true" stretchy="true">}</mo>
          </mrow>
        </mrow>
      </mstyle>
      <mrow/>
    </mrow>
    <annotation encoding="StarMath 5.0"> size 12{ left [ matrix {
z rSub { size 8{j-1} }  rSup { size 8{""} }  {} ##
z rSub { size 8{n-j+2} }  rSup { size 8{""} } 
}  right ]= left lbrace  { tilde  {A}} rSub { size 8{j-1} }  left [ matrix {
z rSub { size 8{j} }  rSup { size 8{""} }  {} ##
z rSub { size 8{n-j+1} }  rSup { size 8{""} } 
}  right ]+ { vec  {v}} rSub { size 8{j-1} }  right rbrace } {}</annotation>
  </semantics>
</math>
</file>

<file path=Object 30/content.xml><?xml version="1.0" encoding="utf-8"?>
<math xmlns="http://www.w3.org/1998/Math/MathML" display="block">
  <semantics>
    <mtable>
      <mtr>
        <mtd>
          <mrow>
            <mover accent="true">
              <msubsup>
                <mi>I</mi>
                <mn>0</mn>
                <mtext>*</mtext>
              </msubsup>
              <mo stretchy="false">~</mo>
            </mover>
            <mrow>
              <mover accent="true">
                <msub>
                  <mi>z</mi>
                  <mi>L</mi>
                </msub>
                <mo stretchy="false">⃗</mo>
              </mover>
              <mo stretchy="false">=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text>{ </mtext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i>,</mi>
            <mn>....</mn>
            <msub>
              <mi>z</mi>
              <mrow>
                <mi>j</mi>
                <mo stretchy="false">+</mo>
                <mi>m</mi>
                <mo stretchy="false">−</mo>
                <mn>1</mn>
                <mo stretchy="false">+</mo>
                <mi>p</mi>
              </mrow>
            </msub>
            <msup>
              <mtext>}</mtext>
              <mi>T</mi>
            </msup>
            <mtext>=</mtext>
            <mover accent="true">
              <msubsup>
                <mi>I</mi>
                <mn>0</mn>
                <mtext>*</mtext>
              </msubsup>
              <mo stretchy="false">~</mo>
            </mover>
            <mover accent="true">
              <msub>
                <mi>z</mi>
                <mi>j</mi>
              </msub>
              <mo stretchy="false">⃗</mo>
            </mover>
            <mtext>=</mtext>
          </mrow>
        </mtd>
      </mtr>
      <mtr>
        <mtd>
          <mrow>
            <mover accent="true">
              <msubsup>
                <mi>I</mi>
                <mn>0</mn>
                <mtext>*</mtext>
              </msubsup>
              <mo stretchy="false">~</mo>
            </mover>
            <mtext>{</mtext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row>
                  <mrow>
                    <mo fence="true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stretchy="false">)</mo>
                  </mrow>
                  <mo stretchy="false">/</mo>
                  <mn>2</mn>
                </mrow>
              </mrow>
            </msub>
            <mi>,</mi>
            <mn>0,0</mn>
            <mi>,</mi>
            <mn>..0</mn>
            <mi>,</mi>
            <msub>
              <mi>z</mi>
              <mrow>
                <mi>n</mi>
                <mo stretchy="false">−</mo>
                <mi>j</mi>
                <mo stretchy="false">+</mo>
                <mn>1</mn>
                <mo stretchy="false">−</mo>
                <mrow>
                  <mrow>
                    <mo fence="true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stretchy="false">)</mo>
                  </mrow>
                  <mo stretchy="false">/</mo>
                  <mn>2</mn>
                </mrow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  <msup>
              <mtext>}</mtext>
              <mi>T</mi>
            </msup>
          </mrow>
        </mtd>
      </mtr>
    </mtable>
    <annotation encoding="StarMath 5.0">binom {
tilde I sub 0 sup "*" vec z sub L = tilde I sub 0 sup "*""{ " z sub j, z sub { j+1 },.... z sub {j+m-1+p}"}"sup T"="tilde I sub 0 sup "*" vec z sub j "="}{  
tilde I sub 0 sup "*""{"z sub j,z sub {j+1}....z sub {j+(m-3)/2},0,0,..0,z sub {n-j+1-(m-3)/2}...z sub {n-j},z sub {n-j+1 }"}" sup T}</annotation>
  </semantics>
</math>
</file>

<file path=Object 31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−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  <mo stretchy="false">=</mo>
          <mrow>
            <mo fence="true" stretchy="true">{</mo>
            <mrow>
              <mrow>
                <msub>
                  <mover accent="true">
                    <mi>A</mi>
                    <mo stretchy="false">~</mo>
                  </mover>
                  <mstyle mathsize="8pt">
                    <mrow>
                      <mi>j</mi>
                      <mo stretchy="false">−</mo>
                      <mn>1</mn>
                    </mrow>
                  </mstyle>
                </msub>
                <mrow>
                  <mrow>
                    <mo fence="true" stretchy="true">[</mo>
                    <mrow>
                      <mtable>
                        <mtr>
                          <mtd>
                            <mrow>
                              <msubsup>
                                <mi>z</mi>
                                <mstyle mathsize="8pt">
                                  <mi>j</mi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subsup>
                              <mi>z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</mtd>
                        </mtr>
                      </mtable>
                    </mrow>
                    <mo fence="true" stretchy="true">]</mo>
                  </mrow>
                  <mo stretchy="false">+</mo>
                  <msub>
                    <mover accent="true">
                      <mi>v</mi>
                      <mo stretchy="false">⃗</mo>
                    </mover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</mrow>
              </mrow>
            </mrow>
            <mo fence="true" stretchy="true">}</mo>
          </mrow>
        </mrow>
      </mstyle>
      <mrow/>
    </mrow>
    <annotation encoding="StarMath 5.0"> size 12{ left [ matrix {
z rSub { size 8{j-1} }  rSup { size 8{""} }  {} ##
z rSub { size 8{n-j+2} }  rSup { size 8{""} } 
}  right ]= left lbrace  { tilde  {A}} rSub { size 8{j-1} }  left [ matrix {
z rSub { size 8{j} }  rSup { size 8{""} }  {} ##
z rSub { size 8{n-j+1} }  rSup { size 8{""} } 
}  right ]+ { vec  {v}} rSub { size 8{j-1} }  right rbrace } {}</annotation>
  </semantics>
</math>
</file>

<file path=Object 32/content.xml><?xml version="1.0" encoding="utf-8"?>
<math xmlns="http://www.w3.org/1998/Math/MathML" display="block">
  <semantics>
    <mtable>
      <mtr>
        <mtd>
          <mstyle mathsize="12pt"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b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sub>
                            <mi>a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i>b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i>c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i>b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  <mrow>
                <mrow>
                  <mo fence="true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i>j</mi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z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stretchy="true">]</mo>
                </mrow>
                <mo stretchy="false">=</mo>
                <mrow>
                  <mrow>
                    <mo fence="true" stretchy="true">[</mo>
                    <mrow>
                      <mtable>
                        <mtr>
                          <mtd>
                            <mrow>
                              <msub>
                                <mi>d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i>d</mi>
                                <mstyle mathsize="8pt">
                                  <mrow>
                                    <mi>j</mi>
                                    <mo stretchy="false">+</mo>
                                    <mn>1</mn>
                                  </mrow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sub>
                              <mi>d</mi>
                              <mstyle mathsize="8pt">
                                <mrow>
                                  <mi>j</mi>
                                  <mo stretchy="false">+</mo>
                                  <mn>2</mn>
                                </mrow>
                              </mstyle>
                            </msub>
                          </mtd>
                        </mtr>
                      </mtable>
                    </mrow>
                    <mo fence="true" stretchy="true">]</mo>
                  </mrow>
                  <mo stretchy="false">−</mo>
                  <mrow>
                    <mo fence="true" stretchy="true">[</mo>
                    <mrow>
                      <mtable>
                        <mtr>
                          <mtd>
                            <mrow>
                              <msub>
                                <mi>a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sub>
                                <mi>c</mi>
                                <mstyle mathsize="8pt">
                                  <mrow>
                                    <mi>j</mi>
                                    <mo stretchy="false">+</mo>
                                    <mn>2</mn>
                                  </mrow>
                                </mstyle>
                              </msub>
                              <mrow/>
                            </mrow>
                          </mtd>
                        </mtr>
                      </mtable>
                    </mrow>
                    <mo fence="true" stretchy="true">]</mo>
                  </mrow>
                </mrow>
              </mrow>
              <mrow>
                <mo fence="true" stretchy="true">[</mo>
                <mrow>
                  <mtable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3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</mrow>
          </mstyle>
        </mtd>
      </mtr>
      <mtr>
        <mtd>
          <mrow>
            <mrow>
              <mrow>
                <mo fence="true" stretchy="true">[</mo>
                <mrow>
                  <mtable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3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  <mo stretchy="false">=</mo>
              <msub>
                <mover accent="true">
                  <mi>A</mi>
                  <mo stretchy="false">~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  <mrow>
              <mrow>
                <mo fence="true" stretchy="true">[</mo>
                <mrow>
                  <mtable>
                    <mtr>
                      <mtd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  <mo stretchy="false">+</mo>
              <msub>
                <mover accent="true">
                  <mi>v</mi>
                  <mo stretchy="false">⃗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  <mi>,</mi>
            <mrow>
              <mi>j</mi>
              <mo stretchy="false">=</mo>
              <mfrac>
                <mrow>
                  <mo fence="true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stretchy="false">)</mo>
                </mrow>
                <mn>2</mn>
              </mfrac>
            </mrow>
          </mrow>
        </mtd>
      </mtr>
    </mtable>
    <annotation encoding="StarMath 5.0">alignl { stack {
 size 12{ left [ matrix {
b rSub { size 8{j} }  {} # c rSub { size 8{j} }  {} # 0 {} ##
a rSub { size 8{j+1} }  {} # b rSub { size 8{j+1} }  {} # c rSub { size 8{j+1} }  {} ##
0 {} # a rSub { size 8{j+2} }  {} # b rSub { size 8{j+2} } {}
}  right ] left [ matrix {
z rSub { size 8{j} }  rSup { size 8{""} }  {} ##
z rSub { size 8{j+1} }  rSup { size 8{""} }  {} ##
z rSub { size 8{j+2} }  rSup { size 8{""} } 
}  right ]= left [ matrix {
d rSub { size 8{j} }  {} ##
d rSub { size 8{j+1} }  {} ##
d rSub { size 8{j+2} } 
}  right ]- left [ matrix {
a rSub { size 8{j} }  {} # 0 {} # 0 {} ##
0 {} # 0 {} # 0 {} ##
0 {} # 0 {} # c rSub { size 8{j+2} } {}
}  right ] left [ matrix {
z rSub { size 8{j-1} }  rSup { size 8{""} }   ##
0  {} ##
z rSub { size 8{j+3} }  rSup { size 8{""} } 
}  right ]}   # 
 left [ matrix {
z rSub { size 8{j-1} }  rSup { size 8{""} }   ##
z rSub { size 8{j+3} }  rSup { size 8{""} } 
}  right ]= { tilde  {A}} rSub { size 8{j-1} }  left [ matrix {
z rSub { size 8{j} }  rSup { size 8{""} }   ##
z rSub { size 8{j+2} }  rSup { size 8{""} } 
}  right ]+ { vec  {v}} rSub { size 8{j-1} } ,j= {  {(n-1)}  over  {2} }   
} } </annotation>
  </semantics>
</math>
</file>

<file path=Object 33/content.xml><?xml version="1.0" encoding="utf-8"?>
<math xmlns="http://www.w3.org/1998/Math/MathML" display="block">
  <semantics>
    <mrow>
      <mrow>
        <mover accent="true">
          <msub>
            <mi>v</mi>
            <mi mathvariant="italic">jj</mi>
          </msub>
          <mo stretchy="false">⃗</mo>
        </mover>
        <mo stretchy="false">=</mo>
        <msup>
          <mrow>
            <mo fence="true" stretchy="true">{</mo>
            <mrow>
              <mrow>
                <mrow>
                  <mover accent="true">
                    <msub>
                      <mi>C</mi>
                      <mi mathvariant="italic">jj</mi>
                    </msub>
                    <mo stretchy="false">~</mo>
                  </mover>
                  <mo stretchy="false">+</mo>
                  <mover accent="true">
                    <msub>
                      <mi>S</mi>
                      <mi mathvariant="italic">jj</mi>
                    </msub>
                    <mo stretchy="false">~</mo>
                  </mover>
                </mrow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</mrow>
            </mrow>
            <mo fence="true" stretchy="true">}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i mathvariant="italic">jj</mi>
                </msub>
                <mo stretchy="false">⃗</mo>
              </mover>
              <mo stretchy="false">−</mo>
              <mover accent="true">
                <msub>
                  <mi>S</mi>
                  <mi mathvariant="italic">jj</mi>
                </msub>
                <mo stretchy="false">~</mo>
              </mover>
            </mrow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stretchy="true">}</mo>
      </mrow>
    </mrow>
    <annotation encoding="StarMath 5.0">vec v sub jj = left lbrace tilde C sub jj + tilde S sub jj tilde A sub {jj-1} right rbrace sup {-1} left lbrace {vec b sub jj - tilde S sub jj vec v sub {jj-1}}right rbrace</annotation>
  </semantics>
</math>
</file>

<file path=Object 34/content.xml><?xml version="1.0" encoding="utf-8"?>
<math xmlns="http://www.w3.org/1998/Math/MathML" display="block">
  <semantics>
    <msub>
      <mi>z</mi>
      <mi>j</mi>
    </msub>
    <annotation encoding="StarMath 5.0">z sub j</annotation>
  </semantics>
</math>
</file>

<file path=Object 35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row>
            <mrow>
              <mi>i</mi>
              <mo stretchy="false">=</mo>
              <mrow>
                <mn>1</mn>
                <mo stretchy="false">+</mo>
                <mn>2</mn>
              </mrow>
            </mrow>
            <mi mathvariant="italic">KU</mi>
          </mrow>
        </munderover>
        <mrow>
          <mi mathvariant="italic">AB</mi>
          <mrow>
            <mrow>
              <mo fence="true" stretchy="false">(</mo>
              <mrow>
                <mrow>
                  <mi>i</mi>
                  <mi>,</mi>
                  <mi>j</mi>
                </mrow>
              </mrow>
              <mo fence="true" stretchy="false">)</mo>
            </mrow>
            <mo stretchy="false">∗</mo>
            <mi>z</mi>
          </mrow>
          <mrow>
            <mo fence="true" stretchy="false">(</mo>
            <mrow>
              <mrow>
                <mrow>
                  <mn>1</mn>
                  <mo stretchy="false">+</mo>
                  <mi mathvariant="italic">mod</mi>
                </mrow>
                <mrow>
                  <mo fence="true" stretchy="false">(</mo>
                  <mrow>
                    <mrow>
                      <mrow>
                        <mi>N</mi>
                        <mo stretchy="false">+</mo>
                        <mi>i</mi>
                        <mo stretchy="false">+</mo>
                        <mi>j</mi>
                        <mo stretchy="false">−</mo>
                        <mn>2</mn>
                      </mrow>
                      <mi>,</mi>
                      <mi>N</mi>
                    </mrow>
                  </mrow>
                  <mo fence="true" stretchy="false">)</mo>
                </mrow>
              </mrow>
            </mrow>
            <mo fence="true" stretchy="false">)</mo>
          </mrow>
        </mrow>
      </mrow>
      <mo stretchy="false">=</mo>
      <msub>
        <mi>b</mi>
        <mi>j</mi>
      </msub>
    </mrow>
    <annotation encoding="StarMath 5.0">sum from{i=1} to{i=1+2KU}{AB(i,j)*z(1+mod(N+i+j-2,N))}=b_{ j }   </annotation>
  </semantics>
</math>
</file>

<file path=Object 36/content.xml><?xml version="1.0" encoding="utf-8"?>
<math xmlns="http://www.w3.org/1998/Math/MathML" display="block">
  <semantics>
    <mrow>
      <mo fence="true" stretchy="true">[</mo>
      <mrow>
        <mtable>
          <mtr>
            <mtd>
              <msub>
                <mi>c</mi>
                <mstyle mathsize="8pt">
                  <mi>j</mi>
                </mstyle>
              </msub>
            </mtd>
            <mtd>
              <msub>
                <mi>d</mi>
                <mstyle mathsize="8pt">
                  <mi>j</mi>
                </mstyle>
              </msub>
            </mtd>
            <mtd>
              <msub>
                <mi>e</mi>
                <mstyle mathsize="8pt">
                  <mi>j</mi>
                </mstyle>
              </msub>
            </mtd>
            <mtd>
              <mn>0</mn>
            </mtd>
            <mtd>
              <mn>0</mn>
            </mtd>
          </mtr>
          <mtr>
            <mtd>
              <msub>
                <mi>b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d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e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n>0</mn>
            </mtd>
          </mtr>
          <mtr>
            <mtd>
              <msub>
                <mi>a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b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c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d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e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</mtr>
          <mtr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d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</mtr>
          <mtr>
            <mtd>
              <mn>0</mn>
            </mtd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</mtr>
        </mtable>
      </mrow>
      <mo fence="true" stretchy="true">]</mo>
    </mrow>
    <annotation encoding="StarMath 5.0"> left [ matrix {
 
 c rSub { size 8{j}}  # d rSub { size 8{j} } # e rSub { size 8{j} } # 0 # 0  ## 

 b rSub { size 8{j+1} } # c rSub { size 8{j+1} } # d rSub { size 8{j+1} } # e rSub { size 8{j+1} } # 0  ##
 

 a rSub { size 8{(n+1)/2} } # b rSub { size 8{(n+1)/2} } # c rSub { size 8{(n+1)/2} } # d rSub { size 8{(n+1)/2} } # e rSub { size 8{(n+1)/2} } ##



0 # a rSub { size 8{n-j} } # b rSub { size 8{n-j} } # c rSub { size 8{n-j} } # d rSub { size 8{n-j} } ##

 0 # 0 # a rSub { size 8{n-j+1} } # b rSub { size 8{n-j+1} } # c rSub { size 8{n-j+1} } 
 
 }
 right ]</annotation>
  </semantics>
</math>
</file>

<file path=Object 37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sub>
                  <mi>c</mi>
                  <mstyle mathsize="8pt">
                    <mi>j</mi>
                  </mstyle>
                </msub>
              </mtd>
              <mtd>
                <msub>
                  <mi>d</mi>
                  <mstyle mathsize="8pt">
                    <mi>j</mi>
                  </mstyle>
                </msub>
              </mtd>
              <mtd>
                <msub>
                  <mi>e</mi>
                  <mstyle mathsize="8pt">
                    <mi>j</mi>
                  </mstyle>
                </msub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sub>
                  <mi>b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c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d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e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n>0</mn>
              </mtd>
              <mtd>
                <mn>0</mn>
              </mtd>
            </mtr>
            <mtr>
              <mtd>
                <msub>
                  <mi>a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sub>
                  <mi>b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sub>
                  <mi>c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sub>
                  <mi>d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sub>
                  <mi>e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n>0</mn>
              </mtd>
            </mtr>
            <mtr>
              <mtd>
                <mn>0</mn>
              </mtd>
              <mtd>
                <msub>
                  <mi>a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  <mtd>
                <msub>
                  <mi>b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  <mtd>
                <msub>
                  <mi>c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  <mtd>
                <msub>
                  <mi>d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  <mtd>
                <msub>
                  <mi>e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</mtr>
            <mtr>
              <mtd>
                <mn>0</mn>
              </mtd>
              <mtd>
                <mn>0</mn>
              </mtd>
              <mtd>
                <msub>
                  <mi>a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sub>
                  <mi>b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sub>
                  <mi>c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sub>
                  <mi>d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sub>
                  <mi>a</mi>
                  <mstyle mathsize="8pt"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b</mi>
                  <mstyle mathsize="8pt"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c</mi>
                  <mstyle mathsize="8pt"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tyle>
                </msub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i>j</mi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3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4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j</mi>
                        <mo stretchy="false">+</mo>
                        <mn>5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row>
            <mo fence="true" stretchy="true">[</mo>
            <mrow>
              <mtable>
                <mtr>
                  <mtd>
                    <mrow>
                      <msubsup>
                        <mi>f</mi>
                        <mstyle mathsize="8pt">
                          <mi>j</mi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f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f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f</mi>
                        <mstyle mathsize="8pt">
                          <mrow>
                            <mi>j</mi>
                            <mo stretchy="false">+</mo>
                            <mn>3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f</mi>
                        <mstyle mathsize="8pt">
                          <mrow>
                            <mi>j</mi>
                            <mo stretchy="false">+</mo>
                            <mn>4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f</mi>
                      <mstyle mathsize="8pt">
                        <mrow>
                          <mi>j</mi>
                          <mo stretchy="false">+</mo>
                          <mn>5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  <mo stretchy="false">−</mo>
          <mrow>
            <mo fence="true" stretchy="true">[</mo>
            <mrow>
              <mtable>
                <mtr>
                  <mtd>
                    <mrow>
                      <msub>
                        <mi>a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sub>
                      <mi>b</mi>
                      <mstyle mathsize="8pt">
                        <mi>j</mi>
                      </mstyle>
                    </msub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sub>
                      <mi>a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sub>
                      <mi>e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sub>
                      <mi>d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  <mtd>
                    <msub>
                      <mi>e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</msub>
                  </mtd>
                </mtr>
              </mtable>
            </mrow>
            <mo fence="true" stretchy="true">]</mo>
          </mrow>
        </mrow>
      </mrow>
      <mrow>
        <mo fence="true" stretchy="true">[</mo>
        <mrow>
          <mtable>
            <mtr>
              <mtd>
                <mrow>
                  <msubsup>
                    <mi>z</mi>
                    <mstyle mathsize="8pt">
                      <mrow>
                        <mi>j</mi>
                        <mo stretchy="false">−</mo>
                        <mn>2</mn>
                      </mrow>
                    </mstyle>
                    <mstyle mathsize="8pt">
                      <mtext/>
                    </mstyle>
                  </msubsup>
                  <mrow/>
                </mrow>
              </mtd>
            </mtr>
            <mtr>
              <mtd>
                <mrow>
                  <msub>
                    <mi>z</mi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  <mrow/>
                </mrow>
              </mtd>
            </mtr>
            <mtr>
              <mtd>
                <mrow>
                  <mn>0</mn>
                  <mrow/>
                </mrow>
              </mtd>
            </mtr>
            <mtr>
              <mtd>
                <mrow>
                  <mn>0</mn>
                  <mrow/>
                </mrow>
              </mtd>
            </mtr>
            <mtr>
              <mtd>
                <mrow>
                  <msub>
                    <mi>z</mi>
                    <mstyle mathsize="8pt">
                      <mrow>
                        <mi>n</mi>
                        <mo stretchy="false">−</mo>
                        <mi>j</mi>
                        <mo stretchy="false">+</mo>
                        <mn>2</mn>
                      </mrow>
                    </mstyle>
                  </msub>
                  <mrow/>
                </mrow>
              </mtd>
            </mtr>
            <mtr>
              <mtd>
                <msubsup>
                  <mi>z</mi>
                  <mstyle mathsize="8pt">
                    <mrow>
                      <mi>n</mi>
                      <mo stretchy="false">−</mo>
                      <mi>j</mi>
                      <mo stretchy="false">+</mo>
                      <mn>3</mn>
                    </mrow>
                  </mstyle>
                  <mstyle mathsize="8pt">
                    <mtext/>
                  </mstyle>
                </msubsup>
              </mtd>
            </mtr>
          </mtable>
        </mrow>
        <mo fence="true" stretchy="true">]</mo>
      </mrow>
    </mrow>
    <annotation encoding="StarMath 5.0"> left [ matrix {
 
 c rSub { size 8{j}}  # d rSub { size 8{j} } # e rSub { size 8{j} } # 0 # 0 # 0 ## 

 b rSub { size 8{j+1} } # c rSub { size 8{j+1} } # d rSub { size 8{j+1} } # e rSub { size 8{j+1} } # 0  # 0 ##
 
a rSub { size 8{j+2} } # b rSub { size 8{j+2} } # c rSub { size 8{j+2} } # d rSub { size 8{j+2} } # e rSub { size 8{j+2} } #0 ##

0 # a rSub { size 8{n-j-1} } # b rSub { size 8{n-j-1} } # c rSub { size 8{n-j-1} } # d rSub { size 8{n-j-1} } # e rSub { size 8{n-j-1} }  ##


0 # 0 # a rSub { size 8{n-j} } # b rSub { size 8{n-j} } # c rSub { size 8{n-j} } # d rSub { size 8{n-j} } ##

0# 0 # 0 # a rSub { size 8{n-j+1} } # b rSub { size 8{n-j+1} } # c rSub { size 8{n-j+1} } 
 
 }
 right ]left [ matrix {
z rSub { size 8{j} }  rSup { size 8{""} }  {} ##
z rSub { size 8{j+1} }  rSup { size 8{""} }  {} ##
z rSub { size 8{j+2} }  rSup { size 8{""} }  {} ##
z rSub { size 8{j+3} }  rSup { size 8{""} }  {} ##
z rSub { size 8{j+4} }  rSup { size 8{""} }  {} ##
z rSub { size 8{j+5} }  rSup { size 8{""} } 
}  right ]=
left [ matrix {
f rSub { size 8{j} }  rSup { size 8{""} }  {} ##
f rSub { size 8{j+1} }  rSup { size 8{""} }  {} ##
f rSub { size 8{j+2} }  rSup { size 8{""} }  {} ##
f rSub { size 8{j+3} }  rSup { size 8{""} }  {} ##
f rSub { size 8{j+4} }  rSup { size 8{""} }  {} ##
f rSub { size 8{j+5} }  rSup { size 8{""} } 
}  right ]-
left [ matrix {
a rSub { size 8{j} }  {} # b rSub { size 8{j} } # 0 # 0 # 0 # 0 ## 
0  {} # a rSub { size 8{j+1} } # 0 # 0# 0 # 0 ##
0  {} # 0 # 0 # 0 # 0 # 0 ##
0  {} # 0 # 0 # 0 # 0 # 0 ##
0  {} # 0 # 0 # 0 # e rSub { size 8{n-j} } # 0 ##
0  {} # 0 # 0 # 0 # d rSub { size 8{n-j} } # e rSub { size 8{n-j+1} } 
}
right ]left [ matrix {
z rSub { size 8{j-2} }  rSup { size 8{""} }  {} ##
z rSub { size 8{j-1} }  {} ##
0  {} ##
0  {} ##
z rSub { size 8{n-j+2} }  {} ##
z rSub { size 8{n-j+3} }  rSup { size 8{""} } 
}  right ]</annotation>
  </semantics>
</math>
</file>

<file path=Object 38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n</mi>
                        <mo stretchy="false">−</mo>
                        <mi>j</mi>
                        <mo stretchy="false">+</mo>
                        <mn>3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n>1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1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1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1</mn>
                    <mrow/>
                  </mrow>
                </mtd>
              </mtr>
            </mtable>
          </mrow>
          <mo fence="true" stretchy="true">]</mo>
        </mrow>
      </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n</mi>
                        <mo stretchy="false">−</mo>
                        <mi>j</mi>
                        <mo stretchy="false">+</mo>
                        <mn>3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n>1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1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1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1</mn>
                    <mrow/>
                  </mrow>
                </mtd>
              </mtr>
            </mtable>
          </mrow>
          <mo fence="true" stretchy="true">]</mo>
        </mrow>
      </mrow>
      <mrow>
        <mo fence="true" stretchy="true">{</mo>
        <mrow>
          <mrow>
            <msub>
              <mover accent="true">
                <mi>A</mi>
                <mo stretchy="false">~</mo>
              </mover>
              <mstyle mathsize="8pt">
                <mrow>
                  <mi>j</mi>
                  <mo stretchy="false">−</mo>
                  <mn>1</mn>
                </mrow>
              </mstyle>
            </msub>
            <mrow>
              <mrow>
                <mo fence="true" stretchy="true">[</mo>
                <mrow>
                  <mtable>
                    <mtr>
                      <mtd>
                        <mrow>
                          <msubsup>
                            <mi>z</mi>
                            <mstyle mathsize="8pt">
                              <mi>j</mi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4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5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  <mo stretchy="false">+</mo>
              <msub>
                <mover accent="true">
                  <mi>v</mi>
                  <mo stretchy="false">⃗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</mrow>
        </mrow>
        <mo fence="true" stretchy="true">}</mo>
      </mrow>
    </mrow>
    <annotation encoding="StarMath 5.0">left [ matrix {
z rSub { size 8{j-2} }  rSup { size 8{""} }  {} ##
z rSub { size 8{j-1} }  rSup { size 8{""} }  {} ##
0  {} ##
0  {} ##
z rSub { size 8{n-j+2} }  rSup { size 8{""} }  {} ##
z rSub { size 8{n-j+3} }  rSup { size 8{""} } 
}  right ]=left [ matrix {
1  {} # 0 #0 #0{}   ##
0 {} #1 # 0 # 0{}  ##
0  {} # 0 #0 #0{}   ##
0  {} # 0 #0 #0{}   ##
0 {} # 0 # 1 # 0{}  ##
0 {} # 0 # 0 # 1 {} 
}  right ] left [ matrix {
z rSub { size 8{j-2} }  rSup { size 8{""} }  {} ##
z rSub { size 8{j-1} }  rSup { size 8{""} }  {} ##
z rSub { size 8{n-j+2} }  rSup { size 8{""} }  {} ##
z rSub { size 8{n-j+3} }  rSup { size 8{""} } 
}  right ]

=left [ matrix {
1  {} # 0 #0 #0{}   ##
0 {} #1 # 0 # 0{}  ##
0  {} # 0 #0 #0{}   ##
0  {} # 0 #0 #0{}   ##
0 {} # 0 # 1 # 0{}  ##
0 {} # 0 # 0 # 1 {} 
}  right ] 

left lbrace { tilde  {A}} rSub { size 8{j-1} }  left [ matrix {
z rSub { size 8{j} }  rSup { size 8{""} }  {} ##
z rSub { size 8{j+1} }  rSup { size 8{""} }  {} ##
z rSub { size 8{j+4} }  rSup { size 8{""} }  {} ##
z rSub { size 8{j+5} }  rSup { size 8{""} } 
}  right ]+ { vec  {v}} rSub { size 8{j-1} }right rbrace</annotation>
  </semantics>
</math>
</file>

<file path=Object 39/content.xml><?xml version="1.0" encoding="utf-8"?>
<math xmlns="http://www.w3.org/1998/Math/MathML" display="block">
  <semantics>
    <mstyle mathsize="12pt">
      <mtable>
        <mtr>
          <mtd>
            <mrow>
              <mrow>
                <mo fence="true" stretchy="true">[</mo>
                <mrow>
                  <mtable>
                    <mtr>
                      <mtd>
                        <msub>
                          <mi>c</mi>
                          <mstyle mathsize="8pt">
                            <mi>j</mi>
                          </mstyle>
                        </msub>
                      </mtd>
                      <mtd>
                        <msub>
                          <mi>d</mi>
                          <mstyle mathsize="8pt">
                            <mi>j</mi>
                          </mstyle>
                        </msub>
                      </mtd>
                      <mtd>
                        <msub>
                          <mi>e</mi>
                          <mstyle mathsize="8pt">
                            <mi>j</mi>
                          </mstyle>
                        </msub>
                      </mtd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sub>
                          <mi>b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d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e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sub>
                          <mi>a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sub>
                          <mi>d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sub>
                          <mi>e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n>0</mn>
                      </mtd>
                    </mtr>
                    <mtr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  <mtd>
                        <msub>
                          <mi>e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</mtr>
                    <mtr>
                      <mtd>
                        <mn>0</mn>
                      </mtd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</mtr>
                    <mtr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row>
                <mo fence="true" stretchy="true">[</mo>
                <mrow>
                  <mtable>
                    <mtr>
                      <mtd>
                        <mrow>
                          <msubsup>
                            <mi>z</mi>
                            <mstyle mathsize="8pt">
                              <mi>j</mi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3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4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5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</mrow>
          </mtd>
        </mtr>
        <mtr>
          <mtd>
            <mrow>
              <mtext>=</mtext>
              <mrow>
                <mrow>
                  <mo fence="true" stretchy="true">[</mo>
                  <mrow>
                    <mtable>
                      <mtr>
                        <mtd>
                          <mrow>
                            <msubsup>
                              <mi>f</mi>
                              <mstyle mathsize="8pt">
                                <mi>j</mi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f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f</mi>
                              <mstyle mathsize="8pt">
                                <mrow>
                                  <mi>j</mi>
                                  <mo stretchy="false">+</mo>
                                  <mn>2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f</mi>
                              <mstyle mathsize="8pt">
                                <mrow>
                                  <mi>j</mi>
                                  <mo stretchy="false">+</mo>
                                  <mn>3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f</mi>
                              <mstyle mathsize="8pt">
                                <mrow>
                                  <mi>j</mi>
                                  <mo stretchy="false">+</mo>
                                  <mn>4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f</mi>
                            <mstyle mathsize="8pt">
                              <mrow>
                                <mi>j</mi>
                                <mo stretchy="false">+</mo>
                                <mn>5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stretchy="true">]</mo>
                </mrow>
                <mo stretchy="false">−</mo>
                <mrow>
                  <mo fence="true" stretchy="true">[</mo>
                  <mrow>
                    <mtable>
                      <mtr>
                        <mtd>
                          <mrow>
                            <msub>
                              <mi>a</mi>
                              <mstyle mathsize="8pt">
                                <mi>j</mi>
                              </mstyle>
                            </msub>
                            <mrow/>
                          </mrow>
                        </mtd>
                        <mtd>
                          <msub>
                            <mi>b</mi>
                            <mstyle mathsize="8pt">
                              <mi>j</mi>
                            </mstyle>
                          </msub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sub>
                            <mi>a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sub>
                            <mi>e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sub>
                            <mi>d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</mtd>
                        <mtd>
                          <msub>
                            <mi>e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</mtr>
                    </mtable>
                  </mrow>
                  <mo fence="true" stretchy="true">]</mo>
                </mrow>
              </mrow>
              <mrow>
                <mo fence="true" stretchy="true">[</mo>
                <mrow>
                  <mtable>
                    <mtr>
                      <mtd>
                        <mrow>
                          <mn>1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1</mn>
                      </mtd>
                      <mtd>
                        <mn>0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1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row>
                          <mn>1</mn>
                          <mrow/>
                        </mrow>
                      </mtd>
                    </mtr>
                  </mtable>
                </mrow>
                <mo fence="true" stretchy="true">]</mo>
              </mrow>
              <mrow>
                <mo fence="true" stretchy="true">{</mo>
                <mrow>
                  <mrow>
                    <msub>
                      <mover accent="true">
                        <mi>A</mi>
                        <mo stretchy="false">~</mo>
                      </mover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</msub>
                    <mrow>
                      <mrow>
                        <mo fence="true" stretchy="true">[</mo>
                        <mrow>
                          <mtable>
                            <mtr>
                              <mtd>
                                <mrow>
                                  <msubsup>
                                    <mi>z</mi>
                                    <mstyle mathsize="8pt">
                                      <mi>j</mi>
                                    </mstyle>
                                    <mstyle mathsize="8pt">
                                      <mtext/>
                                    </mstyle>
                                  </msubsup>
                                  <mrow/>
                                </mrow>
                              </mtd>
                            </mtr>
                            <mtr>
                              <mtd>
                                <mrow>
                                  <msubsup>
                                    <mi>z</mi>
                                    <mstyle mathsize="8pt">
                                      <mrow>
                                        <mi>j</mi>
                                        <mo stretchy="false">+</mo>
                                        <mn>1</mn>
                                      </mrow>
                                    </mstyle>
                                    <mstyle mathsize="8pt">
                                      <mtext/>
                                    </mstyle>
                                  </msubsup>
                                  <mrow/>
                                </mrow>
                              </mtd>
                            </mtr>
                            <mtr>
                              <mtd>
                                <mrow>
                                  <msubsup>
                                    <mi>z</mi>
                                    <mstyle mathsize="8pt">
                                      <mrow>
                                        <mi>j</mi>
                                        <mo stretchy="false">+</mo>
                                        <mn>4</mn>
                                      </mrow>
                                    </mstyle>
                                    <mstyle mathsize="8pt">
                                      <mtext/>
                                    </mstyle>
                                  </msubsup>
                                  <mrow/>
                                </mrow>
                              </mtd>
                            </mtr>
                            <mtr>
                              <mtd>
                                <msubsup>
                                  <mi>z</mi>
                                  <mstyle mathsize="8pt">
                                    <mrow>
                                      <mi>j</mi>
                                      <mo stretchy="false">+</mo>
                                      <mn>5</mn>
                                    </mrow>
                                  </mstyle>
                                  <mstyle mathsize="8pt">
                                    <mtext/>
                                  </mstyle>
                                </msubsup>
                              </mtd>
                            </mtr>
                          </mtable>
                        </mrow>
                        <mo fence="true" stretchy="true">]</mo>
                      </mrow>
                      <mo stretchy="false">+</mo>
                      <msub>
                        <mover accent="true">
                          <mi>v</mi>
                          <mo stretchy="false">⃗</mo>
                        </mover>
                        <mstyle mathsize="8pt">
                          <mrow>
                            <mi>j</mi>
                            <mo stretchy="false">−</mo>
                            <mn>1</mn>
                          </mrow>
                        </mstyle>
                      </msub>
                    </mrow>
                  </mrow>
                </mrow>
                <mo fence="true" stretchy="true">}</mo>
              </mrow>
            </mrow>
          </mtd>
        </mtr>
      </mtable>
    </mstyle>
    <annotation encoding="StarMath 5.0">size 12 binom {  

 left [ matrix {
 
 c rSub { size 8{j}}  # d rSub { size 8{j} } # e rSub { size 8{j} } # 0 # 0 # 0 ## 
 b rSub { size 8{j+1} } # c rSub { size 8{j+1} } # d rSub { size 8{j+1} } # e rSub { size 8{j+1} } # 0  # 0 ##
 a rSub { size 8{j+2} } # b rSub { size 8{j+2} } # c rSub { size 8{j+2} } # d rSub { size 8{j+2} } # e rSub { size 8{j+2} } #0 ##
0 # a rSub { size 8{n-j-1} } # b rSub { size 8{n-j-1} } # c rSub { size 8{n-j-1} } # d rSub { size 8{n-j-1} } # e rSub { size 8{n-j-1} }  ##
0 # 0 # a rSub { size 8{n-j} } # b rSub { size 8{n-j} } # c rSub { size 8{n-j} } # d rSub { size 8{n-j} } ##
0# 0 # 0 # a rSub { size 8{n-j+1} } # b rSub { size 8{n-j+1} } # c rSub { size 8{n-j+1} }}
 
 
 right ]left [ matrix {
z rSub { size 8{j} }  rSup { size 8{""} }  {} ##
z rSub { size 8{j+1} }  rSup { size 8{""} }  {} ##
z rSub { size 8{j+2} }  rSup { size 8{""} }  {} ##
z rSub { size 8{j+3} }  rSup { size 8{""} }  {} ##
z rSub { size 8{j+4} }  rSup { size 8{""} }  {} ##
z rSub { size 8{j+5} }  rSup { size 8{""} } 
}  right ] }{  "=" 
  

left [ matrix {
f rSub { size 8{j} }  rSup { size 8{""} }  {} ##
f rSub { size 8{j+1} }  rSup { size 8{""} }  {} ##
f rSub { size 8{j+2} }  rSup { size 8{""} }  {} ##
f rSub { size 8{j+3} }  rSup { size 8{""} }  {} ##
f rSub { size 8{j+4} }  rSup { size 8{""} }  {} ##
f rSub { size 8{j+5} }  rSup { size 8{""} } 
}  right ]-
left [ matrix {
a rSub { size 8{j} }  {} # b rSub { size 8{j} } # 0 # 0 # 0 # 0 ## 
0  {} # a rSub { size 8{j+1} } # 0 # 0# 0 # 0 ##
0  {} # 0 # 0 # 0 # 0 # 0 ##
0  {} # 0 # 0 # 0 # 0 # 0 ##
0  {} # 0 # 0 # 0 # e rSub { size 8{n-j} } # 0 ##
0  {} # 0 # 0 # 0 # d rSub { size 8{n-j} } # e rSub { size 8{n-j+1} } 
}
right ]left [ matrix {
1  {} # 0 #0 #0{}   ##
0 {} #1 # 0 # 0{}  ##
0  {} # 0 #0 #0{}   ##
0  {} # 0 #0 #0{}   ##
0 {} # 0 # 1 # 0{}  ##
0 {} # 0 # 0 # 1 {} 
}  right ] 

left lbrace { tilde  {A}} rSub { size 8{j-1} }  left [ matrix {
z rSub { size 8{j} }  rSup { size 8{""} }  {} ##
z rSub { size 8{j+1} }  rSup { size 8{""} }  {} ##
z rSub { size 8{j+4} }  rSup { size 8{""} }  {} ##
z rSub { size 8{j+5} }  rSup { size 8{""} } 
}  right ]+ { vec  {v}} rSub { size 8{j-1} }right rbrace 

}

</annotation>
  </semantics>
</math>
</file>

<file path=Object 4/content.xml><?xml version="1.0" encoding="utf-8"?>
<math xmlns="http://www.w3.org/1998/Math/MathML" display="block">
  <semantics>
    <mrow>
      <mstyle mathsize="12pt">
        <mrow>
          <mrow>
            <msub>
              <mover accent="true">
                <mi>A</mi>
                <mo stretchy="false">~</mo>
              </mover>
              <mstyle mathsize="8pt">
                <mn>0</mn>
              </mstyle>
            </msub>
            <mo stretchy="false">=</mo>
            <mrow>
              <mo fence="true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</mtr>
                  <mtr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</mtable>
              </mrow>
              <mo fence="true" stretchy="true">]</mo>
            </mrow>
          </mrow>
          <mi>,</mi>
          <mrow>
            <msub>
              <mover accent="true">
                <mi>v</mi>
                <mo stretchy="false">⃗</mo>
              </mover>
              <mstyle mathsize="8pt">
                <mn>0</mn>
              </mstyle>
            </msub>
            <mo stretchy="false">=</mo>
            <mrow>
              <mo fence="true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n>0</mn>
                    </mtd>
                  </mtr>
                </mtable>
              </mrow>
              <mo fence="true" stretchy="true">]</mo>
            </mrow>
          </mrow>
        </mrow>
      </mstyle>
      <mrow/>
    </mrow>
    <annotation encoding="StarMath 5.0"> size 12 { { tilde  {A}} rSub { size 8{0} } = left [ matrix {
0 {} # 1 {} ##
1 {} # 0{}
}  right ], { vec  {v}} rSub { size 8{0} } = left [ matrix {
0 {} ##
0
}  right ]} {}</annotation>
  </semantics>
</math>
</file>

<file path=Object 40/content.xml><?xml version="1.0" encoding="utf-8"?>
<math xmlns="http://www.w3.org/1998/Math/MathML" display="block">
  <semantics>
    <mrow>
      <mrow>
        <mover accent="true">
          <msub>
            <mi>z</mi>
            <mrow>
              <mi mathvariant="italic">jj</mi>
              <mo stretchy="false">+</mo>
              <mn>1</mn>
            </mrow>
          </msub>
          <mo stretchy="false">⃗</mo>
        </mover>
        <mo stretchy="false">=</mo>
        <mover accent="true">
          <msub>
            <mi>A</mi>
            <mn>0</mn>
          </msub>
          <mo stretchy="false">~</mo>
        </mover>
      </mrow>
      <mover accent="true">
        <msub>
          <mi>z</mi>
          <mi mathvariant="italic">jj</mi>
        </msub>
        <mo stretchy="false">⃗</mo>
      </mover>
    </mrow>
    <annotation encoding="StarMath 5.0">vec z sub { jj+1 } = tilde A sub 0 vec z sub jj </annotation>
  </semantics>
</math>
</file>

<file path=Object 41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row>
                    <msub>
                      <mi>a</mi>
                      <mstyle mathsize="8pt">
                        <mi>j</mi>
                      </mstyle>
                    </msub>
                    <mrow/>
                  </mrow>
                </mtd>
                <mtd>
                  <msub>
                    <mi>b</mi>
                    <mstyle mathsize="8pt">
                      <mi>j</mi>
                    </mstyle>
                  </msub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sub>
                    <mi>a</mi>
                    <mstyle mathsize="8pt">
                      <mrow>
                        <mi>j</mi>
                        <mo stretchy="false">+</mo>
                        <mn>1</mn>
                      </mrow>
                    </mstyle>
                  </msub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sub>
                    <mi>e</mi>
                    <mstyle mathsize="8pt">
                      <mrow>
                        <mi>n</mi>
                        <mo stretchy="false">−</mo>
                        <mi>j</mi>
                      </mrow>
                    </mstyle>
                  </msub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sub>
                    <mi>d</mi>
                    <mstyle mathsize="8pt">
                      <mrow>
                        <mi>n</mi>
                        <mo stretchy="false">−</mo>
                        <mi>j</mi>
                      </mrow>
                    </mstyle>
                  </msub>
                </mtd>
                <mtd>
                  <msub>
                    <mi>e</mi>
                    <mstyle mathsize="8pt">
                      <mrow>
                        <mi>n</mi>
                        <mo stretchy="false">−</mo>
                        <mi>j</mi>
                        <mo stretchy="false">+</mo>
                        <mn>1</mn>
                      </mrow>
                    </mstyle>
                  </msub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n>1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1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1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1</mn>
                    <mrow/>
                  </mrow>
                </mtd>
              </mtr>
            </mtable>
          </mrow>
          <mo fence="true" stretchy="true">]</mo>
        </mrow>
      </mrow>
      <mrow>
        <mo fence="true" stretchy="true">[</mo>
        <mrow>
          <mtable>
            <mtr>
              <mtd>
                <msub>
                  <mi>a</mi>
                  <mstyle mathsize="8pt">
                    <mi>j</mi>
                  </mstyle>
                </msub>
              </mtd>
              <mtd>
                <msub>
                  <mi>b</mi>
                  <mstyle mathsize="8pt">
                    <mi>j</mi>
                  </mstyle>
                </msub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sub>
                  <mi>a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sub>
                  <mi>e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sub>
                  <mi>d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sub>
                  <mi>e</mi>
                  <mstyle mathsize="8pt"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tyle>
                </msub>
              </mtd>
            </mtr>
          </mtable>
        </mrow>
        <mo fence="true" stretchy="true">]</mo>
      </mrow>
      <mrow>
        <mo fence="true" stretchy="true">[</mo>
        <mrow>
          <mtable>
            <mtr>
              <mtd>
                <mn>1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</mtr>
          </mtable>
        </mrow>
        <mo fence="true" stretchy="true">]</mo>
      </mrow>
    </mrow>
    <annotation encoding="StarMath 5.0">

left [ matrix {
a rSub { size 8{j} }  {} # b rSub { size 8{j} } # 0 # 0 # 0 # 0 ## 
0  {} # a rSub { size 8{j+1} } # 0 # 0# 0 # 0 ##
0  {} # 0 # 0 # 0 # 0 # 0 ##
0  {} # 0 # 0 # 0 # 0 # 0 ##
0  {} # 0 # 0 # 0 # e rSub { size 8{n-j} } # 0 ##
0  {} # 0 # 0 # 0 # d rSub { size 8{n-j} } # e rSub { size 8{n-j+1} } 
}
right ]=left [ matrix {
1  {} # 0 #0 #0{}   ##
0 {} #1 # 0 # 0{}  ##
0  {} # 0 #0 #0{}   ##
0  {} # 0 #0 #0{}   ##
0 {} # 0 # 1 # 0{}  ##
0 {} # 0 # 0 # 1 {} 
}  right ] 


left [ matrix {
a rSub { size 8{j} }   # b rSub { size 8{j} } #0 # 0 ## 
0   # a rSub { size 8{j+1} } #0 #0 ##
0  # 0  # e rSub { size 8{n-j} } # 0 ##
0   # 0 # d rSub { size 8{n-j} } # e rSub { size 8{n-j+1} } 
}
right ]


left [ matrix {
1 # 0 # 0 # 0 # 0 # 0  ##
0 # 1 # 0 # 0 # 0 # 0  ##
0 # 0 # 0 # 0 # 1 # 0  ##
0 # 0 # 0 # 0 # 0 # 1  
}  right ] 







</annotation>
  </semantics>
</math>
</file>

<file path=Object 42/content.xml><?xml version="1.0" encoding="utf-8"?>
<math xmlns="http://www.w3.org/1998/Math/MathML" display="block">
  <semantics>
    <mrow>
      <mo fence="true" stretchy="true">[</mo>
      <mrow>
        <mtable>
          <mtr>
            <mtd>
              <msub>
                <mi>c</mi>
                <mstyle mathsize="8pt">
                  <mi>j</mi>
                </mstyle>
              </msub>
            </mtd>
            <mtd>
              <msub>
                <mi>d</mi>
                <mstyle mathsize="8pt">
                  <mi>j</mi>
                </mstyle>
              </msub>
            </mtd>
            <mtd>
              <msub>
                <mi>e</mi>
                <mstyle mathsize="8pt">
                  <mi>j</mi>
                </mstyle>
              </msub>
            </mtd>
            <mtd>
              <mn>0</mn>
            </mtd>
            <mtd>
              <mn>0</mn>
            </mtd>
            <mtd>
              <mn>0</mn>
            </mtd>
            <mtd>
              <mn>0</mn>
            </mtd>
          </mtr>
          <mtr>
            <mtd>
              <msub>
                <mi>b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d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e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n>0</mn>
            </mtd>
            <mtd>
              <mn>0</mn>
            </mtd>
            <mtd>
              <mn>0</mn>
            </mtd>
          </mtr>
          <mtr>
            <mtd>
              <msub>
                <mi>a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sub>
                <mi>b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sub>
                <mi>c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sub>
                <mi>d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sub>
                <mi>e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n>0</mn>
            </mtd>
            <mtd>
              <mn>0</mn>
            </mtd>
          </mtr>
          <mtr>
            <mtd>
              <mn>0</mn>
            </mtd>
            <mtd>
              <msub>
                <mi>a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b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c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d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e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n>0</mn>
            </mtd>
          </mtr>
          <mtr>
            <mtd>
              <mn>0</mn>
            </mtd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  <mtd>
              <msub>
                <mi>d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  <mtd>
              <msub>
                <mi>e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</mtr>
          <mtr>
            <mtd>
              <mn>0</mn>
            </mtd>
            <mtd>
              <mn>0</mn>
            </mtd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d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</mtr>
          <mtr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</mtr>
        </mtable>
      </mrow>
      <mo fence="true" stretchy="true">]</mo>
    </mrow>
    <annotation encoding="StarMath 5.0"> left [ matrix {
 
 c rSub { size 8{j}}  # d rSub { size 8{j} } # e rSub { size 8{j} } # 0 # 0 #0 # 0 ## 

 b rSub { size 8{j+1} } # c rSub { size 8{j+1} } # d rSub { size 8{j+1} } # e rSub { size 8{j+1} } # 0 # 0 # 0 ##
 
a rSub { size 8{j+2} } # b rSub { size 8{j+2} } # c rSub { size 8{j+2} } # d rSub { size 8{j+2} } # e rSub { size 8{j+2} } # 0 # 0 ##



 0 # a rSub { size 8{(n+1)/2} } # b rSub { size 8{(n+1)/2} } # c rSub { size 8{(n+1)/2} } # d rSub { size 8{(n+1)/2} } # e rSub { size 8{(n+1)/2} } # 0 ##

0 # 0 # a rSub { size 8{n-j-1} } # b rSub { size 8{n-j-1} } # c rSub { size 8{n-j-1} } # d rSub { size 8{n-j-1} } # e rSub { size 8{n-j-1} } ##

0# 0 # 0 # a rSub { size 8{n-j} } # b rSub { size 8{n-j} } # c rSub { size 8{n-j} } # d rSub { size 8{n-j} } ##

0# 0 # 0 # 0 # a rSub { size 8{n-j+1} } # b rSub { size 8{n-j+1} } # c rSub { size 8{n-j+1} } 
 
 }
 right ]</annotation>
  </semantics>
</math>
</file>

<file path=Object 43/content.xml><?xml version="1.0" encoding="utf-8"?>
<math xmlns="http://www.w3.org/1998/Math/MathML" display="block">
  <semantics>
    <mrow>
      <mrow>
        <mover accent="true">
          <msub>
            <mi>z</mi>
            <mi mathvariant="italic">jj</mi>
          </msub>
          <mo stretchy="false">⃗</mo>
        </mover>
        <mo stretchy="false">=</mo>
        <msup>
          <mrow>
            <mo fence="true" stretchy="true">{</mo>
            <mrow>
              <mrow>
                <mrow>
                  <mover accent="true">
                    <msub>
                      <mi>C</mi>
                      <mi mathvariant="italic">jj</mi>
                    </msub>
                    <mo stretchy="false">~</mo>
                  </mover>
                  <mo stretchy="false">+</mo>
                  <mover accent="true">
                    <msub>
                      <mi>P</mi>
                      <mi mathvariant="italic">jj</mi>
                    </msub>
                    <mo stretchy="false">~</mo>
                  </mover>
                </mrow>
                <mrow>
                  <mover accent="true">
                    <msub>
                      <mi>A</mi>
                      <mn>0</mn>
                    </msub>
                    <mo stretchy="false">~</mo>
                  </mover>
                  <mo stretchy="false">+</mo>
                  <mover accent="true">
                    <msub>
                      <mi>S</mi>
                      <mi mathvariant="italic">jj</mi>
                    </msub>
                    <mo stretchy="false">~</mo>
                  </mover>
                </mrow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</mrow>
            </mrow>
            <mo fence="true" stretchy="true">}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i mathvariant="italic">jj</mi>
                </msub>
                <mo stretchy="false">⃗</mo>
              </mover>
              <mo stretchy="false">−</mo>
              <mover accent="true">
                <msub>
                  <mi>S</mi>
                  <mi>j</mi>
                </msub>
                <mo stretchy="false">~</mo>
              </mover>
            </mrow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stretchy="true">}</mo>
      </mrow>
    </mrow>
    <annotation encoding="StarMath 5.0"> vec { z sub jj } 
 = left lbrace tilde C sub jj + tilde P sub jj tilde A sub 0 + tilde S sub jj tilde A sub {jj-1}  right rbrace sup -1 left lbrace vec b sub jj-tilde S sub j vec { v sub {jj-1} } right rbrace

</annotation>
  </semantics>
</math>
</file>

<file path=Object 44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j</mi>
                        <mo stretchy="false">+</mo>
                        <mn>3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n>1</mn>
                    <mrow/>
                  </mrow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row>
                    <mn>1</mn>
                    <mrow/>
                  </mrow>
                </mtd>
              </mtr>
            </mtable>
          </mrow>
          <mo fence="true" stretchy="true">]</mo>
        </mrow>
      </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j</mi>
                        <mo stretchy="false">+</mo>
                        <mn>3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{</mo>
          <mrow>
            <mrow>
              <mrow>
                <mo fence="true" stretchy="true">[</mo>
                <mrow>
                  <mtable>
                    <mtr>
                      <mtd>
                        <mrow>
                          <mn>1</mn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n>1</mn>
                          <mrow/>
                        </mrow>
                      </mtd>
                    </mtr>
                  </mtable>
                </mrow>
                <mo fence="true" stretchy="true">]</mo>
              </mrow>
              <msub>
                <mover accent="true">
                  <mi>A</mi>
                  <mo stretchy="false">~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  <mrow>
                <mrow>
                  <mo fence="true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i>j</mi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stretchy="true">]</mo>
                </mrow>
                <mo stretchy="false">+</mo>
                <mrow>
                  <mo fence="true" stretchy="true">[</mo>
                  <mrow>
                    <mtable>
                      <mtr>
                        <mtd>
                          <mrow>
                            <mn>1</mn>
                            <mrow/>
                          </mrow>
                        </mtd>
                        <mtd>
                          <mrow>
                            <mn>0</mn>
                            <mrow/>
                          </mrow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row>
                            <mn>0</mn>
                            <mrow/>
                          </mrow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row>
                            <mn>1</mn>
                            <mrow/>
                          </mrow>
                        </mtd>
                      </mtr>
                    </mtable>
                  </mrow>
                  <mo fence="true" stretchy="true">]</mo>
                </mrow>
              </mrow>
              <msub>
                <mover accent="true">
                  <mi>v</mi>
                  <mo stretchy="false">⃗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</mrow>
          <mo fence="true" stretchy="true">}</mo>
        </mrow>
      </mrow>
    </mrow>
    <annotation encoding="StarMath 5.0">left [ matrix {
z rSub { size 8{j-1} }  rSup { size 8{""} }  {} ##
0  {} ##
z rSub { size 8{j+3} }  rSup { size 8{""} } 
}  right ]=left [ matrix {
1  {} # 0 {}   ##
0 {} # 0 {}  ##
0 {} # 1 {} 
}  right ]  left [ matrix {
z rSub { size 8{j-1} }  rSup { size 8{""} }  {} ##

z rSub { size 8{j+3} }  rSup { size 8{""} } 
}  right ]=left lbrace left [ matrix {
1  {} # 0 {}   ##
0 {} # 0 {}  ##
0 {} # 1 {} 
}  right ] { tilde  {A}} rSub { size 8{j-1} }   left [ matrix {
z rSub { size 8{j} }  rSup { size 8{""} }  {} ##
z rSub { size 8{j+2} }  rSup { size 8{""} } 
}  right ]+ left [ matrix {
1  {} # 0 {}   ##
0 {} # 0 {}  ##
0 {} # 1 {} 
}  right ]  { vec  {v}} rSub { size 8{j-1} }right rbrace</annotation>
  </semantics>
</math>
</file>

<file path=Object 45/content.xml><?xml version="1.0" encoding="utf-8"?>
<math xmlns="http://www.w3.org/1998/Math/MathML" display="block">
  <semantics>
    <mstyle mathsize="12pt">
      <mrow>
        <mrow>
          <mo fence="true" stretchy="true">[</mo>
          <mrow>
            <mtable>
              <mtr>
                <mtd>
                  <mrow>
                    <msub>
                      <mi>b</mi>
                      <mstyle mathsize="8pt">
                        <mi>j</mi>
                      </mstyle>
                    </msub>
                    <mrow/>
                  </mrow>
                </mtd>
                <mtd>
                  <mrow>
                    <msub>
                      <mi>c</mi>
                      <mstyle mathsize="8pt">
                        <mi>j</mi>
                      </mstyle>
                    </msub>
                    <mrow/>
                  </mrow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sub>
                      <mi>a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  <mrow/>
                  </mrow>
                </mtd>
                <mtd>
                  <mrow>
                    <msub>
                      <mi>b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  <mrow/>
                  </mrow>
                </mtd>
                <mtd>
                  <mrow>
                    <msub>
                      <mi>c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row>
                    <msub>
                      <mi>a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</msub>
                    <mrow/>
                  </mrow>
                </mtd>
                <mtd>
                  <mrow>
                    <msub>
                      <mi>b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</msub>
                    <mrow/>
                  </mrow>
                </mtd>
              </mtr>
            </mtable>
          </mrow>
          <mo fence="true" stretchy="true">]</mo>
        </mrow>
        <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i>j</mi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  <mo stretchy="false">=</mo>
          <mrow>
            <mrow>
              <mo fence="true" stretchy="true">[</mo>
              <mrow>
                <mtable>
                  <mtr>
                    <mtd>
                      <mrow>
                        <msub>
                          <mi>d</mi>
                          <mstyle mathsize="8pt">
                            <mi>j</mi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sub>
                          <mi>d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  <mtr>
                    <mtd>
                      <msub>
                        <mi>d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</msub>
                    </mtd>
                  </mtr>
                </mtable>
              </mrow>
              <mo fence="true" stretchy="true">]</mo>
            </mrow>
            <mo stretchy="false">−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</mrow>
        <mrow>
          <mo fence="true" stretchy="true">{</mo>
          <mrow>
            <mrow>
              <mrow>
                <mo fence="true" stretchy="true">[</mo>
                <mrow>
                  <mtable>
                    <mtr>
                      <mtd>
                        <mrow>
                          <mn>1</mn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n>1</mn>
                          <mrow/>
                        </mrow>
                      </mtd>
                    </mtr>
                  </mtable>
                </mrow>
                <mo fence="true" stretchy="true">]</mo>
              </mrow>
              <msub>
                <mover accent="true">
                  <mi>A</mi>
                  <mo stretchy="false">~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  <mrow>
                <mrow>
                  <mo fence="true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i>j</mi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stretchy="true">]</mo>
                </mrow>
                <mo stretchy="false">+</mo>
                <mrow>
                  <mo fence="true" stretchy="true">[</mo>
                  <mrow>
                    <mtable>
                      <mtr>
                        <mtd>
                          <mrow>
                            <mn>1</mn>
                            <mrow/>
                          </mrow>
                        </mtd>
                        <mtd>
                          <mrow>
                            <mn>0</mn>
                            <mrow/>
                          </mrow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row>
                            <mn>0</mn>
                            <mrow/>
                          </mrow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row>
                            <mn>1</mn>
                            <mrow/>
                          </mrow>
                        </mtd>
                      </mtr>
                    </mtable>
                  </mrow>
                  <mo fence="true" stretchy="true">]</mo>
                </mrow>
              </mrow>
              <msub>
                <mover accent="true">
                  <mi>v</mi>
                  <mo stretchy="false">⃗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</mrow>
          <mo fence="true" stretchy="true">}</mo>
        </mrow>
      </mrow>
    </mstyle>
    <annotation encoding="StarMath 5.0">
 size 12{ left [ matrix {
b rSub { size 8{j} }  {} # c rSub { size 8{j} }  {} # 0 {} ##
a rSub { size 8{j+1} }  {} # b rSub { size 8{j+1} }  {} # c rSub { size 8{j+1} }  {} ##
0 {} # a rSub { size 8{j+2} }  {} # b rSub { size 8{j+2} } {}
}  right ] left [ matrix {
z rSub { size 8{j} }  rSup { size 8{""} }  {} ##
z rSub { size 8{j+1} }  rSup { size 8{""} }  {} ##
z rSub { size 8{j+2} }  rSup { size 8{""} } 
}  right ]= left [ matrix {
d rSub { size 8{j} }  {} ##
d rSub { size 8{j+1} }  {} ##
d rSub { size 8{j+2} } 
}  right ]- left [ matrix {
a rSub { size 8{j} }  {} # 0 {} # 0 {} ##
0 {} # 0 {} # 0 {} ##
0 {} # 0 {} # c rSub { size 8{j+2} } {}
}  right ] left lbrace left [ matrix {
1  {} # 0 {}   ##
0 {} # 0 {}  ##
0 {} # 1 {} 
}  right ] { tilde  {A}} rSub { size 8{j-1} }   left [ matrix {
z rSub { size 8{j} }  rSup { size 8{""} }  {} ##
z rSub { size 8{j+2} }  rSup { size 8{""} } 
}  right ]+ left [ matrix {
1  {} # 0 {}   ##
0 {} # 0 {}  ##
0 {} # 1 {} 
}  right ]  { vec  {v}} rSub { size 8{j-1} }right rbrace}    
</annotation>
  </semantics>
</math>
</file>

<file path=Object 46/content.xml><?xml version="1.0" encoding="utf-8"?>
<math xmlns="http://www.w3.org/1998/Math/MathML" display="block">
  <semantics>
    <mrow>
      <mover accent="true">
        <msub>
          <mi>A</mi>
          <mstyle mathsize="8pt">
            <mn>0</mn>
          </mstyle>
        </msub>
        <mo stretchy="false">~</mo>
      </mover>
      <mo stretchy="false">=</mo>
      <mrow>
        <mo fence="true" stretchy="true">[</mo>
        <mrow>
          <mtable>
            <mtr>
              <mtd>
                <mrow>
                  <mn>0</mn>
                  <mrow/>
                </mrow>
              </mtd>
              <mtd>
                <mover accent="true">
                  <msub>
                    <mi>I</mi>
                    <mrow>
                      <mrow>
                        <mo fence="true" stretchy="false">(</mo>
                        <mrow>
                          <mrow>
                            <mi>m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o stretchy="false">/</mo>
                      <mn>2</mn>
                    </mrow>
                  </msub>
                  <mo stretchy="false">~</mo>
                </mover>
              </mtd>
            </mtr>
            <mtr>
              <mtd>
                <mover accent="true">
                  <msub>
                    <mi>I</mi>
                    <mrow>
                      <mrow>
                        <mo fence="true" stretchy="false">(</mo>
                        <mrow>
                          <mrow>
                            <mi>m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o stretchy="false">/</mo>
                      <mn>2</mn>
                    </mrow>
                  </msub>
                  <mo stretchy="false">~</mo>
                </mover>
              </mtd>
              <mtd>
                <mrow>
                  <mn>0</mn>
                  <mrow/>
                </mrow>
              </mtd>
            </mtr>
          </mtable>
        </mrow>
        <mo fence="true" stretchy="true">]</mo>
      </mrow>
    </mrow>
    <annotation encoding="StarMath 5.0">tilde  {A} rSub { size 8{0} } = left [ matrix {
 0 {} # tilde I sub {(m-1)/2} ##
 tilde I sub {(m-1)/2} # 0{}
 }  right ]</annotation>
  </semantics>
</math>
</file>

<file path=Object 47/content.xml><?xml version="1.0" encoding="utf-8"?>
<math xmlns="http://www.w3.org/1998/Math/MathML" display="block">
  <semantics>
    <mrow>
      <mover accent="true">
        <msub>
          <mi>A</mi>
          <mrow>
            <mi>j</mi>
            <mo stretchy="false">−</mo>
            <mn>1</mn>
          </mrow>
        </msub>
        <mo stretchy="false">~</mo>
      </mover>
      <mo stretchy="false">=</mo>
      <msup>
        <mrow>
          <mo fence="true" stretchy="false">{</mo>
          <mrow>
            <mover accent="true">
              <msub>
                <mi>A</mi>
                <mn>0</mn>
              </msub>
              <mo stretchy="false">~</mo>
            </mover>
          </mrow>
          <mo fence="true" stretchy="false">}</mo>
        </mrow>
        <mrow>
          <mo stretchy="false">−</mo>
          <mn>1</mn>
        </mrow>
      </msup>
    </mrow>
    <annotation encoding="StarMath 5.0">tilde A sub { j-1 } = lbrace tilde A sub 0 rbrace sup { -1 }</annotation>
  </semantics>
</math>
</file>

<file path=Object 48/content.xml><?xml version="1.0" encoding="utf-8"?>
<math xmlns="http://www.w3.org/1998/Math/MathML" display="block">
  <semantics>
    <mover accent="true">
      <msubsup>
        <mi>I</mi>
        <mn>0</mn>
        <mtext>*</mtext>
      </msubsup>
      <mo stretchy="false">~</mo>
    </mover>
    <annotation encoding="StarMath 5.0">tilde I sub 0 sup "*" </annotation>
  </semantics>
</math>
</file>

<file path=Object 49/content.xml><?xml version="1.0" encoding="utf-8"?>
<math xmlns="http://www.w3.org/1998/Math/MathML" display="block">
  <semantics>
    <mover accent="true">
      <msub>
        <mi>I</mi>
        <mrow>
          <mrow>
            <mo fence="true" stretchy="false">(</mo>
            <mrow>
              <mrow>
                <mi>m</mi>
                <mo stretchy="false">−</mo>
                <mn>1</mn>
              </mrow>
            </mrow>
            <mo fence="true" stretchy="false">)</mo>
          </mrow>
          <mo stretchy="false">/</mo>
          <mn>2</mn>
        </mrow>
      </msub>
      <mo stretchy="false">~</mo>
    </mover>
    <annotation encoding="StarMath 5.0">tilde I sub { (m-1)/2 }</annotation>
  </semantics>
</math>
</file>

<file path=Object 5/content.xml><?xml version="1.0" encoding="utf-8"?>
<math xmlns="http://www.w3.org/1998/Math/MathML" display="block">
  <semantics>
    <mrow>
      <mstyle mathsize="12pt">
        <mrow>
          <mrow>
            <mo fence="true" form="prefix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/</mo>
                            <mn>2</mn>
                          </mrow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row>
                              <mi>n</mi>
                              <mo stretchy="false">/</mo>
                              <mn>2</mn>
                            </mrow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form="postfix" stretchy="true">]</mo>
          </mrow>
          <mrow>
            <mrow>
              <mo fence="true" form="prefix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row>
                              <mi>n</mi>
                              <mo stretchy="false">/</mo>
                              <mn>2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row>
                              <mi>n</mi>
                              <mo stretchy="false">/</mo>
                              <mn>2</mn>
                            </mrow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form="postfix" stretchy="true">]</mo>
            </mrow>
            <mo stretchy="false">+</mo>
            <mrow>
              <mo fence="true" form="prefix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row>
                              <mi>n</mi>
                              <mo stretchy="false">/</mo>
                              <mn>2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row>
                                <mi>n</mi>
                                <mo stretchy="false">/</mo>
                                <mn>2</mn>
                              </mrow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form="postfix" stretchy="true">]</mo>
            </mrow>
          </mrow>
          <mrow>
            <mrow>
              <mo fence="true" form="prefix" stretchy="true">{</mo>
              <mrow>
                <mrow>
                  <msub>
                    <mover accent="true">
                      <mi>A</mi>
                      <mo stretchy="false">~</mo>
                    </mover>
                    <mstyle mathsize="8pt"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style>
                  </msub>
                  <mrow>
                    <mrow>
                      <mo fence="true" form="prefix" stretchy="true">[</mo>
                      <mrow>
                        <mtable>
                          <mtr>
                            <mtd>
                              <mrow>
                                <msubsup>
                                  <mi>z</mi>
                                  <mstyle mathsize="8pt">
                                    <mrow>
                                      <mi>n</mi>
                                      <mo stretchy="false">/</mo>
                                      <mn>2</mn>
                                    </mrow>
                                  </mstyle>
                                  <mstyle mathsize="8pt">
                                    <mtext/>
                                  </mstyle>
                                </msubsup>
                                <mrow/>
                              </mrow>
                            </mtd>
                          </mtr>
                          <mtr>
                            <mtd>
                              <msubsup>
                                <mi>z</mi>
                                <mstyle mathsize="8pt">
                                  <mrow>
                                    <mrow>
                                      <mi>n</mi>
                                      <mo stretchy="false">/</mo>
                                      <mn>2</mn>
                                    </mrow>
                                    <mo stretchy="false">+</mo>
                                    <mn>1</mn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</mtd>
                          </mtr>
                        </mtable>
                      </mrow>
                      <mo fence="true" form="postfix" stretchy="true">]</mo>
                    </mrow>
                    <mo stretchy="false">+</mo>
                    <msub>
                      <mover accent="true">
                        <mi>v</mi>
                        <mo stretchy="false">⃗</mo>
                      </mover>
                      <mstyle mathsize="8pt">
                        <mrow>
                          <mrow>
                            <mi>n</mi>
                            <mo stretchy="false">/</mo>
                            <mn>2</mn>
                          </mrow>
                          <mo stretchy="false">−</mo>
                          <mn>1</mn>
                        </mrow>
                      </mstyle>
                    </msub>
                  </mrow>
                </mrow>
              </mrow>
              <mo fence="true" form="postfix" stretchy="true">}</mo>
            </mrow>
            <mo stretchy="false">=</mo>
            <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row>
                                <mi>n</mi>
                                <mo stretchy="false">/</mo>
                                <mn>2</mn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row>
                                <mi>n</mi>
                                <mo stretchy="false">/</mo>
                                <mn>2</mn>
                              </mrow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form="postfix" stretchy="true">]</mo>
              </mrow>
              <mo stretchy="false">−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row>
                                <mi>n</mi>
                                <mo stretchy="false">/</mo>
                                <mn>2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row>
                                  <mi>n</mi>
                                  <mo stretchy="false">/</mo>
                                  <mn>2</mn>
                                </mrow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</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row>
                              <mi>n</mi>
                              <mo stretchy="false">/</mo>
                              <mn>2</mn>
                            </mrow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/</mo>
                          <mn>2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</mrow>
      </mstyle>
      <mrow/>
    </mrow>
    <annotation encoding="StarMath 5.0"> size 12{ left [ matrix {
b rSub { size 8{n/2} }  {} # 0 {} ##
0 {} # b rSub { size 8{n/2+1} } {}
}  right ] left [ matrix {
z rSub { size 8{n/2} }  rSup { size 8{""} }  {} ##
z rSub { size 8{n/2+1} }  rSup { size 8{""} } 
}  right ]+ left [ matrix {
a rSub { size 8{n/2} }  {} # 0 {} ##
0 {} # c rSub { size 8{n/2+1} } {}
}  right ] left lbrace  { tilde  {A}} rSub { size 8{n/2-1} }  left [ matrix {
z rSub { size 8{n/2} }  rSup { size 8{""} }  {} ##
z rSub { size 8{n/2+1} }  rSup { size 8{""} } 
}  right ]+ { vec  {v}} rSub { size 8{n/2-1} }  right rbrace = left [ matrix {
d rSub { size 8{n/2} }  {} ##
d rSub { size 8{n/2+1} } 
}  right ]- left [ matrix {
c rSub { size 8{n/2} }  {} # 0 {} ##
0 {} # a rSub { size 8{n/2+1} } {}
}  right ] left [ matrix {
z rSub { size 8{n/2+1} }  rSup { size 8{""} }  {} ##
z rSub { size 8{n/2} }  rSup { size 8{""} } 
}  right ]} {}</annotation>
  </semantics>
</math>
</file>

<file path=Object 50/content.xml><?xml version="1.0" encoding="utf-8"?>
<math xmlns="http://www.w3.org/1998/Math/MathML" display="block">
  <semantics>
    <mrow>
      <mrow>
        <mover accent="true">
          <msub>
            <mi>A</mi>
            <mi mathvariant="italic">jj</mi>
          </msub>
          <mo stretchy="false">~</mo>
        </mover>
        <mo stretchy="false">=</mo>
        <mrow>
          <mo stretchy="false">−</mo>
          <msup>
            <mrow>
              <mo fence="true" form="prefix" stretchy="true">{</mo>
              <mrow>
                <mrow>
                  <mrow>
                    <mover accent="true">
                      <msub>
                        <mi>C</mi>
                        <mi mathvariant="italic">jj</mi>
                      </msub>
                      <mo stretchy="false">~</mo>
                    </mover>
                    <mo stretchy="false">+</mo>
                    <mover accent="true">
                      <msub>
                        <mi>S</mi>
                        <mi mathvariant="italic">jj</mi>
                      </msub>
                      <mo stretchy="false">~</mo>
                    </mover>
                  </mrow>
                  <mover accent="true">
                    <msub>
                      <mi>A</mi>
                      <mrow>
                        <mi mathvariant="italic">jj</mi>
                        <mo stretchy="false">−</mo>
                        <mn>1</mn>
                      </mrow>
                    </msub>
                    <mo stretchy="false">~</mo>
                  </mover>
                </mrow>
              </mrow>
              <mo fence="true" form="postfix" stretchy="true">}</mo>
            </mrow>
            <mrow>
              <mo stretchy="false">−</mo>
              <mn>1</mn>
            </mrow>
          </msup>
        </mrow>
      </mrow>
      <mover accent="true">
        <msub>
          <mi>P</mi>
          <mi mathvariant="italic">jj</mi>
        </msub>
        <mo stretchy="false">~</mo>
      </mover>
    </mrow>
    <annotation encoding="StarMath 5.0">tilde A sub jj = -left lbrace tilde C sub jj + tilde S sub jj tilde A sub {jj-1} right rbrace sup {-1} tilde P sub jj</annotation>
  </semantics>
</math>
</file>

<file path=Object 51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sup>
          <mrow>
            <mo fence="true" stretchy="false">[</mo>
            <mrow>
              <mrow>
                <mrow>
                  <mover accent="true">
                    <msub>
                      <mi>C</mi>
                      <mi>L</mi>
                    </msub>
                    <mo stretchy="false">~</mo>
                  </mover>
                  <mo stretchy="false">+</mo>
                  <mover accent="true">
                    <msub>
                      <mi>P</mi>
                      <mi>L</mi>
                    </msub>
                    <mo stretchy="false">~</mo>
                  </mover>
                </mrow>
                <mrow>
                  <mover accent="true">
                    <msub>
                      <mi>A</mi>
                      <mn>0</mn>
                    </msub>
                    <mo stretchy="false">~</mo>
                  </mover>
                  <mo stretchy="false">+</mo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</mrow>
                <msub>
                  <mi>S</mi>
                  <mi mathvariant="italic">jj</mi>
                </msub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  <msup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  <mi>T</mi>
                </msup>
              </mrow>
            </mrow>
            <mo fence="true" stretchy="false">]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i>L</mi>
                </msub>
                <mo stretchy="false">⃗</mo>
              </mover>
              <mo stretchy="false">−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over accent="true">
              <msub>
                <mi>S</mi>
                <mi mathvariant="italic">jj</mi>
              </msub>
              <mo stretchy="false">~</mo>
            </mover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stretchy="true">}</mo>
      </mrow>
    </mrow>
    <annotation encoding="StarMath 5.0">vec z sub{ L } = [ tilde C sub L + tilde P sub L tilde A sub 0 + tilde I sub 0 sup "*" S sub jj tilde A sub {jj-1} {tilde I sub 0 sup "*"} sup T ] sup {-1}left lbrace vec b sub L - tilde I sub 0 sup "*"tilde S sub jj vec v sub {jj-1} right rbrace</annotation>
  </semantics>
</math>
</file>

<file path=Object 52/content.xml><?xml version="1.0" encoding="utf-8"?>
<math xmlns="http://www.w3.org/1998/Math/MathML" display="block">
  <semantics>
    <mrow>
      <mrow>
        <mover accent="true">
          <msub>
            <mi>v</mi>
            <mi mathvariant="italic">jj</mi>
          </msub>
          <mo stretchy="false">⃗</mo>
        </mover>
        <mo stretchy="false">=</mo>
        <msup>
          <mrow>
            <mo fence="true" form="prefix" stretchy="true">{</mo>
            <mrow>
              <mrow>
                <mrow>
                  <mover accent="true">
                    <msub>
                      <mi>C</mi>
                      <mi mathvariant="italic">jj</mi>
                    </msub>
                    <mo stretchy="false">~</mo>
                  </mover>
                  <mo stretchy="false">+</mo>
                  <mover accent="true">
                    <msub>
                      <mi>S</mi>
                      <mi mathvariant="italic">jj</mi>
                    </msub>
                    <mo stretchy="false">~</mo>
                  </mover>
                </mrow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</mrow>
            </mrow>
            <mo fence="true" form="postfix" stretchy="true">}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over accent="true">
                <msub>
                  <mi>b</mi>
                  <mi mathvariant="italic">jj</mi>
                </msub>
                <mo stretchy="false">⃗</mo>
              </mover>
              <mo stretchy="false">−</mo>
              <mover accent="true">
                <msub>
                  <mi>S</mi>
                  <mi mathvariant="italic">jj</mi>
                </msub>
                <mo stretchy="false">~</mo>
              </mover>
            </mrow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form="postfix" stretchy="true">}</mo>
      </mrow>
    </mrow>
    <annotation encoding="StarMath 5.0">vec v sub jj = left lbrace tilde C sub jj + tilde S sub jj tilde A sub {jj-1} right rbrace sup {-1} left lbrace {vec b sub jj - tilde S sub jj vec v sub {jj-1}}right rbrace</annotation>
  </semantics>
</math>
</file>

<file path=Object 53/content.xml><?xml version="1.0" encoding="utf-8"?>
<math xmlns="http://www.w3.org/1998/Math/MathML" display="block">
  <semantics>
    <mrow>
      <mstyle mathsize="12pt">
        <mrow>
          <mrow>
            <mo fence="true" form="prefix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n>1</mn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i>n</mi>
                        </mstyle>
                      </msub>
                      <mrow/>
                    </mrow>
                  </mtd>
                </mtr>
              </mtable>
            </mrow>
            <mo fence="true" form="postfix" stretchy="true">]</mo>
          </mrow>
          <mrow>
            <mrow>
              <mo fence="true" form="prefix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n>1</mn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i>n</mi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form="postfix" stretchy="true">]</mo>
            </mrow>
            <mo stretchy="false">+</mo>
            <mrow>
              <mo fence="true" form="prefix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i>n</mi>
                          </mstyle>
                        </msub>
                        <mrow/>
                      </mrow>
                    </mtd>
                  </mtr>
                </mtable>
              </mrow>
              <mo fence="true" form="postfix" stretchy="true">]</mo>
            </mrow>
          </mrow>
          <mrow>
            <mrow>
              <mo fence="true" form="prefix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n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n>1</mn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form="postfix" stretchy="true">]</mo>
            </mrow>
            <mo stretchy="false">=</mo>
            <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n>1</mn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i>n</mi>
                          </mstyle>
                        </msub>
                      </mtd>
                    </mtr>
                  </mtable>
                </mrow>
                <mo fence="true" form="postfix" stretchy="true">]</mo>
              </mrow>
              <mo stretchy="false">−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n>1</mn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i>n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</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n>2</mn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</mrow>
      </mstyle>
      <mrow/>
    </mrow>
    <annotation encoding="StarMath 5.0"> size 12{ left [ matrix {
b rSub { size 8{1} }  {} # 0 {} ##
0 {} # b rSub { size 8{n} } {}
}  right ] left [ matrix {
z rSub { size 8{1} }  rSup { size 8{""} }  {} ##
z rSub { size 8{n} }  rSup { size 8{""} } 
}  right ]+ left [ matrix {
a rSub { size 8{1} }  {} # 0 {} ##
0 {} # c rSub { size 8{n} } {}
}  right ] 
  left [ matrix {
z rSub { size 8{n} }  rSup { size 8{""} }  {} ##
z rSub { size 8{1} }  rSup { size 8{""} } 
}  right ] = left [ matrix {
d rSub { size 8{1} }  {} ##
d rSub { size 8{n} } 
}  right ]- left [ matrix {
c rSub { size 8{1} }  {} # 0 {} ##
0 {} # a rSub { size 8{n} } {}
}  right ] left [ matrix {
z rSub { size 8{2} }  rSup { size 8{""} }  {} ##
z rSub { size 8{n-1} }  rSup { size 8{""} } 
}  right ]} {}</annotation>
  </semantics>
</math>
</file>

<file path=Object 54/content.xml><?xml version="1.0" encoding="utf-8"?>
<math xmlns="http://www.w3.org/1998/Math/MathML" display="block">
  <semantics>
    <mover accent="true">
      <msubsup>
        <mi>I</mi>
        <mn>0</mn>
        <mtext>*</mtext>
      </msubsup>
      <mo stretchy="false">~</mo>
    </mover>
    <annotation encoding="StarMath 5.0">tilde I sub 0 sup "*" </annotation>
  </semantics>
</math>
</file>

<file path=Object 55/content.xml><?xml version="1.0" encoding="utf-8"?>
<math xmlns="http://www.w3.org/1998/Math/MathML" display="block">
  <semantics>
    <mrow>
      <mi mathvariant="italic">CD</mi>
      <mrow>
        <mrow>
          <mo fence="true" stretchy="false">(</mo>
          <mrow>
            <mrow>
              <mrow>
                <mi mathvariant="italic">KU</mi>
                <mo stretchy="false">+</mo>
                <mn>1</mn>
                <mo stretchy="false">+</mo>
                <mi>i</mi>
                <mo stretchy="false">−</mo>
                <mi>j</mi>
              </mrow>
              <mi>,</mi>
              <mi>j</mi>
            </mrow>
          </mrow>
          <mo fence="true" stretchy="false">)</mo>
        </mrow>
        <mo stretchy="false">=</mo>
        <msub>
          <mi>a</mi>
          <mi mathvariant="italic">ij</mi>
        </msub>
      </mrow>
      <mi mathvariant="italic">with</mi>
      <mrow>
        <mi mathvariant="italic">KU</mi>
        <mo stretchy="false">=</mo>
        <mrow>
          <mrow>
            <mo fence="true" stretchy="false">(</mo>
            <mrow>
              <mrow>
                <mi>m</mi>
                <mo stretchy="false">−</mo>
                <mn>1</mn>
              </mrow>
            </mrow>
            <mo fence="true" stretchy="false">)</mo>
          </mrow>
          <mo stretchy="false">/</mo>
          <mn>2</mn>
        </mrow>
      </mrow>
    </mrow>
    <annotation encoding="StarMath 5.0">CD(KU+1+i-j,j) = a_{ij} with KU=(m-1)/2 </annotation>
  </semantics>
</math>
</file>

<file path=Object 56/content.xml><?xml version="1.0" encoding="utf-8"?>
<math xmlns="http://www.w3.org/1998/Math/MathML" display="block">
  <semantics>
    <mrow>
      <mi mathvariant="italic">KU</mi>
      <mo stretchy="false">=</mo>
      <mfrac>
        <mrow>
          <mo fence="true" stretchy="false">(</mo>
          <mrow>
            <mrow>
              <mi>m</mi>
              <mo stretchy="false">−</mo>
              <mn>1</mn>
            </mrow>
          </mrow>
          <mo fence="true" stretchy="false">)</mo>
        </mrow>
        <mn>2</mn>
      </mfrac>
    </mrow>
    <annotation encoding="StarMath 5.0">KU={(m-1)} over {2}</annotation>
  </semantics>
</math>
</file>

<file path=Object 57/content.xml><?xml version="1.0" encoding="utf-8"?>
<math xmlns="http://www.w3.org/1998/Math/MathML" display="block">
  <semantics>
    <mover accent="true">
      <msub>
        <mi>A</mi>
        <mi mathvariant="italic">jj</mi>
      </msub>
      <mo stretchy="false">~</mo>
    </mover>
    <annotation encoding="StarMath 5.0">tilde A sub jj</annotation>
  </semantics>
</math>
</file>

<file path=Object 58/content.xml><?xml version="1.0" encoding="utf-8"?>
<math xmlns="http://www.w3.org/1998/Math/MathML" display="block">
  <semantics>
    <mover accent="true">
      <msub>
        <mi>v</mi>
        <mi mathvariant="italic">jj</mi>
      </msub>
      <mo stretchy="false">⃗</mo>
    </mover>
    <annotation encoding="StarMath 5.0">vec v sub jj</annotation>
  </semantics>
</math>
</file>

<file path=Object 59/content.xml><?xml version="1.0" encoding="utf-8"?>
<math xmlns="http://www.w3.org/1998/Math/MathML" display="block">
  <semantics>
    <mover accent="true">
      <msub>
        <mi>A</mi>
        <mi mathvariant="italic">jj</mi>
      </msub>
      <mo stretchy="false">~</mo>
    </mover>
    <annotation encoding="StarMath 5.0">tilde A sub jj</annotation>
  </semantics>
</math>
</file>

<file path=Object 6/content.xml><?xml version="1.0" encoding="utf-8"?>
<math xmlns="http://www.w3.org/1998/Math/MathML" display="block">
  <semantics>
    <mrow>
      <mover accent="true">
        <msub>
          <mi>C</mi>
          <mi mathvariant="italic">jj</mi>
        </msub>
        <mo stretchy="false">~</mo>
      </mover>
      <mrow>
        <mover accent="true">
          <msub>
            <mi>z</mi>
            <mi mathvariant="italic">jj</mi>
          </msub>
          <mo stretchy="false">⃗</mo>
        </mover>
        <mo stretchy="false">+</mo>
        <mover accent="true">
          <msub>
            <mi>S</mi>
            <mi mathvariant="italic">jj</mi>
          </msub>
          <mo stretchy="false">~</mo>
        </mover>
      </mrow>
      <mrow>
        <mover accent="true">
          <msub>
            <mi>z</mi>
            <mrow>
              <mi mathvariant="italic">jj</mi>
              <mo stretchy="false">−</mo>
              <mn>1</mn>
            </mrow>
          </msub>
          <mo stretchy="false">⃗</mo>
        </mover>
        <mo stretchy="false">=</mo>
        <mrow>
          <mover accent="true">
            <msub>
              <mi>b</mi>
              <mi mathvariant="italic">jj</mi>
            </msub>
            <mo stretchy="false">⃗</mo>
          </mover>
          <mo stretchy="false">−</mo>
          <mover accent="true">
            <msub>
              <mi>P</mi>
              <mi mathvariant="italic">jj</mi>
            </msub>
            <mo stretchy="false">~</mo>
          </mover>
        </mrow>
      </mrow>
      <mover accent="true">
        <msub>
          <mi>z</mi>
          <mrow>
            <mi mathvariant="italic">jj</mi>
            <mo stretchy="false">+</mo>
            <mn>1</mn>
          </mrow>
        </msub>
        <mo stretchy="false">⃗</mo>
      </mover>
    </mrow>
    <annotation encoding="StarMath 5.0">tilde C sub {jj} vec { z sub {jj} } + tilde S sub {jj} vec { z sub {jj-1} } = vec b sub {jj} -tilde P sub {jj} vec { z sub {jj+1} }</annotation>
  </semantics>
</math>
</file>

<file path=Object 60/content.xml><?xml version="1.0" encoding="utf-8"?>
<math xmlns="http://www.w3.org/1998/Math/MathML" display="block">
  <semantics>
    <msub>
      <mi>v</mi>
      <mi mathvariant="italic">jj</mi>
    </msub>
    <annotation encoding="StarMath 5.0">v sub jj</annotation>
  </semantics>
</math>
</file>

<file path=Object 61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i mathvariant="italic">jj</mi>
                  <mo stretchy="false">−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~</mo>
            </mover>
          </mrow>
          <mstyle mathsize="8pt">
            <mrow>
              <mi mathvariant="italic">jj</mi>
              <mo stretchy="false">−</mo>
              <mn>1</mn>
            </mrow>
          </mstyle>
        </msub>
      </mstyle>
      <mrow>
        <mover accent="true">
          <msub>
            <mi>z</mi>
            <mi mathvariant="italic">jj</mi>
          </msub>
          <mo stretchy="false">⃗</mo>
        </mover>
        <mo stretchy="false">+</mo>
        <msub>
          <mover accent="true">
            <mi>v</mi>
            <mo stretchy="false">⃗</mo>
          </mover>
          <mstyle mathsize="8pt">
            <mrow>
              <mi mathvariant="italic">jj</mi>
              <mo stretchy="false">−</mo>
              <mn>1</mn>
            </mrow>
          </mstyle>
        </msub>
      </mrow>
      <mrow/>
    </mrow>
    <annotation encoding="StarMath 5.0">size 12{ vec z sub {jj-1}=    tilde  {A}} rSub { size 8{jj-1} } vec z sub jj + { vec  {v}} rSub { size 8{jj-1} }   {}
</annotation>
  </semantics>
</math>
</file>

<file path=Object 62/content.xml><?xml version="1.0" encoding="utf-8"?>
<math xmlns="http://www.w3.org/1998/Math/MathML" display="block">
  <semantics>
    <mrow>
      <mi mathvariant="italic">AB</mi>
      <mrow>
        <mrow>
          <mo fence="true" stretchy="false">(</mo>
          <mrow>
            <mrow>
              <mn>2</mn>
              <mrow>
                <mi mathvariant="italic">KU</mi>
                <mo stretchy="false">+</mo>
                <mn>2</mn>
                <mo stretchy="false">−</mo>
                <mi mathvariant="italic">mod</mi>
              </mrow>
              <mrow>
                <mo fence="true" stretchy="false">(</mo>
                <mrow>
                  <mrow>
                    <mi>N</mi>
                    <mo stretchy="false">+</mo>
                    <mi mathvariant="italic">KU</mi>
                    <mo stretchy="false">+</mo>
                    <mn>1</mn>
                    <mo stretchy="false">+</mo>
                    <mi>i</mi>
                    <mo stretchy="false">−</mo>
                    <mi>j</mi>
                  </mrow>
                </mrow>
                <mo fence="true" stretchy="false">)</mo>
              </mrow>
              <mi>,</mi>
              <mi>i</mi>
            </mrow>
          </mrow>
          <mo fence="true" stretchy="false">)</mo>
        </mrow>
        <mo stretchy="false">=</mo>
        <msub>
          <mi>a</mi>
          <mi mathvariant="italic">ij</mi>
        </msub>
      </mrow>
      <mi mathvariant="italic">with</mi>
      <mrow>
        <mi mathvariant="italic">KU</mi>
        <mo stretchy="false">=</mo>
        <mrow>
          <mrow>
            <mo fence="true" stretchy="false">(</mo>
            <mrow>
              <mrow>
                <mi>m</mi>
                <mo stretchy="false">−</mo>
                <mn>1</mn>
              </mrow>
            </mrow>
            <mo fence="true" stretchy="false">)</mo>
          </mrow>
          <mo stretchy="false">/</mo>
          <mn>2</mn>
        </mrow>
      </mrow>
    </mrow>
    <annotation encoding="StarMath 5.0">AB(2KU+2-mod(N+KU+1+i-j),i) = a_{ij} with KU=(m-1)/2 </annotation>
  </semantics>
</math>
</file>

<file path=Object 63/content.xml><?xml version="1.0" encoding="utf-8"?>
<math xmlns="http://www.w3.org/1998/Math/MathML" display="block">
  <semantics>
    <mrow>
      <mover accent="true">
        <msub>
          <mi>C</mi>
          <mi mathvariant="italic">jj</mi>
        </msub>
        <mo stretchy="false">~</mo>
      </mover>
      <mo stretchy="false">=</mo>
      <mrow>
        <mo fence="true" form="prefix" stretchy="true">{</mo>
        <mrow>
          <mtable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i mathvariant="italic">KU</mi>
                          <mo stretchy="false">+</mo>
                          <mi>k</mi>
                          <mo stretchy="false">−</mo>
                          <mi>i</mi>
                          <mo stretchy="false">+</mo>
                          <mn>1</mn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      </mtext>
                  <mo stretchy="false">∀</mo>
                  <mi>i</mi>
                  <mi>,</mi>
                  <mi>k</mi>
                  <mtext>{</mtext>
                  <mn>1,2.</mn>
                  <mn>..</mn>
                  <mi mathvariant="italic">KU</mi>
                  <mtext>}</mtext>
                </mrow>
              </mtd>
            </mtr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i mathvariant="italic">KU</mi>
                          <mo stretchy="false">+</mo>
                          <mi>k</mi>
                          <mo stretchy="false">−</mo>
                          <mi>i</mi>
                          <mo stretchy="false">+</mo>
                          <mn>1</mn>
                        </mrow>
                        <mi>,</mi>
                        <mrow>
                          <mi>n</mi>
                          <mo stretchy="false">−</mo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i>i</mi>
                          <mo stretchy="false">−</mo>
                          <mi>j</mi>
                          <mo stretchy="false">+</mo>
                          <mn>1</mn>
                        </mrow>
                      </mrow>
                    </mrow>
                    <mo fence="true" form="postfix" stretchy="false">]</mo>
                  </mrow>
                  <mtext>    </mtext>
                  <mo stretchy="false">∀</mo>
                  <mi>i</mi>
                  <mi>,</mi>
                  <mi>k</mi>
                  <mtext>{</mtext>
                  <mrow>
                    <mi mathvariant="italic">KU</mi>
                    <mo stretchy="false">+</mo>
                    <mn>1.</mn>
                  </mrow>
                  <mrow>
                    <mn>..2</mn>
                    <mo stretchy="false">∗</mo>
                    <mi mathvariant="italic">KU</mi>
                  </mrow>
                  <mtext>}</mtext>
                </mrow>
              </mtd>
            </mtr>
            <mtr>
              <mtd>
                <mrow>
                  <mi mathvariant="italic">else</mi>
                  <mtext> 0</mtext>
                </mrow>
              </mtd>
            </mtr>
          </mtable>
        </mrow>
        <mo fence="true" form="postfix" stretchy="true">}</mo>
      </mrow>
    </mrow>
    <annotation encoding="StarMath 5.0">tilde C sub jj = left lbrace alignl  {  stack {{AB[ KU+k-i+1,j+i-1 ]  "          " forall i,k "{"1,2...KU "}"} #  {AB[ KU+k-i+1,n-2*KU+i-j+1 ] "    "forall i,k "{" KU+1...2*KU"}"} # else " 0" } } right rbrace


  



 </annotation>
  </semantics>
</math>
</file>

<file path=Object 64/content.xml><?xml version="1.0" encoding="utf-8"?>
<math xmlns="http://www.w3.org/1998/Math/MathML" display="block">
  <semantics>
    <mrow>
      <mover accent="true">
        <msub>
          <mi>S</mi>
          <mi mathvariant="italic">jj</mi>
        </msub>
        <mo stretchy="false">~</mo>
      </mover>
      <mo stretchy="false">=</mo>
      <mrow>
        <mo fence="true" form="prefix" stretchy="true">{</mo>
        <mrow>
          <mtable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      </mtext>
                  <mo stretchy="false">∀</mo>
                  <mi>i</mi>
                  <mi>,</mi>
                  <mi>k</mi>
                  <mtext>{</mtext>
                  <mn>1,2.</mn>
                  <mn>..</mn>
                  <mi mathvariant="italic">KU</mi>
                  <mtext>}</mtext>
                </mrow>
              </mtd>
            </mtr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n</mi>
                          <mo stretchy="false">−</mo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i>i</mi>
                          <mo stretchy="false">−</mo>
                          <mi>j</mi>
                        </mrow>
                      </mrow>
                    </mrow>
                    <mo fence="true" form="postfix" stretchy="false">]</mo>
                  </mrow>
                  <mtext>    </mtext>
                  <mo stretchy="false">∀</mo>
                  <mi>i</mi>
                  <mi>,</mi>
                  <mi>k</mi>
                  <mtext>{</mtext>
                  <mrow>
                    <mi mathvariant="italic">KU</mi>
                    <mo stretchy="false">+</mo>
                    <mn>1.</mn>
                  </mrow>
                  <mrow>
                    <mn>..2</mn>
                    <mo stretchy="false">∗</mo>
                    <mi mathvariant="italic">KU</mi>
                  </mrow>
                  <mtext>}</mtext>
                </mrow>
              </mtd>
            </mtr>
            <mtr>
              <mtd>
                <mrow>
                  <mi mathvariant="italic">else</mi>
                  <mtext> 0</mtext>
                </mrow>
              </mtd>
            </mtr>
          </mtable>
        </mrow>
        <mo fence="true" form="postfix" stretchy="true">}</mo>
      </mrow>
    </mrow>
    <annotation encoding="StarMath 5.0">tilde S sub jj = left lbrace alignl  {  stack {{AB[ 1+k-i,j+i-1 ]  "          " forall i,k "{"1,2...KU "}"} #  {AB[ 2*KU+1+k-i,n-2*KU+i-j ] "    "forall i,k "{" KU+1...2*KU"}"} # else " 0" } } right rbrace


  



 </annotation>
  </semantics>
</math>
</file>

<file path=Object 65/content.xml><?xml version="1.0" encoding="utf-8"?>
<math xmlns="http://www.w3.org/1998/Math/MathML" display="block">
  <semantics>
    <mrow>
      <mover accent="true">
        <msub>
          <mi>P</mi>
          <mi mathvariant="italic">jj</mi>
        </msub>
        <mo stretchy="false">~</mo>
      </mover>
      <mo stretchy="false">=</mo>
      <mrow>
        <mo fence="true" form="prefix" stretchy="true">{</mo>
        <mrow>
          <mtable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      </mtext>
                  <mo stretchy="false">∀</mo>
                  <mi>i</mi>
                  <mi>,</mi>
                  <mi>k</mi>
                  <mtext>{</mtext>
                  <mn>1,2.</mn>
                  <mn>..</mn>
                  <mi mathvariant="italic">KU</mi>
                  <mtext>}</mtext>
                </mrow>
              </mtd>
            </mtr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n</mi>
                          <mo stretchy="false">−</mo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i>i</mi>
                          <mo stretchy="false">−</mo>
                          <mi>j</mi>
                        </mrow>
                      </mrow>
                    </mrow>
                    <mo fence="true" form="postfix" stretchy="false">]</mo>
                  </mrow>
                  <mtext>    </mtext>
                  <mo stretchy="false">∀</mo>
                  <mi>i</mi>
                  <mi>,</mi>
                  <mi>k</mi>
                  <mtext>{</mtext>
                  <mrow>
                    <mi mathvariant="italic">KU</mi>
                    <mo stretchy="false">+</mo>
                    <mn>1.</mn>
                  </mrow>
                  <mrow>
                    <mn>..2</mn>
                    <mo stretchy="false">∗</mo>
                    <mi mathvariant="italic">KU</mi>
                  </mrow>
                  <mtext>}</mtext>
                </mrow>
              </mtd>
            </mtr>
            <mtr>
              <mtd>
                <mrow>
                  <mi mathvariant="italic">else</mi>
                  <mtext> 0</mtext>
                </mrow>
              </mtd>
            </mtr>
          </mtable>
        </mrow>
        <mo fence="true" form="postfix" stretchy="true">}</mo>
      </mrow>
    </mrow>
    <annotation encoding="StarMath 5.0">tilde P sub jj = left lbrace alignl  {  stack {{AB[ 2*KU+1+k-i,j+i-1 ]  "          " forall i,k "{"1,2...KU "}"} #  {AB[ 1+k-i,n-2*KU+i-j ] "    "forall i,k "{" KU+1...2*KU"}"} # else " 0" } } right rbrace


  



 </annotation>
  </semantics>
</math>
</file>

<file path=Object 66/content.xml><?xml version="1.0" encoding="utf-8"?>
<math xmlns="http://www.w3.org/1998/Math/MathML" display="block">
  <semantics>
    <mover accent="true">
      <msub>
        <mi>A</mi>
        <mn>0</mn>
      </msub>
      <mo stretchy="false">~</mo>
    </mover>
    <annotation encoding="StarMath 5.0">tilde A sub 0 </annotation>
  </semantics>
</math>
</file>

<file path=Object 67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i mathvariant="italic">jj</mi>
                  <mo stretchy="false">−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~</mo>
            </mover>
          </mrow>
          <mstyle mathsize="8pt">
            <mrow>
              <mi mathvariant="italic">jj</mi>
              <mo stretchy="false">−</mo>
              <mn>1</mn>
            </mrow>
          </mstyle>
        </msub>
      </mstyle>
      <mrow>
        <mover accent="true">
          <msub>
            <mi>z</mi>
            <mi mathvariant="italic">jj</mi>
          </msub>
          <mo stretchy="false">⃗</mo>
        </mover>
        <mo stretchy="false">+</mo>
        <msub>
          <mover accent="true">
            <mi>v</mi>
            <mo stretchy="false">⃗</mo>
          </mover>
          <mstyle mathsize="8pt">
            <mrow>
              <mi mathvariant="italic">jj</mi>
              <mo stretchy="false">−</mo>
              <mn>1</mn>
            </mrow>
          </mstyle>
        </msub>
      </mrow>
      <mrow/>
    </mrow>
    <annotation encoding="StarMath 5.0">size 12{ vec z sub {jj-1}=    tilde  {A}} rSub { size 8{jj-1} } vec z sub jj + { vec  {v}} rSub { size 8{jj-1} }   {}
</annotation>
  </semantics>
</math>
</file>

<file path=Object 68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row>
                  <mrow>
                    <msub>
                      <mi>b</mi>
                      <mstyle mathsize="8pt">
                        <mi>j</mi>
                      </mstyle>
                    </msub>
                    <mo stretchy="false">+</mo>
                    <msub>
                      <mi>a</mi>
                      <mi>j</mi>
                    </msub>
                  </mrow>
                  <msubsup>
                    <mi>A</mi>
                    <mrow>
                      <mi>j</mi>
                      <mo stretchy="false">−</mo>
                      <mn>1</mn>
                    </mrow>
                    <mn>11</mn>
                  </msubsup>
                  <mrow/>
                </mrow>
              </mtd>
              <mtd>
                <mrow>
                  <msub>
                    <mi>c</mi>
                    <mstyle mathsize="8pt">
                      <mi>j</mi>
                    </mstyle>
                  </msub>
                  <mrow/>
                </mrow>
              </mtd>
              <mtd>
                <mrow>
                  <msub>
                    <mi>a</mi>
                    <mi>j</mi>
                  </msub>
                  <msubsup>
                    <mi>A</mi>
                    <mrow>
                      <mi>j</mi>
                      <mo stretchy="false">−</mo>
                      <mn>1</mn>
                    </mrow>
                    <mn>12</mn>
                  </msubsup>
                  <mrow/>
                </mrow>
              </mtd>
            </mtr>
            <mtr>
              <mtd>
                <mrow>
                  <msub>
                    <mi>a</mi>
                    <mstyle mathsize="8pt">
                      <mrow>
                        <mi>j</mi>
                        <mo stretchy="false">+</mo>
                        <mn>1</mn>
                      </mrow>
                    </mstyle>
                  </msub>
                  <mrow/>
                </mrow>
              </mtd>
              <mtd>
                <mrow>
                  <msub>
                    <mi>b</mi>
                    <mstyle mathsize="8pt">
                      <mrow>
                        <mi>j</mi>
                        <mo stretchy="false">+</mo>
                        <mn>1</mn>
                      </mrow>
                    </mstyle>
                  </msub>
                  <mrow/>
                </mrow>
              </mtd>
              <mtd>
                <mrow>
                  <msub>
                    <mi>c</mi>
                    <mstyle mathsize="8pt">
                      <mrow>
                        <mi>j</mi>
                        <mo stretchy="false">+</mo>
                        <mn>1</mn>
                      </mrow>
                    </mstyle>
                  </msub>
                  <mrow/>
                </mrow>
              </mtd>
            </mtr>
            <mtr>
              <mtd>
                <mrow>
                  <msub>
                    <mi>c</mi>
                    <mrow>
                      <mi>j</mi>
                      <mo stretchy="false">+</mo>
                      <mn>2</mn>
                    </mrow>
                  </msub>
                  <msubsup>
                    <mi>A</mi>
                    <mrow>
                      <mi>j</mi>
                      <mo stretchy="false">−</mo>
                      <mn>1</mn>
                    </mrow>
                    <mn>21</mn>
                  </msubsup>
                  <mrow/>
                </mrow>
              </mtd>
              <mtd>
                <mrow>
                  <msub>
                    <mi>a</mi>
                    <mstyle mathsize="8pt">
                      <mrow>
                        <mi>j</mi>
                        <mo stretchy="false">+</mo>
                        <mn>2</mn>
                      </mrow>
                    </mstyle>
                  </msub>
                  <mrow/>
                </mrow>
              </mtd>
              <mtd>
                <mrow>
                  <mrow>
                    <msub>
                      <mi>b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</msub>
                    <mo stretchy="false">+</mo>
                    <msub>
                      <mi>c</mi>
                      <mrow>
                        <mi>j</mi>
                        <mo stretchy="false">+</mo>
                        <mn>2</mn>
                      </mrow>
                    </msub>
                  </mrow>
                  <msubsup>
                    <mi>A</mi>
                    <mrow>
                      <mi>j</mi>
                      <mo stretchy="false">−</mo>
                      <mn>1</mn>
                    </mrow>
                    <mn>22</mn>
                  </msubsup>
                  <mrow/>
                </mrow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i>j</mi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j</mi>
                        <mo stretchy="false">+</mo>
                        <mn>2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row>
                      <msub>
                        <mi>d</mi>
                        <mstyle mathsize="8pt">
                          <mi>j</mi>
                        </mstyle>
                      </msub>
                      <mo stretchy="false">−</mo>
                      <msub>
                        <mi>a</mi>
                        <mi>j</mi>
                      </msub>
                    </mrow>
                    <msubsup>
                      <mi>v</mi>
                      <mrow>
                        <mi>j</mi>
                        <mo stretchy="false">−</mo>
                        <mn>1</mn>
                      </mrow>
                      <mn>1</mn>
                    </msubsup>
                    <mrow/>
                  </mrow>
                </mtd>
              </mtr>
              <mtr>
                <mtd>
                  <mrow>
                    <msub>
                      <mi>d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  <mrow/>
                  </mrow>
                </mtd>
              </mtr>
              <mtr>
                <mtd>
                  <mrow>
                    <mrow>
                      <msub>
                        <mi>d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</msub>
                      <mo stretchy="false">−</mo>
                      <msub>
                        <mi>c</mi>
                        <mrow>
                          <mi>j</mi>
                          <mo stretchy="false">+</mo>
                          <mn>2</mn>
                        </mrow>
                      </msub>
                    </mrow>
                    <msubsup>
                      <mi>v</mi>
                      <mrow>
                        <mi>j</mi>
                        <mo stretchy="false">−</mo>
                        <mn>1</mn>
                      </mrow>
                      <mn>2</mn>
                    </msubsup>
                  </mrow>
                </mtd>
              </mtr>
            </mtable>
          </mrow>
          <mo fence="true" stretchy="true">]</mo>
        </mrow>
      </mrow>
    </mrow>
    <annotation encoding="StarMath 5.0">
 left [ matrix {
b rSub { size 8{j} }+a sub j  A sub {j-1} sup 11    {} # c rSub { size 8{j} }  {} #  a sub j  A sub {j-1} sup 12 {} ##
a rSub { size 8{j+1} }  {} # b rSub { size 8{j+1} }  {} # c rSub { size 8{j+1} }  {} ##
c sub {j+2}  A sub {j-1} sup 21  {} # a rSub { size 8{j+2} }  {} # b rSub { size 8{j+2} } + c sub {j+2} A sub {j-1} sup 22  {}
}  right ] left [ matrix {
z rSub { size 8{j} }  rSup { size 8{""} }  {} ##
z rSub { size 8{j+1} }  rSup { size 8{""} }  {} ##
z rSub { size 8{j+2} }  rSup { size 8{""} } 
}  right ]= left [ matrix {
d rSub { size 8{j} }-a sub j  v sub {j-1} sup 1   {} ##
d rSub { size 8{j+1} }  {} ##
d rSub { size 8{j+2} } -c sub {j+2}  v sub {j-1} sup 2 
}  right ]   
</annotation>
  </semantics>
</math>
</file>

<file path=Object 69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{</mo>
              <mrow>
                <mrow>
                  <msub>
                    <mover accent="true">
                      <mi>A</mi>
                      <mo stretchy="false">~</mo>
                    </mover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  <mrow>
                    <mrow>
                      <mo fence="true" stretchy="true">[</mo>
                      <mrow>
                        <mtable>
                          <mtr>
                            <mtd>
                              <mrow>
                                <msubsup>
                                  <mi>z</mi>
                                  <mstyle mathsize="8pt">
                                    <mi>j</mi>
                                  </mstyle>
                                  <mstyle mathsize="8pt">
                                    <mtext/>
                                  </mstyle>
                                </msubsup>
                                <mrow/>
                              </mrow>
                            </mtd>
                          </mtr>
                          <mtr>
                            <mtd>
                              <msubsup>
                                <mi>z</mi>
                                <mstyle mathsize="8pt">
                                  <mrow>
                                    <mi>n</mi>
                                    <mo stretchy="false">−</mo>
                                    <mi>j</mi>
                                    <mo stretchy="false">+</mo>
                                    <mn>1</mn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</mtd>
                          </mtr>
                        </mtable>
                      </mrow>
                      <mo fence="true" stretchy="true">]</mo>
                    </mrow>
                    <mo stretchy="false">+</mo>
                    <msub>
                      <mover accent="true">
                        <mi>v</mi>
                        <mo stretchy="false">⃗</mo>
                      </mover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</msub>
                  </mrow>
                </mrow>
              </mrow>
              <mo fence="true" stretchy="true">}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j} }  {} # 0 {} ##
0 {} # b rSub { size 8{n-j+1} } {}
}  right ] left [ matrix {
z rSub { size 8{j} }  rSup { size 8{""} }  {} ##
z rSub { size 8{n-j+1} }  rSup { size 8{""} } 
}  right ]+ left [ matrix {
a rSub { size 8{j} }  {} # 0 {} ##
0 {} # c rSub { size 8{n-j+1} } {}
}  right ] left lbrace  { tilde  {A}} rSub { size 8{j-1} }  left [ matrix {
z rSub { size 8{j} }  rSup { size 8{""} }  {} ##
z rSub { size 8{n-j+1} }  rSup { size 8{""} } 
}  right ]+ { vec  {v}} rSub { size 8{j-1} }  right rbrace = left [ matrix {
d rSub { size 8{j} }  {} ##
d rSub { size 8{n-j+1} } 
}  right ]- left [ matrix {
c rSub { size 8{j} }  {} # 0 {} ##
0 {} # a rSub { size 8{n-j+1} } {}
}  right ] left [ matrix {
z rSub { size 8{j+1} }  rSup { size 8{""} }  {} ##
z rSub { size 8{n-j} }  rSup { size 8{""} } 
}  right ]} {}</annotation>
  </semantics>
</math>
</file>

<file path=Object 7/content.xml><?xml version="1.0" encoding="utf-8"?>
<math xmlns="http://www.w3.org/1998/Math/MathML" display="block">
  <semantics>
    <mrow>
      <msub>
        <mi>a</mi>
        <mi>j</mi>
      </msub>
      <mrow>
        <msub>
          <mi>z</mi>
          <mrow>
            <mi>j</mi>
            <mo stretchy="false">−</mo>
            <mn>1</mn>
          </mrow>
        </msub>
        <mo stretchy="false">+</mo>
        <msub>
          <mi>b</mi>
          <mi>j</mi>
        </msub>
      </mrow>
      <mrow>
        <msub>
          <mi>z</mi>
          <mi>j</mi>
        </msub>
        <mo stretchy="false">+</mo>
        <msub>
          <mi>c</mi>
          <mi>j</mi>
        </msub>
      </mrow>
      <mrow>
        <msub>
          <mi>z</mi>
          <mrow>
            <mi>j</mi>
            <mo stretchy="false">+</mo>
            <mn>1</mn>
          </mrow>
        </msub>
        <mo stretchy="false">=</mo>
        <msub>
          <mi>d</mi>
          <mi>j</mi>
        </msub>
      </mrow>
    </mrow>
    <annotation encoding="StarMath 5.0">a_{j}z_{ j-1 } +b_{j}z_{ j } + c_{j}z_{ j+1 } = d_{j}</annotation>
  </semantics>
</math>
</file>

<file path=Object 70/content.xml><?xml version="1.0" encoding="utf-8"?>
<math xmlns="http://www.w3.org/1998/Math/MathML" display="block">
  <semantics>
    <mover accent="true">
      <msub>
        <mi>A</mi>
        <mrow>
          <mi mathvariant="italic">jj</mi>
          <mo stretchy="false">−</mo>
          <mn>1</mn>
        </mrow>
      </msub>
      <mo stretchy="false">~</mo>
    </mover>
    <annotation encoding="StarMath 5.0">tilde A sub {jj-1}</annotation>
  </semantics>
</math>
</file>

<file path=Object 71/content.xml><?xml version="1.0" encoding="utf-8"?>
<math xmlns="http://www.w3.org/1998/Math/MathML" display="block">
  <semantics>
    <mover accent="true">
      <msub>
        <mi>v</mi>
        <mrow>
          <mi mathvariant="italic">jj</mi>
          <mo stretchy="false">−</mo>
          <mn>1</mn>
        </mrow>
      </msub>
      <mo stretchy="false">⃗</mo>
    </mover>
    <annotation encoding="StarMath 5.0">vec v sub {jj-1}</annotation>
  </semantics>
</math>
</file>

<file path=Object 72/content.xml><?xml version="1.0" encoding="utf-8"?>
<math xmlns="http://www.w3.org/1998/Math/MathML" display="block">
  <semantics>
    <mrow>
      <mover accent="true">
        <msub>
          <mi>C</mi>
          <mi mathvariant="italic">jj</mi>
        </msub>
        <mo stretchy="false">~</mo>
      </mover>
      <mi>,</mi>
      <mover accent="true">
        <msub>
          <mi>S</mi>
          <mi mathvariant="italic">jj</mi>
        </msub>
        <mo stretchy="false">~</mo>
      </mover>
      <mi>,</mi>
      <mover accent="true">
        <msub>
          <mi>P</mi>
          <mi mathvariant="italic">jj</mi>
        </msub>
        <mo stretchy="false">~</mo>
      </mover>
      <mi>,</mi>
      <mover accent="true">
        <msub>
          <mi>b</mi>
          <mi mathvariant="italic">jj</mi>
        </msub>
        <mo stretchy="false">⃗</mo>
      </mover>
      <mover accent="true">
        <msub>
          <mi>z</mi>
          <mi mathvariant="italic">jj</mi>
        </msub>
        <mo stretchy="false">⃗</mo>
      </mover>
    </mrow>
    <annotation encoding="StarMath 5.0">tilde C sub jj , tilde S sub jj  , tilde P sub jj ,vec b sub jj vec { z sub {jj} }</annotation>
  </semantics>
</math>
</file>

<file path=Object 73/content.xml><?xml version="1.0" encoding="utf-8"?>
<math xmlns="http://www.w3.org/1998/Math/MathML" display="block">
  <semantics>
    <mover accent="true">
      <msub>
        <mi>b</mi>
        <mi mathvariant="italic">jj</mi>
      </msub>
      <mo stretchy="false">⃗</mo>
    </mover>
    <annotation encoding="StarMath 5.0">vec b sub jj</annotation>
  </semantics>
</math>
</file>

<file path=Object 74/content.xml><?xml version="1.0" encoding="utf-8"?>
<math xmlns="http://www.w3.org/1998/Math/MathML" display="block">
  <semantics>
    <mover accent="true">
      <msub>
        <mi>A</mi>
        <mrow>
          <mi>j</mi>
          <mo stretchy="false">−</mo>
          <mn>1</mn>
        </mrow>
      </msub>
      <mo stretchy="false">~</mo>
    </mover>
    <annotation encoding="StarMath 5.0">tilde A sub { j-1 }</annotation>
  </semantics>
</math>
</file>

<file path=Object 75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j} }  {} # 0 {} ##
0 {} # b rSub { size 8{n-j+1} } {}
}  right ] left [ matrix {
z rSub { size 8{j} }  rSup { size 8{""} }  {} ##
z rSub { size 8{n-j+1} }  rSup { size 8{""} } 
}  right ]+ left [ matrix {
a rSub { size 8{j} }  {} # 0 {} ##
0 {} # c rSub { size 8{n-j+1} } {}
}  right ] 
  left [ matrix {
z rSub { size 8{j-1} }  rSup { size 8{""} }  {} ##
z rSub { size 8{n-j+2} }  rSup { size 8{""} } 
}  right ] = left [ matrix {
d rSub { size 8{j} }  {} ##
d rSub { size 8{n-j+1} } 
}  right ]- left [ matrix {
c rSub { size 8{j} }  {} # 0 {} ##
0 {} # a rSub { size 8{n-j+1} } {}
}  right ] left [ matrix {
z rSub { size 8{j+1} }  rSup { size 8{""} }  {} ##
z rSub { size 8{n-j} }  rSup { size 8{""} } 
}  right ]} {}</annotation>
  </semantics>
</math>
</file>

<file path=Object 76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sup>
          <mrow>
            <mo fence="true" form="prefix" stretchy="false">[</mo>
            <mrow>
              <mrow>
                <mrow>
                  <mover accent="true">
                    <msub>
                      <mi>C</mi>
                      <mi mathvariant="italic">jjL</mi>
                    </msub>
                    <mo stretchy="false">~</mo>
                  </mover>
                  <mo stretchy="false">+</mo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</mrow>
                <msub>
                  <mi>S</mi>
                  <mi mathvariant="italic">jj</mi>
                </msub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  <msup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  <mi>T</mi>
                </msup>
              </mrow>
            </mrow>
            <mo fence="true" form="postfix" stretchy="false">]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over accent="true">
                <msub>
                  <mi>b</mi>
                  <mi>L</mi>
                </msub>
                <mo stretchy="false">⃗</mo>
              </mover>
              <mo stretchy="false">−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over accent="true">
              <msub>
                <mi>S</mi>
                <mi mathvariant="italic">jj</mi>
              </msub>
              <mo stretchy="false">~</mo>
            </mover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form="postfix" stretchy="true">}</mo>
      </mrow>
    </mrow>
    <annotation encoding="StarMath 5.0">vec z sub{ L } = [ tilde C sub jjL + tilde I sub 0 sup "*" S sub jj tilde A sub {jj-1} {tilde I sub 0 sup "*"} sup T ] sup {-1}left lbrace vec b sub L - tilde I sub 0 sup "*"tilde S sub jj vec v sub {jj-1} right rbrace</annotation>
  </semantics>
</math>
</file>

<file path=Object 77/content.xml><?xml version="1.0" encoding="utf-8"?>
<math xmlns="http://www.w3.org/1998/Math/MathML" display="block">
  <semantics>
    <mrow>
      <mrow>
        <mover accent="true">
          <msub>
            <mi>C</mi>
            <mi mathvariant="italic">jjL</mi>
          </msub>
          <mo stretchy="false">~</mo>
        </mover>
        <mo stretchy="false">=</mo>
        <mrow>
          <mover accent="true">
            <msub>
              <mi>C</mi>
              <mi>L</mi>
            </msub>
            <mo stretchy="false">~</mo>
          </mover>
          <mo stretchy="false">+</mo>
          <mover accent="true">
            <msub>
              <mi>P</mi>
              <mi>L</mi>
            </msub>
            <mo stretchy="false">~</mo>
          </mover>
        </mrow>
      </mrow>
      <mover accent="true">
        <msub>
          <mi>A</mi>
          <mn>0</mn>
        </msub>
        <mo stretchy="false">~</mo>
      </mover>
    </mrow>
    <annotation encoding="StarMath 5.0">tilde C sub jjL = tilde C sub L + tilde P sub L tilde A sub 0 

  



 </annotation>
  </semantics>
</math>
</file>

<file path=Object 78/content.xml><?xml version="1.0" encoding="utf-8"?>
<math xmlns="http://www.w3.org/1998/Math/MathML" display="block">
  <semantics>
    <mover accent="true">
      <msub>
        <mi>b</mi>
        <mi>L</mi>
      </msub>
      <mo stretchy="false">⃗</mo>
    </mover>
    <annotation encoding="StarMath 5.0">vec b sub L</annotation>
  </semantics>
</math>
</file>

<file path=Object 79/content.xml><?xml version="1.0" encoding="utf-8"?>
<math xmlns="http://www.w3.org/1998/Math/MathML" display="block">
  <semantics>
    <mrow>
      <mrow>
        <mover accent="true">
          <msub>
            <mi>C</mi>
            <mi mathvariant="italic">jjL</mi>
          </msub>
          <mo stretchy="false">~</mo>
        </mover>
        <mo stretchy="false">=</mo>
        <mrow>
          <mover accent="true">
            <msub>
              <mi>C</mi>
              <mi>L</mi>
            </msub>
            <mo stretchy="false">~</mo>
          </mover>
          <mo stretchy="false">+</mo>
          <mover accent="true">
            <msub>
              <mi>P</mi>
              <mi>L</mi>
            </msub>
            <mo stretchy="false">~</mo>
          </mover>
        </mrow>
      </mrow>
      <mover accent="true">
        <msub>
          <mi>A</mi>
          <mn>0</mn>
        </msub>
        <mo stretchy="false">~</mo>
      </mover>
    </mrow>
    <annotation encoding="StarMath 5.0">tilde C sub jjL = tilde C sub L + tilde P sub L tilde A sub 0 

  



 </annotation>
  </semantics>
</math>
</file>

<file path=Object 8/content.xml><?xml version="1.0" encoding="utf-8"?>
<math xmlns="http://www.w3.org/1998/Math/MathML" display="block">
  <semantics>
    <mrow>
      <msub>
        <mi>a</mi>
        <mi>j</mi>
      </msub>
      <mrow>
        <msub>
          <mi>z</mi>
          <mrow>
            <mi>j</mi>
            <mo stretchy="false">−</mo>
            <mn>2</mn>
          </mrow>
        </msub>
        <mo stretchy="false">+</mo>
        <msub>
          <mi>b</mi>
          <mi>j</mi>
        </msub>
      </mrow>
      <mrow>
        <msub>
          <mi>z</mi>
          <mrow>
            <mi>j</mi>
            <mo stretchy="false">−</mo>
            <mn>1</mn>
          </mrow>
        </msub>
        <mo stretchy="false">+</mo>
        <msub>
          <mi>c</mi>
          <mi>j</mi>
        </msub>
      </mrow>
      <mrow>
        <msub>
          <mi>z</mi>
          <mi>j</mi>
        </msub>
        <mo stretchy="false">+</mo>
        <msub>
          <mi>d</mi>
          <mi>j</mi>
        </msub>
      </mrow>
      <mrow>
        <msub>
          <mi>z</mi>
          <mrow>
            <mi>j</mi>
            <mo stretchy="false">+</mo>
            <mn>1</mn>
          </mrow>
        </msub>
        <mo stretchy="false">+</mo>
        <msub>
          <mi>e</mi>
          <mi>j</mi>
        </msub>
      </mrow>
      <mrow>
        <msub>
          <mi>z</mi>
          <mrow>
            <mi>j</mi>
            <mo stretchy="false">+</mo>
            <mn>2</mn>
          </mrow>
        </msub>
        <mo stretchy="false">=</mo>
        <msub>
          <mi>f</mi>
          <mi>j</mi>
        </msub>
      </mrow>
    </mrow>
    <annotation encoding="StarMath 5.0">a_{j}z_{ j-2 }+b_{j}z_{ j-1 }+c_{j}z_{ j }+d_{j}z_{ j+1 }+e_{j}z_{ j+2 } = f_{j}
</annotation>
  </semantics>
</math>
</file>

<file path=Object 80/content.xml><?xml version="1.0" encoding="utf-8"?>
<math xmlns="http://www.w3.org/1998/Math/MathML" display="block">
  <semantics>
    <mover accent="true">
      <msub>
        <mi>b</mi>
        <mi>L</mi>
      </msub>
      <mo stretchy="false">⃗</mo>
    </mover>
    <annotation encoding="StarMath 5.0">vec b sub L</annotation>
  </semantics>
</math>
</file>

<file path=Object 81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sup>
          <mrow>
            <mo fence="true" form="prefix" stretchy="false">[</mo>
            <mrow>
              <mrow>
                <mrow>
                  <mover accent="true">
                    <msub>
                      <mi>C</mi>
                      <mi mathvariant="italic">jjL</mi>
                    </msub>
                    <mo stretchy="false">~</mo>
                  </mover>
                  <mo stretchy="false">+</mo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</mrow>
                <msub>
                  <mi>S</mi>
                  <mi mathvariant="italic">jj</mi>
                </msub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  <msup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  <mi>T</mi>
                </msup>
              </mrow>
            </mrow>
            <mo fence="true" form="postfix" stretchy="false">]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over accent="true">
                <msub>
                  <mi>b</mi>
                  <mi>L</mi>
                </msub>
                <mo stretchy="false">⃗</mo>
              </mover>
              <mo stretchy="false">−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over accent="true">
              <msub>
                <mi>S</mi>
                <mi mathvariant="italic">jj</mi>
              </msub>
              <mo stretchy="false">~</mo>
            </mover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form="postfix" stretchy="true">}</mo>
      </mrow>
    </mrow>
    <annotation encoding="StarMath 5.0">vec z sub{ L } = [ tilde C sub jjL + tilde I sub 0 sup "*" S sub jj tilde A sub {jj-1} {tilde I sub 0 sup "*"} sup T ] sup {-1}left lbrace vec b sub L - tilde I sub 0 sup "*"tilde S sub jj vec v sub {jj-1} right rbrace</annotation>
  </semantics>
</math>
</file>

<file path=Object 82/content.xml><?xml version="1.0" encoding="utf-8"?>
<math xmlns="http://www.w3.org/1998/Math/MathML" display="block">
  <semantics>
    <mover accent="true">
      <msub>
        <mi>A</mi>
        <mn>1</mn>
      </msub>
      <mo stretchy="false">~</mo>
    </mover>
    <annotation encoding="StarMath 5.0">tilde A sub {1 }</annotation>
  </semantics>
</math>
</file>

<file path=Object 83/content.xml><?xml version="1.0" encoding="utf-8"?>
<math xmlns="http://www.w3.org/1998/Math/MathML" display="block">
  <semantics>
    <mrow>
      <mi>p</mi>
      <mo stretchy="false">≠</mo>
      <mn>0</mn>
    </mrow>
    <annotation encoding="StarMath 5.0">p &lt;&gt; 0 </annotation>
  </semantics>
</math>
</file>

<file path=Object 84/content.xml><?xml version="1.0" encoding="utf-8"?>
<math xmlns="http://www.w3.org/1998/Math/MathML" display="block">
  <semantics>
    <mrow>
      <mrow>
        <mover accent="true">
          <msub>
            <mi>C</mi>
            <mi mathvariant="italic">jjL</mi>
          </msub>
          <mo stretchy="false">~</mo>
        </mover>
        <mo stretchy="false">=</mo>
        <mrow>
          <mover accent="true">
            <msub>
              <mi>C</mi>
              <mi>L</mi>
            </msub>
            <mo stretchy="false">~</mo>
          </mover>
          <mo stretchy="false">+</mo>
          <mover accent="true">
            <msub>
              <mi>P</mi>
              <mi>L</mi>
            </msub>
            <mo stretchy="false">~</mo>
          </mover>
        </mrow>
      </mrow>
      <mrow>
        <mover accent="true">
          <msub>
            <mi>A</mi>
            <mn>0</mn>
          </msub>
          <mo stretchy="false">~</mo>
        </mover>
        <mo stretchy="false">=</mo>
        <mrow>
          <mo fence="true" form="prefix" stretchy="true">{</mo>
          <mrow>
            <mtable>
              <mtr>
                <mtd>
                  <mrow>
                    <mi mathvariant="italic">AB</mi>
                    <mrow>
                      <mo fence="true" form="prefix" stretchy="false">[</mo>
                      <mrow>
                        <mrow>
                          <mrow>
                            <mi mathvariant="italic">KU</mi>
                            <mo stretchy="false">+</mo>
                            <mn>1</mn>
                            <mo stretchy="false">+</mo>
                            <mi>k</mi>
                            <mo stretchy="false">−</mo>
                            <mi>i</mi>
                          </mrow>
                          <mi>,</mi>
                          <mrow>
                            <mi>j</mi>
                            <mo stretchy="false">+</mo>
                            <mi>i</mi>
                            <mo stretchy="false">−</mo>
                            <mn>1</mn>
                          </mrow>
                        </mrow>
                      </mrow>
                      <mo fence="true" form="postfix" stretchy="false">]</mo>
                    </mrow>
                    <mtext>          </mtext>
                    <mo stretchy="false">∀</mo>
                    <mi>i</mi>
                    <mi>,</mi>
                    <mi>k</mi>
                    <mtext>{</mtext>
                    <mn>1,2.</mn>
                    <mrow>
                      <mrow>
                        <mn>..2</mn>
                        <mo stretchy="false">∗</mo>
                        <mi mathvariant="italic">KU</mi>
                      </mrow>
                      <mo stretchy="false">+</mo>
                      <mi>p</mi>
                    </mrow>
                    <mtext>}</mtext>
                  </mrow>
                </mtd>
              </mtr>
              <mtr>
                <mtd>
                  <mrow>
                    <mi mathvariant="italic">else</mi>
                    <mtext> 0</mtext>
                  </mrow>
                </mtd>
              </mtr>
            </mtable>
          </mrow>
          <mo fence="true" form="postfix" stretchy="true">}</mo>
        </mrow>
      </mrow>
    </mrow>
    <annotation encoding="StarMath 5.0">tilde C sub jjL = tilde C sub L + tilde P sub L tilde A sub 0 =
left lbrace alignl  {  stack {{AB[ KU+1+k-i,j+i-1 ]  "          " forall i,k "{"1,2...2*KU+p "}"}  # else " 0" } } right rbrace


  



 </annotation>
  </semantics>
</math>
</file>

<file path=Object 85/content.xml><?xml version="1.0" encoding="utf-8"?>
<math xmlns="http://www.w3.org/1998/Math/MathML" display="block">
  <semantics>
    <mover accent="true">
      <msub>
        <mi>A</mi>
        <mi>j</mi>
      </msub>
      <mo stretchy="false">~</mo>
    </mover>
    <annotation encoding="StarMath 5.0">tilde A sub { j }</annotation>
  </semantics>
</math>
</file>

<file path=Object 86/content.xml><?xml version="1.0" encoding="utf-8"?>
<math xmlns="http://www.w3.org/1998/Math/MathML" display="block">
  <semantics>
    <mover accent="true">
      <msub>
        <mi>v</mi>
        <mi>j</mi>
      </msub>
      <mo stretchy="false">⃗</mo>
    </mover>
    <annotation encoding="StarMath 5.0">vec v sub { j }</annotation>
  </semantics>
</math>
</file>

<file path=Object 87/content.xml><?xml version="1.0" encoding="utf-8"?>
<math xmlns="http://www.w3.org/1998/Math/MathML" display="block">
  <semantics>
    <mover accent="true">
      <msub>
        <mi>v</mi>
        <mn>1</mn>
      </msub>
      <mo stretchy="false">⃗</mo>
    </mover>
    <annotation encoding="StarMath 5.0">vec v sub { 1 }</annotation>
  </semantics>
</math>
</file>

<file path=Object 88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i mathvariant="italic">jj</mi>
                  <mo stretchy="false">+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¯</mo>
            </mover>
          </mrow>
          <mstyle mathsize="8pt">
            <mrow>
              <mi mathvariant="italic">jj</mi>
              <mo stretchy="false">+</mo>
              <mn>1</mn>
            </mrow>
          </mstyle>
        </msub>
      </mstyle>
      <mrow>
        <mover accent="true">
          <msub>
            <mi>z</mi>
            <mi mathvariant="italic">jj</mi>
          </msub>
          <mo stretchy="false">⃗</mo>
        </mover>
        <mo stretchy="false">+</mo>
        <msub>
          <mover accent="true">
            <mi>v</mi>
            <mo stretchy="false">¯</mo>
          </mover>
          <mstyle mathsize="8pt">
            <mrow>
              <mi mathvariant="italic">jj</mi>
              <mo stretchy="false">+</mo>
              <mn>1</mn>
            </mrow>
          </mstyle>
        </msub>
      </mrow>
      <mrow/>
    </mrow>
    <annotation encoding="StarMath 5.0">size 12{ vec z sub {jj+1}=    bar  {A}} rSub { size 8{jj+1} } vec z sub jj + { bar  {v}} rSub { size 8{jj+1} }   {}
</annotation>
  </semantics>
</math>
</file>

<file path=Object 89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i mathvariant="italic">jj</mi>
                  <mo stretchy="false">+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¯</mo>
            </mover>
          </mrow>
          <mstyle mathsize="8pt">
            <mrow>
              <mi mathvariant="italic">jj</mi>
              <mo stretchy="false">+</mo>
              <mn>1</mn>
            </mrow>
          </mstyle>
        </msub>
      </mstyle>
      <mrow>
        <mover accent="true">
          <msub>
            <mi>z</mi>
            <mi mathvariant="italic">jj</mi>
          </msub>
          <mo stretchy="false">⃗</mo>
        </mover>
        <mo stretchy="false">+</mo>
        <msub>
          <mover accent="true">
            <mi>v</mi>
            <mo stretchy="false">¯</mo>
          </mover>
          <mstyle mathsize="8pt">
            <mrow>
              <mi mathvariant="italic">jj</mi>
              <mo stretchy="false">+</mo>
              <mn>1</mn>
            </mrow>
          </mstyle>
        </msub>
      </mrow>
      <mrow/>
    </mrow>
    <annotation encoding="StarMath 5.0">size 12{ vec z sub {jj+1}=    bar  {A}} rSub { size 8{jj+1} } vec z sub jj + { bar  {v}} rSub { size 8{jj+1} }   {}
</annotation>
  </semantics>
</math>
</file>

<file path=Object 9/content.xml><?xml version="1.0" encoding="utf-8"?>
<math xmlns="http://www.w3.org/1998/Math/MathML" display="block">
  <semantics>
    <mrow>
      <mrow>
        <mover accent="true">
          <msub>
            <mi>C</mi>
            <mi mathvariant="italic">jjL</mi>
          </msub>
          <mo stretchy="false">~</mo>
        </mover>
        <mo stretchy="false">=</mo>
        <mrow>
          <mover accent="true">
            <msub>
              <mi>C</mi>
              <mi>L</mi>
            </msub>
            <mo stretchy="false">~</mo>
          </mover>
          <mo stretchy="false">+</mo>
          <mover accent="true">
            <msub>
              <mi>P</mi>
              <mi>L</mi>
            </msub>
            <mo stretchy="false">~</mo>
          </mover>
        </mrow>
      </mrow>
      <mrow>
        <mover accent="true">
          <msub>
            <mi>A</mi>
            <mn>0</mn>
          </msub>
          <mo stretchy="false">~</mo>
        </mover>
        <mo stretchy="false">=</mo>
        <mrow>
          <mover accent="true">
            <msub>
              <mi>C</mi>
              <mrow>
                <mi>N</mi>
                <mo stretchy="false">/</mo>
                <mrow>
                  <mo fence="true" form="prefix" stretchy="false">(</mo>
                  <mrow>
                    <mrow>
                      <mn>2</mn>
                      <mi mathvariant="italic">KU</mi>
                    </mrow>
                  </mrow>
                  <mo fence="true" form="postfix" stretchy="false">)</mo>
                </mrow>
              </mrow>
            </msub>
            <mo stretchy="false">~</mo>
          </mover>
          <mo stretchy="false">+</mo>
          <mover accent="true">
            <msub>
              <mi>P</mi>
              <mrow>
                <mi>N</mi>
                <mo stretchy="false">/</mo>
                <mrow>
                  <mo fence="true" form="prefix" stretchy="false">(</mo>
                  <mrow>
                    <mrow>
                      <mn>2</mn>
                      <mi mathvariant="italic">KU</mi>
                    </mrow>
                  </mrow>
                  <mo fence="true" form="postfix" stretchy="false">)</mo>
                </mrow>
              </mrow>
            </msub>
            <mo stretchy="false">~</mo>
          </mover>
        </mrow>
      </mrow>
      <mover accent="true">
        <msub>
          <mi>A</mi>
          <mn>0</mn>
        </msub>
        <mo stretchy="false">~</mo>
      </mover>
    </mrow>
    <annotation encoding="StarMath 5.0">tilde C sub jjL = tilde C sub L + tilde P sub L tilde A sub 0 =tilde C sub {N/(2KU)} + tilde P sub {N/(2KU)} tilde A sub 0 

  



 </annotation>
  </semantics>
</math>
</file>

<file path=Object 90/content.xml><?xml version="1.0" encoding="utf-8"?>
<math xmlns="http://www.w3.org/1998/Math/MathML" display="block">
  <semantics>
    <mrow>
      <mrow>
        <mo fence="true" stretchy="true">{</mo>
        <mrow>
          <mrow>
            <mrow>
              <mover accent="true">
                <msub>
                  <mi>C</mi>
                  <mi mathvariant="italic">jj</mi>
                </msub>
                <mo stretchy="false">~</mo>
              </mover>
              <mo stretchy="false">+</mo>
              <mover accent="true">
                <msub>
                  <mi>P</mi>
                  <mi mathvariant="italic">jj</mi>
                </msub>
                <mo stretchy="false">~</mo>
              </mover>
            </mrow>
            <mover accent="true">
              <msub>
                <mi>A</mi>
                <mrow>
                  <mi mathvariant="italic">jj</mi>
                  <mo stretchy="false">+</mo>
                  <mn>1</mn>
                </mrow>
              </msub>
              <mo stretchy="false">¯</mo>
            </mover>
          </mrow>
        </mrow>
        <mo fence="true" stretchy="true">}</mo>
      </mrow>
      <mrow>
        <mover accent="true">
          <msub>
            <mi>z</mi>
            <mi mathvariant="italic">jj</mi>
          </msub>
          <mo stretchy="false">⃗</mo>
        </mover>
        <mo stretchy="false">+</mo>
        <mover accent="true">
          <msub>
            <mi>P</mi>
            <mi mathvariant="italic">jj</mi>
          </msub>
          <mo stretchy="false">~</mo>
        </mover>
      </mrow>
      <mrow>
        <mover accent="true">
          <msub>
            <mi>v</mi>
            <mrow>
              <mi mathvariant="italic">jj</mi>
              <mo stretchy="false">+</mo>
              <mn>1</mn>
            </mrow>
          </msub>
          <mo stretchy="false">⃗</mo>
        </mover>
        <mo stretchy="false">=</mo>
        <mrow>
          <mover accent="true">
            <msub>
              <mi>b</mi>
              <mi mathvariant="italic">jj</mi>
            </msub>
            <mo stretchy="false">⃗</mo>
          </mover>
          <mo stretchy="false">−</mo>
          <mover accent="true">
            <msub>
              <mi>S</mi>
              <mi mathvariant="italic">jj</mi>
            </msub>
            <mo stretchy="false">~</mo>
          </mover>
        </mrow>
      </mrow>
      <mover accent="true">
        <msub>
          <mi>z</mi>
          <mrow>
            <mi mathvariant="italic">jj</mi>
            <mo stretchy="false">−</mo>
            <mn>1</mn>
          </mrow>
        </msub>
        <mo stretchy="false">⃗</mo>
      </mover>
    </mrow>
    <annotation encoding="StarMath 5.0">left lbrace tilde C sub jj + tilde P sub jj bar A sub {jj+1} right rbrace vec { z sub jj } 
+ tilde P sub jj vec { v sub {jj+1} } = vec b sub jj -tilde S sub jj vec { z sub {jj-1} }</annotation>
  </semantics>
</math>
</file>

<file path=Object 91/content.xml><?xml version="1.0" encoding="utf-8"?>
<math xmlns="http://www.w3.org/1998/Math/MathML" display="block">
  <semantics>
    <mrow>
      <mrow>
        <mover accent="true">
          <msub>
            <mi>A</mi>
            <mi mathvariant="italic">jj</mi>
          </msub>
          <mo stretchy="false">¯</mo>
        </mover>
        <mo stretchy="false">=</mo>
        <mrow>
          <mo stretchy="false">−</mo>
          <msup>
            <mrow>
              <mo fence="true" stretchy="true">{</mo>
              <mrow>
                <mrow>
                  <mrow>
                    <mover accent="true">
                      <msub>
                        <mi>C</mi>
                        <mi mathvariant="italic">jj</mi>
                      </msub>
                      <mo stretchy="false">~</mo>
                    </mover>
                    <mo stretchy="false">+</mo>
                    <mover accent="true">
                      <msub>
                        <mi>P</mi>
                        <mi mathvariant="italic">jj</mi>
                      </msub>
                      <mo stretchy="false">~</mo>
                    </mover>
                  </mrow>
                  <mover accent="true">
                    <msub>
                      <mi>A</mi>
                      <mrow>
                        <mi mathvariant="italic">jj</mi>
                        <mo stretchy="false">+</mo>
                        <mn>1</mn>
                      </mrow>
                    </msub>
                    <mo stretchy="false">¯</mo>
                  </mover>
                </mrow>
              </mrow>
              <mo fence="true" stretchy="true">}</mo>
            </mrow>
            <mrow>
              <mo stretchy="false">−</mo>
              <mn>1</mn>
            </mrow>
          </msup>
        </mrow>
      </mrow>
      <mover accent="true">
        <msub>
          <mi>S</mi>
          <mi mathvariant="italic">jj</mi>
        </msub>
        <mo stretchy="false">~</mo>
      </mover>
    </mrow>
    <annotation encoding="StarMath 5.0">bar A sub jj = -left lbrace tilde C sub jj + tilde P sub jj bar A sub {jj+1} right rbrace sup {-1} tilde S sub jj</annotation>
  </semantics>
</math>
</file>

<file path=Object 92/content.xml><?xml version="1.0" encoding="utf-8"?>
<math xmlns="http://www.w3.org/1998/Math/MathML" display="block">
  <semantics>
    <mrow>
      <mrow>
        <mover accent="true">
          <msub>
            <mi>v</mi>
            <mi mathvariant="italic">jj</mi>
          </msub>
          <mo stretchy="false">¯</mo>
        </mover>
        <mo stretchy="false">=</mo>
        <msup>
          <mrow>
            <mo fence="true" stretchy="true">{</mo>
            <mrow>
              <mrow>
                <mrow>
                  <mover accent="true">
                    <msub>
                      <mi>C</mi>
                      <mi mathvariant="italic">jj</mi>
                    </msub>
                    <mo stretchy="false">~</mo>
                  </mover>
                  <mo stretchy="false">+</mo>
                  <mover accent="true">
                    <msub>
                      <mi>P</mi>
                      <mi mathvariant="italic">jj</mi>
                    </msub>
                    <mo stretchy="false">~</mo>
                  </mover>
                </mrow>
                <mover accent="true">
                  <msub>
                    <mi>A</mi>
                    <mrow>
                      <mi mathvariant="italic">jj</mi>
                      <mo stretchy="false">+</mo>
                      <mn>1</mn>
                    </mrow>
                  </msub>
                  <mo stretchy="false">¯</mo>
                </mover>
              </mrow>
            </mrow>
            <mo fence="true" stretchy="true">}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i mathvariant="italic">jj</mi>
                </msub>
                <mo stretchy="false">⃗</mo>
              </mover>
              <mo stretchy="false">−</mo>
              <mover accent="true">
                <msub>
                  <mi>P</mi>
                  <mi mathvariant="italic">jj</mi>
                </msub>
                <mo stretchy="false">~</mo>
              </mover>
            </mrow>
            <mover accent="true">
              <msub>
                <mi>v</mi>
                <mrow>
                  <mi mathvariant="italic">jj</mi>
                  <mo stretchy="false">+</mo>
                  <mn>1</mn>
                </mrow>
              </msub>
              <mo stretchy="false">¯</mo>
            </mover>
          </mrow>
        </mrow>
        <mo fence="true" stretchy="true">}</mo>
      </mrow>
    </mrow>
    <annotation encoding="StarMath 5.0">bar v sub jj = left lbrace tilde C sub jj + tilde P sub jj bar A sub {jj+1} right rbrace sup {-1} left lbrace {vec b sub jj - tilde P sub jj bar v sub {jj+1}}right rbrace</annotation>
  </semantics>
</math>
</file>

<file path=Object 93/content.xml><?xml version="1.0" encoding="utf-8"?>
<math xmlns="http://www.w3.org/1998/Math/MathML" display="block">
  <semantics>
    <mover accent="true">
      <msub>
        <mi>A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¯</mo>
    </mover>
    <annotation encoding="StarMath 5.0">bar A sub { (n-p)/2+1 }</annotation>
  </semantics>
</math>
</file>

<file path=Object 94/content.xml><?xml version="1.0" encoding="utf-8"?>
<math xmlns="http://www.w3.org/1998/Math/MathML" display="block">
  <semantics>
    <mover accent="true">
      <msub>
        <mi>v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¯</mo>
    </mover>
    <annotation encoding="StarMath 5.0">bar v sub { (n-p)/2+1 }</annotation>
  </semantics>
</math>
</file>

<file path=Object 95/content.xml><?xml version="1.0" encoding="utf-8"?>
<math xmlns="http://www.w3.org/1998/Math/MathML" display="block">
  <semantics>
    <mrow>
      <mrow>
        <mover accent="true">
          <msub>
            <mi>z</mi>
            <mrow>
              <mi mathvariant="italic">jj</mi>
              <mo stretchy="false">−</mo>
              <mn>1</mn>
            </mrow>
          </msub>
          <mo stretchy="false">⃗</mo>
        </mover>
        <mo stretchy="false">=</mo>
        <mover accent="true">
          <msub>
            <mi>A</mi>
            <mn>0</mn>
          </msub>
          <mo stretchy="false">¯</mo>
        </mover>
      </mrow>
      <mover accent="true">
        <msub>
          <mi>z</mi>
          <mi mathvariant="italic">jj</mi>
        </msub>
        <mo stretchy="false">⃗</mo>
      </mover>
    </mrow>
    <annotation encoding="StarMath 5.0">vec z sub { jj -1 } = bar A sub 0 vec z sub {jj} </annotation>
  </semantics>
</math>
</file>

<file path=Object 96/content.xml><?xml version="1.0" encoding="utf-8"?>
<math xmlns="http://www.w3.org/1998/Math/MathML" display="block">
  <semantics>
    <mrow>
      <mover accent="true">
        <msub>
          <mi>A</mi>
          <mi>j</mi>
        </msub>
        <mo stretchy="false">¯</mo>
      </mover>
      <mo stretchy="false">=</mo>
      <msup>
        <mrow>
          <mo fence="true" stretchy="false">{</mo>
          <mrow>
            <mover accent="true">
              <msub>
                <mi>A</mi>
                <mn>0</mn>
              </msub>
              <mo stretchy="false">¯</mo>
            </mover>
          </mrow>
          <mo fence="true" stretchy="false">}</mo>
        </mrow>
        <mrow>
          <mo stretchy="false">−</mo>
          <mn>1</mn>
        </mrow>
      </msup>
    </mrow>
    <annotation encoding="StarMath 5.0">bar A sub { j } = lbrace bar A sub 0 rbrace sup { -1 }</annotation>
  </semantics>
</math>
</file>

<file path=Object 97/content.xml><?xml version="1.0" encoding="utf-8"?>
<math xmlns="http://www.w3.org/1998/Math/MathML" display="block">
  <semantics>
    <mrow>
      <mrow>
        <mover accent="true">
          <msub>
            <mi>z</mi>
            <mn>1</mn>
          </msub>
          <mo stretchy="false">⃗</mo>
        </mover>
        <mo stretchy="false">=</mo>
        <msup>
          <mrow>
            <mo fence="true" stretchy="true">{</mo>
            <mrow>
              <mrow>
                <mrow>
                  <mover accent="true">
                    <msub>
                      <mi>C</mi>
                      <mn>1</mn>
                    </msub>
                    <mo stretchy="false">~</mo>
                  </mover>
                  <mo stretchy="false">+</mo>
                  <mover accent="true">
                    <msub>
                      <mi>S</mi>
                      <mn>1</mn>
                    </msub>
                    <mo stretchy="false">~</mo>
                  </mover>
                </mrow>
                <mrow>
                  <mover accent="true">
                    <msub>
                      <mi>A</mi>
                      <mn>0</mn>
                    </msub>
                    <mo stretchy="false">¯</mo>
                  </mover>
                  <mo stretchy="false">+</mo>
                  <mover accent="true">
                    <msub>
                      <mi>P</mi>
                      <mn>1</mn>
                    </msub>
                    <mo stretchy="false">~</mo>
                  </mover>
                </mrow>
                <mover accent="true">
                  <msub>
                    <mi>A</mi>
                    <mn>2</mn>
                  </msub>
                  <mo stretchy="false">¯</mo>
                </mover>
              </mrow>
            </mrow>
            <mo fence="true" stretchy="true">}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n>1</mn>
                </msub>
                <mo stretchy="false">⃗</mo>
              </mover>
              <mo stretchy="false">−</mo>
              <mover accent="true">
                <msub>
                  <mi>P</mi>
                  <mn>1</mn>
                </msub>
                <mo stretchy="false">~</mo>
              </mover>
            </mrow>
            <mover accent="true">
              <msub>
                <mi>v</mi>
                <mn>2</mn>
              </msub>
              <mo stretchy="false">¯</mo>
            </mover>
          </mrow>
        </mrow>
        <mo fence="true" stretchy="true">}</mo>
      </mrow>
    </mrow>
    <annotation encoding="StarMath 5.0"> vec { z sub 1 } 
 = left lbrace tilde C sub 1 + tilde S sub 1 bar A sub 0 + tilde P sub 1 bar A sub {2}  right rbrace sup -1 left lbrace vec b sub 1-tilde P sub 1 bar { v sub {2} } right rbrace

</annotation>
  </semantics>
</math>
</file>

<file path=Object 98/content.xml><?xml version="1.0" encoding="utf-8"?>
<math xmlns="http://www.w3.org/1998/Math/MathML" display="block">
  <semantics>
    <mrow>
      <mstyle mathsize="12pt">
        <mrow>
          <mrow>
            <msub>
              <mover accent="true">
                <mi>A</mi>
                <mo stretchy="false">¯</mo>
              </mover>
              <mstyle mathsize="8pt">
                <mrow>
                  <mo fence="true" form="prefix" stretchy="false">(</mo>
                  <mrow>
                    <mrow>
                      <mrow>
                        <mi>n</mi>
                        <mo stretchy="false">/</mo>
                        <mn>2</mn>
                      </mrow>
                      <mo stretchy="false">+</mo>
                      <mn>1</mn>
                    </mrow>
                  </mrow>
                  <mo fence="true" form="postfix" stretchy="false">)</mo>
                </mrow>
              </mstyle>
            </msub>
            <mo stretchy="false">=</mo>
            <mrow>
              <mo fence="true" form="prefix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  <mtd>
                      <mover accent="true">
                        <msub>
                          <mi>I</mi>
                          <mi mathvariant="italic">KU</mi>
                        </msub>
                        <mo stretchy="false">~</mo>
                      </mover>
                    </mtd>
                  </mtr>
                  <mtr>
                    <mtd>
                      <mover accent="true">
                        <msub>
                          <mi>I</mi>
                          <mi mathvariant="italic">KU</mi>
                        </msub>
                        <mo stretchy="false">~</mo>
                      </mover>
                    </mtd>
                    <mtd>
                      <mrow>
                        <mn>0</mn>
                        <mrow/>
                      </mrow>
                    </mtd>
                  </mtr>
                </mtable>
              </mrow>
              <mo fence="true" form="postfix" stretchy="true">]</mo>
            </mrow>
          </mrow>
          <mi>,</mi>
          <mrow>
            <msub>
              <mover accent="true">
                <mi>v</mi>
                <mo stretchy="false">¯</mo>
              </mover>
              <mstyle mathsize="8pt">
                <mrow>
                  <mo fence="true" form="prefix" stretchy="false">(</mo>
                  <mrow>
                    <mrow>
                      <mrow>
                        <mi>n</mi>
                        <mo stretchy="false">/</mo>
                        <mn>2</mn>
                      </mrow>
                      <mo stretchy="false">+</mo>
                      <mn>1</mn>
                    </mrow>
                  </mrow>
                  <mo fence="true" form="postfix" stretchy="false">)</mo>
                </mrow>
              </mstyle>
            </msub>
            <mo stretchy="false">=</mo>
            <mover accent="true">
              <mn>0</mn>
              <mo stretchy="false">⃗</mo>
            </mover>
          </mrow>
        </mrow>
      </mstyle>
      <mrow/>
    </mrow>
    <annotation encoding="StarMath 5.0"> size 12 { { bar  {A}} rSub { size 8{(n/2+1)} } = left [ matrix {
 0 {} # tilde I sub {KU} ##
 tilde I sub {KU} # 0{}
 }  right ], { bar  {v}} rSub { size 8{(n/2+1)} } = vec 0} {}</annotation>
  </semantics>
</math>
</file>

<file path=Object 99/content.xml><?xml version="1.0" encoding="utf-8"?>
<math xmlns="http://www.w3.org/1998/Math/MathML" display="block">
  <semantics>
    <mrow>
      <mi>p</mi>
      <mo stretchy="false">≠</mo>
      <mn>0</mn>
    </mrow>
    <annotation encoding="StarMath 5.0">p &lt;&gt; 0 </annotation>
  </semantics>
</math>
</file>